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27.84pt" svg:y="78.12pt">
            <draw:object draw:notify-on-update-of-ranges="source_2.D1:source_2.D1 source_2.D2:source_2.D334 source_2.E1:source_2.E1 source_2.E2:source_2.E3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.03pt" svg:y="344.66pt">
            <draw:object draw:notify-on-update-of-ranges="source_2.H1:source_2.H1 source_2.H2:source_2.H334 source_2.I1:source_2.I1 source_2.I2:source_2.I3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6080.0002" calcext:value-type="float">
            <text:p>1443136080.0002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6085.00416" calcext:value-type="float">
            <text:p>1443136085.00416</text:p>
          </table:table-cell>
          <table:table-cell table:formula="of:=[.G2]-[.$B$2]" office:value-type="float" office:value="5.00396227836609" calcext:value-type="float">
            <text:p>5.0039622784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5.00396227836609" calcext:value-type="float">
            <text:p>5.0039622784</text:p>
          </table:table-cell>
          <table:table-cell table:formula="of:=MAX([.J2:.J2001])" office:value-type="float" office:value="26.435334444046" calcext:value-type="float">
            <text:p>26.43533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6080.10316" calcext:value-type="float">
            <text:p>1443136080.10316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64878082275" calcext:value-type="float">
            <text:p>0.1029648781</text:p>
          </table:table-cell>
          <table:table-cell table:formula="of:=[.C3]/([.D3]-[.D2])" office:value-type="float" office:value="79871.8956713425" calcext:value-type="float">
            <text:p>79871.8956713425</text:p>
          </table:table-cell>
          <table:table-cell/>
          <table:table-cell office:value-type="float" office:value="1443136091.33274" calcext:value-type="float">
            <text:p>1443136091.33274</text:p>
          </table:table-cell>
          <table:table-cell table:formula="of:=[.G3]-[.$B$2]" office:value-type="float" office:value="11.3325481414795" calcext:value-type="float">
            <text:p>11.3325481415</text:p>
          </table:table-cell>
          <table:table-cell table:formula="of:=[.C3]/([.H3]-[.H2])" office:value-type="float" office:value="1299.50042203491" calcext:value-type="float">
            <text:p>1299.5004220349</text:p>
          </table:table-cell>
          <table:table-cell table:formula="of:=[.G3]-[.$B3]" office:value-type="float" office:value="11.2295832633972" calcext:value-type="float">
            <text:p>11.22958326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6080.2061" calcext:value-type="float">
            <text:p>1443136080.2061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908298492432" calcext:value-type="float">
            <text:p>0.2059082985</text:p>
          </table:table-cell>
          <table:table-cell table:formula="of:=[.C4]/([.D4]-[.D3])" office:value-type="float" office:value="79888.5442822204" calcext:value-type="float">
            <text:p>79888.5442822204</text:p>
          </table:table-cell>
          <table:table-cell/>
          <table:table-cell office:value-type="float" office:value="1443136091.4276" calcext:value-type="float">
            <text:p>1443136091.4276</text:p>
          </table:table-cell>
          <table:table-cell table:formula="of:=[.G4]-[.$B$2]" office:value-type="float" office:value="11.4274027347565" calcext:value-type="float">
            <text:p>11.4274027348</text:p>
          </table:table-cell>
          <table:table-cell table:formula="of:=[.C4]/([.H4]-[.H3])" office:value-type="float" office:value="86701.1255426054" calcext:value-type="float">
            <text:p>86701.1255426054</text:p>
          </table:table-cell>
          <table:table-cell table:formula="of:=[.G4]-[.$B4]" office:value-type="float" office:value="11.221494436264" calcext:value-type="float">
            <text:p>11.22149443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6080.30905" calcext:value-type="float">
            <text:p>1443136080.30905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54818344116" calcext:value-type="float">
            <text:p>0.3088548183</text:p>
          </table:table-cell>
          <table:table-cell table:formula="of:=[.C5]/([.D5]-[.D4])" office:value-type="float" office:value="79886.1390540287" calcext:value-type="float">
            <text:p>79886.1390540287</text:p>
          </table:table-cell>
          <table:table-cell/>
          <table:table-cell office:value-type="float" office:value="1443136091.52247" calcext:value-type="float">
            <text:p>1443136091.52247</text:p>
          </table:table-cell>
          <table:table-cell table:formula="of:=[.G5]-[.$B$2]" office:value-type="float" office:value="11.5222754478455" calcext:value-type="float">
            <text:p>11.5222754478</text:p>
          </table:table-cell>
          <table:table-cell table:formula="of:=[.C5]/([.H5]-[.H4])" office:value-type="float" office:value="86684.5664283471" calcext:value-type="float">
            <text:p>86684.5664283471</text:p>
          </table:table-cell>
          <table:table-cell table:formula="of:=[.G5]-[.$B5]" office:value-type="float" office:value="11.2134206295013" calcext:value-type="float">
            <text:p>11.21342062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6080.41201" calcext:value-type="float">
            <text:p>1443136080.41201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812305450439" calcext:value-type="float">
            <text:p>0.4118123055</text:p>
          </table:table-cell>
          <table:table-cell table:formula="of:=[.C6]/([.D6]-[.D5])" office:value-type="float" office:value="79877.6294093809" calcext:value-type="float">
            <text:p>79877.6294093809</text:p>
          </table:table-cell>
          <table:table-cell/>
          <table:table-cell office:value-type="float" office:value="1443136091.61736" calcext:value-type="float">
            <text:p>1443136091.61736</text:p>
          </table:table-cell>
          <table:table-cell table:formula="of:=[.G6]-[.$B$2]" office:value-type="float" office:value="11.6171646118164" calcext:value-type="float">
            <text:p>11.6171646118</text:p>
          </table:table-cell>
          <table:table-cell table:formula="of:=[.C6]/([.H6]-[.H5])" office:value-type="float" office:value="86669.5379729343" calcext:value-type="float">
            <text:p>86669.5379729343</text:p>
          </table:table-cell>
          <table:table-cell table:formula="of:=[.G6]-[.$B6]" office:value-type="float" office:value="11.205352306366" calcext:value-type="float">
            <text:p>11.20535230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6080.51495" calcext:value-type="float">
            <text:p>1443136080.51495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755249023438" calcext:value-type="float">
            <text:p>0.514755249</text:p>
          </table:table-cell>
          <table:table-cell table:formula="of:=[.C7]/([.D7]-[.D6])" office:value-type="float" office:value="79888.914330182" calcext:value-type="float">
            <text:p>79888.914330182</text:p>
          </table:table-cell>
          <table:table-cell/>
          <table:table-cell office:value-type="float" office:value="1443136091.71222" calcext:value-type="float">
            <text:p>1443136091.71222</text:p>
          </table:table-cell>
          <table:table-cell table:formula="of:=[.G7]-[.$B$2]" office:value-type="float" office:value="11.7120254039764" calcext:value-type="float">
            <text:p>11.712025404</text:p>
          </table:table-cell>
          <table:table-cell table:formula="of:=[.C7]/([.H7]-[.H6])" office:value-type="float" office:value="86695.4598705624" calcext:value-type="float">
            <text:p>86695.4598705624</text:p>
          </table:table-cell>
          <table:table-cell table:formula="of:=[.G7]-[.$B7]" office:value-type="float" office:value="11.197270154953" calcext:value-type="float">
            <text:p>11.1972701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6080.61788" calcext:value-type="float">
            <text:p>1443136080.61788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689609527588" calcext:value-type="float">
            <text:p>0.6176896095</text:p>
          </table:table-cell>
          <table:table-cell table:formula="of:=[.C8]/([.D8]-[.D7])" office:value-type="float" office:value="79895.5757797553" calcext:value-type="float">
            <text:p>79895.5757797553</text:p>
          </table:table-cell>
          <table:table-cell/>
          <table:table-cell office:value-type="float" office:value="1443136091.80716" calcext:value-type="float">
            <text:p>1443136091.80716</text:p>
          </table:table-cell>
          <table:table-cell table:formula="of:=[.G8]-[.$B$2]" office:value-type="float" office:value="11.8069682121277" calcext:value-type="float">
            <text:p>11.8069682121</text:p>
          </table:table-cell>
          <table:table-cell table:formula="of:=[.C8]/([.H8]-[.H7])" office:value-type="float" office:value="86620.5683204468" calcext:value-type="float">
            <text:p>86620.5683204468</text:p>
          </table:table-cell>
          <table:table-cell table:formula="of:=[.G8]-[.$B8]" office:value-type="float" office:value="11.1892786026001" calcext:value-type="float">
            <text:p>11.18927860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6080.72081" calcext:value-type="float">
            <text:p>1443136080.72081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612764358521" calcext:value-type="float">
            <text:p>0.7206127644</text:p>
          </table:table-cell>
          <table:table-cell table:formula="of:=[.C9]/([.D9]-[.D8])" office:value-type="float" office:value="79904.2743443806" calcext:value-type="float">
            <text:p>79904.2743443806</text:p>
          </table:table-cell>
          <table:table-cell/>
          <table:table-cell office:value-type="float" office:value="1443136091.90206" calcext:value-type="float">
            <text:p>1443136091.90206</text:p>
          </table:table-cell>
          <table:table-cell table:formula="of:=[.G9]-[.$B$2]" office:value-type="float" office:value="11.9018609523773" calcext:value-type="float">
            <text:p>11.9018609524</text:p>
          </table:table-cell>
          <table:table-cell table:formula="of:=[.C9]/([.H9]-[.H8])" office:value-type="float" office:value="86666.2716069235" calcext:value-type="float">
            <text:p>86666.2716069235</text:p>
          </table:table-cell>
          <table:table-cell table:formula="of:=[.G9]-[.$B9]" office:value-type="float" office:value="11.1812481880188" calcext:value-type="float">
            <text:p>11.1812481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6080.82375" calcext:value-type="float">
            <text:p>1443136080.82375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55523109436" calcext:value-type="float">
            <text:p>0.8235552311</text:p>
          </table:table-cell>
          <table:table-cell table:formula="of:=[.C10]/([.D10]-[.D9])" office:value-type="float" office:value="79889.2843815718" calcext:value-type="float">
            <text:p>79889.2843815718</text:p>
          </table:table-cell>
          <table:table-cell/>
          <table:table-cell office:value-type="float" office:value="1443136091.9969" calcext:value-type="float">
            <text:p>1443136091.9969</text:p>
          </table:table-cell>
          <table:table-cell table:formula="of:=[.G10]-[.$B$2]" office:value-type="float" office:value="11.996705532074" calcext:value-type="float">
            <text:p>11.9967055321</text:p>
          </table:table-cell>
          <table:table-cell table:formula="of:=[.C10]/([.H10]-[.H9])" office:value-type="float" office:value="86710.2793465173" calcext:value-type="float">
            <text:p>86710.2793465173</text:p>
          </table:table-cell>
          <table:table-cell table:formula="of:=[.G10]-[.$B10]" office:value-type="float" office:value="11.1731503009796" calcext:value-type="float">
            <text:p>11.1731503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6080.9267" calcext:value-type="float">
            <text:p>1443136080.9267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507949829102" calcext:value-type="float">
            <text:p>0.9265079498</text:p>
          </table:table-cell>
          <table:table-cell table:formula="of:=[.C11]/([.D11]-[.D10])" office:value-type="float" office:value="79881.3290321087" calcext:value-type="float">
            <text:p>79881.3290321087</text:p>
          </table:table-cell>
          <table:table-cell/>
          <table:table-cell office:value-type="float" office:value="1443136092.04273" calcext:value-type="float">
            <text:p>1443136092.04273</text:p>
          </table:table-cell>
          <table:table-cell table:formula="of:=[.G11]-[.$B$2]" office:value-type="float" office:value="12.0425388813019" calcext:value-type="float">
            <text:p>12.0425388813</text:p>
          </table:table-cell>
          <table:table-cell table:formula="of:=[.C11]/([.H11]-[.H10])" office:value-type="float" office:value="179432.665047155" calcext:value-type="float">
            <text:p>179432.665047155</text:p>
          </table:table-cell>
          <table:table-cell table:formula="of:=[.G11]-[.$B11]" office:value-type="float" office:value="11.1160309314728" calcext:value-type="float">
            <text:p>11.11603093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6081.0279" calcext:value-type="float">
            <text:p>1443136081.0279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70900726318" calcext:value-type="float">
            <text:p>1.0277090073</text:p>
          </table:table-cell>
          <table:table-cell table:formula="of:=[.C12]/([.D12]-[.D11])" office:value-type="float" office:value="81263.9730109219" calcext:value-type="float">
            <text:p>81263.9730109219</text:p>
          </table:table-cell>
          <table:table-cell/>
          <table:table-cell office:value-type="float" office:value="1443136092.13058" calcext:value-type="float">
            <text:p>1443136092.13058</text:p>
          </table:table-cell>
          <table:table-cell table:formula="of:=[.G12]-[.$B$2]" office:value-type="float" office:value="12.1303889751434" calcext:value-type="float">
            <text:p>12.1303889751</text:p>
          </table:table-cell>
          <table:table-cell table:formula="of:=[.C12]/([.H12]-[.H11])" office:value-type="float" office:value="93614.0149700111" calcext:value-type="float">
            <text:p>93614.0149700111</text:p>
          </table:table-cell>
          <table:table-cell table:formula="of:=[.G12]-[.$B12]" office:value-type="float" office:value="11.1026799678803" calcext:value-type="float">
            <text:p>11.10267996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6081.12482" calcext:value-type="float">
            <text:p>1443136081.12482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62401390076" calcext:value-type="float">
            <text:p>1.1246240139</text:p>
          </table:table-cell>
          <table:table-cell table:formula="of:=[.C13]/([.D13]-[.D12])" office:value-type="float" office:value="84857.8593277588" calcext:value-type="float">
            <text:p>84857.8593277588</text:p>
          </table:table-cell>
          <table:table-cell/>
          <table:table-cell office:value-type="float" office:value="1443136092.21838" calcext:value-type="float">
            <text:p>1443136092.21838</text:p>
          </table:table-cell>
          <table:table-cell table:formula="of:=[.G13]-[.$B$2]" office:value-type="float" office:value="12.2181861400604" calcext:value-type="float">
            <text:p>12.2181861401</text:p>
          </table:table-cell>
          <table:table-cell table:formula="of:=[.C13]/([.H13]-[.H12])" office:value-type="float" office:value="93670.4506093719" calcext:value-type="float">
            <text:p>93670.4506093719</text:p>
          </table:table-cell>
          <table:table-cell table:formula="of:=[.G13]-[.$B13]" office:value-type="float" office:value="11.0935621261597" calcext:value-type="float">
            <text:p>11.093562126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6081.2217" calcext:value-type="float">
            <text:p>1443136081.2217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50921821594" calcext:value-type="float">
            <text:p>1.2215092182</text:p>
          </table:table-cell>
          <table:table-cell table:formula="of:=[.C14]/([.D14]-[.D13])" office:value-type="float" office:value="84883.9619850086" calcext:value-type="float">
            <text:p>84883.9619850086</text:p>
          </table:table-cell>
          <table:table-cell/>
          <table:table-cell office:value-type="float" office:value="1443136092.3062" calcext:value-type="float">
            <text:p>1443136092.3062</text:p>
          </table:table-cell>
          <table:table-cell table:formula="of:=[.G14]-[.$B$2]" office:value-type="float" office:value="12.3060035705566" calcext:value-type="float">
            <text:p>12.3060035706</text:p>
          </table:table-cell>
          <table:table-cell table:formula="of:=[.C14]/([.H14]-[.H13])" office:value-type="float" office:value="93648.8343319768" calcext:value-type="float">
            <text:p>93648.8343319768</text:p>
          </table:table-cell>
          <table:table-cell table:formula="of:=[.G14]-[.$B14]" office:value-type="float" office:value="11.0844943523407" calcext:value-type="float">
            <text:p>11.084494352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6081.3186" calcext:value-type="float">
            <text:p>1443136081.3186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4027671814" calcext:value-type="float">
            <text:p>1.3184027672</text:p>
          </table:table-cell>
          <table:table-cell table:formula="of:=[.C15]/([.D15]-[.D14])" office:value-type="float" office:value="84876.6516224124" calcext:value-type="float">
            <text:p>84876.6516224124</text:p>
          </table:table-cell>
          <table:table-cell/>
          <table:table-cell office:value-type="float" office:value="1443136092.39404" calcext:value-type="float">
            <text:p>1443136092.39404</text:p>
          </table:table-cell>
          <table:table-cell table:formula="of:=[.G15]-[.$B$2]" office:value-type="float" office:value="12.3938422203064" calcext:value-type="float">
            <text:p>12.3938422203</text:p>
          </table:table-cell>
          <table:table-cell table:formula="of:=[.C15]/([.H15]-[.H14])" office:value-type="float" office:value="93626.2115074561" calcext:value-type="float">
            <text:p>93626.2115074561</text:p>
          </table:table-cell>
          <table:table-cell table:formula="of:=[.G15]-[.$B15]" office:value-type="float" office:value="11.075439453125" calcext:value-type="float">
            <text:p>11.07543945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6081.41549" calcext:value-type="float">
            <text:p>1443136081.41549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2979850769" calcext:value-type="float">
            <text:p>1.4152979851</text:p>
          </table:table-cell>
          <table:table-cell table:formula="of:=[.C16]/([.D16]-[.D15])" office:value-type="float" office:value="84875.1897009901" calcext:value-type="float">
            <text:p>84875.1897009901</text:p>
          </table:table-cell>
          <table:table-cell/>
          <table:table-cell office:value-type="float" office:value="1443136092.48186" calcext:value-type="float">
            <text:p>1443136092.48186</text:p>
          </table:table-cell>
          <table:table-cell table:formula="of:=[.G16]-[.$B$2]" office:value-type="float" office:value="12.4816660881042" calcext:value-type="float">
            <text:p>12.4816660881</text:p>
          </table:table-cell>
          <table:table-cell table:formula="of:=[.C16]/([.H16]-[.H15])" office:value-type="float" office:value="93641.9700727549" calcext:value-type="float">
            <text:p>93641.9700727549</text:p>
          </table:table-cell>
          <table:table-cell table:formula="of:=[.G16]-[.$B16]" office:value-type="float" office:value="11.0663681030273" calcext:value-type="float">
            <text:p>11.0663681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6081.51238" calcext:value-type="float">
            <text:p>1443136081.51238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218628883362" calcext:value-type="float">
            <text:p>1.5121862888</text:p>
          </table:table-cell>
          <table:table-cell table:formula="of:=[.C17]/([.D17]-[.D16])" office:value-type="float" office:value="84881.2465604768" calcext:value-type="float">
            <text:p>84881.2465604768</text:p>
          </table:table-cell>
          <table:table-cell/>
          <table:table-cell office:value-type="float" office:value="1443136092.56963" calcext:value-type="float">
            <text:p>1443136092.56963</text:p>
          </table:table-cell>
          <table:table-cell table:formula="of:=[.G17]-[.$B$2]" office:value-type="float" office:value="12.5694336891174" calcext:value-type="float">
            <text:p>12.5694336891</text:p>
          </table:table-cell>
          <table:table-cell table:formula="of:=[.C17]/([.H17]-[.H16])" office:value-type="float" office:value="93702.0028468668" calcext:value-type="float">
            <text:p>93702.0028468668</text:p>
          </table:table-cell>
          <table:table-cell table:formula="of:=[.G17]-[.$B17]" office:value-type="float" office:value="11.0572474002838" calcext:value-type="float">
            <text:p>11.05724740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6081.60928" calcext:value-type="float">
            <text:p>1443136081.60928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908102989197" calcext:value-type="float">
            <text:p>1.6090810299</text:p>
          </table:table-cell>
          <table:table-cell table:formula="of:=[.C18]/([.D18]-[.D17])" office:value-type="float" office:value="84875.6073876862" calcext:value-type="float">
            <text:p>84875.6073876862</text:p>
          </table:table-cell>
          <table:table-cell/>
          <table:table-cell office:value-type="float" office:value="1443136092.6574" calcext:value-type="float">
            <text:p>1443136092.6574</text:p>
          </table:table-cell>
          <table:table-cell table:formula="of:=[.G18]-[.$B$2]" office:value-type="float" office:value="12.6572029590607" calcext:value-type="float">
            <text:p>12.6572029591</text:p>
          </table:table-cell>
          <table:table-cell table:formula="of:=[.C18]/([.H18]-[.H17])" office:value-type="float" office:value="93700.2211060737" calcext:value-type="float">
            <text:p>93700.2211060737</text:p>
          </table:table-cell>
          <table:table-cell table:formula="of:=[.G18]-[.$B18]" office:value-type="float" office:value="11.0481219291687" calcext:value-type="float">
            <text:p>11.04812192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6081.70616" calcext:value-type="float">
            <text:p>1443136081.70616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596814155579" calcext:value-type="float">
            <text:p>1.7059681416</text:p>
          </table:table-cell>
          <table:table-cell table:formula="of:=[.C19]/([.D19]-[.D18])" office:value-type="float" office:value="84882.2909339672" calcext:value-type="float">
            <text:p>84882.2909339672</text:p>
          </table:table-cell>
          <table:table-cell/>
          <table:table-cell office:value-type="float" office:value="1443136092.74524" calcext:value-type="float">
            <text:p>1443136092.74524</text:p>
          </table:table-cell>
          <table:table-cell table:formula="of:=[.G19]-[.$B$2]" office:value-type="float" office:value="12.7450439929962" calcext:value-type="float">
            <text:p>12.745043993</text:p>
          </table:table-cell>
          <table:table-cell table:formula="of:=[.C19]/([.H19]-[.H18])" office:value-type="float" office:value="93623.6703000825" calcext:value-type="float">
            <text:p>93623.6703000825</text:p>
          </table:table-cell>
          <table:table-cell table:formula="of:=[.G19]-[.$B19]" office:value-type="float" office:value="11.0390758514404" calcext:value-type="float">
            <text:p>11.03907585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6081.80306" calcext:value-type="float">
            <text:p>1443136081.80306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286574363709" calcext:value-type="float">
            <text:p>1.8028657436</text:p>
          </table:table-cell>
          <table:table-cell table:formula="of:=[.C20]/([.D20]-[.D19])" office:value-type="float" office:value="84873.1013291734" calcext:value-type="float">
            <text:p>84873.1013291734</text:p>
          </table:table-cell>
          <table:table-cell/>
          <table:table-cell office:value-type="float" office:value="1443136092.83306" calcext:value-type="float">
            <text:p>1443136092.83306</text:p>
          </table:table-cell>
          <table:table-cell table:formula="of:=[.G20]-[.$B$2]" office:value-type="float" office:value="12.8328621387482" calcext:value-type="float">
            <text:p>12.8328621387</text:p>
          </table:table-cell>
          <table:table-cell table:formula="of:=[.C20]/([.H20]-[.H19])" office:value-type="float" office:value="93648.071586812" calcext:value-type="float">
            <text:p>93648.071586812</text:p>
          </table:table-cell>
          <table:table-cell table:formula="of:=[.G20]-[.$B20]" office:value-type="float" office:value="11.0299963951111" calcext:value-type="float">
            <text:p>11.029996395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6081.89996" calcext:value-type="float">
            <text:p>1443136081.89996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76906776428" calcext:value-type="float">
            <text:p>1.8997690678</text:p>
          </table:table-cell>
          <table:table-cell table:formula="of:=[.C21]/([.D21]-[.D20])" office:value-type="float" office:value="84868.0896560887" calcext:value-type="float">
            <text:p>84868.0896560887</text:p>
          </table:table-cell>
          <table:table-cell/>
          <table:table-cell office:value-type="float" office:value="1443136092.92087" calcext:value-type="float">
            <text:p>1443136092.92087</text:p>
          </table:table-cell>
          <table:table-cell table:formula="of:=[.G21]-[.$B$2]" office:value-type="float" office:value="12.9206740856171" calcext:value-type="float">
            <text:p>12.9206740856</text:p>
          </table:table-cell>
          <table:table-cell table:formula="of:=[.C21]/([.H21]-[.H20])" office:value-type="float" office:value="93654.6824577123" calcext:value-type="float">
            <text:p>93654.6824577123</text:p>
          </table:table-cell>
          <table:table-cell table:formula="of:=[.G21]-[.$B21]" office:value-type="float" office:value="11.0209050178528" calcext:value-type="float">
            <text:p>11.020905017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6081.99685" calcext:value-type="float">
            <text:p>1443136081.99685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65856361389" calcext:value-type="float">
            <text:p>1.9966585636</text:p>
          </table:table-cell>
          <table:table-cell table:formula="of:=[.C22]/([.D22]-[.D21])" office:value-type="float" office:value="84880.2022126855" calcext:value-type="float">
            <text:p>84880.2022126855</text:p>
          </table:table-cell>
          <table:table-cell/>
          <table:table-cell office:value-type="float" office:value="1443136093.00868" calcext:value-type="float">
            <text:p>1443136093.00868</text:p>
          </table:table-cell>
          <table:table-cell table:formula="of:=[.G22]-[.$B$2]" office:value-type="float" office:value="13.0084891319275" calcext:value-type="float">
            <text:p>13.0084891319</text:p>
          </table:table-cell>
          <table:table-cell table:formula="of:=[.C22]/([.H22]-[.H21])" office:value-type="float" office:value="93651.3769055965" calcext:value-type="float">
            <text:p>93651.3769055965</text:p>
          </table:table-cell>
          <table:table-cell table:formula="of:=[.G22]-[.$B22]" office:value-type="float" office:value="11.0118305683136" calcext:value-type="float">
            <text:p>11.01183056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6082.07785" calcext:value-type="float">
            <text:p>1443136082.07785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6515007019" calcext:value-type="float">
            <text:p>2.0776515007</text:p>
          </table:table-cell>
          <table:table-cell table:formula="of:=[.C23]/([.D23]-[.D22])" office:value-type="float" office:value="101539.718099903" calcext:value-type="float">
            <text:p>101539.718099903</text:p>
          </table:table-cell>
          <table:table-cell/>
          <table:table-cell office:value-type="float" office:value="1443136093.05182" calcext:value-type="float">
            <text:p>1443136093.05182</text:p>
          </table:table-cell>
          <table:table-cell table:formula="of:=[.G23]-[.$B$2]" office:value-type="float" office:value="13.0516204833984" calcext:value-type="float">
            <text:p>13.0516204834</text:p>
          </table:table-cell>
          <table:table-cell table:formula="of:=[.C23]/([.H23]-[.H22])" office:value-type="float" office:value="190673.366809282" calcext:value-type="float">
            <text:p>190673.366809282</text:p>
          </table:table-cell>
          <table:table-cell table:formula="of:=[.G23]-[.$B23]" office:value-type="float" office:value="10.9739689826965" calcext:value-type="float">
            <text:p>10.97396898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6082.1583" calcext:value-type="float">
            <text:p>1443136082.1583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809988975525" calcext:value-type="float">
            <text:p>2.1580998898</text:p>
          </table:table-cell>
          <table:table-cell table:formula="of:=[.C24]/([.D24]-[.D23])" office:value-type="float" office:value="102227.031476624" calcext:value-type="float">
            <text:p>102227.031476624</text:p>
          </table:table-cell>
          <table:table-cell/>
          <table:table-cell office:value-type="float" office:value="1443136093.13436" calcext:value-type="float">
            <text:p>1443136093.13436</text:p>
          </table:table-cell>
          <table:table-cell table:formula="of:=[.G24]-[.$B$2]" office:value-type="float" office:value="13.1341693401337" calcext:value-type="float">
            <text:p>13.1341693401</text:p>
          </table:table-cell>
          <table:table-cell table:formula="of:=[.C24]/([.H24]-[.H23])" office:value-type="float" office:value="99625.8497725533" calcext:value-type="float">
            <text:p>99625.8497725533</text:p>
          </table:table-cell>
          <table:table-cell table:formula="of:=[.G24]-[.$B24]" office:value-type="float" office:value="10.9760694503784" calcext:value-type="float">
            <text:p>10.97606945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6082.23874" calcext:value-type="float">
            <text:p>1443136082.23874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54541778564" calcext:value-type="float">
            <text:p>2.2385454178</text:p>
          </table:table-cell>
          <table:table-cell table:formula="of:=[.C25]/([.D25]-[.D24])" office:value-type="float" office:value="102230.667152718" calcext:value-type="float">
            <text:p>102230.667152718</text:p>
          </table:table-cell>
          <table:table-cell/>
          <table:table-cell office:value-type="float" office:value="1443136093.21693" calcext:value-type="float">
            <text:p>1443136093.21693</text:p>
          </table:table-cell>
          <table:table-cell table:formula="of:=[.G25]-[.$B$2]" office:value-type="float" office:value="13.2167329788208" calcext:value-type="float">
            <text:p>13.2167329788</text:p>
          </table:table-cell>
          <table:table-cell table:formula="of:=[.C25]/([.H25]-[.H24])" office:value-type="float" office:value="99608.0130523799" calcext:value-type="float">
            <text:p>99608.0130523799</text:p>
          </table:table-cell>
          <table:table-cell table:formula="of:=[.G25]-[.$B25]" office:value-type="float" office:value="10.9781875610352" calcext:value-type="float">
            <text:p>10.9781875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6082.31919" calcext:value-type="float">
            <text:p>1443136082.31919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899333000183" calcext:value-type="float">
            <text:p>2.31899333</text:p>
          </table:table-cell>
          <table:table-cell table:formula="of:=[.C26]/([.D26]-[.D25])" office:value-type="float" office:value="102227.637404682" calcext:value-type="float">
            <text:p>102227.637404682</text:p>
          </table:table-cell>
          <table:table-cell/>
          <table:table-cell office:value-type="float" office:value="1443136093.29945" calcext:value-type="float">
            <text:p>1443136093.29945</text:p>
          </table:table-cell>
          <table:table-cell table:formula="of:=[.G26]-[.$B$2]" office:value-type="float" office:value="13.2992508411407" calcext:value-type="float">
            <text:p>13.2992508411</text:p>
          </table:table-cell>
          <table:table-cell table:formula="of:=[.C26]/([.H26]-[.H25])" office:value-type="float" office:value="99663.2700943355" calcext:value-type="float">
            <text:p>99663.2700943355</text:p>
          </table:table-cell>
          <table:table-cell table:formula="of:=[.G26]-[.$B26]" office:value-type="float" office:value="10.9802575111389" calcext:value-type="float">
            <text:p>10.98025751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6082.39963" calcext:value-type="float">
            <text:p>1443136082.39963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43718910217" calcext:value-type="float">
            <text:p>2.3994371891</text:p>
          </table:table-cell>
          <table:table-cell table:formula="of:=[.C27]/([.D27]-[.D26])" office:value-type="float" office:value="102232.788083199" calcext:value-type="float">
            <text:p>102232.788083199</text:p>
          </table:table-cell>
          <table:table-cell/>
          <table:table-cell office:value-type="float" office:value="1443136093.38195" calcext:value-type="float">
            <text:p>1443136093.38195</text:p>
          </table:table-cell>
          <table:table-cell table:formula="of:=[.G27]-[.$B$2]" office:value-type="float" office:value="13.3817539215088" calcext:value-type="float">
            <text:p>13.3817539215</text:p>
          </table:table-cell>
          <table:table-cell table:formula="of:=[.C27]/([.H27]-[.H26])" office:value-type="float" office:value="99681.1266114327" calcext:value-type="float">
            <text:p>99681.1266114327</text:p>
          </table:table-cell>
          <table:table-cell table:formula="of:=[.G27]-[.$B27]" office:value-type="float" office:value="10.9823167324066" calcext:value-type="float">
            <text:p>10.98231673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6082.48008" calcext:value-type="float">
            <text:p>1443136082.48008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7988438606262" calcext:value-type="float">
            <text:p>2.4798843861</text:p>
          </table:table-cell>
          <table:table-cell table:formula="of:=[.C28]/([.D28]-[.D27])" office:value-type="float" office:value="102228.546310237" calcext:value-type="float">
            <text:p>102228.546310237</text:p>
          </table:table-cell>
          <table:table-cell/>
          <table:table-cell office:value-type="float" office:value="1443136093.46451" calcext:value-type="float">
            <text:p>1443136093.46451</text:p>
          </table:table-cell>
          <table:table-cell table:formula="of:=[.G28]-[.$B$2]" office:value-type="float" office:value="13.4643104076385" calcext:value-type="float">
            <text:p>13.4643104076</text:p>
          </table:table-cell>
          <table:table-cell table:formula="of:=[.C28]/([.H28]-[.H27])" office:value-type="float" office:value="99616.6429258347" calcext:value-type="float">
            <text:p>99616.6429258347</text:p>
          </table:table-cell>
          <table:table-cell table:formula="of:=[.G28]-[.$B28]" office:value-type="float" office:value="10.9844260215759" calcext:value-type="float">
            <text:p>10.98442602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6082.56052" calcext:value-type="float">
            <text:p>1443136082.56052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6032490730286" calcext:value-type="float">
            <text:p>2.5603249073</text:p>
          </table:table-cell>
          <table:table-cell table:formula="of:=[.C29]/([.D29]-[.D28])" office:value-type="float" office:value="102237.030208185" calcext:value-type="float">
            <text:p>102237.030208185</text:p>
          </table:table-cell>
          <table:table-cell/>
          <table:table-cell office:value-type="float" office:value="1443136093.5471" calcext:value-type="float">
            <text:p>1443136093.5471</text:p>
          </table:table-cell>
          <table:table-cell table:formula="of:=[.G29]-[.$B$2]" office:value-type="float" office:value="13.5469038486481" calcext:value-type="float">
            <text:p>13.5469038486</text:p>
          </table:table-cell>
          <table:table-cell table:formula="of:=[.C29]/([.H29]-[.H28])" office:value-type="float" office:value="99572.0713349614" calcext:value-type="float">
            <text:p>99572.0713349614</text:p>
          </table:table-cell>
          <table:table-cell table:formula="of:=[.G29]-[.$B29]" office:value-type="float" office:value="10.9865789413452" calcext:value-type="float">
            <text:p>10.98657894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6082.64097" calcext:value-type="float">
            <text:p>1443136082.64097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077377319336" calcext:value-type="float">
            <text:p>2.6407737732</text:p>
          </table:table-cell>
          <table:table-cell table:formula="of:=[.C30]/([.D30]-[.D29])" office:value-type="float" office:value="102226.42555575" calcext:value-type="float">
            <text:p>102226.42555575</text:p>
          </table:table-cell>
          <table:table-cell/>
          <table:table-cell office:value-type="float" office:value="1443136093.62958" calcext:value-type="float">
            <text:p>1443136093.62958</text:p>
          </table:table-cell>
          <table:table-cell table:formula="of:=[.G30]-[.$B$2]" office:value-type="float" office:value="13.629385471344" calcext:value-type="float">
            <text:p>13.6293854713</text:p>
          </table:table-cell>
          <table:table-cell table:formula="of:=[.C30]/([.H30]-[.H29])" office:value-type="float" office:value="99707.0587507552" calcext:value-type="float">
            <text:p>99707.0587507552</text:p>
          </table:table-cell>
          <table:table-cell table:formula="of:=[.G30]-[.$B30]" office:value-type="float" office:value="10.9886116981506" calcext:value-type="float">
            <text:p>10.988611698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6082.72141" calcext:value-type="float">
            <text:p>1443136082.72141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121047973633" calcext:value-type="float">
            <text:p>2.7212104797</text:p>
          </table:table-cell>
          <table:table-cell table:formula="of:=[.C31]/([.D31]-[.D30])" office:value-type="float" office:value="102241.87878213" calcext:value-type="float">
            <text:p>102241.87878213</text:p>
          </table:table-cell>
          <table:table-cell/>
          <table:table-cell office:value-type="float" office:value="1443136093.71211" calcext:value-type="float">
            <text:p>1443136093.71211</text:p>
          </table:table-cell>
          <table:table-cell table:formula="of:=[.G31]-[.$B$2]" office:value-type="float" office:value="13.7119183540344" calcext:value-type="float">
            <text:p>13.711918354</text:p>
          </table:table-cell>
          <table:table-cell table:formula="of:=[.C31]/([.H31]-[.H30])" office:value-type="float" office:value="99645.13212082" calcext:value-type="float">
            <text:p>99645.13212082</text:p>
          </table:table-cell>
          <table:table-cell table:formula="of:=[.G31]-[.$B31]" office:value-type="float" office:value="10.9907078742981" calcext:value-type="float">
            <text:p>10.990707874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6082.80187" calcext:value-type="float">
            <text:p>1443136082.80187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67412757874" calcext:value-type="float">
            <text:p>2.8016741276</text:p>
          </table:table-cell>
          <table:table-cell table:formula="of:=[.C32]/([.D32]-[.D31])" office:value-type="float" office:value="102207.64557067" calcext:value-type="float">
            <text:p>102207.64557067</text:p>
          </table:table-cell>
          <table:table-cell/>
          <table:table-cell office:value-type="float" office:value="1443136093.79467" calcext:value-type="float">
            <text:p>1443136093.79467</text:p>
          </table:table-cell>
          <table:table-cell table:formula="of:=[.G32]-[.$B$2]" office:value-type="float" office:value="13.7944784164429" calcext:value-type="float">
            <text:p>13.7944784164</text:p>
          </table:table-cell>
          <table:table-cell table:formula="of:=[.C32]/([.H32]-[.H31])" office:value-type="float" office:value="99612.3278021959" calcext:value-type="float">
            <text:p>99612.3278021959</text:p>
          </table:table-cell>
          <table:table-cell table:formula="of:=[.G32]-[.$B32]" office:value-type="float" office:value="10.9928042888641" calcext:value-type="float">
            <text:p>10.99280428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6082.88229" calcext:value-type="float">
            <text:p>1443136082.88229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209080696106" calcext:value-type="float">
            <text:p>2.882090807</text:p>
          </table:table-cell>
          <table:table-cell table:formula="of:=[.C33]/([.D33]-[.D32])" office:value-type="float" office:value="102267.34134222" calcext:value-type="float">
            <text:p>102267.34134222</text:p>
          </table:table-cell>
          <table:table-cell/>
          <table:table-cell office:value-type="float" office:value="1443136093.87714" calcext:value-type="float">
            <text:p>1443136093.87714</text:p>
          </table:table-cell>
          <table:table-cell table:formula="of:=[.G33]-[.$B$2]" office:value-type="float" office:value="13.8769426345825" calcext:value-type="float">
            <text:p>13.8769426346</text:p>
          </table:table-cell>
          <table:table-cell table:formula="of:=[.C33]/([.H33]-[.H32])" office:value-type="float" office:value="99728.1025095409" calcext:value-type="float">
            <text:p>99728.1025095409</text:p>
          </table:table-cell>
          <table:table-cell table:formula="of:=[.G33]-[.$B33]" office:value-type="float" office:value="10.9948518276215" calcext:value-type="float">
            <text:p>10.994851827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6082.96276" calcext:value-type="float">
            <text:p>1443136082.96276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56113052368" calcext:value-type="float">
            <text:p>2.9625611305</text:p>
          </table:table-cell>
          <table:table-cell table:formula="of:=[.C34]/([.D34]-[.D33])" office:value-type="float" office:value="102199.166548648" calcext:value-type="float">
            <text:p>102199.166548648</text:p>
          </table:table-cell>
          <table:table-cell/>
          <table:table-cell office:value-type="float" office:value="1443136093.95976" calcext:value-type="float">
            <text:p>1443136093.95976</text:p>
          </table:table-cell>
          <table:table-cell table:formula="of:=[.G34]-[.$B$2]" office:value-type="float" office:value="13.95956158638" calcext:value-type="float">
            <text:p>13.9595615864</text:p>
          </table:table-cell>
          <table:table-cell table:formula="of:=[.C34]/([.H34]-[.H33])" office:value-type="float" office:value="99541.3258226584" calcext:value-type="float">
            <text:p>99541.3258226584</text:p>
          </table:table-cell>
          <table:table-cell table:formula="of:=[.G34]-[.$B34]" office:value-type="float" office:value="10.9970004558563" calcext:value-type="float">
            <text:p>10.997000455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6083.04425" calcext:value-type="float">
            <text:p>1443136083.04425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405379295349" calcext:value-type="float">
            <text:p>3.044053793</text:p>
          </table:table-cell>
          <table:table-cell table:formula="of:=[.C35]/([.D35]-[.D34])" office:value-type="float" office:value="100917.061178157" calcext:value-type="float">
            <text:p>100917.061178157</text:p>
          </table:table-cell>
          <table:table-cell/>
          <table:table-cell office:value-type="float" office:value="1443136094.04238" calcext:value-type="float">
            <text:p>1443136094.04238</text:p>
          </table:table-cell>
          <table:table-cell table:formula="of:=[.G35]-[.$B$2]" office:value-type="float" office:value="14.0421855449677" calcext:value-type="float">
            <text:p>14.042185545</text:p>
          </table:table-cell>
          <table:table-cell table:formula="of:=[.C35]/([.H35]-[.H34])" office:value-type="float" office:value="99535.2938854422" calcext:value-type="float">
            <text:p>99535.2938854422</text:p>
          </table:table-cell>
          <table:table-cell table:formula="of:=[.G35]-[.$B35]" office:value-type="float" office:value="10.9981317520142" calcext:value-type="float">
            <text:p>10.99813175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6083.12663" calcext:value-type="float">
            <text:p>1443136083.12663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643527984619" calcext:value-type="float">
            <text:p>3.1264352798</text:p>
          </table:table-cell>
          <table:table-cell table:formula="of:=[.C36]/([.D36]-[.D35])" office:value-type="float" office:value="99828.254019153" calcext:value-type="float">
            <text:p>99828.254019153</text:p>
          </table:table-cell>
          <table:table-cell/>
          <table:table-cell office:value-type="float" office:value="1443136094.09025" calcext:value-type="float">
            <text:p>1443136094.09025</text:p>
          </table:table-cell>
          <table:table-cell table:formula="of:=[.G36]-[.$B$2]" office:value-type="float" office:value="14.0900564193726" calcext:value-type="float">
            <text:p>14.0900564194</text:p>
          </table:table-cell>
          <table:table-cell table:formula="of:=[.C36]/([.H36]-[.H35])" office:value-type="float" office:value="171795.483208407" calcext:value-type="float">
            <text:p>171795.483208407</text:p>
          </table:table-cell>
          <table:table-cell table:formula="of:=[.G36]-[.$B36]" office:value-type="float" office:value="10.9636211395264" calcext:value-type="float">
            <text:p>10.96362113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6083.20914" calcext:value-type="float">
            <text:p>1443136083.20914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894765853882" calcext:value-type="float">
            <text:p>3.2089476585</text:p>
          </table:table-cell>
          <table:table-cell table:formula="of:=[.C37]/([.D37]-[.D36])" office:value-type="float" office:value="99669.8935396814" calcext:value-type="float">
            <text:p>99669.8935396814</text:p>
          </table:table-cell>
          <table:table-cell/>
          <table:table-cell office:value-type="float" office:value="1443136094.18196" calcext:value-type="float">
            <text:p>1443136094.18196</text:p>
          </table:table-cell>
          <table:table-cell table:formula="of:=[.G37]-[.$B$2]" office:value-type="float" office:value="14.1817626953125" calcext:value-type="float">
            <text:p>14.1817626953</text:p>
          </table:table-cell>
          <table:table-cell table:formula="of:=[.C37]/([.H37]-[.H36])" office:value-type="float" office:value="89677.6138351307" calcext:value-type="float">
            <text:p>89677.6138351307</text:p>
          </table:table-cell>
          <table:table-cell table:formula="of:=[.G37]-[.$B37]" office:value-type="float" office:value="10.9728150367737" calcext:value-type="float">
            <text:p>10.97281503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6083.29153" calcext:value-type="float">
            <text:p>1443136083.29153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133701324463" calcext:value-type="float">
            <text:p>3.2913370132</text:p>
          </table:table-cell>
          <table:table-cell table:formula="of:=[.C38]/([.D38]-[.D37])" office:value-type="float" office:value="99818.72086953" calcext:value-type="float">
            <text:p>99818.72086953</text:p>
          </table:table-cell>
          <table:table-cell/>
          <table:table-cell office:value-type="float" office:value="1443136094.27367" calcext:value-type="float">
            <text:p>1443136094.27367</text:p>
          </table:table-cell>
          <table:table-cell table:formula="of:=[.G38]-[.$B$2]" office:value-type="float" office:value="14.2734756469727" calcext:value-type="float">
            <text:p>14.273475647</text:p>
          </table:table-cell>
          <table:table-cell table:formula="of:=[.C38]/([.H38]-[.H37])" office:value-type="float" office:value="89671.0862657017" calcext:value-type="float">
            <text:p>89671.0862657017</text:p>
          </table:table-cell>
          <table:table-cell table:formula="of:=[.G38]-[.$B38]" office:value-type="float" office:value="10.982138633728" calcext:value-type="float">
            <text:p>10.98213863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6083.37391" calcext:value-type="float">
            <text:p>1443136083.37391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71015548706" calcext:value-type="float">
            <text:p>3.3737101555</text:p>
          </table:table-cell>
          <table:table-cell table:formula="of:=[.C39]/([.D39]-[.D38])" office:value-type="float" office:value="99838.3669254236" calcext:value-type="float">
            <text:p>99838.3669254236</text:p>
          </table:table-cell>
          <table:table-cell/>
          <table:table-cell office:value-type="float" office:value="1443136094.36534" calcext:value-type="float">
            <text:p>1443136094.36534</text:p>
          </table:table-cell>
          <table:table-cell table:formula="of:=[.G39]-[.$B$2]" office:value-type="float" office:value="14.3651416301727" calcext:value-type="float">
            <text:p>14.3651416302</text:p>
          </table:table-cell>
          <table:table-cell table:formula="of:=[.C39]/([.H39]-[.H38])" office:value-type="float" office:value="89717.0325664868" calcext:value-type="float">
            <text:p>89717.0325664868</text:p>
          </table:table-cell>
          <table:table-cell table:formula="of:=[.G39]-[.$B39]" office:value-type="float" office:value="10.9914314746857" calcext:value-type="float">
            <text:p>10.991431474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6083.45627" calcext:value-type="float">
            <text:p>1443136083.45627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607399940491" calcext:value-type="float">
            <text:p>3.4560739994</text:p>
          </table:table-cell>
          <table:table-cell table:formula="of:=[.C40]/([.D40]-[.D39])" office:value-type="float" office:value="99849.6380062468" calcext:value-type="float">
            <text:p>99849.6380062468</text:p>
          </table:table-cell>
          <table:table-cell/>
          <table:table-cell office:value-type="float" office:value="1443136094.45708" calcext:value-type="float">
            <text:p>1443136094.45708</text:p>
          </table:table-cell>
          <table:table-cell table:formula="of:=[.G40]-[.$B$2]" office:value-type="float" office:value="14.4568881988525" calcext:value-type="float">
            <text:p>14.4568881989</text:p>
          </table:table-cell>
          <table:table-cell table:formula="of:=[.C40]/([.H40]-[.H39])" office:value-type="float" office:value="89638.2297271662" calcext:value-type="float">
            <text:p>89638.2297271662</text:p>
          </table:table-cell>
          <table:table-cell table:formula="of:=[.G40]-[.$B40]" office:value-type="float" office:value="11.0008141994476" calcext:value-type="float">
            <text:p>11.000814199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6083.53865" calcext:value-type="float">
            <text:p>1443136083.53865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845357894897" calcext:value-type="float">
            <text:p>3.5384535789</text:p>
          </table:table-cell>
          <table:table-cell table:formula="of:=[.C41]/([.D41]-[.D40])" office:value-type="float" office:value="99830.5653599595" calcext:value-type="float">
            <text:p>99830.5653599595</text:p>
          </table:table-cell>
          <table:table-cell/>
          <table:table-cell office:value-type="float" office:value="1443136094.54891" calcext:value-type="float">
            <text:p>1443136094.54891</text:p>
          </table:table-cell>
          <table:table-cell table:formula="of:=[.G41]-[.$B$2]" office:value-type="float" office:value="14.548712015152" calcext:value-type="float">
            <text:p>14.5487120152</text:p>
          </table:table-cell>
          <table:table-cell table:formula="of:=[.C41]/([.H41]-[.H40])" office:value-type="float" office:value="89562.820752096" calcext:value-type="float">
            <text:p>89562.820752096</text:p>
          </table:table-cell>
          <table:table-cell table:formula="of:=[.G41]-[.$B41]" office:value-type="float" office:value="11.010258436203" calcext:value-type="float">
            <text:p>11.010258436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6083.62102" calcext:value-type="float">
            <text:p>1443136083.62102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82815170288" calcext:value-type="float">
            <text:p>3.6208281517</text:p>
          </table:table-cell>
          <table:table-cell table:formula="of:=[.C42]/([.D42]-[.D41])" office:value-type="float" office:value="99836.6331388349" calcext:value-type="float">
            <text:p>99836.6331388349</text:p>
          </table:table-cell>
          <table:table-cell/>
          <table:table-cell office:value-type="float" office:value="1443136094.64048" calcext:value-type="float">
            <text:p>1443136094.64048</text:p>
          </table:table-cell>
          <table:table-cell table:formula="of:=[.G42]-[.$B$2]" office:value-type="float" office:value="14.6402831077576" calcext:value-type="float">
            <text:p>14.6402831078</text:p>
          </table:table-cell>
          <table:table-cell table:formula="of:=[.C42]/([.H42]-[.H41])" office:value-type="float" office:value="89810.001890246" calcext:value-type="float">
            <text:p>89810.001890246</text:p>
          </table:table-cell>
          <table:table-cell table:formula="of:=[.G42]-[.$B42]" office:value-type="float" office:value="11.0194549560547" calcext:value-type="float">
            <text:p>11.019454956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6083.70341" calcext:value-type="float">
            <text:p>1443136083.70341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32105922699" calcext:value-type="float">
            <text:p>3.7032105923</text:p>
          </table:table-cell>
          <table:table-cell table:formula="of:=[.C43]/([.D43]-[.D42])" office:value-type="float" office:value="99827.0983888846" calcext:value-type="float">
            <text:p>99827.0983888846</text:p>
          </table:table-cell>
          <table:table-cell/>
          <table:table-cell office:value-type="float" office:value="1443136094.73219" calcext:value-type="float">
            <text:p>1443136094.73219</text:p>
          </table:table-cell>
          <table:table-cell table:formula="of:=[.G43]-[.$B$2]" office:value-type="float" office:value="14.7319989204407" calcext:value-type="float">
            <text:p>14.7319989204</text:p>
          </table:table-cell>
          <table:table-cell table:formula="of:=[.C43]/([.H43]-[.H42])" office:value-type="float" office:value="89668.2890268376" calcext:value-type="float">
            <text:p>89668.2890268376</text:p>
          </table:table-cell>
          <table:table-cell table:formula="of:=[.G43]-[.$B43]" office:value-type="float" office:value="11.0287883281708" calcext:value-type="float">
            <text:p>11.02878832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6083.78579" calcext:value-type="float">
            <text:p>1443136083.78579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559446334839" calcext:value-type="float">
            <text:p>3.7855944633</text:p>
          </table:table-cell>
          <table:table-cell table:formula="of:=[.C44]/([.D44]-[.D43])" office:value-type="float" office:value="99825.3649936477" calcext:value-type="float">
            <text:p>99825.3649936477</text:p>
          </table:table-cell>
          <table:table-cell/>
          <table:table-cell office:value-type="float" office:value="1443136094.82392" calcext:value-type="float">
            <text:p>1443136094.82392</text:p>
          </table:table-cell>
          <table:table-cell table:formula="of:=[.G44]-[.$B$2]" office:value-type="float" office:value="14.8237240314484" calcext:value-type="float">
            <text:p>14.8237240314</text:p>
          </table:table-cell>
          <table:table-cell table:formula="of:=[.C44]/([.H44]-[.H43])" office:value-type="float" office:value="89659.1992056623" calcext:value-type="float">
            <text:p>89659.1992056623</text:p>
          </table:table-cell>
          <table:table-cell table:formula="of:=[.G44]-[.$B44]" office:value-type="float" office:value="11.0381295681" calcext:value-type="float">
            <text:p>11.038129568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6083.86815" calcext:value-type="float">
            <text:p>1443136083.86815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795926094055" calcext:value-type="float">
            <text:p>3.8679592609</text:p>
          </table:table-cell>
          <table:table-cell table:formula="of:=[.C45]/([.D45]-[.D44])" office:value-type="float" office:value="99848.4818808382" calcext:value-type="float">
            <text:p>99848.4818808382</text:p>
          </table:table-cell>
          <table:table-cell/>
          <table:table-cell office:value-type="float" office:value="1443136094.91566" calcext:value-type="float">
            <text:p>1443136094.91566</text:p>
          </table:table-cell>
          <table:table-cell table:formula="of:=[.G45]-[.$B$2]" office:value-type="float" office:value="14.9154686927795" calcext:value-type="float">
            <text:p>14.9154686928</text:p>
          </table:table-cell>
          <table:table-cell table:formula="of:=[.C45]/([.H45]-[.H44])" office:value-type="float" office:value="89640.0932836112" calcext:value-type="float">
            <text:p>89640.0932836112</text:p>
          </table:table-cell>
          <table:table-cell table:formula="of:=[.G45]-[.$B45]" office:value-type="float" office:value="11.047509431839" calcext:value-type="float">
            <text:p>11.04750943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6083.95054" calcext:value-type="float">
            <text:p>1443136083.95054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5034098625183" calcext:value-type="float">
            <text:p>3.9503409863</text:p>
          </table:table-cell>
          <table:table-cell table:formula="of:=[.C46]/([.D46]-[.D45])" office:value-type="float" office:value="99827.9651090775" calcext:value-type="float">
            <text:p>99827.9651090775</text:p>
          </table:table-cell>
          <table:table-cell/>
          <table:table-cell office:value-type="float" office:value="1443136095.00737" calcext:value-type="float">
            <text:p>1443136095.00737</text:p>
          </table:table-cell>
          <table:table-cell table:formula="of:=[.G46]-[.$B$2]" office:value-type="float" office:value="15.0071699619293" calcext:value-type="float">
            <text:p>15.0071699619</text:p>
          </table:table-cell>
          <table:table-cell table:formula="of:=[.C46]/([.H46]-[.H45])" office:value-type="float" office:value="89682.5101358993" calcext:value-type="float">
            <text:p>89682.5101358993</text:p>
          </table:table-cell>
          <table:table-cell table:formula="of:=[.G46]-[.$B46]" office:value-type="float" office:value="11.0568289756775" calcext:value-type="float">
            <text:p>11.056828975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6084.03275" calcext:value-type="float">
            <text:p>1443136084.03275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255176544189" calcext:value-type="float">
            <text:p>4.0325517654</text:p>
          </table:table-cell>
          <table:table-cell table:formula="of:=[.C47]/([.D47]-[.D46])" office:value-type="float" office:value="100035.543769594" calcext:value-type="float">
            <text:p>100035.543769594</text:p>
          </table:table-cell>
          <table:table-cell/>
          <table:table-cell office:value-type="float" office:value="1443136095.04654" calcext:value-type="float">
            <text:p>1443136095.04654</text:p>
          </table:table-cell>
          <table:table-cell table:formula="of:=[.G47]-[.$B$2]" office:value-type="float" office:value="15.0463495254517" calcext:value-type="float">
            <text:p>15.0463495255</text:p>
          </table:table-cell>
          <table:table-cell table:formula="of:=[.C47]/([.H47]-[.H46])" office:value-type="float" office:value="209905.350153045" calcext:value-type="float">
            <text:p>209905.350153045</text:p>
          </table:table-cell>
          <table:table-cell table:formula="of:=[.G47]-[.$B47]" office:value-type="float" office:value="11.0137977600098" calcext:value-type="float">
            <text:p>11.0137977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6084.1147" calcext:value-type="float">
            <text:p>1443136084.1147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450934410095" calcext:value-type="float">
            <text:p>4.1145093441</text:p>
          </table:table-cell>
          <table:table-cell table:formula="of:=[.C48]/([.D48]-[.D47])" office:value-type="float" office:value="100344.594539716" calcext:value-type="float">
            <text:p>100344.594539716</text:p>
          </table:table-cell>
          <table:table-cell/>
          <table:table-cell office:value-type="float" office:value="1443136095.1216" calcext:value-type="float">
            <text:p>1443136095.1216</text:p>
          </table:table-cell>
          <table:table-cell table:formula="of:=[.G48]-[.$B$2]" office:value-type="float" office:value="15.1214017868042" calcext:value-type="float">
            <text:p>15.1214017868</text:p>
          </table:table-cell>
          <table:table-cell table:formula="of:=[.C48]/([.H48]-[.H47])" office:value-type="float" office:value="109576.978118885" calcext:value-type="float">
            <text:p>109576.978118885</text:p>
          </table:table-cell>
          <table:table-cell table:formula="of:=[.G48]-[.$B48]" office:value-type="float" office:value="11.0068924427032" calcext:value-type="float">
            <text:p>11.006892442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6084.19666" calcext:value-type="float">
            <text:p>1443136084.19666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646716117859" calcext:value-type="float">
            <text:p>4.1964671612</text:p>
          </table:table-cell>
          <table:table-cell table:formula="of:=[.C49]/([.D49]-[.D48])" office:value-type="float" office:value="100344.302633263" calcext:value-type="float">
            <text:p>100344.302633263</text:p>
          </table:table-cell>
          <table:table-cell/>
          <table:table-cell office:value-type="float" office:value="1443136095.19661" calcext:value-type="float">
            <text:p>1443136095.19661</text:p>
          </table:table-cell>
          <table:table-cell table:formula="of:=[.G49]-[.$B$2]" office:value-type="float" office:value="15.1964194774628" calcext:value-type="float">
            <text:p>15.1964194775</text:p>
          </table:table-cell>
          <table:table-cell table:formula="of:=[.C49]/([.H49]-[.H48])" office:value-type="float" office:value="109627.474903622" calcext:value-type="float">
            <text:p>109627.474903622</text:p>
          </table:table-cell>
          <table:table-cell table:formula="of:=[.G49]-[.$B49]" office:value-type="float" office:value="10.9999523162842" calcext:value-type="float">
            <text:p>10.99995231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6084.27862" calcext:value-type="float">
            <text:p>1443136084.27862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842354774475" calcext:value-type="float">
            <text:p>4.2784235477</text:p>
          </table:table-cell>
          <table:table-cell table:formula="of:=[.C50]/([.D50]-[.D49])" office:value-type="float" office:value="100346.054097455" calcext:value-type="float">
            <text:p>100346.054097455</text:p>
          </table:table-cell>
          <table:table-cell/>
          <table:table-cell office:value-type="float" office:value="1443136095.27163" calcext:value-type="float">
            <text:p>1443136095.27163</text:p>
          </table:table-cell>
          <table:table-cell table:formula="of:=[.G50]-[.$B$2]" office:value-type="float" office:value="15.2714331150055" calcext:value-type="float">
            <text:p>15.271433115</text:p>
          </table:table-cell>
          <table:table-cell table:formula="of:=[.C50]/([.H50]-[.H49])" office:value-type="float" office:value="109633.398264628" calcext:value-type="float">
            <text:p>109633.398264628</text:p>
          </table:table-cell>
          <table:table-cell table:formula="of:=[.G50]-[.$B50]" office:value-type="float" office:value="10.9930095672607" calcext:value-type="float">
            <text:p>10.993009567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6084.36058" calcext:value-type="float">
            <text:p>1443136084.36058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6038088798523" calcext:value-type="float">
            <text:p>4.360380888</text:p>
          </table:table-cell>
          <table:table-cell table:formula="of:=[.C51]/([.D51]-[.D50])" office:value-type="float" office:value="100344.886447867" calcext:value-type="float">
            <text:p>100344.886447867</text:p>
          </table:table-cell>
          <table:table-cell/>
          <table:table-cell office:value-type="float" office:value="1443136095.34669" calcext:value-type="float">
            <text:p>1443136095.34669</text:p>
          </table:table-cell>
          <table:table-cell table:formula="of:=[.G51]-[.$B$2]" office:value-type="float" office:value="15.3464961051941" calcext:value-type="float">
            <text:p>15.3464961052</text:p>
          </table:table-cell>
          <table:table-cell table:formula="of:=[.C51]/([.H51]-[.H50])" office:value-type="float" office:value="109561.316160426" calcext:value-type="float">
            <text:p>109561.316160426</text:p>
          </table:table-cell>
          <table:table-cell table:formula="of:=[.G51]-[.$B51]" office:value-type="float" office:value="10.9861152172089" calcext:value-type="float">
            <text:p>10.98611521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6084.44253" calcext:value-type="float">
            <text:p>1443136084.44253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233679771423" calcext:value-type="float">
            <text:p>4.4423367977</text:p>
          </table:table-cell>
          <table:table-cell table:formula="of:=[.C52]/([.D52]-[.D51])" office:value-type="float" office:value="100346.637932439" calcext:value-type="float">
            <text:p>100346.637932439</text:p>
          </table:table-cell>
          <table:table-cell/>
          <table:table-cell office:value-type="float" office:value="1443136095.42176" calcext:value-type="float">
            <text:p>1443136095.42176</text:p>
          </table:table-cell>
          <table:table-cell table:formula="of:=[.G52]-[.$B$2]" office:value-type="float" office:value="15.4215660095215" calcext:value-type="float">
            <text:p>15.4215660095</text:p>
          </table:table-cell>
          <table:table-cell table:formula="of:=[.C52]/([.H52]-[.H51])" office:value-type="float" office:value="109551.225270433" calcext:value-type="float">
            <text:p>109551.225270433</text:p>
          </table:table-cell>
          <table:table-cell table:formula="of:=[.G52]-[.$B52]" office:value-type="float" office:value="10.9792292118073" calcext:value-type="float">
            <text:p>10.97922921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6084.52456" calcext:value-type="float">
            <text:p>1443136084.52456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436256408691" calcext:value-type="float">
            <text:p>4.5243625641</text:p>
          </table:table-cell>
          <table:table-cell table:formula="of:=[.C53]/([.D53]-[.D52])" office:value-type="float" office:value="100261.178452568" calcext:value-type="float">
            <text:p>100261.178452568</text:p>
          </table:table-cell>
          <table:table-cell/>
          <table:table-cell office:value-type="float" office:value="1443136095.49669" calcext:value-type="float">
            <text:p>1443136095.49669</text:p>
          </table:table-cell>
          <table:table-cell table:formula="of:=[.G53]-[.$B$2]" office:value-type="float" office:value="15.4964959621429" calcext:value-type="float">
            <text:p>15.4964959621</text:p>
          </table:table-cell>
          <table:table-cell table:formula="of:=[.C53]/([.H53]-[.H52])" office:value-type="float" office:value="109755.841452977" calcext:value-type="float">
            <text:p>109755.841452977</text:p>
          </table:table-cell>
          <table:table-cell table:formula="of:=[.G53]-[.$B53]" office:value-type="float" office:value="10.972133398056" calcext:value-type="float">
            <text:p>10.972133398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6084.60651" calcext:value-type="float">
            <text:p>1443136084.60651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631775856018" calcext:value-type="float">
            <text:p>4.6063177586</text:p>
          </table:table-cell>
          <table:table-cell table:formula="of:=[.C54]/([.D54]-[.D53])" office:value-type="float" office:value="100347.513697654" calcext:value-type="float">
            <text:p>100347.513697654</text:p>
          </table:table-cell>
          <table:table-cell/>
          <table:table-cell office:value-type="float" office:value="1443136095.57179" calcext:value-type="float">
            <text:p>1443136095.57179</text:p>
          </table:table-cell>
          <table:table-cell table:formula="of:=[.G54]-[.$B$2]" office:value-type="float" office:value="15.5715913772583" calcext:value-type="float">
            <text:p>15.5715913773</text:p>
          </table:table-cell>
          <table:table-cell table:formula="of:=[.C54]/([.H54]-[.H53])" office:value-type="float" office:value="109514.009442079" calcext:value-type="float">
            <text:p>109514.009442079</text:p>
          </table:table-cell>
          <table:table-cell table:formula="of:=[.G54]-[.$B54]" office:value-type="float" office:value="10.9652736186981" calcext:value-type="float">
            <text:p>10.96527361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6084.6885" calcext:value-type="float">
            <text:p>1443136084.6885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830704689026" calcext:value-type="float">
            <text:p>4.6883070469</text:p>
          </table:table-cell>
          <table:table-cell table:formula="of:=[.C55]/([.D55]-[.D54])" office:value-type="float" office:value="100305.785883776" calcext:value-type="float">
            <text:p>100305.785883776</text:p>
          </table:table-cell>
          <table:table-cell/>
          <table:table-cell office:value-type="float" office:value="1443136095.64678" calcext:value-type="float">
            <text:p>1443136095.64678</text:p>
          </table:table-cell>
          <table:table-cell table:formula="of:=[.G55]-[.$B$2]" office:value-type="float" office:value="15.6465821266174" calcext:value-type="float">
            <text:p>15.6465821266</text:p>
          </table:table-cell>
          <table:table-cell table:formula="of:=[.C55]/([.H55]-[.H54])" office:value-type="float" office:value="109666.85984981" calcext:value-type="float">
            <text:p>109666.85984981</text:p>
          </table:table-cell>
          <table:table-cell table:formula="of:=[.G55]-[.$B55]" office:value-type="float" office:value="10.9582750797272" calcext:value-type="float">
            <text:p>10.958275079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6084.77046" calcext:value-type="float">
            <text:p>1443136084.77046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7026677131653" calcext:value-type="float">
            <text:p>4.7702667713</text:p>
          </table:table-cell>
          <table:table-cell table:formula="of:=[.C56]/([.D56]-[.D55])" office:value-type="float" office:value="100341.967442781" calcext:value-type="float">
            <text:p>100341.967442781</text:p>
          </table:table-cell>
          <table:table-cell/>
          <table:table-cell office:value-type="float" office:value="1443136095.72182" calcext:value-type="float">
            <text:p>1443136095.72182</text:p>
          </table:table-cell>
          <table:table-cell table:formula="of:=[.G56]-[.$B$2]" office:value-type="float" office:value="15.7216289043427" calcext:value-type="float">
            <text:p>15.7216289043</text:p>
          </table:table-cell>
          <table:table-cell table:formula="of:=[.C56]/([.H56]-[.H55])" office:value-type="float" office:value="109584.984849207" calcext:value-type="float">
            <text:p>109584.984849207</text:p>
          </table:table-cell>
          <table:table-cell table:formula="of:=[.G56]-[.$B56]" office:value-type="float" office:value="10.9513621330261" calcext:value-type="float">
            <text:p>10.95136213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6084.85243" calcext:value-type="float">
            <text:p>1443136084.85243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223913192749" calcext:value-type="float">
            <text:p>4.8522391319</text:p>
          </table:table-cell>
          <table:table-cell table:formula="of:=[.C57]/([.D57]-[.D56])" office:value-type="float" office:value="100326.499550633" calcext:value-type="float">
            <text:p>100326.499550633</text:p>
          </table:table-cell>
          <table:table-cell/>
          <table:table-cell office:value-type="float" office:value="1443136095.79685" calcext:value-type="float">
            <text:p>1443136095.79685</text:p>
          </table:table-cell>
          <table:table-cell table:formula="of:=[.G57]-[.$B$2]" office:value-type="float" office:value="15.7966504096985" calcext:value-type="float">
            <text:p>15.7966504097</text:p>
          </table:table-cell>
          <table:table-cell table:formula="of:=[.C57]/([.H57]-[.H56])" office:value-type="float" office:value="109621.900560282" calcext:value-type="float">
            <text:p>109621.900560282</text:p>
          </table:table-cell>
          <table:table-cell table:formula="of:=[.G57]-[.$B57]" office:value-type="float" office:value="10.944411277771" calcext:value-type="float">
            <text:p>10.944411277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6084.93439" calcext:value-type="float">
            <text:p>1443136084.93439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419647216797" calcext:value-type="float">
            <text:p>4.9341964722</text:p>
          </table:table-cell>
          <table:table-cell table:formula="of:=[.C58]/([.D58]-[.D57])" office:value-type="float" office:value="100344.886447867" calcext:value-type="float">
            <text:p>100344.886447867</text:p>
          </table:table-cell>
          <table:table-cell/>
          <table:table-cell office:value-type="float" office:value="1443136095.87187" calcext:value-type="float">
            <text:p>1443136095.87187</text:p>
          </table:table-cell>
          <table:table-cell table:formula="of:=[.G58]-[.$B$2]" office:value-type="float" office:value="15.8716747760773" calcext:value-type="float">
            <text:p>15.8716747761</text:p>
          </table:table-cell>
          <table:table-cell table:formula="of:=[.C58]/([.H58]-[.H57])" office:value-type="float" office:value="109617.720174784" calcext:value-type="float">
            <text:p>109617.720174784</text:p>
          </table:table-cell>
          <table:table-cell table:formula="of:=[.G58]-[.$B58]" office:value-type="float" office:value="10.9374783039093" calcext:value-type="float">
            <text:p>10.937478303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6085.01566" calcext:value-type="float">
            <text:p>1443136085.01566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546239852905" calcext:value-type="float">
            <text:p>5.0154623985</text:p>
          </table:table-cell>
          <table:table-cell table:formula="of:=[.C59]/([.D59]-[.D58])" office:value-type="float" office:value="101198.624912719" calcext:value-type="float">
            <text:p>101198.624912719</text:p>
          </table:table-cell>
          <table:table-cell/>
          <table:table-cell office:value-type="float" office:value="1443136095.94695" calcext:value-type="float">
            <text:p>1443136095.94695</text:p>
          </table:table-cell>
          <table:table-cell table:formula="of:=[.G59]-[.$B$2]" office:value-type="float" office:value="15.9467587471008" calcext:value-type="float">
            <text:p>15.9467587471</text:p>
          </table:table-cell>
          <table:table-cell table:formula="of:=[.C59]/([.H59]-[.H58])" office:value-type="float" office:value="109530.701265381" calcext:value-type="float">
            <text:p>109530.701265381</text:p>
          </table:table-cell>
          <table:table-cell table:formula="of:=[.G59]-[.$B59]" office:value-type="float" office:value="10.9312963485718" calcext:value-type="float">
            <text:p>10.93129634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6085.09412" calcext:value-type="float">
            <text:p>1443136085.09412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392809867859" calcext:value-type="float">
            <text:p>5.0939280987</text:p>
          </table:table-cell>
          <table:table-cell table:formula="of:=[.C60]/([.D60]-[.D59])" office:value-type="float" office:value="104810.127027824" calcext:value-type="float">
            <text:p>104810.127027824</text:p>
          </table:table-cell>
          <table:table-cell/>
          <table:table-cell office:value-type="float" office:value="1443136096.02201" calcext:value-type="float">
            <text:p>1443136096.02201</text:p>
          </table:table-cell>
          <table:table-cell table:formula="of:=[.G60]-[.$B$2]" office:value-type="float" office:value="16.0218160152435" calcext:value-type="float">
            <text:p>16.0218160152</text:p>
          </table:table-cell>
          <table:table-cell table:formula="of:=[.C60]/([.H60]-[.H59])" office:value-type="float" office:value="109569.668647737" calcext:value-type="float">
            <text:p>109569.668647737</text:p>
          </table:table-cell>
          <table:table-cell table:formula="of:=[.G60]-[.$B60]" office:value-type="float" office:value="10.9278879165649" calcext:value-type="float">
            <text:p>10.927887916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6085.17258" calcext:value-type="float">
            <text:p>1443136085.17258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238736152649" calcext:value-type="float">
            <text:p>5.1723873615</text:p>
          </table:table-cell>
          <table:table-cell table:formula="of:=[.C61]/([.D61]-[.D60])" office:value-type="float" office:value="104818.72632353" calcext:value-type="float">
            <text:p>104818.72632353</text:p>
          </table:table-cell>
          <table:table-cell/>
          <table:table-cell office:value-type="float" office:value="1443136096.05797" calcext:value-type="float">
            <text:p>1443136096.05797</text:p>
          </table:table-cell>
          <table:table-cell table:formula="of:=[.G61]-[.$B$2]" office:value-type="float" office:value="16.0577712059021" calcext:value-type="float">
            <text:p>16.0577712059</text:p>
          </table:table-cell>
          <table:table-cell table:formula="of:=[.C61]/([.H61]-[.H60])" office:value-type="float" office:value="228729.144509207" calcext:value-type="float">
            <text:p>228729.144509207</text:p>
          </table:table-cell>
          <table:table-cell table:formula="of:=[.G61]-[.$B61]" office:value-type="float" office:value="10.8853838443756" calcext:value-type="float">
            <text:p>10.88538384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6085.25104" calcext:value-type="float">
            <text:p>1443136085.25104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084495544434" calcext:value-type="float">
            <text:p>5.2508449554</text:p>
          </table:table-cell>
          <table:table-cell table:formula="of:=[.C62]/([.D62]-[.D61])" office:value-type="float" office:value="104820.956000912" calcext:value-type="float">
            <text:p>104820.956000912</text:p>
          </table:table-cell>
          <table:table-cell/>
          <table:table-cell office:value-type="float" office:value="1443136096.12677" calcext:value-type="float">
            <text:p>1443136096.12677</text:p>
          </table:table-cell>
          <table:table-cell table:formula="of:=[.G62]-[.$B$2]" office:value-type="float" office:value="16.126579284668" calcext:value-type="float">
            <text:p>16.1265792847</text:p>
          </table:table-cell>
          <table:table-cell table:formula="of:=[.C62]/([.H62]-[.H61])" office:value-type="float" office:value="119520.849114005" calcext:value-type="float">
            <text:p>119520.849114005</text:p>
          </table:table-cell>
          <table:table-cell table:formula="of:=[.G62]-[.$B62]" office:value-type="float" office:value="10.8757343292236" calcext:value-type="float">
            <text:p>10.875734329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6085.3295" calcext:value-type="float">
            <text:p>1443136085.3295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930135726929" calcext:value-type="float">
            <text:p>5.3293013573</text:p>
          </table:table-cell>
          <table:table-cell table:formula="of:=[.C63]/([.D63]-[.D62])" office:value-type="float" office:value="104822.54868569" calcext:value-type="float">
            <text:p>104822.54868569</text:p>
          </table:table-cell>
          <table:table-cell/>
          <table:table-cell office:value-type="float" office:value="1443136096.19553" calcext:value-type="float">
            <text:p>1443136096.19553</text:p>
          </table:table-cell>
          <table:table-cell table:formula="of:=[.G63]-[.$B$2]" office:value-type="float" office:value="16.1953394412994" calcext:value-type="float">
            <text:p>16.1953394413</text:p>
          </table:table-cell>
          <table:table-cell table:formula="of:=[.C63]/([.H63]-[.H62])" office:value-type="float" office:value="119604.148723479" calcext:value-type="float">
            <text:p>119604.148723479</text:p>
          </table:table-cell>
          <table:table-cell table:formula="of:=[.G63]-[.$B63]" office:value-type="float" office:value="10.8660380840302" calcext:value-type="float">
            <text:p>10.86603808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6085.40796" calcext:value-type="float">
            <text:p>1443136085.40796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776300430298" calcext:value-type="float">
            <text:p>5.4077630043</text:p>
          </table:table-cell>
          <table:table-cell table:formula="of:=[.C64]/([.D64]-[.D63])" office:value-type="float" office:value="104815.54123467" calcext:value-type="float">
            <text:p>104815.54123467</text:p>
          </table:table-cell>
          <table:table-cell/>
          <table:table-cell office:value-type="float" office:value="1443136096.26428" calcext:value-type="float">
            <text:p>1443136096.26428</text:p>
          </table:table-cell>
          <table:table-cell table:formula="of:=[.G64]-[.$B$2]" office:value-type="float" office:value="16.2640883922577" calcext:value-type="float">
            <text:p>16.2640883923</text:p>
          </table:table-cell>
          <table:table-cell table:formula="of:=[.C64]/([.H64]-[.H63])" office:value-type="float" office:value="119623.643493761" calcext:value-type="float">
            <text:p>119623.643493761</text:p>
          </table:table-cell>
          <table:table-cell table:formula="of:=[.G64]-[.$B64]" office:value-type="float" office:value="10.8563253879547" calcext:value-type="float">
            <text:p>10.8563253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6085.48642" calcext:value-type="float">
            <text:p>1443136085.48642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622059822083" calcext:value-type="float">
            <text:p>5.4862205982</text:p>
          </table:table-cell>
          <table:table-cell table:formula="of:=[.C65]/([.D65]-[.D64])" office:value-type="float" office:value="104820.956000912" calcext:value-type="float">
            <text:p>104820.956000912</text:p>
          </table:table-cell>
          <table:table-cell/>
          <table:table-cell office:value-type="float" office:value="1443136096.3331" calcext:value-type="float">
            <text:p>1443136096.3331</text:p>
          </table:table-cell>
          <table:table-cell table:formula="of:=[.G65]-[.$B$2]" office:value-type="float" office:value="16.3329031467438" calcext:value-type="float">
            <text:p>16.3329031467</text:p>
          </table:table-cell>
          <table:table-cell table:formula="of:=[.C65]/([.H65]-[.H64])" office:value-type="float" office:value="119509.2543949" calcext:value-type="float">
            <text:p>119509.2543949</text:p>
          </table:table-cell>
          <table:table-cell table:formula="of:=[.G65]-[.$B65]" office:value-type="float" office:value="10.846682548523" calcext:value-type="float">
            <text:p>10.84668254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6085.56486" calcext:value-type="float">
            <text:p>1443136085.56486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466484069824" calcext:value-type="float">
            <text:p>5.5646648407</text:p>
          </table:table-cell>
          <table:table-cell table:formula="of:=[.C66]/([.D66]-[.D65])" office:value-type="float" office:value="104838.796835441" calcext:value-type="float">
            <text:p>104838.796835441</text:p>
          </table:table-cell>
          <table:table-cell/>
          <table:table-cell office:value-type="float" office:value="1443136096.40188" calcext:value-type="float">
            <text:p>1443136096.40188</text:p>
          </table:table-cell>
          <table:table-cell table:formula="of:=[.G66]-[.$B$2]" office:value-type="float" office:value="16.4016852378845" calcext:value-type="float">
            <text:p>16.4016852379</text:p>
          </table:table-cell>
          <table:table-cell table:formula="of:=[.C66]/([.H66]-[.H65])" office:value-type="float" office:value="119566.007133622" calcext:value-type="float">
            <text:p>119566.007133622</text:p>
          </table:table-cell>
          <table:table-cell table:formula="of:=[.G66]-[.$B66]" office:value-type="float" office:value="10.8370203971863" calcext:value-type="float">
            <text:p>10.837020397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6085.64331" calcext:value-type="float">
            <text:p>1443136085.64331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310956001282" calcext:value-type="float">
            <text:p>5.64310956</text:p>
          </table:table-cell>
          <table:table-cell table:formula="of:=[.C67]/([.D67]-[.D66])" office:value-type="float" office:value="104838.159558205" calcext:value-type="float">
            <text:p>104838.159558205</text:p>
          </table:table-cell>
          <table:table-cell/>
          <table:table-cell office:value-type="float" office:value="1443136096.47064" calcext:value-type="float">
            <text:p>1443136096.47064</text:p>
          </table:table-cell>
          <table:table-cell table:formula="of:=[.G67]-[.$B$2]" office:value-type="float" office:value="16.4704494476318" calcext:value-type="float">
            <text:p>16.4704494476</text:p>
          </table:table-cell>
          <table:table-cell table:formula="of:=[.C67]/([.H67]-[.H66])" office:value-type="float" office:value="119597.098988274" calcext:value-type="float">
            <text:p>119597.098988274</text:p>
          </table:table-cell>
          <table:table-cell table:formula="of:=[.G67]-[.$B67]" office:value-type="float" office:value="10.827339887619" calcext:value-type="float">
            <text:p>10.82733988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6085.72177" calcext:value-type="float">
            <text:p>1443136085.72177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15735912323" calcext:value-type="float">
            <text:p>5.7215735912</text:p>
          </table:table-cell>
          <table:table-cell table:formula="of:=[.C68]/([.D68]-[.D67])" office:value-type="float" office:value="104812.356339372" calcext:value-type="float">
            <text:p>104812.356339372</text:p>
          </table:table-cell>
          <table:table-cell/>
          <table:table-cell office:value-type="float" office:value="1443136096.53944" calcext:value-type="float">
            <text:p>1443136096.53944</text:p>
          </table:table-cell>
          <table:table-cell table:formula="of:=[.G68]-[.$B$2]" office:value-type="float" office:value="16.5392413139343" calcext:value-type="float">
            <text:p>16.5392413139</text:p>
          </table:table-cell>
          <table:table-cell table:formula="of:=[.C68]/([.H68]-[.H67])" office:value-type="float" office:value="119549.017086375" calcext:value-type="float">
            <text:p>119549.017086375</text:p>
          </table:table-cell>
          <table:table-cell table:formula="of:=[.G68]-[.$B68]" office:value-type="float" office:value="10.817667722702" calcext:value-type="float">
            <text:p>10.817667722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6085.80023" calcext:value-type="float">
            <text:p>1443136085.8002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80003356933594" calcext:value-type="float">
            <text:p>5.8000335693</text:p>
          </table:table-cell>
          <table:table-cell table:formula="of:=[.C69]/([.D69]-[.D68])" office:value-type="float" office:value="104817.770776547" calcext:value-type="float">
            <text:p>104817.770776547</text:p>
          </table:table-cell>
          <table:table-cell/>
          <table:table-cell office:value-type="float" office:value="1443136096.60824" calcext:value-type="float">
            <text:p>1443136096.60824</text:p>
          </table:table-cell>
          <table:table-cell table:formula="of:=[.G69]-[.$B$2]" office:value-type="float" office:value="16.6080446243286" calcext:value-type="float">
            <text:p>16.6080446243</text:p>
          </table:table-cell>
          <table:table-cell table:formula="of:=[.C69]/([.H69]-[.H68])" office:value-type="float" office:value="119529.132433762" calcext:value-type="float">
            <text:p>119529.132433762</text:p>
          </table:table-cell>
          <table:table-cell table:formula="of:=[.G69]-[.$B69]" office:value-type="float" office:value="10.8080110549927" calcext:value-type="float">
            <text:p>10.80801105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6085.87869" calcext:value-type="float">
            <text:p>1443136085.87869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84921169281" calcext:value-type="float">
            <text:p>5.8784921169</text:p>
          </table:table-cell>
          <table:table-cell table:formula="of:=[.C70]/([.D70]-[.D69])" office:value-type="float" office:value="104819.681887936" calcext:value-type="float">
            <text:p>104819.681887936</text:p>
          </table:table-cell>
          <table:table-cell/>
          <table:table-cell office:value-type="float" office:value="1443136096.67702" calcext:value-type="float">
            <text:p>1443136096.67702</text:p>
          </table:table-cell>
          <table:table-cell table:formula="of:=[.G70]-[.$B$2]" office:value-type="float" office:value="16.6768260002136" calcext:value-type="float">
            <text:p>16.6768260002</text:p>
          </table:table-cell>
          <table:table-cell table:formula="of:=[.C70]/([.H70]-[.H69])" office:value-type="float" office:value="119567.250497418" calcext:value-type="float">
            <text:p>119567.250497418</text:p>
          </table:table-cell>
          <table:table-cell table:formula="of:=[.G70]-[.$B70]" office:value-type="float" office:value="10.7983338832855" calcext:value-type="float">
            <text:p>10.798333883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6085.95715" calcext:value-type="float">
            <text:p>1443136085.95715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695662498474" calcext:value-type="float">
            <text:p>5.956956625</text:p>
          </table:table-cell>
          <table:table-cell table:formula="of:=[.C71]/([.D71]-[.D70])" office:value-type="float" office:value="104811.719383538" calcext:value-type="float">
            <text:p>104811.719383538</text:p>
          </table:table-cell>
          <table:table-cell/>
          <table:table-cell office:value-type="float" office:value="1443136096.74577" calcext:value-type="float">
            <text:p>1443136096.74577</text:p>
          </table:table-cell>
          <table:table-cell table:formula="of:=[.G71]-[.$B$2]" office:value-type="float" office:value="16.7455775737762" calcext:value-type="float">
            <text:p>16.7455775738</text:p>
          </table:table-cell>
          <table:table-cell table:formula="of:=[.C71]/([.H71]-[.H70])" office:value-type="float" office:value="119619.080318347" calcext:value-type="float">
            <text:p>119619.080318347</text:p>
          </table:table-cell>
          <table:table-cell table:formula="of:=[.G71]-[.$B71]" office:value-type="float" office:value="10.7886209487915" calcext:value-type="float">
            <text:p>10.78862094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6086.034" calcext:value-type="float">
            <text:p>1443136086.034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38077545166" calcext:value-type="float">
            <text:p>6.0338077545</text:p>
          </table:table-cell>
          <table:table-cell table:formula="of:=[.C72]/([.D72]-[.D71])" office:value-type="float" office:value="107012.090129275" calcext:value-type="float">
            <text:p>107012.090129275</text:p>
          </table:table-cell>
          <table:table-cell/>
          <table:table-cell office:value-type="float" office:value="1443136096.81455" calcext:value-type="float">
            <text:p>1443136096.81455</text:p>
          </table:table-cell>
          <table:table-cell table:formula="of:=[.G72]-[.$B$2]" office:value-type="float" office:value="16.8143529891968" calcext:value-type="float">
            <text:p>16.8143529892</text:p>
          </table:table-cell>
          <table:table-cell table:formula="of:=[.C72]/([.H72]-[.H71])" office:value-type="float" office:value="119577.612868112" calcext:value-type="float">
            <text:p>119577.612868112</text:p>
          </table:table-cell>
          <table:table-cell table:formula="of:=[.G72]-[.$B72]" office:value-type="float" office:value="10.7805452346802" calcext:value-type="float">
            <text:p>10.780545234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6086.1089" calcext:value-type="float">
            <text:p>1443136086.1089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869979858398" calcext:value-type="float">
            <text:p>6.1086997986</text:p>
          </table:table-cell>
          <table:table-cell table:formula="of:=[.C73]/([.D73]-[.D72])" office:value-type="float" office:value="109811.397223991" calcext:value-type="float">
            <text:p>109811.397223991</text:p>
          </table:table-cell>
          <table:table-cell/>
          <table:table-cell office:value-type="float" office:value="1443136096.88336" calcext:value-type="float">
            <text:p>1443136096.88336</text:p>
          </table:table-cell>
          <table:table-cell table:formula="of:=[.G73]-[.$B$2]" office:value-type="float" office:value="16.8831691741943" calcext:value-type="float">
            <text:p>16.8831691742</text:p>
          </table:table-cell>
          <table:table-cell table:formula="of:=[.C73]/([.H73]-[.H72])" office:value-type="float" office:value="119506.770104907" calcext:value-type="float">
            <text:p>119506.770104907</text:p>
          </table:table-cell>
          <table:table-cell table:formula="of:=[.G73]-[.$B73]" office:value-type="float" office:value="10.7744693756104" calcext:value-type="float">
            <text:p>10.774469375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6086.18378" calcext:value-type="float">
            <text:p>1443136086.18378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358898162842" calcext:value-type="float">
            <text:p>6.1835889816</text:p>
          </table:table-cell>
          <table:table-cell table:formula="of:=[.C74]/([.D74]-[.D73])" office:value-type="float" office:value="109815.592394972" calcext:value-type="float">
            <text:p>109815.592394972</text:p>
          </table:table-cell>
          <table:table-cell/>
          <table:table-cell office:value-type="float" office:value="1443136096.9521" calcext:value-type="float">
            <text:p>1443136096.9521</text:p>
          </table:table-cell>
          <table:table-cell table:formula="of:=[.G74]-[.$B$2]" office:value-type="float" office:value="16.9519019126892" calcext:value-type="float">
            <text:p>16.9519019127</text:p>
          </table:table-cell>
          <table:table-cell table:formula="of:=[.C74]/([.H74]-[.H73])" office:value-type="float" office:value="119651.859944638" calcext:value-type="float">
            <text:p>119651.859944638</text:p>
          </table:table-cell>
          <table:table-cell table:formula="of:=[.G74]-[.$B74]" office:value-type="float" office:value="10.7683129310608" calcext:value-type="float">
            <text:p>10.768312931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6086.2587" calcext:value-type="float">
            <text:p>1443136086.2587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850248336792" calcext:value-type="float">
            <text:p>6.2585024834</text:p>
          </table:table-cell>
          <table:table-cell table:formula="of:=[.C75]/([.D75]-[.D74])" office:value-type="float" office:value="109779.943655517" calcext:value-type="float">
            <text:p>109779.943655517</text:p>
          </table:table-cell>
          <table:table-cell/>
          <table:table-cell office:value-type="float" office:value="1443136097.02089" calcext:value-type="float">
            <text:p>1443136097.02089</text:p>
          </table:table-cell>
          <table:table-cell table:formula="of:=[.G75]-[.$B$2]" office:value-type="float" office:value="17.020693063736" calcext:value-type="float">
            <text:p>17.0206930637</text:p>
          </table:table-cell>
          <table:table-cell table:formula="of:=[.C75]/([.H75]-[.H74])" office:value-type="float" office:value="119550.260096835" calcext:value-type="float">
            <text:p>119550.260096835</text:p>
          </table:table-cell>
          <table:table-cell table:formula="of:=[.G75]-[.$B75]" office:value-type="float" office:value="10.762190580368" calcext:value-type="float">
            <text:p>10.762190580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6086.33361" calcext:value-type="float">
            <text:p>1443136086.33361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341646194458" calcext:value-type="float">
            <text:p>6.3334164619</text:p>
          </table:table-cell>
          <table:table-cell table:formula="of:=[.C76]/([.D76]-[.D75])" office:value-type="float" office:value="109779.244891984" calcext:value-type="float">
            <text:p>109779.244891984</text:p>
          </table:table-cell>
          <table:table-cell/>
          <table:table-cell office:value-type="float" office:value="1443136100.10155" calcext:value-type="float">
            <text:p>1443136100.10155</text:p>
          </table:table-cell>
          <table:table-cell table:formula="of:=[.G76]-[.$B$2]" office:value-type="float" office:value="20.101354598999" calcext:value-type="float">
            <text:p>20.101354599</text:p>
          </table:table-cell>
          <table:table-cell table:formula="of:=[.C76]/([.H76]-[.H75])" office:value-type="float" office:value="2669.55649163768" calcext:value-type="float">
            <text:p>2669.5564916377</text:p>
          </table:table-cell>
          <table:table-cell table:formula="of:=[.G76]-[.$B76]" office:value-type="float" office:value="13.7679381370544" calcext:value-type="float">
            <text:p>13.76793813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6086.40851" calcext:value-type="float">
            <text:p>1443136086.40851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831685066223" calcext:value-type="float">
            <text:p>6.4083168507</text:p>
          </table:table-cell>
          <table:table-cell table:formula="of:=[.C77]/([.D77]-[.D76])" office:value-type="float" office:value="109799.163139215" calcext:value-type="float">
            <text:p>109799.163139215</text:p>
          </table:table-cell>
          <table:table-cell/>
          <table:table-cell office:value-type="float" office:value="1443136103.1619" calcext:value-type="float">
            <text:p>1443136103.1619</text:p>
          </table:table-cell>
          <table:table-cell table:formula="of:=[.G77]-[.$B$2]" office:value-type="float" office:value="23.1617078781128" calcext:value-type="float">
            <text:p>23.1617078781</text:p>
          </table:table-cell>
          <table:table-cell table:formula="of:=[.C77]/([.H77]-[.H76])" office:value-type="float" office:value="2687.27145200097" calcext:value-type="float">
            <text:p>2687.271452001</text:p>
          </table:table-cell>
          <table:table-cell table:formula="of:=[.G77]-[.$B77]" office:value-type="float" office:value="16.7533910274506" calcext:value-type="float">
            <text:p>16.75339102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6086.48341" calcext:value-type="float">
            <text:p>1443136086.48341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321843147278" calcext:value-type="float">
            <text:p>6.4832184315</text:p>
          </table:table-cell>
          <table:table-cell table:formula="of:=[.C78]/([.D78]-[.D77])" office:value-type="float" office:value="109797.415635345" calcext:value-type="float">
            <text:p>109797.415635345</text:p>
          </table:table-cell>
          <table:table-cell/>
          <table:table-cell office:value-type="float" office:value="1443136105.13372" calcext:value-type="float">
            <text:p>1443136105.13372</text:p>
          </table:table-cell>
          <table:table-cell table:formula="of:=[.G78]-[.$B$2]" office:value-type="float" office:value="25.1335291862488" calcext:value-type="float">
            <text:p>25.1335291862</text:p>
          </table:table-cell>
          <table:table-cell table:formula="of:=[.C78]/([.H78]-[.H77])" office:value-type="float" office:value="4170.76332731913" calcext:value-type="float">
            <text:p>4170.7633273191</text:p>
          </table:table-cell>
          <table:table-cell table:formula="of:=[.G78]-[.$B78]" office:value-type="float" office:value="18.650310754776" calcext:value-type="float">
            <text:p>18.650310754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6086.55831" calcext:value-type="float">
            <text:p>1443136086.55831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811238288879" calcext:value-type="float">
            <text:p>6.5581123829</text:p>
          </table:table-cell>
          <table:table-cell table:formula="of:=[.C79]/([.D79]-[.D78])" office:value-type="float" office:value="109808.600621403" calcext:value-type="float">
            <text:p>109808.600621403</text:p>
          </table:table-cell>
          <table:table-cell/>
          <table:table-cell office:value-type="float" office:value="1443136111.42774" calcext:value-type="float">
            <text:p>1443136111.42774</text:p>
          </table:table-cell>
          <table:table-cell table:formula="of:=[.G79]-[.$B$2]" office:value-type="float" office:value="31.4275443553925" calcext:value-type="float">
            <text:p>31.4275443554</text:p>
          </table:table-cell>
          <table:table-cell table:formula="of:=[.C79]/([.H79]-[.H78])" office:value-type="float" office:value="1306.63809650762" calcext:value-type="float">
            <text:p>1306.6380965076</text:p>
          </table:table-cell>
          <table:table-cell table:formula="of:=[.G79]-[.$B79]" office:value-type="float" office:value="24.8694319725037" calcext:value-type="float">
            <text:p>24.86943197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6086.63321" calcext:value-type="float">
            <text:p>1443136086.63321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301062583923" calcext:value-type="float">
            <text:p>6.6330106258</text:p>
          </table:table-cell>
          <table:table-cell table:formula="of:=[.C80]/([.D80]-[.D79])" office:value-type="float" office:value="109802.30878636" calcext:value-type="float">
            <text:p>109802.30878636</text:p>
          </table:table-cell>
          <table:table-cell/>
          <table:table-cell office:value-type="float" office:value="1443136111.52257" calcext:value-type="float">
            <text:p>1443136111.52257</text:p>
          </table:table-cell>
          <table:table-cell table:formula="of:=[.G80]-[.$B$2]" office:value-type="float" office:value="31.5223760604858" calcext:value-type="float">
            <text:p>31.5223760605</text:p>
          </table:table-cell>
          <table:table-cell table:formula="of:=[.C80]/([.H80]-[.H79])" office:value-type="float" office:value="86722.0513635347" calcext:value-type="float">
            <text:p>86722.0513635347</text:p>
          </table:table-cell>
          <table:table-cell table:formula="of:=[.G80]-[.$B80]" office:value-type="float" office:value="24.8893654346466" calcext:value-type="float">
            <text:p>24.889365434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6086.70809" calcext:value-type="float">
            <text:p>1443136086.70809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789122581482" calcext:value-type="float">
            <text:p>6.7078912258</text:p>
          </table:table-cell>
          <table:table-cell table:formula="of:=[.C81]/([.D81]-[.D80])" office:value-type="float" office:value="109828.179831376" calcext:value-type="float">
            <text:p>109828.179831376</text:p>
          </table:table-cell>
          <table:table-cell/>
          <table:table-cell office:value-type="float" office:value="1443136111.61746" calcext:value-type="float">
            <text:p>1443136111.61746</text:p>
          </table:table-cell>
          <table:table-cell table:formula="of:=[.G81]-[.$B$2]" office:value-type="float" office:value="31.6172630786896" calcext:value-type="float">
            <text:p>31.6172630787</text:p>
          </table:table-cell>
          <table:table-cell table:formula="of:=[.C81]/([.H81]-[.H80])" office:value-type="float" office:value="86671.4979107253" calcext:value-type="float">
            <text:p>86671.4979107253</text:p>
          </table:table-cell>
          <table:table-cell table:formula="of:=[.G81]-[.$B81]" office:value-type="float" office:value="24.9093718528748" calcext:value-type="float">
            <text:p>24.909371852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6086.78298" calcext:value-type="float">
            <text:p>1443136086.78298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278517723084" calcext:value-type="float">
            <text:p>6.7827851772</text:p>
          </table:table-cell>
          <table:table-cell table:formula="of:=[.C82]/([.D82]-[.D81])" office:value-type="float" office:value="109808.600621403" calcext:value-type="float">
            <text:p>109808.600621403</text:p>
          </table:table-cell>
          <table:table-cell/>
          <table:table-cell office:value-type="float" office:value="1443136111.71228" calcext:value-type="float">
            <text:p>1443136111.71228</text:p>
          </table:table-cell>
          <table:table-cell table:formula="of:=[.G82]-[.$B$2]" office:value-type="float" office:value="31.7120893001556" calcext:value-type="float">
            <text:p>31.7120893002</text:p>
          </table:table-cell>
          <table:table-cell table:formula="of:=[.C82]/([.H82]-[.H81])" office:value-type="float" office:value="86727.0663414879" calcext:value-type="float">
            <text:p>86727.0663414879</text:p>
          </table:table-cell>
          <table:table-cell table:formula="of:=[.G82]-[.$B82]" office:value-type="float" office:value="24.9293041229248" calcext:value-type="float">
            <text:p>24.929304122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6086.85789" calcext:value-type="float">
            <text:p>1443136086.85789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769128799439" calcext:value-type="float">
            <text:p>6.857691288</text:p>
          </table:table-cell>
          <table:table-cell table:formula="of:=[.C83]/([.D83]-[.D82])" office:value-type="float" office:value="109790.775627906" calcext:value-type="float">
            <text:p>109790.775627906</text:p>
          </table:table-cell>
          <table:table-cell/>
          <table:table-cell office:value-type="float" office:value="1443136111.8072" calcext:value-type="float">
            <text:p>1443136111.8072</text:p>
          </table:table-cell>
          <table:table-cell table:formula="of:=[.G83]-[.$B$2]" office:value-type="float" office:value="31.8070039749146" calcext:value-type="float">
            <text:p>31.8070039749</text:p>
          </table:table-cell>
          <table:table-cell table:formula="of:=[.C83]/([.H83]-[.H82])" office:value-type="float" office:value="86646.2432799717" calcext:value-type="float">
            <text:p>86646.2432799717</text:p>
          </table:table-cell>
          <table:table-cell table:formula="of:=[.G83]-[.$B83]" office:value-type="float" office:value="24.9493126869202" calcext:value-type="float">
            <text:p>24.949312686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6086.93277" calcext:value-type="float">
            <text:p>1443136086.93277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257617950439" calcext:value-type="float">
            <text:p>6.9325761795</text:p>
          </table:table-cell>
          <table:table-cell table:formula="of:=[.C84]/([.D84]-[.D83])" office:value-type="float" office:value="109821.885752491" calcext:value-type="float">
            <text:p>109821.885752491</text:p>
          </table:table-cell>
          <table:table-cell/>
          <table:table-cell office:value-type="float" office:value="1443136111.90207" calcext:value-type="float">
            <text:p>1443136111.90207</text:p>
          </table:table-cell>
          <table:table-cell table:formula="of:=[.G84]-[.$B$2]" office:value-type="float" office:value="31.9018776416779" calcext:value-type="float">
            <text:p>31.9018776417</text:p>
          </table:table-cell>
          <table:table-cell table:formula="of:=[.C84]/([.H84]-[.H83])" office:value-type="float" office:value="86683.6950712313" calcext:value-type="float">
            <text:p>86683.6950712313</text:p>
          </table:table-cell>
          <table:table-cell table:formula="of:=[.G84]-[.$B84]" office:value-type="float" office:value="24.9693014621735" calcext:value-type="float">
            <text:p>24.969301462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6100.01049" calcext:value-type="float">
            <text:p>1443136100.01049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102918148041" calcext:value-type="float">
            <text:p>20.0102918148</text:p>
          </table:table-cell>
          <table:table-cell table:formula="of:=[.C85]/([.D85]-[.D84])" office:value-type="float" office:value="628.856004316349" calcext:value-type="float">
            <text:p>628.8560043163</text:p>
          </table:table-cell>
          <table:table-cell/>
          <table:table-cell office:value-type="float" office:value="1443136111.99693" calcext:value-type="float">
            <text:p>1443136111.99693</text:p>
          </table:table-cell>
          <table:table-cell table:formula="of:=[.G85]-[.$B$2]" office:value-type="float" office:value="31.9967310428619" calcext:value-type="float">
            <text:p>31.9967310429</text:p>
          </table:table-cell>
          <table:table-cell table:formula="of:=[.C85]/([.H85]-[.H84])" office:value-type="float" office:value="86702.2151798192" calcext:value-type="float">
            <text:p>86702.2151798192</text:p>
          </table:table-cell>
          <table:table-cell table:formula="of:=[.G85]-[.$B85]" office:value-type="float" office:value="11.9864392280579" calcext:value-type="float">
            <text:p>11.986439228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6100.11343" calcext:value-type="float">
            <text:p>1443136100.11343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32390499115" calcext:value-type="float">
            <text:p>20.1132390499</text:p>
          </table:table-cell>
          <table:table-cell table:formula="of:=[.C86]/([.D86]-[.D85])" office:value-type="float" office:value="79885.5840219365" calcext:value-type="float">
            <text:p>79885.5840219365</text:p>
          </table:table-cell>
          <table:table-cell/>
          <table:table-cell office:value-type="float" office:value="1443136112.04282" calcext:value-type="float">
            <text:p>1443136112.04282</text:p>
          </table:table-cell>
          <table:table-cell table:formula="of:=[.G86]-[.$B$2]" office:value-type="float" office:value="32.0426251888275" calcext:value-type="float">
            <text:p>32.0426251888</text:p>
          </table:table-cell>
          <table:table-cell table:formula="of:=[.C86]/([.H86]-[.H85])" office:value-type="float" office:value="179194.967614575" calcext:value-type="float">
            <text:p>179194.967614575</text:p>
          </table:table-cell>
          <table:table-cell table:formula="of:=[.G86]-[.$B86]" office:value-type="float" office:value="11.929386138916" calcext:value-type="float">
            <text:p>11.929386138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6100.21638" calcext:value-type="float">
            <text:p>1443136100.21638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61819934845" calcext:value-type="float">
            <text:p>20.2161819935</text:p>
          </table:table-cell>
          <table:table-cell table:formula="of:=[.C87]/([.D87]-[.D86])" office:value-type="float" office:value="79888.914330182" calcext:value-type="float">
            <text:p>79888.914330182</text:p>
          </table:table-cell>
          <table:table-cell/>
          <table:table-cell office:value-type="float" office:value="1443136112.13065" calcext:value-type="float">
            <text:p>1443136112.13065</text:p>
          </table:table-cell>
          <table:table-cell table:formula="of:=[.G87]-[.$B$2]" office:value-type="float" office:value="32.1304574012756" calcext:value-type="float">
            <text:p>32.1304574013</text:p>
          </table:table-cell>
          <table:table-cell table:formula="of:=[.C87]/([.H87]-[.H86])" office:value-type="float" office:value="93633.0734564801" calcext:value-type="float">
            <text:p>93633.0734564801</text:p>
          </table:table-cell>
          <table:table-cell table:formula="of:=[.G87]-[.$B87]" office:value-type="float" office:value="11.9142754077911" calcext:value-type="float">
            <text:p>11.914275407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6100.31932" calcext:value-type="float">
            <text:p>1443136100.31932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91258907318" calcext:value-type="float">
            <text:p>20.3191258907</text:p>
          </table:table-cell>
          <table:table-cell table:formula="of:=[.C88]/([.D88]-[.D87])" office:value-type="float" office:value="79888.174237687" calcext:value-type="float">
            <text:p>79888.174237687</text:p>
          </table:table-cell>
          <table:table-cell/>
          <table:table-cell office:value-type="float" office:value="1443136112.21843" calcext:value-type="float">
            <text:p>1443136112.21843</text:p>
          </table:table-cell>
          <table:table-cell table:formula="of:=[.G88]-[.$B$2]" office:value-type="float" office:value="32.2182354927063" calcext:value-type="float">
            <text:p>32.2182354927</text:p>
          </table:table-cell>
          <table:table-cell table:formula="of:=[.C88]/([.H88]-[.H87])" office:value-type="float" office:value="93690.804458834" calcext:value-type="float">
            <text:p>93690.804458834</text:p>
          </table:table-cell>
          <table:table-cell table:formula="of:=[.G88]-[.$B88]" office:value-type="float" office:value="11.8991096019745" calcext:value-type="float">
            <text:p>11.89910960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6100.42226" calcext:value-type="float">
            <text:p>1443136100.42226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20678806305" calcext:value-type="float">
            <text:p>20.4220678806</text:p>
          </table:table-cell>
          <table:table-cell table:formula="of:=[.C89]/([.D89]-[.D88])" office:value-type="float" office:value="79889.6544363897" calcext:value-type="float">
            <text:p>79889.6544363897</text:p>
          </table:table-cell>
          <table:table-cell/>
          <table:table-cell office:value-type="float" office:value="1443136112.30627" calcext:value-type="float">
            <text:p>1443136112.30627</text:p>
          </table:table-cell>
          <table:table-cell table:formula="of:=[.G89]-[.$B$2]" office:value-type="float" office:value="32.3060760498047" calcext:value-type="float">
            <text:p>32.3060760498</text:p>
          </table:table-cell>
          <table:table-cell table:formula="of:=[.C89]/([.H89]-[.H88])" office:value-type="float" office:value="93624.1785305214" calcext:value-type="float">
            <text:p>93624.1785305214</text:p>
          </table:table-cell>
          <table:table-cell table:formula="of:=[.G89]-[.$B89]" office:value-type="float" office:value="11.8840081691742" calcext:value-type="float">
            <text:p>11.884008169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6100.52521" calcext:value-type="float">
            <text:p>1443136100.52521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50177383423" calcext:value-type="float">
            <text:p>20.5250177383</text:p>
          </table:table-cell>
          <table:table-cell table:formula="of:=[.C90]/([.D90]-[.D89])" office:value-type="float" office:value="79883.548970248" calcext:value-type="float">
            <text:p>79883.548970248</text:p>
          </table:table-cell>
          <table:table-cell/>
          <table:table-cell office:value-type="float" office:value="1443136112.39406" calcext:value-type="float">
            <text:p>1443136112.39406</text:p>
          </table:table-cell>
          <table:table-cell table:formula="of:=[.G90]-[.$B$2]" office:value-type="float" office:value="32.3938610553741" calcext:value-type="float">
            <text:p>32.3938610554</text:p>
          </table:table-cell>
          <table:table-cell table:formula="of:=[.C90]/([.H90]-[.H89])" office:value-type="float" office:value="93683.4251664191" calcext:value-type="float">
            <text:p>93683.4251664191</text:p>
          </table:table-cell>
          <table:table-cell table:formula="of:=[.G90]-[.$B90]" office:value-type="float" office:value="11.8688433170319" calcext:value-type="float">
            <text:p>11.86884331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6100.62815" calcext:value-type="float">
            <text:p>1443136100.62815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79563903809" calcext:value-type="float">
            <text:p>20.6279563904</text:p>
          </table:table-cell>
          <table:table-cell table:formula="of:=[.C91]/([.D91]-[.D90])" office:value-type="float" office:value="79892.24491611" calcext:value-type="float">
            <text:p>79892.24491611</text:p>
          </table:table-cell>
          <table:table-cell/>
          <table:table-cell office:value-type="float" office:value="1443136112.48186" calcext:value-type="float">
            <text:p>1443136112.48186</text:p>
          </table:table-cell>
          <table:table-cell table:formula="of:=[.G91]-[.$B$2]" office:value-type="float" office:value="32.4816653728485" calcext:value-type="float">
            <text:p>32.4816653728</text:p>
          </table:table-cell>
          <table:table-cell table:formula="of:=[.C91]/([.H91]-[.H90])" office:value-type="float" office:value="93662.8201956131" calcext:value-type="float">
            <text:p>93662.8201956131</text:p>
          </table:table-cell>
          <table:table-cell table:formula="of:=[.G91]-[.$B91]" office:value-type="float" office:value="11.8537089824677" calcext:value-type="float">
            <text:p>11.853708982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6100.73109" calcext:value-type="float">
            <text:p>1443136100.73109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08938503265" calcext:value-type="float">
            <text:p>20.7308938503</text:p>
          </table:table-cell>
          <table:table-cell table:formula="of:=[.C92]/([.D92]-[.D91])" office:value-type="float" office:value="79893.1701281526" calcext:value-type="float">
            <text:p>79893.1701281526</text:p>
          </table:table-cell>
          <table:table-cell/>
          <table:table-cell office:value-type="float" office:value="1443136112.56966" calcext:value-type="float">
            <text:p>1443136112.56966</text:p>
          </table:table-cell>
          <table:table-cell table:formula="of:=[.G92]-[.$B$2]" office:value-type="float" office:value="32.5694670677185" calcext:value-type="float">
            <text:p>32.5694670677</text:p>
          </table:table-cell>
          <table:table-cell table:formula="of:=[.C92]/([.H92]-[.H91])" office:value-type="float" office:value="93665.6178696435" calcext:value-type="float">
            <text:p>93665.6178696435</text:p>
          </table:table-cell>
          <table:table-cell table:formula="of:=[.G92]-[.$B92]" office:value-type="float" office:value="11.838573217392" calcext:value-type="float">
            <text:p>11.838573217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6100.83402" calcext:value-type="float">
            <text:p>1443136100.83402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38205814362" calcext:value-type="float">
            <text:p>20.8338205814</text:p>
          </table:table-cell>
          <table:table-cell table:formula="of:=[.C93]/([.D93]-[.D92])" office:value-type="float" office:value="79901.4980009544" calcext:value-type="float">
            <text:p>79901.4980009544</text:p>
          </table:table-cell>
          <table:table-cell/>
          <table:table-cell office:value-type="float" office:value="1443136112.65747" calcext:value-type="float">
            <text:p>1443136112.65747</text:p>
          </table:table-cell>
          <table:table-cell table:formula="of:=[.G93]-[.$B$2]" office:value-type="float" office:value="32.6572730541229" calcext:value-type="float">
            <text:p>32.6572730541</text:p>
          </table:table-cell>
          <table:table-cell table:formula="of:=[.C93]/([.H93]-[.H92])" office:value-type="float" office:value="93661.0399446081" calcext:value-type="float">
            <text:p>93661.0399446081</text:p>
          </table:table-cell>
          <table:table-cell table:formula="of:=[.G93]-[.$B93]" office:value-type="float" office:value="11.8234524726868" calcext:value-type="float">
            <text:p>11.823452472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6100.93696" calcext:value-type="float">
            <text:p>1443136100.93696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67673397064" calcext:value-type="float">
            <text:p>20.9367673397</text:p>
          </table:table-cell>
          <table:table-cell table:formula="of:=[.C94]/([.D94]-[.D93])" office:value-type="float" office:value="79885.9540424744" calcext:value-type="float">
            <text:p>79885.9540424744</text:p>
          </table:table-cell>
          <table:table-cell/>
          <table:table-cell office:value-type="float" office:value="1443136112.74527" calcext:value-type="float">
            <text:p>1443136112.74527</text:p>
          </table:table-cell>
          <table:table-cell table:formula="of:=[.G94]-[.$B$2]" office:value-type="float" office:value="32.7450723648071" calcext:value-type="float">
            <text:p>32.7450723648</text:p>
          </table:table-cell>
          <table:table-cell table:formula="of:=[.C94]/([.H94]-[.H93])" office:value-type="float" office:value="93668.1613547061" calcext:value-type="float">
            <text:p>93668.1613547061</text:p>
          </table:table-cell>
          <table:table-cell table:formula="of:=[.G94]-[.$B94]" office:value-type="float" office:value="11.8083050251007" calcext:value-type="float">
            <text:p>11.808305025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6101.03755" calcext:value-type="float">
            <text:p>1443136101.03755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73530387878" calcext:value-type="float">
            <text:p>21.0373530388</text:p>
          </table:table-cell>
          <table:table-cell table:formula="of:=[.C95]/([.D95]-[.D94])" office:value-type="float" office:value="81761.1258370132" calcext:value-type="float">
            <text:p>81761.1258370132</text:p>
          </table:table-cell>
          <table:table-cell/>
          <table:table-cell office:value-type="float" office:value="1443136112.8331" calcext:value-type="float">
            <text:p>1443136112.8331</text:p>
          </table:table-cell>
          <table:table-cell table:formula="of:=[.G95]-[.$B$2]" office:value-type="float" office:value="32.8329083919525" calcext:value-type="float">
            <text:p>32.832908392</text:p>
          </table:table-cell>
          <table:table-cell table:formula="of:=[.C95]/([.H95]-[.H94])" office:value-type="float" office:value="93629.0069949051" calcext:value-type="float">
            <text:p>93629.0069949051</text:p>
          </table:table-cell>
          <table:table-cell table:formula="of:=[.G95]-[.$B95]" office:value-type="float" office:value="11.7955553531647" calcext:value-type="float">
            <text:p>11.795555353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6101.13445" calcext:value-type="float">
            <text:p>1443136101.13445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42554092407" calcext:value-type="float">
            <text:p>21.1342554092</text:p>
          </table:table-cell>
          <table:table-cell table:formula="of:=[.C96]/([.D96]-[.D95])" office:value-type="float" office:value="84868.9248938337" calcext:value-type="float">
            <text:p>84868.9248938337</text:p>
          </table:table-cell>
          <table:table-cell/>
          <table:table-cell office:value-type="float" office:value="1443136112.92094" calcext:value-type="float">
            <text:p>1443136112.92094</text:p>
          </table:table-cell>
          <table:table-cell table:formula="of:=[.G96]-[.$B$2]" office:value-type="float" office:value="32.920746088028" calcext:value-type="float">
            <text:p>32.920746088</text:p>
          </table:table-cell>
          <table:table-cell table:formula="of:=[.C96]/([.H96]-[.H95])" office:value-type="float" office:value="93627.2280290322" calcext:value-type="float">
            <text:p>93627.2280290322</text:p>
          </table:table-cell>
          <table:table-cell table:formula="of:=[.G96]-[.$B96]" office:value-type="float" office:value="11.7864906787872" calcext:value-type="float">
            <text:p>11.78649067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6101.23134" calcext:value-type="float">
            <text:p>1443136101.23134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11449050903" calcext:value-type="float">
            <text:p>21.2311449051</text:p>
          </table:table-cell>
          <table:table-cell table:formula="of:=[.C97]/([.D97]-[.D96])" office:value-type="float" office:value="84880.2022126855" calcext:value-type="float">
            <text:p>84880.2022126855</text:p>
          </table:table-cell>
          <table:table-cell/>
          <table:table-cell office:value-type="float" office:value="1443136113.00877" calcext:value-type="float">
            <text:p>1443136113.00877</text:p>
          </table:table-cell>
          <table:table-cell table:formula="of:=[.G97]-[.$B$2]" office:value-type="float" office:value="33.0085713863373" calcext:value-type="float">
            <text:p>33.0085713863</text:p>
          </table:table-cell>
          <table:table-cell table:formula="of:=[.C97]/([.H97]-[.H96])" office:value-type="float" office:value="93640.4448184686" calcext:value-type="float">
            <text:p>93640.4448184686</text:p>
          </table:table-cell>
          <table:table-cell table:formula="of:=[.G97]-[.$B97]" office:value-type="float" office:value="11.7774264812469" calcext:value-type="float">
            <text:p>11.777426481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6101.32823" calcext:value-type="float">
            <text:p>1443136101.32823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80375003815" calcext:value-type="float">
            <text:p>21.3280375004</text:p>
          </table:table-cell>
          <table:table-cell table:formula="of:=[.C98]/([.D98]-[.D97])" office:value-type="float" office:value="84877.4870286936" calcext:value-type="float">
            <text:p>84877.4870286936</text:p>
          </table:table-cell>
          <table:table-cell/>
          <table:table-cell office:value-type="float" office:value="1443136113.05187" calcext:value-type="float">
            <text:p>1443136113.05187</text:p>
          </table:table-cell>
          <table:table-cell table:formula="of:=[.G98]-[.$B$2]" office:value-type="float" office:value="33.0516750812531" calcext:value-type="float">
            <text:p>33.0516750813</text:p>
          </table:table-cell>
          <table:table-cell table:formula="of:=[.C98]/([.H98]-[.H97])" office:value-type="float" office:value="190795.7082582" calcext:value-type="float">
            <text:p>190795.7082582</text:p>
          </table:table-cell>
          <table:table-cell table:formula="of:=[.G98]-[.$B98]" office:value-type="float" office:value="11.7236375808716" calcext:value-type="float">
            <text:p>11.723637580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6101.42514" calcext:value-type="float">
            <text:p>1443136101.42514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49458312988" calcext:value-type="float">
            <text:p>21.4249458313</text:p>
          </table:table-cell>
          <table:table-cell table:formula="of:=[.C99]/([.D99]-[.D98])" office:value-type="float" office:value="84863.7049276318" calcext:value-type="float">
            <text:p>84863.7049276318</text:p>
          </table:table-cell>
          <table:table-cell/>
          <table:table-cell office:value-type="float" office:value="1443136113.13439" calcext:value-type="float">
            <text:p>1443136113.13439</text:p>
          </table:table-cell>
          <table:table-cell table:formula="of:=[.G99]-[.$B$2]" office:value-type="float" office:value="33.1341984272003" calcext:value-type="float">
            <text:p>33.1341984272</text:p>
          </table:table-cell>
          <table:table-cell table:formula="of:=[.C99]/([.H99]-[.H98])" office:value-type="float" office:value="99656.6475292378" calcext:value-type="float">
            <text:p>99656.6475292378</text:p>
          </table:table-cell>
          <table:table-cell table:formula="of:=[.G99]-[.$B99]" office:value-type="float" office:value="11.7092525959015" calcext:value-type="float">
            <text:p>11.709252595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6101.52205" calcext:value-type="float">
            <text:p>1443136101.52205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18555927277" calcext:value-type="float">
            <text:p>21.5218555927</text:p>
          </table:table-cell>
          <table:table-cell table:formula="of:=[.C100]/([.D100]-[.D99])" office:value-type="float" office:value="84862.4522312895" calcext:value-type="float">
            <text:p>84862.4522312895</text:p>
          </table:table-cell>
          <table:table-cell/>
          <table:table-cell office:value-type="float" office:value="1443136113.21692" calcext:value-type="float">
            <text:p>1443136113.21692</text:p>
          </table:table-cell>
          <table:table-cell table:formula="of:=[.G100]-[.$B$2]" office:value-type="float" office:value="33.2167210578918" calcext:value-type="float">
            <text:p>33.2167210579</text:p>
          </table:table-cell>
          <table:table-cell table:formula="of:=[.C100]/([.H100]-[.H99])" office:value-type="float" office:value="99657.5112921632" calcext:value-type="float">
            <text:p>99657.5112921632</text:p>
          </table:table-cell>
          <table:table-cell table:formula="of:=[.G100]-[.$B100]" office:value-type="float" office:value="11.6948654651642" calcext:value-type="float">
            <text:p>11.694865465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6101.61895" calcext:value-type="float">
            <text:p>1443136101.61895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87543869019" calcext:value-type="float">
            <text:p>21.6187543869</text:p>
          </table:table-cell>
          <table:table-cell table:formula="of:=[.C101]/([.D101]-[.D100])" office:value-type="float" office:value="84872.0571818032" calcext:value-type="float">
            <text:p>84872.0571818032</text:p>
          </table:table-cell>
          <table:table-cell/>
          <table:table-cell office:value-type="float" office:value="1443136113.29947" calcext:value-type="float">
            <text:p>1443136113.29947</text:p>
          </table:table-cell>
          <table:table-cell table:formula="of:=[.G101]-[.$B$2]" office:value-type="float" office:value="33.2992751598358" calcext:value-type="float">
            <text:p>33.2992751598</text:p>
          </table:table-cell>
          <table:table-cell table:formula="of:=[.C101]/([.H101]-[.H100])" office:value-type="float" office:value="99619.5198826305" calcext:value-type="float">
            <text:p>99619.5198826305</text:p>
          </table:table-cell>
          <table:table-cell table:formula="of:=[.G101]-[.$B101]" office:value-type="float" office:value="11.680520772934" calcext:value-type="float">
            <text:p>11.680520772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6101.71584" calcext:value-type="float">
            <text:p>1443136101.71584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56493663788" calcext:value-type="float">
            <text:p>21.7156493664</text:p>
          </table:table-cell>
          <table:table-cell table:formula="of:=[.C102]/([.D102]-[.D101])" office:value-type="float" office:value="84875.3985438243" calcext:value-type="float">
            <text:p>84875.3985438243</text:p>
          </table:table-cell>
          <table:table-cell/>
          <table:table-cell office:value-type="float" office:value="1443136113.38201" calcext:value-type="float">
            <text:p>1443136113.38201</text:p>
          </table:table-cell>
          <table:table-cell table:formula="of:=[.G102]-[.$B$2]" office:value-type="float" office:value="33.3818187713623" calcext:value-type="float">
            <text:p>33.3818187714</text:p>
          </table:table-cell>
          <table:table-cell table:formula="of:=[.C102]/([.H102]-[.H101])" office:value-type="float" office:value="99632.180466938" calcext:value-type="float">
            <text:p>99632.180466938</text:p>
          </table:table-cell>
          <table:table-cell table:formula="of:=[.G102]-[.$B102]" office:value-type="float" office:value="11.6661694049835" calcext:value-type="float">
            <text:p>11.66616940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6101.81272" calcext:value-type="float">
            <text:p>1443136101.81272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25286102295" calcext:value-type="float">
            <text:p>21.8125286102</text:p>
          </table:table-cell>
          <table:table-cell table:formula="of:=[.C103]/([.D103]-[.D102])" office:value-type="float" office:value="84889.1844436077" calcext:value-type="float">
            <text:p>84889.1844436077</text:p>
          </table:table-cell>
          <table:table-cell/>
          <table:table-cell office:value-type="float" office:value="1443136113.46455" calcext:value-type="float">
            <text:p>1443136113.46455</text:p>
          </table:table-cell>
          <table:table-cell table:formula="of:=[.G103]-[.$B$2]" office:value-type="float" office:value="33.4643559455872" calcext:value-type="float">
            <text:p>33.4643559456</text:p>
          </table:table-cell>
          <table:table-cell table:formula="of:=[.C103]/([.H103]-[.H102])" office:value-type="float" office:value="99639.9510552131" calcext:value-type="float">
            <text:p>99639.9510552131</text:p>
          </table:table-cell>
          <table:table-cell table:formula="of:=[.G103]-[.$B103]" office:value-type="float" office:value="11.6518273353577" calcext:value-type="float">
            <text:p>11.65182733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6101.90964" calcext:value-type="float">
            <text:p>1443136101.90964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094398021698" calcext:value-type="float">
            <text:p>21.9094398022</text:p>
          </table:table-cell>
          <table:table-cell table:formula="of:=[.C104]/([.D104]-[.D103])" office:value-type="float" office:value="84861.1995719294" calcext:value-type="float">
            <text:p>84861.1995719294</text:p>
          </table:table-cell>
          <table:table-cell/>
          <table:table-cell office:value-type="float" office:value="1443136113.54713" calcext:value-type="float">
            <text:p>1443136113.54713</text:p>
          </table:table-cell>
          <table:table-cell table:formula="of:=[.G104]-[.$B$2]" office:value-type="float" office:value="33.5469353199005" calcext:value-type="float">
            <text:p>33.5469353199</text:p>
          </table:table-cell>
          <table:table-cell table:formula="of:=[.C104]/([.H104]-[.H103])" office:value-type="float" office:value="99589.0325929733" calcext:value-type="float">
            <text:p>99589.0325929733</text:p>
          </table:table-cell>
          <table:table-cell table:formula="of:=[.G104]-[.$B104]" office:value-type="float" office:value="11.6374955177307" calcext:value-type="float">
            <text:p>11.637495517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6102.0054" calcext:value-type="float">
            <text:p>1443136102.0054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52008628845" calcext:value-type="float">
            <text:p>22.0052008629</text:p>
          </table:table-cell>
          <table:table-cell table:formula="of:=[.C105]/([.D105]-[.D104])" office:value-type="float" office:value="85880.4188113561" calcext:value-type="float">
            <text:p>85880.4188113561</text:p>
          </table:table-cell>
          <table:table-cell/>
          <table:table-cell office:value-type="float" office:value="1443136113.62962" calcext:value-type="float">
            <text:p>1443136113.62962</text:p>
          </table:table-cell>
          <table:table-cell table:formula="of:=[.G105]-[.$B$2]" office:value-type="float" office:value="33.6294226646423" calcext:value-type="float">
            <text:p>33.6294226646</text:p>
          </table:table-cell>
          <table:table-cell table:formula="of:=[.C105]/([.H105]-[.H104])" office:value-type="float" office:value="99700.1421944233" calcext:value-type="float">
            <text:p>99700.1421944233</text:p>
          </table:table-cell>
          <table:table-cell table:formula="of:=[.G105]-[.$B105]" office:value-type="float" office:value="11.6242218017578" calcext:value-type="float">
            <text:p>11.624221801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6102.08586" calcext:value-type="float">
            <text:p>1443136102.08586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56676101685" calcext:value-type="float">
            <text:p>22.0856676102</text:p>
          </table:table-cell>
          <table:table-cell table:formula="of:=[.C106]/([.D106]-[.D105])" office:value-type="float" office:value="102203.708706911" calcext:value-type="float">
            <text:p>102203.708706911</text:p>
          </table:table-cell>
          <table:table-cell/>
          <table:table-cell office:value-type="float" office:value="1443136113.71218" calcext:value-type="float">
            <text:p>1443136113.71218</text:p>
          </table:table-cell>
          <table:table-cell table:formula="of:=[.G106]-[.$B$2]" office:value-type="float" office:value="33.7119884490967" calcext:value-type="float">
            <text:p>33.7119884491</text:p>
          </table:table-cell>
          <table:table-cell table:formula="of:=[.C106]/([.H106]-[.H105])" office:value-type="float" office:value="99605.424381905" calcext:value-type="float">
            <text:p>99605.424381905</text:p>
          </table:table-cell>
          <table:table-cell table:formula="of:=[.G106]-[.$B106]" office:value-type="float" office:value="11.6263208389282" calcext:value-type="float">
            <text:p>11.626320838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6102.16632" calcext:value-type="float">
            <text:p>1443136102.16632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61219596863" calcext:value-type="float">
            <text:p>22.1661219597</text:p>
          </table:table-cell>
          <table:table-cell table:formula="of:=[.C107]/([.D107]-[.D106])" office:value-type="float" office:value="102219.457981923" calcext:value-type="float">
            <text:p>102219.457981923</text:p>
          </table:table-cell>
          <table:table-cell/>
          <table:table-cell office:value-type="float" office:value="1443136113.79474" calcext:value-type="float">
            <text:p>1443136113.79474</text:p>
          </table:table-cell>
          <table:table-cell table:formula="of:=[.G107]-[.$B$2]" office:value-type="float" office:value="33.7945458889008" calcext:value-type="float">
            <text:p>33.7945458889</text:p>
          </table:table-cell>
          <table:table-cell table:formula="of:=[.C107]/([.H107]-[.H106])" office:value-type="float" office:value="99615.4921896434" calcext:value-type="float">
            <text:p>99615.4921896434</text:p>
          </table:table-cell>
          <table:table-cell table:formula="of:=[.G107]-[.$B107]" office:value-type="float" office:value="11.6284239292145" calcext:value-type="float">
            <text:p>11.628423929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6102.24679" calcext:value-type="float">
            <text:p>1443136102.24679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65949058533" calcext:value-type="float">
            <text:p>22.2465949059</text:p>
          </table:table-cell>
          <table:table-cell table:formula="of:=[.C108]/([.D108]-[.D107])" office:value-type="float" office:value="102195.835889171" calcext:value-type="float">
            <text:p>102195.835889171</text:p>
          </table:table-cell>
          <table:table-cell/>
          <table:table-cell office:value-type="float" office:value="1443136113.87723" calcext:value-type="float">
            <text:p>1443136113.87723</text:p>
          </table:table-cell>
          <table:table-cell table:formula="of:=[.G108]-[.$B$2]" office:value-type="float" office:value="33.8770391941071" calcext:value-type="float">
            <text:p>33.8770391941</text:p>
          </table:table-cell>
          <table:table-cell table:formula="of:=[.C108]/([.H108]-[.H107])" office:value-type="float" office:value="99692.9384685638" calcext:value-type="float">
            <text:p>99692.9384685638</text:p>
          </table:table-cell>
          <table:table-cell table:formula="of:=[.G108]-[.$B108]" office:value-type="float" office:value="11.6304442882538" calcext:value-type="float">
            <text:p>11.630444288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6102.32724" calcext:value-type="float">
            <text:p>1443136102.32724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70435333252" calcext:value-type="float">
            <text:p>22.3270435333</text:p>
          </table:table-cell>
          <table:table-cell table:formula="of:=[.C109]/([.D109]-[.D108])" office:value-type="float" office:value="102226.728515289" calcext:value-type="float">
            <text:p>102226.728515289</text:p>
          </table:table-cell>
          <table:table-cell/>
          <table:table-cell office:value-type="float" office:value="1443136113.9598" calcext:value-type="float">
            <text:p>1443136113.9598</text:p>
          </table:table-cell>
          <table:table-cell table:formula="of:=[.G109]-[.$B$2]" office:value-type="float" office:value="33.9596090316772" calcext:value-type="float">
            <text:p>33.9596090317</text:p>
          </table:table-cell>
          <table:table-cell table:formula="of:=[.C109]/([.H109]-[.H108])" office:value-type="float" office:value="99600.5350381003" calcext:value-type="float">
            <text:p>99600.5350381003</text:p>
          </table:table-cell>
          <table:table-cell table:formula="of:=[.G109]-[.$B109]" office:value-type="float" office:value="11.6325654983521" calcext:value-type="float">
            <text:p>11.632565498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6102.4077" calcext:value-type="float">
            <text:p>1443136102.4077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7506942749" calcext:value-type="float">
            <text:p>22.4075069427</text:p>
          </table:table-cell>
          <table:table-cell table:formula="of:=[.C110]/([.D110]-[.D109])" office:value-type="float" office:value="102207.948418907" calcext:value-type="float">
            <text:p>102207.948418907</text:p>
          </table:table-cell>
          <table:table-cell/>
          <table:table-cell office:value-type="float" office:value="1443136114.04241" calcext:value-type="float">
            <text:p>1443136114.04241</text:p>
          </table:table-cell>
          <table:table-cell table:formula="of:=[.G110]-[.$B$2]" office:value-type="float" office:value="34.042210817337" calcext:value-type="float">
            <text:p>34.0422108173</text:p>
          </table:table-cell>
          <table:table-cell table:formula="of:=[.C110]/([.H110]-[.H109])" office:value-type="float" office:value="99562.0123016709" calcext:value-type="float">
            <text:p>99562.0123016709</text:p>
          </table:table-cell>
          <table:table-cell table:formula="of:=[.G110]-[.$B110]" office:value-type="float" office:value="11.634703874588" calcext:value-type="float">
            <text:p>11.634703874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6102.48817" calcext:value-type="float">
            <text:p>1443136102.48817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79701137543" calcext:value-type="float">
            <text:p>22.4879701138</text:p>
          </table:table-cell>
          <table:table-cell table:formula="of:=[.C111]/([.D111]-[.D110])" office:value-type="float" office:value="102208.251268938" calcext:value-type="float">
            <text:p>102208.251268938</text:p>
          </table:table-cell>
          <table:table-cell/>
          <table:table-cell office:value-type="float" office:value="1443136114.0903" calcext:value-type="float">
            <text:p>1443136114.0903</text:p>
          </table:table-cell>
          <table:table-cell table:formula="of:=[.G111]-[.$B$2]" office:value-type="float" office:value="34.0901062488556" calcext:value-type="float">
            <text:p>34.0901062489</text:p>
          </table:table-cell>
          <table:table-cell table:formula="of:=[.C111]/([.H111]-[.H110])" office:value-type="float" office:value="171707.399625662" calcext:value-type="float">
            <text:p>171707.399625662</text:p>
          </table:table-cell>
          <table:table-cell table:formula="of:=[.G111]-[.$B111]" office:value-type="float" office:value="11.6021361351013" calcext:value-type="float">
            <text:p>11.602136135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6102.56862" calcext:value-type="float">
            <text:p>1443136102.56862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8427324295" calcext:value-type="float">
            <text:p>22.5684273243</text:p>
          </table:table-cell>
          <table:table-cell table:formula="of:=[.C112]/([.D112]-[.D111])" office:value-type="float" office:value="102215.823103046" calcext:value-type="float">
            <text:p>102215.823103046</text:p>
          </table:table-cell>
          <table:table-cell/>
          <table:table-cell office:value-type="float" office:value="1443136114.18204" calcext:value-type="float">
            <text:p>1443136114.18204</text:p>
          </table:table-cell>
          <table:table-cell table:formula="of:=[.G112]-[.$B$2]" office:value-type="float" office:value="34.181845664978" calcext:value-type="float">
            <text:p>34.181845665</text:p>
          </table:table-cell>
          <table:table-cell table:formula="of:=[.C112]/([.H112]-[.H111])" office:value-type="float" office:value="89645.2184633937" calcext:value-type="float">
            <text:p>89645.2184633937</text:p>
          </table:table-cell>
          <table:table-cell table:formula="of:=[.G112]-[.$B112]" office:value-type="float" office:value="11.613418340683" calcext:value-type="float">
            <text:p>11.61341834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6102.64906" calcext:value-type="float">
            <text:p>1443136102.64906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88628387451" calcext:value-type="float">
            <text:p>22.6488628387</text:p>
          </table:table-cell>
          <table:table-cell table:formula="of:=[.C113]/([.D113]-[.D112])" office:value-type="float" office:value="102243.394055802" calcext:value-type="float">
            <text:p>102243.394055802</text:p>
          </table:table-cell>
          <table:table-cell/>
          <table:table-cell office:value-type="float" office:value="1443136114.2737" calcext:value-type="float">
            <text:p>1443136114.2737</text:p>
          </table:table-cell>
          <table:table-cell table:formula="of:=[.G113]-[.$B$2]" office:value-type="float" office:value="34.2735033035278" calcext:value-type="float">
            <text:p>34.2735033035</text:p>
          </table:table-cell>
          <table:table-cell table:formula="of:=[.C113]/([.H113]-[.H112])" office:value-type="float" office:value="89725.2005410467" calcext:value-type="float">
            <text:p>89725.2005410467</text:p>
          </table:table-cell>
          <table:table-cell table:formula="of:=[.G113]-[.$B113]" office:value-type="float" office:value="11.6246404647827" calcext:value-type="float">
            <text:p>11.624640464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6102.72951" calcext:value-type="float">
            <text:p>1443136102.72951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293138504028" calcext:value-type="float">
            <text:p>22.7293138504</text:p>
          </table:table-cell>
          <table:table-cell table:formula="of:=[.C114]/([.D114]-[.D113])" office:value-type="float" office:value="102223.699000699" calcext:value-type="float">
            <text:p>102223.699000699</text:p>
          </table:table-cell>
          <table:table-cell/>
          <table:table-cell office:value-type="float" office:value="1443136114.36545" calcext:value-type="float">
            <text:p>1443136114.36545</text:p>
          </table:table-cell>
          <table:table-cell table:formula="of:=[.G114]-[.$B$2]" office:value-type="float" office:value="34.365250825882" calcext:value-type="float">
            <text:p>34.3652508259</text:p>
          </table:table-cell>
          <table:table-cell table:formula="of:=[.C114]/([.H114]-[.H113])" office:value-type="float" office:value="89637.2979779999" calcext:value-type="float">
            <text:p>89637.2979779999</text:p>
          </table:table-cell>
          <table:table-cell table:formula="of:=[.G114]-[.$B114]" office:value-type="float" office:value="11.6359369754791" calcext:value-type="float">
            <text:p>11.635936975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6102.80996" calcext:value-type="float">
            <text:p>1443136102.80996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097643852234" calcext:value-type="float">
            <text:p>22.8097643852</text:p>
          </table:table-cell>
          <table:table-cell table:formula="of:=[.C115]/([.D115]-[.D114])" office:value-type="float" office:value="102224.304889252" calcext:value-type="float">
            <text:p>102224.304889252</text:p>
          </table:table-cell>
          <table:table-cell/>
          <table:table-cell office:value-type="float" office:value="1443136114.4571" calcext:value-type="float">
            <text:p>1443136114.4571</text:p>
          </table:table-cell>
          <table:table-cell table:formula="of:=[.G115]-[.$B$2]" office:value-type="float" office:value="34.4569070339203" calcext:value-type="float">
            <text:p>34.4569070339</text:p>
          </table:table-cell>
          <table:table-cell table:formula="of:=[.C115]/([.H115]-[.H114])" office:value-type="float" office:value="89726.6009145913" calcext:value-type="float">
            <text:p>89726.6009145913</text:p>
          </table:table-cell>
          <table:table-cell table:formula="of:=[.G115]-[.$B115]" office:value-type="float" office:value="11.6471426486969" calcext:value-type="float">
            <text:p>11.647142648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6102.89039" calcext:value-type="float">
            <text:p>1443136102.89039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901915550232" calcext:value-type="float">
            <text:p>22.890191555</text:p>
          </table:table-cell>
          <table:table-cell table:formula="of:=[.C116]/([.D116]-[.D115])" office:value-type="float" office:value="102254.002229231" calcext:value-type="float">
            <text:p>102254.002229231</text:p>
          </table:table-cell>
          <table:table-cell/>
          <table:table-cell office:value-type="float" office:value="1443136114.54884" calcext:value-type="float">
            <text:p>1443136114.54884</text:p>
          </table:table-cell>
          <table:table-cell table:formula="of:=[.G116]-[.$B$2]" office:value-type="float" office:value="34.548645734787" calcext:value-type="float">
            <text:p>34.5486457348</text:p>
          </table:table-cell>
          <table:table-cell table:formula="of:=[.C116]/([.H116]-[.H115])" office:value-type="float" office:value="89645.9173969541" calcext:value-type="float">
            <text:p>89645.9173969541</text:p>
          </table:table-cell>
          <table:table-cell table:formula="of:=[.G116]-[.$B116]" office:value-type="float" office:value="11.6584541797638" calcext:value-type="float">
            <text:p>11.65845417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6102.97084" calcext:value-type="float">
            <text:p>1443136102.97084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0639705658" calcext:value-type="float">
            <text:p>22.9706397057</text:p>
          </table:table-cell>
          <table:table-cell table:formula="of:=[.C117]/([.D117]-[.D116])" office:value-type="float" office:value="102227.334439755" calcext:value-type="float">
            <text:p>102227.334439755</text:p>
          </table:table-cell>
          <table:table-cell/>
          <table:table-cell office:value-type="float" office:value="1443136114.64052" calcext:value-type="float">
            <text:p>1443136114.64052</text:p>
          </table:table-cell>
          <table:table-cell table:formula="of:=[.G117]-[.$B$2]" office:value-type="float" office:value="34.640328168869" calcext:value-type="float">
            <text:p>34.6403281689</text:p>
          </table:table-cell>
          <table:table-cell table:formula="of:=[.C117]/([.H117]-[.H116])" office:value-type="float" office:value="89700.9343430141" calcext:value-type="float">
            <text:p>89700.9343430141</text:p>
          </table:table-cell>
          <table:table-cell table:formula="of:=[.G117]-[.$B117]" office:value-type="float" office:value="11.6696884632111" calcext:value-type="float">
            <text:p>11.669688463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6103.05252" calcext:value-type="float">
            <text:p>1443136103.05252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23266792297" calcext:value-type="float">
            <text:p>23.0523266792</text:p>
          </table:table-cell>
          <table:table-cell table:formula="of:=[.C118]/([.D118]-[.D117])" office:value-type="float" office:value="100677.006876423" calcext:value-type="float">
            <text:p>100677.006876423</text:p>
          </table:table-cell>
          <table:table-cell/>
          <table:table-cell office:value-type="float" office:value="1443136114.73222" calcext:value-type="float">
            <text:p>1443136114.73222</text:p>
          </table:table-cell>
          <table:table-cell table:formula="of:=[.G118]-[.$B$2]" office:value-type="float" office:value="34.7320265769959" calcext:value-type="float">
            <text:p>34.732026577</text:p>
          </table:table-cell>
          <table:table-cell table:formula="of:=[.C118]/([.H118]-[.H117])" office:value-type="float" office:value="89685.3082621142" calcext:value-type="float">
            <text:p>89685.3082621142</text:p>
          </table:table-cell>
          <table:table-cell table:formula="of:=[.G118]-[.$B118]" office:value-type="float" office:value="11.6796998977661" calcext:value-type="float">
            <text:p>11.67969989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6103.13491" calcext:value-type="float">
            <text:p>1443136103.13491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47103118896" calcext:value-type="float">
            <text:p>23.1347103119</text:p>
          </table:table-cell>
          <table:table-cell table:formula="of:=[.C119]/([.D119]-[.D118])" office:value-type="float" office:value="99825.6538886735" calcext:value-type="float">
            <text:p>99825.6538886735</text:p>
          </table:table-cell>
          <table:table-cell/>
          <table:table-cell office:value-type="float" office:value="1443136114.82395" calcext:value-type="float">
            <text:p>1443136114.82395</text:p>
          </table:table-cell>
          <table:table-cell table:formula="of:=[.G119]-[.$B$2]" office:value-type="float" office:value="34.8237500190735" calcext:value-type="float">
            <text:p>34.8237500191</text:p>
          </table:table-cell>
          <table:table-cell table:formula="of:=[.C119]/([.H119]-[.H118])" office:value-type="float" office:value="89660.8305763212" calcext:value-type="float">
            <text:p>89660.8305763212</text:p>
          </table:table-cell>
          <table:table-cell table:formula="of:=[.G119]-[.$B119]" office:value-type="float" office:value="11.6890397071838" calcext:value-type="float">
            <text:p>11.689039707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6103.21728" calcext:value-type="float">
            <text:p>1443136103.21728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70832157135" calcext:value-type="float">
            <text:p>23.2170832157</text:p>
          </table:table-cell>
          <table:table-cell table:formula="of:=[.C120]/([.D120]-[.D119])" office:value-type="float" office:value="99838.6558957097" calcext:value-type="float">
            <text:p>99838.6558957097</text:p>
          </table:table-cell>
          <table:table-cell/>
          <table:table-cell office:value-type="float" office:value="1443136114.91571" calcext:value-type="float">
            <text:p>1443136114.91571</text:p>
          </table:table-cell>
          <table:table-cell table:formula="of:=[.G120]-[.$B$2]" office:value-type="float" office:value="34.9155128002167" calcext:value-type="float">
            <text:p>34.9155128002</text:p>
          </table:table-cell>
          <table:table-cell table:formula="of:=[.C120]/([.H120]-[.H119])" office:value-type="float" office:value="89622.392625253" calcext:value-type="float">
            <text:p>89622.392625253</text:p>
          </table:table-cell>
          <table:table-cell table:formula="of:=[.G120]-[.$B120]" office:value-type="float" office:value="11.6984295845032" calcext:value-type="float">
            <text:p>11.698429584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6103.29965" calcext:value-type="float">
            <text:p>1443136103.29965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299458026886" calcext:value-type="float">
            <text:p>23.2994580269</text:p>
          </table:table-cell>
          <table:table-cell table:formula="of:=[.C121]/([.D121]-[.D120])" office:value-type="float" office:value="99836.3441802579" calcext:value-type="float">
            <text:p>99836.3441802579</text:p>
          </table:table-cell>
          <table:table-cell/>
          <table:table-cell office:value-type="float" office:value="1443136115.00742" calcext:value-type="float">
            <text:p>1443136115.00742</text:p>
          </table:table-cell>
          <table:table-cell table:formula="of:=[.G121]-[.$B$2]" office:value-type="float" office:value="35.0072197914124" calcext:value-type="float">
            <text:p>35.0072197914</text:p>
          </table:table-cell>
          <table:table-cell table:formula="of:=[.C121]/([.H121]-[.H120])" office:value-type="float" office:value="89676.9144072357" calcext:value-type="float">
            <text:p>89676.9144072357</text:p>
          </table:table-cell>
          <table:table-cell table:formula="of:=[.G121]-[.$B121]" office:value-type="float" office:value="11.7077617645264" calcext:value-type="float">
            <text:p>11.707761764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6103.38203" calcext:value-type="float">
            <text:p>1443136103.38203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18373680115" calcext:value-type="float">
            <text:p>23.381837368</text:p>
          </table:table-cell>
          <table:table-cell table:formula="of:=[.C122]/([.D122]-[.D121])" office:value-type="float" office:value="99830.8542850858" calcext:value-type="float">
            <text:p>99830.8542850858</text:p>
          </table:table-cell>
          <table:table-cell/>
          <table:table-cell office:value-type="float" office:value="1443136115.04662" calcext:value-type="float">
            <text:p>1443136115.04662</text:p>
          </table:table-cell>
          <table:table-cell table:formula="of:=[.G122]-[.$B$2]" office:value-type="float" office:value="35.046422958374" calcext:value-type="float">
            <text:p>35.0464229584</text:p>
          </table:table-cell>
          <table:table-cell table:formula="of:=[.C122]/([.H122]-[.H121])" office:value-type="float" office:value="209778.970358207" calcext:value-type="float">
            <text:p>209778.970358207</text:p>
          </table:table-cell>
          <table:table-cell table:formula="of:=[.G122]-[.$B122]" office:value-type="float" office:value="11.6645855903625" calcext:value-type="float">
            <text:p>11.664585590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6103.46441" calcext:value-type="float">
            <text:p>1443136103.46441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42133712769" calcext:value-type="float">
            <text:p>23.4642133713</text:p>
          </table:table-cell>
          <table:table-cell table:formula="of:=[.C123]/([.D123]-[.D122])" office:value-type="float" office:value="99834.8994124627" calcext:value-type="float">
            <text:p>99834.8994124627</text:p>
          </table:table-cell>
          <table:table-cell/>
          <table:table-cell office:value-type="float" office:value="1443136115.12163" calcext:value-type="float">
            <text:p>1443136115.12163</text:p>
          </table:table-cell>
          <table:table-cell table:formula="of:=[.G123]-[.$B$2]" office:value-type="float" office:value="35.1214373111725" calcext:value-type="float">
            <text:p>35.1214373112</text:p>
          </table:table-cell>
          <table:table-cell table:formula="of:=[.C123]/([.H123]-[.H122])" office:value-type="float" office:value="109632.352919115" calcext:value-type="float">
            <text:p>109632.352919115</text:p>
          </table:table-cell>
          <table:table-cell table:formula="of:=[.G123]-[.$B123]" office:value-type="float" office:value="11.6572239398956" calcext:value-type="float">
            <text:p>11.657223939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6103.54682" calcext:value-type="float">
            <text:p>1443136103.54682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66208457947" calcext:value-type="float">
            <text:p>23.5466208458</text:p>
          </table:table-cell>
          <table:table-cell table:formula="of:=[.C124]/([.D124]-[.D123])" office:value-type="float" office:value="99796.7726607299" calcext:value-type="float">
            <text:p>99796.7726607299</text:p>
          </table:table-cell>
          <table:table-cell/>
          <table:table-cell office:value-type="float" office:value="1443136115.19665" calcext:value-type="float">
            <text:p>1443136115.19665</text:p>
          </table:table-cell>
          <table:table-cell table:formula="of:=[.G124]-[.$B$2]" office:value-type="float" office:value="35.1964514255524" calcext:value-type="float">
            <text:p>35.1964514256</text:p>
          </table:table-cell>
          <table:table-cell table:formula="of:=[.C124]/([.H124]-[.H123])" office:value-type="float" office:value="109632.701365405" calcext:value-type="float">
            <text:p>109632.701365405</text:p>
          </table:table-cell>
          <table:table-cell table:formula="of:=[.G124]-[.$B124]" office:value-type="float" office:value="11.6498305797577" calcext:value-type="float">
            <text:p>11.649830579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6103.62919" calcext:value-type="float">
            <text:p>1443136103.62919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89989948273" calcext:value-type="float">
            <text:p>23.6289989948</text:p>
          </table:table-cell>
          <table:table-cell table:formula="of:=[.C125]/([.D125]-[.D124])" office:value-type="float" office:value="99832.2989358038" calcext:value-type="float">
            <text:p>99832.2989358038</text:p>
          </table:table-cell>
          <table:table-cell/>
          <table:table-cell office:value-type="float" office:value="1443136115.27169" calcext:value-type="float">
            <text:p>1443136115.27169</text:p>
          </table:table-cell>
          <table:table-cell table:formula="of:=[.G125]-[.$B$2]" office:value-type="float" office:value="35.2714948654175" calcext:value-type="float">
            <text:p>35.2714948654</text:p>
          </table:table-cell>
          <table:table-cell table:formula="of:=[.C125]/([.H125]-[.H124])" office:value-type="float" office:value="109589.85908405" calcext:value-type="float">
            <text:p>109589.85908405</text:p>
          </table:table-cell>
          <table:table-cell table:formula="of:=[.G125]-[.$B125]" office:value-type="float" office:value="11.6424958705902" calcext:value-type="float">
            <text:p>11.642495870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6103.71157" calcext:value-type="float">
            <text:p>1443136103.71157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13735675812" calcext:value-type="float">
            <text:p>23.7113735676</text:p>
          </table:table-cell>
          <table:table-cell table:formula="of:=[.C126]/([.D126]-[.D125])" office:value-type="float" office:value="99836.6331388349" calcext:value-type="float">
            <text:p>99836.6331388349</text:p>
          </table:table-cell>
          <table:table-cell/>
          <table:table-cell office:value-type="float" office:value="1443136115.34674" calcext:value-type="float">
            <text:p>1443136115.34674</text:p>
          </table:table-cell>
          <table:table-cell table:formula="of:=[.G126]-[.$B$2]" office:value-type="float" office:value="35.3465461730957" calcext:value-type="float">
            <text:p>35.3465461731</text:p>
          </table:table-cell>
          <table:table-cell table:formula="of:=[.C126]/([.H126]-[.H125])" office:value-type="float" office:value="109578.370509676" calcext:value-type="float">
            <text:p>109578.370509676</text:p>
          </table:table-cell>
          <table:table-cell table:formula="of:=[.G126]-[.$B126]" office:value-type="float" office:value="11.6351726055145" calcext:value-type="float">
            <text:p>11.635172605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6103.79394" calcext:value-type="float">
            <text:p>1443136103.79394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37479019165" calcext:value-type="float">
            <text:p>23.7937479019</text:p>
          </table:table-cell>
          <table:table-cell table:formula="of:=[.C127]/([.D127]-[.D126])" office:value-type="float" office:value="99836.9220990845" calcext:value-type="float">
            <text:p>99836.9220990845</text:p>
          </table:table-cell>
          <table:table-cell/>
          <table:table-cell office:value-type="float" office:value="1443136115.42176" calcext:value-type="float">
            <text:p>1443136115.42176</text:p>
          </table:table-cell>
          <table:table-cell table:formula="of:=[.G127]-[.$B$2]" office:value-type="float" office:value="35.4215660095215" calcext:value-type="float">
            <text:p>35.4215660095</text:p>
          </table:table-cell>
          <table:table-cell table:formula="of:=[.C127]/([.H127]-[.H126])" office:value-type="float" office:value="109624.339265738" calcext:value-type="float">
            <text:p>109624.339265738</text:p>
          </table:table-cell>
          <table:table-cell table:formula="of:=[.G127]-[.$B127]" office:value-type="float" office:value="11.627818107605" calcext:value-type="float">
            <text:p>11.627818107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6103.87632" calcext:value-type="float">
            <text:p>1443136103.87632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6119852066" calcext:value-type="float">
            <text:p>23.8761198521</text:p>
          </table:table-cell>
          <table:table-cell table:formula="of:=[.C128]/([.D128]-[.D127])" office:value-type="float" office:value="99839.8117935819" calcext:value-type="float">
            <text:p>99839.8117935819</text:p>
          </table:table-cell>
          <table:table-cell/>
          <table:table-cell office:value-type="float" office:value="1443136115.49679" calcext:value-type="float">
            <text:p>1443136115.49679</text:p>
          </table:table-cell>
          <table:table-cell table:formula="of:=[.G128]-[.$B$2]" office:value-type="float" office:value="35.4965980052948" calcext:value-type="float">
            <text:p>35.4965980053</text:p>
          </table:table-cell>
          <table:table-cell table:formula="of:=[.C128]/([.H128]-[.H127])" office:value-type="float" office:value="109606.574038709" calcext:value-type="float">
            <text:p>109606.574038709</text:p>
          </table:table-cell>
          <table:table-cell table:formula="of:=[.G128]-[.$B128]" office:value-type="float" office:value="11.6204781532288" calcext:value-type="float">
            <text:p>11.620478153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6103.95872" calcext:value-type="float">
            <text:p>1443136103.95872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85223197937" calcext:value-type="float">
            <text:p>23.9585223198</text:p>
          </table:table-cell>
          <table:table-cell table:formula="of:=[.C129]/([.D129]-[.D128])" office:value-type="float" office:value="99802.8363322831" calcext:value-type="float">
            <text:p>99802.8363322831</text:p>
          </table:table-cell>
          <table:table-cell/>
          <table:table-cell office:value-type="float" office:value="1443136115.57183" calcext:value-type="float">
            <text:p>1443136115.57183</text:p>
          </table:table-cell>
          <table:table-cell table:formula="of:=[.G129]-[.$B$2]" office:value-type="float" office:value="35.5716376304626" calcext:value-type="float">
            <text:p>35.5716376305</text:p>
          </table:table-cell>
          <table:table-cell table:formula="of:=[.C129]/([.H129]-[.H128])" office:value-type="float" office:value="109595.430169124" calcext:value-type="float">
            <text:p>109595.430169124</text:p>
          </table:table-cell>
          <table:table-cell table:formula="of:=[.G129]-[.$B129]" office:value-type="float" office:value="11.6131153106689" calcext:value-type="float">
            <text:p>11.613115310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6104.04089" calcext:value-type="float">
            <text:p>1443136104.04089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06973361969" calcext:value-type="float">
            <text:p>24.0406973362</text:p>
          </table:table-cell>
          <table:table-cell table:formula="of:=[.C130]/([.D130]-[.D129])" office:value-type="float" office:value="100079.079505726" calcext:value-type="float">
            <text:p>100079.079505726</text:p>
          </table:table-cell>
          <table:table-cell/>
          <table:table-cell office:value-type="float" office:value="1443136115.64688" calcext:value-type="float">
            <text:p>1443136115.64688</text:p>
          </table:table-cell>
          <table:table-cell table:formula="of:=[.G130]-[.$B$2]" office:value-type="float" office:value="35.6466884613037" calcext:value-type="float">
            <text:p>35.6466884613</text:p>
          </table:table-cell>
          <table:table-cell table:formula="of:=[.C130]/([.H130]-[.H129])" office:value-type="float" office:value="109579.066718342" calcext:value-type="float">
            <text:p>109579.066718342</text:p>
          </table:table-cell>
          <table:table-cell table:formula="of:=[.G130]-[.$B130]" office:value-type="float" office:value="11.6059911251068" calcext:value-type="float">
            <text:p>11.605991125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6104.12287" calcext:value-type="float">
            <text:p>1443136104.12287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26780414581" calcext:value-type="float">
            <text:p>24.1226780415</text:p>
          </table:table-cell>
          <table:table-cell table:formula="of:=[.C131]/([.D131]-[.D130])" office:value-type="float" office:value="100316.287519049" calcext:value-type="float">
            <text:p>100316.287519049</text:p>
          </table:table-cell>
          <table:table-cell/>
          <table:table-cell office:value-type="float" office:value="1443136115.72189" calcext:value-type="float">
            <text:p>1443136115.72189</text:p>
          </table:table-cell>
          <table:table-cell table:formula="of:=[.G131]-[.$B$2]" office:value-type="float" office:value="35.7216963768005" calcext:value-type="float">
            <text:p>35.7216963768</text:p>
          </table:table-cell>
          <table:table-cell table:formula="of:=[.C131]/([.H131]-[.H130])" office:value-type="float" office:value="109641.761746438" calcext:value-type="float">
            <text:p>109641.761746438</text:p>
          </table:table-cell>
          <table:table-cell table:formula="of:=[.G131]-[.$B131]" office:value-type="float" office:value="11.5990183353424" calcext:value-type="float">
            <text:p>11.599018335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6104.20483" calcext:value-type="float">
            <text:p>1443136104.20483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46387195587" calcext:value-type="float">
            <text:p>24.2046387196</text:p>
          </table:table-cell>
          <table:table-cell table:formula="of:=[.C132]/([.D132]-[.D131])" office:value-type="float" office:value="100340.799888297" calcext:value-type="float">
            <text:p>100340.799888297</text:p>
          </table:table-cell>
          <table:table-cell/>
          <table:table-cell office:value-type="float" office:value="1443136115.7969" calcext:value-type="float">
            <text:p>1443136115.7969</text:p>
          </table:table-cell>
          <table:table-cell table:formula="of:=[.G132]-[.$B$2]" office:value-type="float" office:value="35.7967040538788" calcext:value-type="float">
            <text:p>35.7967040539</text:p>
          </table:table-cell>
          <table:table-cell table:formula="of:=[.C132]/([.H132]-[.H131])" office:value-type="float" office:value="109642.110252539" calcext:value-type="float">
            <text:p>109642.110252539</text:p>
          </table:table-cell>
          <table:table-cell table:formula="of:=[.G132]-[.$B132]" office:value-type="float" office:value="11.5920653343201" calcext:value-type="float">
            <text:p>11.592065334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6104.28683" calcext:value-type="float">
            <text:p>1443136104.28683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6634683609" calcext:value-type="float">
            <text:p>24.2866346836</text:p>
          </table:table-cell>
          <table:table-cell table:formula="of:=[.C133]/([.D133]-[.D132])" office:value-type="float" office:value="100297.619465218" calcext:value-type="float">
            <text:p>100297.619465218</text:p>
          </table:table-cell>
          <table:table-cell/>
          <table:table-cell office:value-type="float" office:value="1443136115.87195" calcext:value-type="float">
            <text:p>1443136115.87195</text:p>
          </table:table-cell>
          <table:table-cell table:formula="of:=[.G133]-[.$B$2]" office:value-type="float" office:value="35.8717560768127" calcext:value-type="float">
            <text:p>35.8717560768</text:p>
          </table:table-cell>
          <table:table-cell table:formula="of:=[.C133]/([.H133]-[.H132])" office:value-type="float" office:value="109577.326213265" calcext:value-type="float">
            <text:p>109577.326213265</text:p>
          </table:table-cell>
          <table:table-cell table:formula="of:=[.G133]-[.$B133]" office:value-type="float" office:value="11.5851213932037" calcext:value-type="float">
            <text:p>11.585121393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6104.3688" calcext:value-type="float">
            <text:p>1443136104.3688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86039447784" calcext:value-type="float">
            <text:p>24.3686039448</text:p>
          </table:table-cell>
          <table:table-cell table:formula="of:=[.C134]/([.D134]-[.D133])" office:value-type="float" office:value="100330.293120499" calcext:value-type="float">
            <text:p>100330.293120499</text:p>
          </table:table-cell>
          <table:table-cell/>
          <table:table-cell office:value-type="float" office:value="1443136115.94702" calcext:value-type="float">
            <text:p>1443136115.94702</text:p>
          </table:table-cell>
          <table:table-cell table:formula="of:=[.G134]-[.$B$2]" office:value-type="float" office:value="35.9468259811401" calcext:value-type="float">
            <text:p>35.9468259811</text:p>
          </table:table-cell>
          <table:table-cell table:formula="of:=[.C134]/([.H134]-[.H133])" office:value-type="float" office:value="109551.225270433" calcext:value-type="float">
            <text:p>109551.225270433</text:p>
          </table:table-cell>
          <table:table-cell table:formula="of:=[.G134]-[.$B134]" office:value-type="float" office:value="11.5782220363617" calcext:value-type="float">
            <text:p>11.578222036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6104.4508" calcext:value-type="float">
            <text:p>1443136104.4508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506056308746" calcext:value-type="float">
            <text:p>24.4506056309</text:p>
          </table:table-cell>
          <table:table-cell table:formula="of:=[.C135]/([.D135]-[.D134])" office:value-type="float" office:value="100290.620736175" calcext:value-type="float">
            <text:p>100290.620736175</text:p>
          </table:table-cell>
          <table:table-cell/>
          <table:table-cell office:value-type="float" office:value="1443136115.99869" calcext:value-type="float">
            <text:p>1443136115.99869</text:p>
          </table:table-cell>
          <table:table-cell table:formula="of:=[.G135]-[.$B$2]" office:value-type="float" office:value="35.9984939098358" calcext:value-type="float">
            <text:p>35.9984939098</text:p>
          </table:table-cell>
          <table:table-cell table:formula="of:=[.C135]/([.H135]-[.H134])" office:value-type="float" office:value="159170.305595932" calcext:value-type="float">
            <text:p>159170.305595932</text:p>
          </table:table-cell>
          <table:table-cell table:formula="of:=[.G135]-[.$B135]" office:value-type="float" office:value="11.5478882789612" calcext:value-type="float">
            <text:p>11.54788827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6104.53278" calcext:value-type="float">
            <text:p>1443136104.53278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2586812973" calcext:value-type="float">
            <text:p>24.532586813</text:p>
          </table:table-cell>
          <table:table-cell table:formula="of:=[.C136]/([.D136]-[.D135])" office:value-type="float" office:value="100315.704037179" calcext:value-type="float">
            <text:p>100315.704037179</text:p>
          </table:table-cell>
          <table:table-cell/>
          <table:table-cell office:value-type="float" office:value="1443136116.03459" calcext:value-type="float">
            <text:p>1443136116.03459</text:p>
          </table:table-cell>
          <table:table-cell table:formula="of:=[.G136]-[.$B$2]" office:value-type="float" office:value="36.0343995094299" calcext:value-type="float">
            <text:p>36.0343995094</text:p>
          </table:table-cell>
          <table:table-cell table:formula="of:=[.C136]/([.H136]-[.H135])" office:value-type="float" office:value="229045.054057464" calcext:value-type="float">
            <text:p>229045.054057464</text:p>
          </table:table-cell>
          <table:table-cell table:formula="of:=[.G136]-[.$B136]" office:value-type="float" office:value="11.5018126964569" calcext:value-type="float">
            <text:p>11.501812696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6104.61475" calcext:value-type="float">
            <text:p>1443136104.61475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45541667938" calcext:value-type="float">
            <text:p>24.6145541668</text:p>
          </table:table-cell>
          <table:table-cell table:formula="of:=[.C137]/([.D137]-[.D136])" office:value-type="float" office:value="100332.62776763" calcext:value-type="float">
            <text:p>100332.62776763</text:p>
          </table:table-cell>
          <table:table-cell/>
          <table:table-cell office:value-type="float" office:value="1443136116.10341" calcext:value-type="float">
            <text:p>1443136116.10341</text:p>
          </table:table-cell>
          <table:table-cell table:formula="of:=[.G137]-[.$B$2]" office:value-type="float" office:value="36.1032137870789" calcext:value-type="float">
            <text:p>36.1032137871</text:p>
          </table:table-cell>
          <table:table-cell table:formula="of:=[.C137]/([.H137]-[.H136])" office:value-type="float" office:value="119510.082514517" calcext:value-type="float">
            <text:p>119510.082514517</text:p>
          </table:table-cell>
          <table:table-cell table:formula="of:=[.G137]-[.$B137]" office:value-type="float" office:value="11.488659620285" calcext:value-type="float">
            <text:p>11.488659620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6104.69672" calcext:value-type="float">
            <text:p>1443136104.69672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65203285217" calcext:value-type="float">
            <text:p>24.6965203285</text:p>
          </table:table-cell>
          <table:table-cell table:formula="of:=[.C138]/([.D138]-[.D137])" office:value-type="float" office:value="100334.086977262" calcext:value-type="float">
            <text:p>100334.086977262</text:p>
          </table:table-cell>
          <table:table-cell/>
          <table:table-cell office:value-type="float" office:value="1443136116.17216" calcext:value-type="float">
            <text:p>1443136116.17216</text:p>
          </table:table-cell>
          <table:table-cell table:formula="of:=[.G138]-[.$B$2]" office:value-type="float" office:value="36.1719653606415" calcext:value-type="float">
            <text:p>36.1719653606</text:p>
          </table:table-cell>
          <table:table-cell table:formula="of:=[.C138]/([.H138]-[.H137])" office:value-type="float" office:value="119619.080318347" calcext:value-type="float">
            <text:p>119619.080318347</text:p>
          </table:table-cell>
          <table:table-cell table:formula="of:=[.G138]-[.$B138]" office:value-type="float" office:value="11.4754450321198" calcext:value-type="float">
            <text:p>11.475445032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6104.77868" calcext:value-type="float">
            <text:p>1443136104.77868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84886360168" calcext:value-type="float">
            <text:p>24.778488636</text:p>
          </table:table-cell>
          <table:table-cell table:formula="of:=[.C139]/([.D139]-[.D138])" office:value-type="float" office:value="100331.460430483" calcext:value-type="float">
            <text:p>100331.460430483</text:p>
          </table:table-cell>
          <table:table-cell/>
          <table:table-cell office:value-type="float" office:value="1443136116.24094" calcext:value-type="float">
            <text:p>1443136116.24094</text:p>
          </table:table-cell>
          <table:table-cell table:formula="of:=[.G139]-[.$B$2]" office:value-type="float" office:value="36.2407438755035" calcext:value-type="float">
            <text:p>36.2407438755</text:p>
          </table:table-cell>
          <table:table-cell table:formula="of:=[.C139]/([.H139]-[.H138])" office:value-type="float" office:value="119572.224211205" calcext:value-type="float">
            <text:p>119572.224211205</text:p>
          </table:table-cell>
          <table:table-cell table:formula="of:=[.G139]-[.$B139]" office:value-type="float" office:value="11.4622552394867" calcext:value-type="float">
            <text:p>11.462255239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6104.86065" calcext:value-type="float">
            <text:p>1443136104.86065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604562282562" calcext:value-type="float">
            <text:p>24.8604562283</text:p>
          </table:table-cell>
          <table:table-cell table:formula="of:=[.C140]/([.D140]-[.D139])" office:value-type="float" office:value="100332.335930796" calcext:value-type="float">
            <text:p>100332.335930796</text:p>
          </table:table-cell>
          <table:table-cell/>
          <table:table-cell office:value-type="float" office:value="1443136116.30972" calcext:value-type="float">
            <text:p>1443136116.30972</text:p>
          </table:table-cell>
          <table:table-cell table:formula="of:=[.G140]-[.$B$2]" office:value-type="float" office:value="36.309520483017" calcext:value-type="float">
            <text:p>36.309520483</text:p>
          </table:table-cell>
          <table:table-cell table:formula="of:=[.C140]/([.H140]-[.H139])" office:value-type="float" office:value="119575.540250286" calcext:value-type="float">
            <text:p>119575.540250286</text:p>
          </table:table-cell>
          <table:table-cell table:formula="of:=[.G140]-[.$B140]" office:value-type="float" office:value="11.4490642547607" calcext:value-type="float">
            <text:p>11.449064254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6104.94262" calcext:value-type="float">
            <text:p>1443136104.94262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24293041229" calcext:value-type="float">
            <text:p>24.9424293041</text:p>
          </table:table-cell>
          <table:table-cell table:formula="of:=[.C141]/([.D141]-[.D140])" office:value-type="float" office:value="100325.624152173" calcext:value-type="float">
            <text:p>100325.624152173</text:p>
          </table:table-cell>
          <table:table-cell/>
          <table:table-cell office:value-type="float" office:value="1443136116.37851" calcext:value-type="float">
            <text:p>1443136116.37851</text:p>
          </table:table-cell>
          <table:table-cell table:formula="of:=[.G141]-[.$B$2]" office:value-type="float" office:value="36.3783130645752" calcext:value-type="float">
            <text:p>36.3783130646</text:p>
          </table:table-cell>
          <table:table-cell table:formula="of:=[.C141]/([.H141]-[.H140])" office:value-type="float" office:value="119547.774101762" calcext:value-type="float">
            <text:p>119547.774101762</text:p>
          </table:table-cell>
          <table:table-cell table:formula="of:=[.G141]-[.$B141]" office:value-type="float" office:value="11.4358837604523" calcext:value-type="float">
            <text:p>11.43588376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6105.02354" calcext:value-type="float">
            <text:p>1443136105.02354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33492851257" calcext:value-type="float">
            <text:p>25.0233492851</text:p>
          </table:table-cell>
          <table:table-cell table:formula="of:=[.C142]/([.D142]-[.D141])" office:value-type="float" office:value="101631.264591061" calcext:value-type="float">
            <text:p>101631.264591061</text:p>
          </table:table-cell>
          <table:table-cell/>
          <table:table-cell office:value-type="float" office:value="1443136116.44726" calcext:value-type="float">
            <text:p>1443136116.44726</text:p>
          </table:table-cell>
          <table:table-cell table:formula="of:=[.G142]-[.$B$2]" office:value-type="float" office:value="36.4470655918121" calcext:value-type="float">
            <text:p>36.4470655918</text:p>
          </table:table-cell>
          <table:table-cell table:formula="of:=[.C142]/([.H142]-[.H141])" office:value-type="float" office:value="119617.421068145" calcext:value-type="float">
            <text:p>119617.421068145</text:p>
          </table:table-cell>
          <table:table-cell table:formula="of:=[.G142]-[.$B142]" office:value-type="float" office:value="11.4237163066864" calcext:value-type="float">
            <text:p>11.423716306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6105.10201" calcext:value-type="float">
            <text:p>1443136105.10201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18187999725" calcext:value-type="float">
            <text:p>25.1018188</text:p>
          </table:table-cell>
          <table:table-cell table:formula="of:=[.C143]/([.D143]-[.D142])" office:value-type="float" office:value="104805.03181466" calcext:value-type="float">
            <text:p>104805.03181466</text:p>
          </table:table-cell>
          <table:table-cell/>
          <table:table-cell office:value-type="float" office:value="1443136116.51606" calcext:value-type="float">
            <text:p>1443136116.51606</text:p>
          </table:table-cell>
          <table:table-cell table:formula="of:=[.G143]-[.$B$2]" office:value-type="float" office:value="36.5158615112305" calcext:value-type="float">
            <text:p>36.5158615112</text:p>
          </table:table-cell>
          <table:table-cell table:formula="of:=[.C143]/([.H143]-[.H142])" office:value-type="float" office:value="119541.973848644" calcext:value-type="float">
            <text:p>119541.973848644</text:p>
          </table:table-cell>
          <table:table-cell table:formula="of:=[.G143]-[.$B143]" office:value-type="float" office:value="11.4140427112579" calcext:value-type="float">
            <text:p>11.414042711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6105.18051" calcext:value-type="float">
            <text:p>1443136105.18051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803143024445" calcext:value-type="float">
            <text:p>25.1803143024</text:p>
          </table:table-cell>
          <table:table-cell table:formula="of:=[.C144]/([.D144]-[.D143])" office:value-type="float" office:value="104770.333853733" calcext:value-type="float">
            <text:p>104770.333853733</text:p>
          </table:table-cell>
          <table:table-cell/>
          <table:table-cell office:value-type="float" office:value="1443136116.58487" calcext:value-type="float">
            <text:p>1443136116.58487</text:p>
          </table:table-cell>
          <table:table-cell table:formula="of:=[.G144]-[.$B$2]" office:value-type="float" office:value="36.584673166275" calcext:value-type="float">
            <text:p>36.5846731663</text:p>
          </table:table-cell>
          <table:table-cell table:formula="of:=[.C144]/([.H144]-[.H143])" office:value-type="float" office:value="119514.637377563" calcext:value-type="float">
            <text:p>119514.637377563</text:p>
          </table:table-cell>
          <table:table-cell table:formula="of:=[.G144]-[.$B144]" office:value-type="float" office:value="11.4043588638306" calcext:value-type="float">
            <text:p>11.404358863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6105.25897" calcext:value-type="float">
            <text:p>1443136105.25897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87759494781" calcext:value-type="float">
            <text:p>25.2587759495</text:p>
          </table:table-cell>
          <table:table-cell table:formula="of:=[.C145]/([.D145]-[.D144])" office:value-type="float" office:value="104815.54123467" calcext:value-type="float">
            <text:p>104815.54123467</text:p>
          </table:table-cell>
          <table:table-cell/>
          <table:table-cell office:value-type="float" office:value="1443136116.65365" calcext:value-type="float">
            <text:p>1443136116.65365</text:p>
          </table:table-cell>
          <table:table-cell table:formula="of:=[.G145]-[.$B$2]" office:value-type="float" office:value="36.6534533500671" calcext:value-type="float">
            <text:p>36.6534533501</text:p>
          </table:table-cell>
          <table:table-cell table:formula="of:=[.C145]/([.H145]-[.H144])" office:value-type="float" office:value="119569.322827877" calcext:value-type="float">
            <text:p>119569.322827877</text:p>
          </table:table-cell>
          <table:table-cell table:formula="of:=[.G145]-[.$B145]" office:value-type="float" office:value="11.394677400589" calcext:value-type="float">
            <text:p>11.394677400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6105.33743" calcext:value-type="float">
            <text:p>1443136105.33743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7235212326" calcext:value-type="float">
            <text:p>25.3372352123</text:p>
          </table:table-cell>
          <table:table-cell table:formula="of:=[.C146]/([.D146]-[.D145])" office:value-type="float" office:value="104818.72632353" calcext:value-type="float">
            <text:p>104818.72632353</text:p>
          </table:table-cell>
          <table:table-cell/>
          <table:table-cell office:value-type="float" office:value="1443136116.72241" calcext:value-type="float">
            <text:p>1443136116.72241</text:p>
          </table:table-cell>
          <table:table-cell table:formula="of:=[.G146]-[.$B$2]" office:value-type="float" office:value="36.7222123146057" calcext:value-type="float">
            <text:p>36.7222123146</text:p>
          </table:table-cell>
          <table:table-cell table:formula="of:=[.C146]/([.H146]-[.H145])" office:value-type="float" office:value="119606.222333181" calcext:value-type="float">
            <text:p>119606.222333181</text:p>
          </table:table-cell>
          <table:table-cell table:formula="of:=[.G146]-[.$B146]" office:value-type="float" office:value="11.3849771022797" calcext:value-type="float">
            <text:p>11.38497710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6105.41589" calcext:value-type="float">
            <text:p>1443136105.41589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56975746155" calcext:value-type="float">
            <text:p>25.4156975746</text:p>
          </table:table-cell>
          <table:table-cell table:formula="of:=[.C147]/([.D147]-[.D146])" office:value-type="float" office:value="104814.585745757" calcext:value-type="float">
            <text:p>104814.585745757</text:p>
          </table:table-cell>
          <table:table-cell/>
          <table:table-cell office:value-type="float" office:value="1443136116.79119" calcext:value-type="float">
            <text:p>1443136116.79119</text:p>
          </table:table-cell>
          <table:table-cell table:formula="of:=[.G147]-[.$B$2]" office:value-type="float" office:value="36.7909986972809" calcext:value-type="float">
            <text:p>36.7909986973</text:p>
          </table:table-cell>
          <table:table-cell table:formula="of:=[.C147]/([.H147]-[.H146])" office:value-type="float" office:value="119558.547493856" calcext:value-type="float">
            <text:p>119558.547493856</text:p>
          </table:table-cell>
          <table:table-cell table:formula="of:=[.G147]-[.$B147]" office:value-type="float" office:value="11.3753011226654" calcext:value-type="float">
            <text:p>11.375301122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6105.49435" calcext:value-type="float">
            <text:p>1443136105.49435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41554069519" calcext:value-type="float">
            <text:p>25.494155407</text:p>
          </table:table-cell>
          <table:table-cell table:formula="of:=[.C148]/([.D148]-[.D147])" office:value-type="float" office:value="104820.637469764" calcext:value-type="float">
            <text:p>104820.637469764</text:p>
          </table:table-cell>
          <table:table-cell/>
          <table:table-cell office:value-type="float" office:value="1443136116.8601" calcext:value-type="float">
            <text:p>1443136116.8601</text:p>
          </table:table-cell>
          <table:table-cell table:formula="of:=[.G148]-[.$B$2]" office:value-type="float" office:value="36.8599052429199" calcext:value-type="float">
            <text:p>36.8599052429</text:p>
          </table:table-cell>
          <table:table-cell table:formula="of:=[.C148]/([.H148]-[.H147])" office:value-type="float" office:value="119350.054827604" calcext:value-type="float">
            <text:p>119350.054827604</text:p>
          </table:table-cell>
          <table:table-cell table:formula="of:=[.G148]-[.$B148]" office:value-type="float" office:value="11.365749835968" calcext:value-type="float">
            <text:p>11.36574983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6105.57283" calcext:value-type="float">
            <text:p>1443136105.57283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26306438446" calcext:value-type="float">
            <text:p>25.5726306438</text:p>
          </table:table-cell>
          <table:table-cell table:formula="of:=[.C149]/([.D149]-[.D148])" office:value-type="float" office:value="104797.389923712" calcext:value-type="float">
            <text:p>104797.389923712</text:p>
          </table:table-cell>
          <table:table-cell/>
          <table:table-cell office:value-type="float" office:value="1443136116.92886" calcext:value-type="float">
            <text:p>1443136116.92886</text:p>
          </table:table-cell>
          <table:table-cell table:formula="of:=[.G149]-[.$B$2]" office:value-type="float" office:value="36.9286601543426" calcext:value-type="float">
            <text:p>36.9286601543</text:p>
          </table:table-cell>
          <table:table-cell table:formula="of:=[.C149]/([.H149]-[.H148])" office:value-type="float" office:value="119613.273144022" calcext:value-type="float">
            <text:p>119613.273144022</text:p>
          </table:table-cell>
          <table:table-cell table:formula="of:=[.G149]-[.$B149]" office:value-type="float" office:value="11.356029510498" calcext:value-type="float">
            <text:p>11.35602951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6105.65128" calcext:value-type="float">
            <text:p>1443136105.65128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10894298553" calcext:value-type="float">
            <text:p>25.6510894299</text:p>
          </table:table-cell>
          <table:table-cell table:formula="of:=[.C150]/([.D150]-[.D149])" office:value-type="float" office:value="104819.363364531" calcext:value-type="float">
            <text:p>104819.363364531</text:p>
          </table:table-cell>
          <table:table-cell/>
          <table:table-cell office:value-type="float" office:value="1443136116.99759" calcext:value-type="float">
            <text:p>1443136116.99759</text:p>
          </table:table-cell>
          <table:table-cell table:formula="of:=[.G150]-[.$B$2]" office:value-type="float" office:value="36.9973978996277" calcext:value-type="float">
            <text:p>36.9973978996</text:p>
          </table:table-cell>
          <table:table-cell table:formula="of:=[.C150]/([.H150]-[.H149])" office:value-type="float" office:value="119643.144620145" calcext:value-type="float">
            <text:p>119643.144620145</text:p>
          </table:table-cell>
          <table:table-cell table:formula="of:=[.G150]-[.$B150]" office:value-type="float" office:value="11.3463084697723" calcext:value-type="float">
            <text:p>11.346308469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6105.72976" calcext:value-type="float">
            <text:p>1443136105.72976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29564666748" calcext:value-type="float">
            <text:p>25.7295646667</text:p>
          </table:table-cell>
          <table:table-cell table:formula="of:=[.C151]/([.D151]-[.D150])" office:value-type="float" office:value="104797.389923712" calcext:value-type="float">
            <text:p>104797.389923712</text:p>
          </table:table-cell>
          <table:table-cell/>
          <table:table-cell office:value-type="float" office:value="1443136120.11209" calcext:value-type="float">
            <text:p>1443136120.11209</text:p>
          </table:table-cell>
          <table:table-cell table:formula="of:=[.G151]-[.$B$2]" office:value-type="float" office:value="40.1118900775909" calcext:value-type="float">
            <text:p>40.1118900776</text:p>
          </table:table-cell>
          <table:table-cell table:formula="of:=[.C151]/([.H151]-[.H150])" office:value-type="float" office:value="2640.55888731695" calcext:value-type="float">
            <text:p>2640.558887317</text:p>
          </table:table-cell>
          <table:table-cell table:formula="of:=[.G151]-[.$B151]" office:value-type="float" office:value="14.3823254108429" calcext:value-type="float">
            <text:p>14.38232541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6105.80822" calcext:value-type="float">
            <text:p>1443136105.80822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80234527588" calcext:value-type="float">
            <text:p>25.8080234528</text:p>
          </table:table-cell>
          <table:table-cell table:formula="of:=[.C152]/([.D152]-[.D151])" office:value-type="float" office:value="104819.363364531" calcext:value-type="float">
            <text:p>104819.363364531</text:p>
          </table:table-cell>
          <table:table-cell/>
          <table:table-cell office:value-type="float" office:value="1443136120.21218" calcext:value-type="float">
            <text:p>1443136120.21218</text:p>
          </table:table-cell>
          <table:table-cell table:formula="of:=[.G152]-[.$B$2]" office:value-type="float" office:value="40.2119884490967" calcext:value-type="float">
            <text:p>40.2119884491</text:p>
          </table:table-cell>
          <table:table-cell table:formula="of:=[.C152]/([.H152]-[.H151])" office:value-type="float" office:value="82159.178778734" calcext:value-type="float">
            <text:p>82159.178778734</text:p>
          </table:table-cell>
          <table:table-cell table:formula="of:=[.G152]-[.$B152]" office:value-type="float" office:value="14.4039649963379" calcext:value-type="float">
            <text:p>14.403964996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6105.88669" calcext:value-type="float">
            <text:p>1443136105.88669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64898681641" calcext:value-type="float">
            <text:p>25.8864898682</text:p>
          </table:table-cell>
          <table:table-cell table:formula="of:=[.C153]/([.D153]-[.D152])" office:value-type="float" office:value="104809.171637619" calcext:value-type="float">
            <text:p>104809.171637619</text:p>
          </table:table-cell>
          <table:table-cell/>
          <table:table-cell office:value-type="float" office:value="1443136125.14204" calcext:value-type="float">
            <text:p>1443136125.14204</text:p>
          </table:table-cell>
          <table:table-cell table:formula="of:=[.G153]-[.$B$2]" office:value-type="float" office:value="45.1418423652649" calcext:value-type="float">
            <text:p>45.1418423653</text:p>
          </table:table-cell>
          <table:table-cell table:formula="of:=[.C153]/([.H153]-[.H152])" office:value-type="float" office:value="1668.20358977132" calcext:value-type="float">
            <text:p>1668.2035897713</text:p>
          </table:table-cell>
          <table:table-cell table:formula="of:=[.G153]-[.$B153]" office:value-type="float" office:value="19.2553524971008" calcext:value-type="float">
            <text:p>19.255352497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6105.96514" calcext:value-type="float">
            <text:p>1443136105.96514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49486541748" calcext:value-type="float">
            <text:p>25.9649486542</text:p>
          </table:table-cell>
          <table:table-cell table:formula="of:=[.C154]/([.D154]-[.D153])" office:value-type="float" office:value="104819.363364531" calcext:value-type="float">
            <text:p>104819.363364531</text:p>
          </table:table-cell>
          <table:table-cell/>
          <table:table-cell office:value-type="float" office:value="1443136131.42779" calcext:value-type="float">
            <text:p>1443136131.42779</text:p>
          </table:table-cell>
          <table:table-cell table:formula="of:=[.G154]-[.$B$2]" office:value-type="float" office:value="51.427595615387" calcext:value-type="float">
            <text:p>51.4275956154</text:p>
          </table:table-cell>
          <table:table-cell table:formula="of:=[.C154]/([.H154]-[.H153])" office:value-type="float" office:value="1308.35552602073" calcext:value-type="float">
            <text:p>1308.3555260207</text:p>
          </table:table-cell>
          <table:table-cell table:formula="of:=[.G154]-[.$B154]" office:value-type="float" office:value="25.4626469612122" calcext:value-type="float">
            <text:p>25.46264696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6106.04163" calcext:value-type="float">
            <text:p>1443136106.04163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14373874664" calcext:value-type="float">
            <text:p>26.0414373875</text:p>
          </table:table-cell>
          <table:table-cell table:formula="of:=[.C155]/([.D155]-[.D154])" office:value-type="float" office:value="107519.103089924" calcext:value-type="float">
            <text:p>107519.103089924</text:p>
          </table:table-cell>
          <table:table-cell/>
          <table:table-cell office:value-type="float" office:value="1443136131.52269" calcext:value-type="float">
            <text:p>1443136131.52269</text:p>
          </table:table-cell>
          <table:table-cell table:formula="of:=[.G155]-[.$B$2]" office:value-type="float" office:value="51.5224931240082" calcext:value-type="float">
            <text:p>51.522493124</text:p>
          </table:table-cell>
          <table:table-cell table:formula="of:=[.C155]/([.H155]-[.H154])" office:value-type="float" office:value="86661.9168352055" calcext:value-type="float">
            <text:p>86661.9168352055</text:p>
          </table:table-cell>
          <table:table-cell table:formula="of:=[.G155]-[.$B155]" office:value-type="float" office:value="25.4810557365417" calcext:value-type="float">
            <text:p>25.481055736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6106.11654" calcext:value-type="float">
            <text:p>1443136106.11654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63418292999" calcext:value-type="float">
            <text:p>26.1163418293</text:p>
          </table:table-cell>
          <table:table-cell table:formula="of:=[.C156]/([.D156]-[.D155])" office:value-type="float" office:value="109793.221852998" calcext:value-type="float">
            <text:p>109793.221852998</text:p>
          </table:table-cell>
          <table:table-cell/>
          <table:table-cell office:value-type="float" office:value="1443136131.61752" calcext:value-type="float">
            <text:p>1443136131.61752</text:p>
          </table:table-cell>
          <table:table-cell table:formula="of:=[.G156]-[.$B$2]" office:value-type="float" office:value="51.6173222064972" calcext:value-type="float">
            <text:p>51.6173222065</text:p>
          </table:table-cell>
          <table:table-cell table:formula="of:=[.C156]/([.H156]-[.H155])" office:value-type="float" office:value="86724.4497588889" calcext:value-type="float">
            <text:p>86724.4497588889</text:p>
          </table:table-cell>
          <table:table-cell table:formula="of:=[.G156]-[.$B156]" office:value-type="float" office:value="25.5009803771973" calcext:value-type="float">
            <text:p>25.500980377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6106.19141" calcext:value-type="float">
            <text:p>1443136106.19141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12159919739" calcext:value-type="float">
            <text:p>26.191215992</text:p>
          </table:table-cell>
          <table:table-cell table:formula="of:=[.C157]/([.D157]-[.D156])" office:value-type="float" office:value="109837.622302536" calcext:value-type="float">
            <text:p>109837.622302536</text:p>
          </table:table-cell>
          <table:table-cell/>
          <table:table-cell office:value-type="float" office:value="1443136131.71237" calcext:value-type="float">
            <text:p>1443136131.71237</text:p>
          </table:table-cell>
          <table:table-cell table:formula="of:=[.G157]-[.$B$2]" office:value-type="float" office:value="51.7121727466583" calcext:value-type="float">
            <text:p>51.7121727467</text:p>
          </table:table-cell>
          <table:table-cell table:formula="of:=[.C157]/([.H157]-[.H156])" office:value-type="float" office:value="86704.8304208812" calcext:value-type="float">
            <text:p>86704.8304208812</text:p>
          </table:table-cell>
          <table:table-cell table:formula="of:=[.G157]-[.$B157]" office:value-type="float" office:value="25.5209567546844" calcext:value-type="float">
            <text:p>25.520956754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6106.26631" calcext:value-type="float">
            <text:p>1443136106.26631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61123275757" calcext:value-type="float">
            <text:p>26.2661123276</text:p>
          </table:table-cell>
          <table:table-cell table:formula="of:=[.C158]/([.D158]-[.D157])" office:value-type="float" office:value="109805.105068473" calcext:value-type="float">
            <text:p>109805.105068473</text:p>
          </table:table-cell>
          <table:table-cell/>
          <table:table-cell office:value-type="float" office:value="1443136131.80728" calcext:value-type="float">
            <text:p>1443136131.80728</text:p>
          </table:table-cell>
          <table:table-cell table:formula="of:=[.G158]-[.$B$2]" office:value-type="float" office:value="51.8070816993713" calcext:value-type="float">
            <text:p>51.8070816994</text:p>
          </table:table-cell>
          <table:table-cell table:formula="of:=[.C158]/([.H158]-[.H157])" office:value-type="float" office:value="86651.4671684121" calcext:value-type="float">
            <text:p>86651.4671684121</text:p>
          </table:table-cell>
          <table:table-cell table:formula="of:=[.G158]-[.$B158]" office:value-type="float" office:value="25.5409693717957" calcext:value-type="float">
            <text:p>25.540969371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6106.34122" calcext:value-type="float">
            <text:p>1443136106.34122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10258293152" calcext:value-type="float">
            <text:p>26.3410258293</text:p>
          </table:table-cell>
          <table:table-cell table:formula="of:=[.C159]/([.D159]-[.D158])" office:value-type="float" office:value="109779.943655517" calcext:value-type="float">
            <text:p>109779.943655517</text:p>
          </table:table-cell>
          <table:table-cell/>
          <table:table-cell office:value-type="float" office:value="1443136131.90214" calcext:value-type="float">
            <text:p>1443136131.90214</text:p>
          </table:table-cell>
          <table:table-cell table:formula="of:=[.G159]-[.$B$2]" office:value-type="float" office:value="51.9019455909729" calcext:value-type="float">
            <text:p>51.901945591</text:p>
          </table:table-cell>
          <table:table-cell table:formula="of:=[.C159]/([.H159]-[.H158])" office:value-type="float" office:value="86692.6273122085" calcext:value-type="float">
            <text:p>86692.6273122085</text:p>
          </table:table-cell>
          <table:table-cell table:formula="of:=[.G159]-[.$B159]" office:value-type="float" office:value="25.5609197616577" calcext:value-type="float">
            <text:p>25.560919761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6106.41612" calcext:value-type="float">
            <text:p>1443136106.41612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59233570099" calcext:value-type="float">
            <text:p>26.415923357</text:p>
          </table:table-cell>
          <table:table-cell table:formula="of:=[.C160]/([.D160]-[.D159])" office:value-type="float" office:value="109803.357375463" calcext:value-type="float">
            <text:p>109803.357375463</text:p>
          </table:table-cell>
          <table:table-cell/>
          <table:table-cell office:value-type="float" office:value="1443136131.99708" calcext:value-type="float">
            <text:p>1443136131.99708</text:p>
          </table:table-cell>
          <table:table-cell table:formula="of:=[.G160]-[.$B$2]" office:value-type="float" office:value="51.9968838691711" calcext:value-type="float">
            <text:p>51.9968838692</text:p>
          </table:table-cell>
          <table:table-cell table:formula="of:=[.C160]/([.H160]-[.H159])" office:value-type="float" office:value="86624.7013962833" calcext:value-type="float">
            <text:p>86624.7013962833</text:p>
          </table:table-cell>
          <table:table-cell table:formula="of:=[.G160]-[.$B160]" office:value-type="float" office:value="25.5809605121613" calcext:value-type="float">
            <text:p>25.58096051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6106.49102" calcext:value-type="float">
            <text:p>1443136106.49102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908230304718" calcext:value-type="float">
            <text:p>26.4908230305</text:p>
          </table:table-cell>
          <table:table-cell table:formula="of:=[.C161]/([.D161]-[.D160])" office:value-type="float" office:value="109800.211668237" calcext:value-type="float">
            <text:p>109800.211668237</text:p>
          </table:table-cell>
          <table:table-cell/>
          <table:table-cell office:value-type="float" office:value="1443136132.04297" calcext:value-type="float">
            <text:p>1443136132.04297</text:p>
          </table:table-cell>
          <table:table-cell table:formula="of:=[.G161]-[.$B$2]" office:value-type="float" office:value="52.0427751541138" calcext:value-type="float">
            <text:p>52.0427751541</text:p>
          </table:table-cell>
          <table:table-cell table:formula="of:=[.C161]/([.H161]-[.H160])" office:value-type="float" office:value="179206.13925458" calcext:value-type="float">
            <text:p>179206.13925458</text:p>
          </table:table-cell>
          <table:table-cell table:formula="of:=[.G161]-[.$B161]" office:value-type="float" office:value="25.551952123642" calcext:value-type="float">
            <text:p>25.551952123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6106.56592" calcext:value-type="float">
            <text:p>1443136106.56592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57212734222" calcext:value-type="float">
            <text:p>26.5657212734</text:p>
          </table:table-cell>
          <table:table-cell table:formula="of:=[.C162]/([.D162]-[.D161])" office:value-type="float" office:value="109802.30878636" calcext:value-type="float">
            <text:p>109802.30878636</text:p>
          </table:table-cell>
          <table:table-cell/>
          <table:table-cell office:value-type="float" office:value="1443136132.13081" calcext:value-type="float">
            <text:p>1443136132.13081</text:p>
          </table:table-cell>
          <table:table-cell table:formula="of:=[.G162]-[.$B$2]" office:value-type="float" office:value="52.1306176185608" calcext:value-type="float">
            <text:p>52.1306176186</text:p>
          </table:table-cell>
          <table:table-cell table:formula="of:=[.C162]/([.H162]-[.H161])" office:value-type="float" office:value="93622.1456418719" calcext:value-type="float">
            <text:p>93622.1456418719</text:p>
          </table:table-cell>
          <table:table-cell table:formula="of:=[.G162]-[.$B162]" office:value-type="float" office:value="25.5648963451385" calcext:value-type="float">
            <text:p>25.56489634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6106.64081" calcext:value-type="float">
            <text:p>1443136106.64081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406128406525" calcext:value-type="float">
            <text:p>26.6406128407</text:p>
          </table:table-cell>
          <table:table-cell table:formula="of:=[.C163]/([.D163]-[.D162])" office:value-type="float" office:value="109812.096396895" calcext:value-type="float">
            <text:p>109812.096396895</text:p>
          </table:table-cell>
          <table:table-cell/>
          <table:table-cell office:value-type="float" office:value="1443136132.21854" calcext:value-type="float">
            <text:p>1443136132.21854</text:p>
          </table:table-cell>
          <table:table-cell table:formula="of:=[.G163]-[.$B$2]" office:value-type="float" office:value="52.2183420658112" calcext:value-type="float">
            <text:p>52.2183420658</text:p>
          </table:table-cell>
          <table:table-cell table:formula="of:=[.C163]/([.H163]-[.H162])" office:value-type="float" office:value="93748.097112868" calcext:value-type="float">
            <text:p>93748.097112868</text:p>
          </table:table-cell>
          <table:table-cell table:formula="of:=[.G163]-[.$B163]" office:value-type="float" office:value="25.5777292251587" calcext:value-type="float">
            <text:p>25.577729225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6106.71571" calcext:value-type="float">
            <text:p>1443136106.71571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55101299286" calcext:value-type="float">
            <text:p>26.7155101299</text:p>
          </table:table-cell>
          <table:table-cell table:formula="of:=[.C164]/([.D164]-[.D163])" office:value-type="float" office:value="109803.706909614" calcext:value-type="float">
            <text:p>109803.706909614</text:p>
          </table:table-cell>
          <table:table-cell/>
          <table:table-cell office:value-type="float" office:value="1443136132.30637" calcext:value-type="float">
            <text:p>1443136132.30637</text:p>
          </table:table-cell>
          <table:table-cell table:formula="of:=[.G164]-[.$B$2]" office:value-type="float" office:value="52.3061790466309" calcext:value-type="float">
            <text:p>52.3061790466</text:p>
          </table:table-cell>
          <table:table-cell table:formula="of:=[.C164]/([.H164]-[.H163])" office:value-type="float" office:value="93627.9904347" calcext:value-type="float">
            <text:p>93627.9904347</text:p>
          </table:table-cell>
          <table:table-cell table:formula="of:=[.G164]-[.$B164]" office:value-type="float" office:value="25.5906689167023" calcext:value-type="float">
            <text:p>25.590668916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6106.79065" calcext:value-type="float">
            <text:p>1443136106.79065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904555797577" calcext:value-type="float">
            <text:p>26.7904555798</text:p>
          </table:table-cell>
          <table:table-cell table:formula="of:=[.C165]/([.D165]-[.D164])" office:value-type="float" office:value="109733.146158349" calcext:value-type="float">
            <text:p>109733.146158349</text:p>
          </table:table-cell>
          <table:table-cell/>
          <table:table-cell office:value-type="float" office:value="1443136132.39416" calcext:value-type="float">
            <text:p>1443136132.39416</text:p>
          </table:table-cell>
          <table:table-cell table:formula="of:=[.G165]-[.$B$2]" office:value-type="float" office:value="52.3939628601074" calcext:value-type="float">
            <text:p>52.3939628601</text:p>
          </table:table-cell>
          <table:table-cell table:formula="of:=[.C165]/([.H165]-[.H164])" office:value-type="float" office:value="93684.6973752825" calcext:value-type="float">
            <text:p>93684.6973752825</text:p>
          </table:table-cell>
          <table:table-cell table:formula="of:=[.G165]-[.$B165]" office:value-type="float" office:value="25.6035072803497" calcext:value-type="float">
            <text:p>25.603507280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6106.86555" calcext:value-type="float">
            <text:p>1443136106.86555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53526306152" calcext:value-type="float">
            <text:p>26.8653526306</text:p>
          </table:table-cell>
          <table:table-cell table:formula="of:=[.C166]/([.D166]-[.D165])" office:value-type="float" office:value="109804.056445991" calcext:value-type="float">
            <text:p>109804.056445991</text:p>
          </table:table-cell>
          <table:table-cell/>
          <table:table-cell office:value-type="float" office:value="1443136132.48197" calcext:value-type="float">
            <text:p>1443136132.48197</text:p>
          </table:table-cell>
          <table:table-cell table:formula="of:=[.G166]-[.$B$2]" office:value-type="float" office:value="52.4817698001862" calcext:value-type="float">
            <text:p>52.4817698002</text:p>
          </table:table-cell>
          <table:table-cell table:formula="of:=[.C166]/([.H166]-[.H165])" office:value-type="float" office:value="93660.0226887037" calcext:value-type="float">
            <text:p>93660.0226887037</text:p>
          </table:table-cell>
          <table:table-cell table:formula="of:=[.G166]-[.$B166]" office:value-type="float" office:value="25.6164171695709" calcext:value-type="float">
            <text:p>25.616417169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6106.94046" calcext:value-type="float">
            <text:p>1443136106.94046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402616024017" calcext:value-type="float">
            <text:p>26.9402616024</text:p>
          </table:table-cell>
          <table:table-cell table:formula="of:=[.C167]/([.D167]-[.D166])" office:value-type="float" office:value="109786.582352773" calcext:value-type="float">
            <text:p>109786.582352773</text:p>
          </table:table-cell>
          <table:table-cell/>
          <table:table-cell office:value-type="float" office:value="1443136132.56977" calcext:value-type="float">
            <text:p>1443136132.56977</text:p>
          </table:table-cell>
          <table:table-cell table:formula="of:=[.G167]-[.$B$2]" office:value-type="float" office:value="52.5695776939392" calcext:value-type="float">
            <text:p>52.5695776939</text:p>
          </table:table-cell>
          <table:table-cell table:formula="of:=[.C167]/([.H167]-[.H166])" office:value-type="float" office:value="93659.005454896" calcext:value-type="float">
            <text:p>93659.005454896</text:p>
          </table:table-cell>
          <table:table-cell table:formula="of:=[.G167]-[.$B167]" office:value-type="float" office:value="25.6293160915375" calcext:value-type="float">
            <text:p>25.629316091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6120.02106" calcext:value-type="float">
            <text:p>1443136120.02106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208623409271" calcext:value-type="float">
            <text:p>40.0208623409</text:p>
          </table:table-cell>
          <table:table-cell table:formula="of:=[.C168]/([.D168]-[.D167])" office:value-type="float" office:value="628.717301628084" calcext:value-type="float">
            <text:p>628.7173016281</text:p>
          </table:table-cell>
          <table:table-cell/>
          <table:table-cell office:value-type="float" office:value="1443136132.65757" calcext:value-type="float">
            <text:p>1443136132.65757</text:p>
          </table:table-cell>
          <table:table-cell table:formula="of:=[.G168]-[.$B$2]" office:value-type="float" office:value="52.657377243042" calcext:value-type="float">
            <text:p>52.657377243</text:p>
          </table:table-cell>
          <table:table-cell table:formula="of:=[.C168]/([.H168]-[.H167])" office:value-type="float" office:value="93667.9069999837" calcext:value-type="float">
            <text:p>93667.9069999837</text:p>
          </table:table-cell>
          <table:table-cell table:formula="of:=[.G168]-[.$B168]" office:value-type="float" office:value="12.6365149021149" calcext:value-type="float">
            <text:p>12.636514902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6120.12401" calcext:value-type="float">
            <text:p>1443136120.12401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38107681274" calcext:value-type="float">
            <text:p>40.1238107681</text:p>
          </table:table-cell>
          <table:table-cell table:formula="of:=[.C169]/([.D169]-[.D168])" office:value-type="float" office:value="79884.6589855881" calcext:value-type="float">
            <text:p>79884.6589855881</text:p>
          </table:table-cell>
          <table:table-cell/>
          <table:table-cell office:value-type="float" office:value="1443136132.74548" calcext:value-type="float">
            <text:p>1443136132.74548</text:p>
          </table:table-cell>
          <table:table-cell table:formula="of:=[.G169]-[.$B$2]" office:value-type="float" office:value="52.7452802658081" calcext:value-type="float">
            <text:p>52.7452802658</text:p>
          </table:table-cell>
          <table:table-cell table:formula="of:=[.C169]/([.H169]-[.H168])" office:value-type="float" office:value="93557.647293676" calcext:value-type="float">
            <text:p>93557.647293676</text:p>
          </table:table-cell>
          <table:table-cell table:formula="of:=[.G169]-[.$B169]" office:value-type="float" office:value="12.6214694976807" calcext:value-type="float">
            <text:p>12.62146949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6120.22695" calcext:value-type="float">
            <text:p>1443136120.22695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67503738403" calcext:value-type="float">
            <text:p>40.2267503738</text:p>
          </table:table-cell>
          <table:table-cell table:formula="of:=[.C170]/([.D170]-[.D169])" office:value-type="float" office:value="79891.5047619048" calcext:value-type="float">
            <text:p>79891.5047619048</text:p>
          </table:table-cell>
          <table:table-cell/>
          <table:table-cell office:value-type="float" office:value="1443136132.83316" calcext:value-type="float">
            <text:p>1443136132.83316</text:p>
          </table:table-cell>
          <table:table-cell table:formula="of:=[.G170]-[.$B$2]" office:value-type="float" office:value="52.8329694271088" calcext:value-type="float">
            <text:p>52.8329694271</text:p>
          </table:table-cell>
          <table:table-cell table:formula="of:=[.C170]/([.H170]-[.H169])" office:value-type="float" office:value="93785.8211666825" calcext:value-type="float">
            <text:p>93785.8211666825</text:p>
          </table:table-cell>
          <table:table-cell table:formula="of:=[.G170]-[.$B170]" office:value-type="float" office:value="12.6062190532684" calcext:value-type="float">
            <text:p>12.606219053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6120.32989" calcext:value-type="float">
            <text:p>1443136120.32989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296928405762" calcext:value-type="float">
            <text:p>40.3296928406</text:p>
          </table:table-cell>
          <table:table-cell table:formula="of:=[.C171]/([.D171]-[.D170])" office:value-type="float" office:value="79889.2843815718" calcext:value-type="float">
            <text:p>79889.2843815718</text:p>
          </table:table-cell>
          <table:table-cell/>
          <table:table-cell office:value-type="float" office:value="1443136132.92105" calcext:value-type="float">
            <text:p>1443136132.92105</text:p>
          </table:table-cell>
          <table:table-cell table:formula="of:=[.G171]-[.$B$2]" office:value-type="float" office:value="52.9208557605743" calcext:value-type="float">
            <text:p>52.9208557606</text:p>
          </table:table-cell>
          <table:table-cell table:formula="of:=[.C171]/([.H171]-[.H170])" office:value-type="float" office:value="93575.4135564345" calcext:value-type="float">
            <text:p>93575.4135564345</text:p>
          </table:table-cell>
          <table:table-cell table:formula="of:=[.G171]-[.$B171]" office:value-type="float" office:value="12.5911629199982" calcext:value-type="float">
            <text:p>12.591162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6120.43282" calcext:value-type="float">
            <text:p>1443136120.43282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26255321503" calcext:value-type="float">
            <text:p>40.4326255322</text:p>
          </table:table-cell>
          <table:table-cell table:formula="of:=[.C172]/([.D172]-[.D171])" office:value-type="float" office:value="79896.8711906257" calcext:value-type="float">
            <text:p>79896.8711906257</text:p>
          </table:table-cell>
          <table:table-cell/>
          <table:table-cell office:value-type="float" office:value="1443136133.00884" calcext:value-type="float">
            <text:p>1443136133.00884</text:p>
          </table:table-cell>
          <table:table-cell table:formula="of:=[.G172]-[.$B$2]" office:value-type="float" office:value="53.0086450576782" calcext:value-type="float">
            <text:p>53.0086450577</text:p>
          </table:table-cell>
          <table:table-cell table:formula="of:=[.C172]/([.H172]-[.H171])" office:value-type="float" office:value="93678.8455005907" calcext:value-type="float">
            <text:p>93678.8455005907</text:p>
          </table:table-cell>
          <table:table-cell table:formula="of:=[.G172]-[.$B172]" office:value-type="float" office:value="12.576019525528" calcext:value-type="float">
            <text:p>12.576019525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6120.53575" calcext:value-type="float">
            <text:p>1443136120.53575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55575084686" calcext:value-type="float">
            <text:p>40.5355575085</text:p>
          </table:table-cell>
          <table:table-cell table:formula="of:=[.C173]/([.D173]-[.D172])" office:value-type="float" office:value="79897.4263795723" calcext:value-type="float">
            <text:p>79897.4263795723</text:p>
          </table:table-cell>
          <table:table-cell/>
          <table:table-cell office:value-type="float" office:value="1443136133.05197" calcext:value-type="float">
            <text:p>1443136133.05197</text:p>
          </table:table-cell>
          <table:table-cell table:formula="of:=[.G173]-[.$B$2]" office:value-type="float" office:value="53.0517771244049" calcext:value-type="float">
            <text:p>53.0517771244</text:p>
          </table:table-cell>
          <table:table-cell table:formula="of:=[.C173]/([.H173]-[.H172])" office:value-type="float" office:value="190670.20488754" calcext:value-type="float">
            <text:p>190670.20488754</text:p>
          </table:table-cell>
          <table:table-cell table:formula="of:=[.G173]-[.$B173]" office:value-type="float" office:value="12.5162196159363" calcext:value-type="float">
            <text:p>12.516219615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6120.63869" calcext:value-type="float">
            <text:p>1443136120.63869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84904384613" calcext:value-type="float">
            <text:p>40.6384904385</text:p>
          </table:table-cell>
          <table:table-cell table:formula="of:=[.C174]/([.D174]-[.D173])" office:value-type="float" office:value="79896.686129358" calcext:value-type="float">
            <text:p>79896.686129358</text:p>
          </table:table-cell>
          <table:table-cell/>
          <table:table-cell office:value-type="float" office:value="1443136133.13443" calcext:value-type="float">
            <text:p>1443136133.13443</text:p>
          </table:table-cell>
          <table:table-cell table:formula="of:=[.G174]-[.$B$2]" office:value-type="float" office:value="53.1342370510101" calcext:value-type="float">
            <text:p>53.134237051</text:p>
          </table:table-cell>
          <table:table-cell table:formula="of:=[.C174]/([.H174]-[.H173])" office:value-type="float" office:value="99733.2927468181" calcext:value-type="float">
            <text:p>99733.2927468181</text:p>
          </table:table-cell>
          <table:table-cell table:formula="of:=[.G174]-[.$B174]" office:value-type="float" office:value="12.4957466125488" calcext:value-type="float">
            <text:p>12.495746612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6120.74162" calcext:value-type="float">
            <text:p>1443136120.74162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414228916168" calcext:value-type="float">
            <text:p>40.7414228916</text:p>
          </table:table-cell>
          <table:table-cell table:formula="of:=[.C175]/([.D175]-[.D174])" office:value-type="float" office:value="79897.0562527506" calcext:value-type="float">
            <text:p>79897.0562527506</text:p>
          </table:table-cell>
          <table:table-cell/>
          <table:table-cell office:value-type="float" office:value="1443136133.21702" calcext:value-type="float">
            <text:p>1443136133.21702</text:p>
          </table:table-cell>
          <table:table-cell table:formula="of:=[.G175]-[.$B$2]" office:value-type="float" office:value="53.2168226242065" calcext:value-type="float">
            <text:p>53.2168226242</text:p>
          </table:table-cell>
          <table:table-cell table:formula="of:=[.C175]/([.H175]-[.H174])" office:value-type="float" office:value="99581.5574282093" calcext:value-type="float">
            <text:p>99581.5574282093</text:p>
          </table:table-cell>
          <table:table-cell table:formula="of:=[.G175]-[.$B175]" office:value-type="float" office:value="12.4753997325897" calcext:value-type="float">
            <text:p>12.47539973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6120.84455" calcext:value-type="float">
            <text:p>1443136120.84455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43548679352" calcext:value-type="float">
            <text:p>40.8443548679</text:p>
          </table:table-cell>
          <table:table-cell table:formula="of:=[.C176]/([.D176]-[.D175])" office:value-type="float" office:value="79897.4263795723" calcext:value-type="float">
            <text:p>79897.4263795723</text:p>
          </table:table-cell>
          <table:table-cell/>
          <table:table-cell office:value-type="float" office:value="1443136133.29954" calcext:value-type="float">
            <text:p>1443136133.29954</text:p>
          </table:table-cell>
          <table:table-cell table:formula="of:=[.G176]-[.$B$2]" office:value-type="float" office:value="53.2993431091309" calcext:value-type="float">
            <text:p>53.2993431091</text:p>
          </table:table-cell>
          <table:table-cell table:formula="of:=[.C176]/([.H176]-[.H175])" office:value-type="float" office:value="99660.1026707809" calcext:value-type="float">
            <text:p>99660.1026707809</text:p>
          </table:table-cell>
          <table:table-cell table:formula="of:=[.G176]-[.$B176]" office:value-type="float" office:value="12.4549882411957" calcext:value-type="float">
            <text:p>12.45498824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6120.9475" calcext:value-type="float">
            <text:p>1443136120.9475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73021030426" calcext:value-type="float">
            <text:p>40.947302103</text:p>
          </table:table-cell>
          <table:table-cell table:formula="of:=[.C177]/([.D177]-[.D176])" office:value-type="float" office:value="79885.5840219365" calcext:value-type="float">
            <text:p>79885.5840219365</text:p>
          </table:table-cell>
          <table:table-cell/>
          <table:table-cell office:value-type="float" office:value="1443136133.38211" calcext:value-type="float">
            <text:p>1443136133.38211</text:p>
          </table:table-cell>
          <table:table-cell table:formula="of:=[.G177]-[.$B$2]" office:value-type="float" office:value="53.3819162845612" calcext:value-type="float">
            <text:p>53.3819162846</text:p>
          </table:table-cell>
          <table:table-cell table:formula="of:=[.C177]/([.H177]-[.H176])" office:value-type="float" office:value="99596.5088800792" calcext:value-type="float">
            <text:p>99596.5088800792</text:p>
          </table:table-cell>
          <table:table-cell table:formula="of:=[.G177]-[.$B177]" office:value-type="float" office:value="12.4346141815186" calcext:value-type="float">
            <text:p>12.434614181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6121.04746" calcext:value-type="float">
            <text:p>1443136121.04746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72645759583" calcext:value-type="float">
            <text:p>41.047264576</text:p>
          </table:table-cell>
          <table:table-cell table:formula="of:=[.C178]/([.D178]-[.D177])" office:value-type="float" office:value="82270.8738602295" calcext:value-type="float">
            <text:p>82270.8738602295</text:p>
          </table:table-cell>
          <table:table-cell/>
          <table:table-cell office:value-type="float" office:value="1443136133.46465" calcext:value-type="float">
            <text:p>1443136133.46465</text:p>
          </table:table-cell>
          <table:table-cell table:formula="of:=[.G178]-[.$B$2]" office:value-type="float" office:value="53.4644556045532" calcext:value-type="float">
            <text:p>53.4644556046</text:p>
          </table:table-cell>
          <table:table-cell table:formula="of:=[.C178]/([.H178]-[.H177])" office:value-type="float" office:value="99637.3607244472" calcext:value-type="float">
            <text:p>99637.3607244472</text:p>
          </table:table-cell>
          <table:table-cell table:formula="of:=[.G178]-[.$B178]" office:value-type="float" office:value="12.417191028595" calcext:value-type="float">
            <text:p>12.417191028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6121.14435" calcext:value-type="float">
            <text:p>1443136121.14435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41571712494" calcext:value-type="float">
            <text:p>41.1441571712</text:p>
          </table:table-cell>
          <table:table-cell table:formula="of:=[.C179]/([.D179]-[.D178])" office:value-type="float" office:value="84877.4870286936" calcext:value-type="float">
            <text:p>84877.4870286936</text:p>
          </table:table-cell>
          <table:table-cell/>
          <table:table-cell office:value-type="float" office:value="1443136133.54719" calcext:value-type="float">
            <text:p>1443136133.54719</text:p>
          </table:table-cell>
          <table:table-cell table:formula="of:=[.G179]-[.$B$2]" office:value-type="float" office:value="53.5469920635223" calcext:value-type="float">
            <text:p>53.5469920635</text:p>
          </table:table-cell>
          <table:table-cell table:formula="of:=[.C179]/([.H179]-[.H178])" office:value-type="float" office:value="99640.8145287319" calcext:value-type="float">
            <text:p>99640.8145287319</text:p>
          </table:table-cell>
          <table:table-cell table:formula="of:=[.G179]-[.$B179]" office:value-type="float" office:value="12.402834892273" calcext:value-type="float">
            <text:p>12.402834892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6121.24124" calcext:value-type="float">
            <text:p>1443136121.24124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410452365875" calcext:value-type="float">
            <text:p>41.2410452366</text:p>
          </table:table-cell>
          <table:table-cell table:formula="of:=[.C180]/([.D180]-[.D179])" office:value-type="float" office:value="84881.4554331189" calcext:value-type="float">
            <text:p>84881.4554331189</text:p>
          </table:table-cell>
          <table:table-cell/>
          <table:table-cell office:value-type="float" office:value="1443136133.62973" calcext:value-type="float">
            <text:p>1443136133.62973</text:p>
          </table:table-cell>
          <table:table-cell table:formula="of:=[.G180]-[.$B$2]" office:value-type="float" office:value="53.6295318603516" calcext:value-type="float">
            <text:p>53.6295318604</text:p>
          </table:table-cell>
          <table:table-cell table:formula="of:=[.C180]/([.H180]-[.H179])" office:value-type="float" office:value="99636.7851136781" calcext:value-type="float">
            <text:p>99636.7851136781</text:p>
          </table:table-cell>
          <table:table-cell table:formula="of:=[.G180]-[.$B180]" office:value-type="float" office:value="12.388486623764" calcext:value-type="float">
            <text:p>12.388486623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6121.33813" calcext:value-type="float">
            <text:p>1443136121.33813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79344940186" calcext:value-type="float">
            <text:p>41.337934494</text:p>
          </table:table-cell>
          <table:table-cell table:formula="of:=[.C181]/([.D181]-[.D180])" office:value-type="float" office:value="84880.4110801879" calcext:value-type="float">
            <text:p>84880.4110801879</text:p>
          </table:table-cell>
          <table:table-cell/>
          <table:table-cell office:value-type="float" office:value="1443136133.71226" calcext:value-type="float">
            <text:p>1443136133.71226</text:p>
          </table:table-cell>
          <table:table-cell table:formula="of:=[.G181]-[.$B$2]" office:value-type="float" office:value="53.712064743042" calcext:value-type="float">
            <text:p>53.712064743</text:p>
          </table:table-cell>
          <table:table-cell table:formula="of:=[.C181]/([.H181]-[.H180])" office:value-type="float" office:value="99645.13212082" calcext:value-type="float">
            <text:p>99645.13212082</text:p>
          </table:table-cell>
          <table:table-cell table:formula="of:=[.G181]-[.$B181]" office:value-type="float" office:value="12.3741302490234" calcext:value-type="float">
            <text:p>12.3741302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6121.43502" calcext:value-type="float">
            <text:p>1443136121.43502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48196983337" calcext:value-type="float">
            <text:p>41.4348196983</text:p>
          </table:table-cell>
          <table:table-cell table:formula="of:=[.C182]/([.D182]-[.D181])" office:value-type="float" office:value="84883.9619850086" calcext:value-type="float">
            <text:p>84883.9619850086</text:p>
          </table:table-cell>
          <table:table-cell/>
          <table:table-cell office:value-type="float" office:value="1443136133.79481" calcext:value-type="float">
            <text:p>1443136133.79481</text:p>
          </table:table-cell>
          <table:table-cell table:formula="of:=[.G182]-[.$B$2]" office:value-type="float" office:value="53.7946190834045" calcext:value-type="float">
            <text:p>53.7946190834</text:p>
          </table:table-cell>
          <table:table-cell table:formula="of:=[.C182]/([.H182]-[.H181])" office:value-type="float" office:value="99619.2321794731" calcext:value-type="float">
            <text:p>99619.2321794731</text:p>
          </table:table-cell>
          <table:table-cell table:formula="of:=[.G182]-[.$B182]" office:value-type="float" office:value="12.3597993850708" calcext:value-type="float">
            <text:p>12.359799385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6121.53195" calcext:value-type="float">
            <text:p>1443136121.53195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317516326904" calcext:value-type="float">
            <text:p>41.5317516327</text:p>
          </table:table-cell>
          <table:table-cell table:formula="of:=[.C183]/([.D183]-[.D182])" office:value-type="float" office:value="84843.0401660755" calcext:value-type="float">
            <text:p>84843.0401660755</text:p>
          </table:table-cell>
          <table:table-cell/>
          <table:table-cell office:value-type="float" office:value="1443136133.87748" calcext:value-type="float">
            <text:p>1443136133.87748</text:p>
          </table:table-cell>
          <table:table-cell table:formula="of:=[.G183]-[.$B$2]" office:value-type="float" office:value="53.8772842884064" calcext:value-type="float">
            <text:p>53.8772842884</text:p>
          </table:table-cell>
          <table:table-cell table:formula="of:=[.C183]/([.H183]-[.H182])" office:value-type="float" office:value="99485.6300158916" calcext:value-type="float">
            <text:p>99485.6300158916</text:p>
          </table:table-cell>
          <table:table-cell table:formula="of:=[.G183]-[.$B183]" office:value-type="float" office:value="12.3455326557159" calcext:value-type="float">
            <text:p>12.34553265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6121.62884" calcext:value-type="float">
            <text:p>1443136121.62884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86399364472" calcext:value-type="float">
            <text:p>41.6286399364</text:p>
          </table:table-cell>
          <table:table-cell table:formula="of:=[.C184]/([.D184]-[.D183])" office:value-type="float" office:value="84881.2465604768" calcext:value-type="float">
            <text:p>84881.2465604768</text:p>
          </table:table-cell>
          <table:table-cell/>
          <table:table-cell office:value-type="float" office:value="1443136133.95988" calcext:value-type="float">
            <text:p>1443136133.95988</text:p>
          </table:table-cell>
          <table:table-cell table:formula="of:=[.G184]-[.$B$2]" office:value-type="float" office:value="53.9596819877625" calcext:value-type="float">
            <text:p>53.9596819878</text:p>
          </table:table-cell>
          <table:table-cell table:formula="of:=[.C184]/([.H184]-[.H183])" office:value-type="float" office:value="99808.6119426738" calcext:value-type="float">
            <text:p>99808.6119426738</text:p>
          </table:table-cell>
          <table:table-cell table:formula="of:=[.G184]-[.$B184]" office:value-type="float" office:value="12.3310420513153" calcext:value-type="float">
            <text:p>12.331042051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6121.72572" calcext:value-type="float">
            <text:p>1443136121.72572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55289554596" calcext:value-type="float">
            <text:p>41.7255289555</text:p>
          </table:table-cell>
          <table:table-cell table:formula="of:=[.C185]/([.D185]-[.D184])" office:value-type="float" office:value="84880.6199487182" calcext:value-type="float">
            <text:p>84880.6199487182</text:p>
          </table:table-cell>
          <table:table-cell/>
          <table:table-cell office:value-type="float" office:value="1443136134.04241" calcext:value-type="float">
            <text:p>1443136134.04241</text:p>
          </table:table-cell>
          <table:table-cell table:formula="of:=[.G185]-[.$B$2]" office:value-type="float" office:value="54.0422179698944" calcext:value-type="float">
            <text:p>54.0422179699</text:p>
          </table:table-cell>
          <table:table-cell table:formula="of:=[.C185]/([.H185]-[.H184])" office:value-type="float" office:value="99641.3901860587" calcext:value-type="float">
            <text:p>99641.3901860587</text:p>
          </table:table-cell>
          <table:table-cell table:formula="of:=[.G185]-[.$B185]" office:value-type="float" office:value="12.3166890144348" calcext:value-type="float">
            <text:p>12.316689014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6121.82262" calcext:value-type="float">
            <text:p>1443136121.82262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24248886108" calcext:value-type="float">
            <text:p>41.8224248886</text:p>
          </table:table-cell>
          <table:table-cell table:formula="of:=[.C186]/([.D186]-[.D185])" office:value-type="float" office:value="84874.5631786541" calcext:value-type="float">
            <text:p>84874.5631786541</text:p>
          </table:table-cell>
          <table:table-cell/>
          <table:table-cell office:value-type="float" office:value="1443136134.09037" calcext:value-type="float">
            <text:p>1443136134.09037</text:p>
          </table:table-cell>
          <table:table-cell table:formula="of:=[.G186]-[.$B$2]" office:value-type="float" office:value="54.0901699066162" calcext:value-type="float">
            <text:p>54.0901699066</text:p>
          </table:table-cell>
          <table:table-cell table:formula="of:=[.C186]/([.H186]-[.H185])" office:value-type="float" office:value="171505.064492231" calcext:value-type="float">
            <text:p>171505.064492231</text:p>
          </table:table-cell>
          <table:table-cell table:formula="of:=[.G186]-[.$B186]" office:value-type="float" office:value="12.2677450180054" calcext:value-type="float">
            <text:p>12.26774501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6121.91953" calcext:value-type="float">
            <text:p>1443136121.91953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193305969238" calcext:value-type="float">
            <text:p>41.9193305969</text:p>
          </table:table-cell>
          <table:table-cell table:formula="of:=[.C187]/([.D187]-[.D186])" office:value-type="float" office:value="84866.0016336492" calcext:value-type="float">
            <text:p>84866.0016336492</text:p>
          </table:table-cell>
          <table:table-cell/>
          <table:table-cell office:value-type="float" office:value="1443136134.18206" calcext:value-type="float">
            <text:p>1443136134.18206</text:p>
          </table:table-cell>
          <table:table-cell table:formula="of:=[.G187]-[.$B$2]" office:value-type="float" office:value="54.1818630695343" calcext:value-type="float">
            <text:p>54.1818630695</text:p>
          </table:table-cell>
          <table:table-cell table:formula="of:=[.C187]/([.H187]-[.H186])" office:value-type="float" office:value="89690.4386136889" calcext:value-type="float">
            <text:p>89690.4386136889</text:p>
          </table:table-cell>
          <table:table-cell table:formula="of:=[.G187]-[.$B187]" office:value-type="float" office:value="12.2625324726105" calcext:value-type="float">
            <text:p>12.262532472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6122.01364" calcext:value-type="float">
            <text:p>1443136122.01364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3444185257" calcext:value-type="float">
            <text:p>42.0134441853</text:p>
          </table:table-cell>
          <table:table-cell table:formula="of:=[.C188]/([.D188]-[.D187])" office:value-type="float" office:value="87383.7683341736" calcext:value-type="float">
            <text:p>87383.7683341736</text:p>
          </table:table-cell>
          <table:table-cell/>
          <table:table-cell office:value-type="float" office:value="1443136134.27378" calcext:value-type="float">
            <text:p>1443136134.27378</text:p>
          </table:table-cell>
          <table:table-cell table:formula="of:=[.G188]-[.$B$2]" office:value-type="float" office:value="54.2735834121704" calcext:value-type="float">
            <text:p>54.2735834122</text:p>
          </table:table-cell>
          <table:table-cell table:formula="of:=[.C188]/([.H188]-[.H187])" office:value-type="float" office:value="89663.8604221958" calcext:value-type="float">
            <text:p>89663.8604221958</text:p>
          </table:table-cell>
          <table:table-cell table:formula="of:=[.G188]-[.$B188]" office:value-type="float" office:value="12.2601392269135" calcext:value-type="float">
            <text:p>12.260139226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6122.0941" calcext:value-type="float">
            <text:p>1443136122.0941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39013957977" calcext:value-type="float">
            <text:p>42.0939013958</text:p>
          </table:table-cell>
          <table:table-cell table:formula="of:=[.C189]/([.D189]-[.D188])" office:value-type="float" office:value="102215.823103046" calcext:value-type="float">
            <text:p>102215.823103046</text:p>
          </table:table-cell>
          <table:table-cell/>
          <table:table-cell office:value-type="float" office:value="1443136134.36549" calcext:value-type="float">
            <text:p>1443136134.36549</text:p>
          </table:table-cell>
          <table:table-cell table:formula="of:=[.G189]-[.$B$2]" office:value-type="float" office:value="54.3652966022492" calcext:value-type="float">
            <text:p>54.3652966022</text:p>
          </table:table-cell>
          <table:table-cell table:formula="of:=[.C189]/([.H189]-[.H188])" office:value-type="float" office:value="89670.8531557973" calcext:value-type="float">
            <text:p>89670.8531557973</text:p>
          </table:table-cell>
          <table:table-cell table:formula="of:=[.G189]-[.$B189]" office:value-type="float" office:value="12.2713952064514" calcext:value-type="float">
            <text:p>12.271395206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6122.17454" calcext:value-type="float">
            <text:p>1443136122.17454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43493080139" calcext:value-type="float">
            <text:p>42.174349308</text:p>
          </table:table-cell>
          <table:table-cell table:formula="of:=[.C190]/([.D190]-[.D189])" office:value-type="float" office:value="102227.637404682" calcext:value-type="float">
            <text:p>102227.637404682</text:p>
          </table:table-cell>
          <table:table-cell/>
          <table:table-cell office:value-type="float" office:value="1443136134.45729" calcext:value-type="float">
            <text:p>1443136134.45729</text:p>
          </table:table-cell>
          <table:table-cell table:formula="of:=[.G190]-[.$B$2]" office:value-type="float" office:value="54.4570927619934" calcext:value-type="float">
            <text:p>54.457092762</text:p>
          </table:table-cell>
          <table:table-cell table:formula="of:=[.C190]/([.H190]-[.H189])" office:value-type="float" office:value="89589.8044418357" calcext:value-type="float">
            <text:p>89589.8044418357</text:p>
          </table:table-cell>
          <table:table-cell table:formula="of:=[.G190]-[.$B190]" office:value-type="float" office:value="12.2827434539795" calcext:value-type="float">
            <text:p>12.28274345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6122.25503" calcext:value-type="float">
            <text:p>1443136122.25503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48382282257" calcext:value-type="float">
            <text:p>42.2548382282</text:p>
          </table:table-cell>
          <table:table-cell table:formula="of:=[.C191]/([.D191]-[.D190])" office:value-type="float" office:value="102175.553832255" calcext:value-type="float">
            <text:p>102175.553832255</text:p>
          </table:table-cell>
          <table:table-cell/>
          <table:table-cell office:value-type="float" office:value="1443136134.54899" calcext:value-type="float">
            <text:p>1443136134.54899</text:p>
          </table:table-cell>
          <table:table-cell table:formula="of:=[.G191]-[.$B$2]" office:value-type="float" office:value="54.5487916469574" calcext:value-type="float">
            <text:p>54.548791647</text:p>
          </table:table-cell>
          <table:table-cell table:formula="of:=[.C191]/([.H191]-[.H190])" office:value-type="float" office:value="89684.8418956198" calcext:value-type="float">
            <text:p>89684.8418956198</text:p>
          </table:table-cell>
          <table:table-cell table:formula="of:=[.G191]-[.$B191]" office:value-type="float" office:value="12.2939534187317" calcext:value-type="float">
            <text:p>12.293953418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6122.33548" calcext:value-type="float">
            <text:p>1443136122.33548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52861404419" calcext:value-type="float">
            <text:p>42.3352861404</text:p>
          </table:table-cell>
          <table:table-cell table:formula="of:=[.C192]/([.D192]-[.D191])" office:value-type="float" office:value="102227.637404682" calcext:value-type="float">
            <text:p>102227.637404682</text:p>
          </table:table-cell>
          <table:table-cell/>
          <table:table-cell office:value-type="float" office:value="1443136134.64063" calcext:value-type="float">
            <text:p>1443136134.64063</text:p>
          </table:table-cell>
          <table:table-cell table:formula="of:=[.G192]-[.$B$2]" office:value-type="float" office:value="54.6404356956482" calcext:value-type="float">
            <text:p>54.6404356956</text:p>
          </table:table-cell>
          <table:table-cell table:formula="of:=[.C192]/([.H192]-[.H191])" office:value-type="float" office:value="89738.5058548375" calcext:value-type="float">
            <text:p>89738.5058548375</text:p>
          </table:table-cell>
          <table:table-cell table:formula="of:=[.G192]-[.$B192]" office:value-type="float" office:value="12.3051495552063" calcext:value-type="float">
            <text:p>12.305149555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6122.41594" calcext:value-type="float">
            <text:p>1443136122.41594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57433509827" calcext:value-type="float">
            <text:p>42.415743351</text:p>
          </table:table-cell>
          <table:table-cell table:formula="of:=[.C193]/([.D193]-[.D192])" office:value-type="float" office:value="102215.823103046" calcext:value-type="float">
            <text:p>102215.823103046</text:p>
          </table:table-cell>
          <table:table-cell/>
          <table:table-cell office:value-type="float" office:value="1443136134.73237" calcext:value-type="float">
            <text:p>1443136134.73237</text:p>
          </table:table-cell>
          <table:table-cell table:formula="of:=[.G193]-[.$B$2]" office:value-type="float" office:value="54.7321751117706" calcext:value-type="float">
            <text:p>54.7321751118</text:p>
          </table:table-cell>
          <table:table-cell table:formula="of:=[.C193]/([.H193]-[.H192])" office:value-type="float" office:value="89645.2184633937" calcext:value-type="float">
            <text:p>89645.2184633937</text:p>
          </table:table-cell>
          <table:table-cell table:formula="of:=[.G193]-[.$B193]" office:value-type="float" office:value="12.316431760788" calcext:value-type="float">
            <text:p>12.316431760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6122.49642" calcext:value-type="float">
            <text:p>1443136122.49642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62244033813" calcext:value-type="float">
            <text:p>42.4962244034</text:p>
          </table:table-cell>
          <table:table-cell table:formula="of:=[.C194]/([.D194]-[.D193])" office:value-type="float" office:value="102185.542495897" calcext:value-type="float">
            <text:p>102185.542495897</text:p>
          </table:table-cell>
          <table:table-cell/>
          <table:table-cell office:value-type="float" office:value="1443136134.82406" calcext:value-type="float">
            <text:p>1443136134.82406</text:p>
          </table:table-cell>
          <table:table-cell table:formula="of:=[.G194]-[.$B$2]" office:value-type="float" office:value="54.8238599300385" calcext:value-type="float">
            <text:p>54.82385993</text:p>
          </table:table-cell>
          <table:table-cell table:formula="of:=[.C194]/([.H194]-[.H193])" office:value-type="float" office:value="89698.6017464387" calcext:value-type="float">
            <text:p>89698.6017464387</text:p>
          </table:table-cell>
          <table:table-cell table:formula="of:=[.G194]-[.$B194]" office:value-type="float" office:value="12.3276355266571" calcext:value-type="float">
            <text:p>12.32763552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6122.57687" calcext:value-type="float">
            <text:p>1443136122.57687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66768455505" calcext:value-type="float">
            <text:p>42.5766768456</text:p>
          </table:table-cell>
          <table:table-cell table:formula="of:=[.C195]/([.D195]-[.D194])" office:value-type="float" office:value="102221.881378133" calcext:value-type="float">
            <text:p>102221.881378133</text:p>
          </table:table-cell>
          <table:table-cell/>
          <table:table-cell office:value-type="float" office:value="1443136134.91583" calcext:value-type="float">
            <text:p>1443136134.91583</text:p>
          </table:table-cell>
          <table:table-cell table:formula="of:=[.G195]-[.$B$2]" office:value-type="float" office:value="54.9156391620636" calcext:value-type="float">
            <text:p>54.9156391621</text:p>
          </table:table-cell>
          <table:table-cell table:formula="of:=[.C195]/([.H195]-[.H194])" office:value-type="float" office:value="89606.3283439408" calcext:value-type="float">
            <text:p>89606.3283439408</text:p>
          </table:table-cell>
          <table:table-cell table:formula="of:=[.G195]-[.$B195]" office:value-type="float" office:value="12.3389623165131" calcext:value-type="float">
            <text:p>12.338962316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6122.65731" calcext:value-type="float">
            <text:p>1443136122.65731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71128368378" calcext:value-type="float">
            <text:p>42.6571128368</text:p>
          </table:table-cell>
          <table:table-cell table:formula="of:=[.C196]/([.D196]-[.D195])" office:value-type="float" office:value="102242.787940944" calcext:value-type="float">
            <text:p>102242.787940944</text:p>
          </table:table-cell>
          <table:table-cell/>
          <table:table-cell office:value-type="float" office:value="1443136135.00755" calcext:value-type="float">
            <text:p>1443136135.00755</text:p>
          </table:table-cell>
          <table:table-cell table:formula="of:=[.G196]-[.$B$2]" office:value-type="float" office:value="55.0073525905609" calcext:value-type="float">
            <text:p>55.0073525906</text:p>
          </table:table-cell>
          <table:table-cell table:formula="of:=[.C196]/([.H196]-[.H195])" office:value-type="float" office:value="89670.6200471048" calcext:value-type="float">
            <text:p>89670.6200471048</text:p>
          </table:table-cell>
          <table:table-cell table:formula="of:=[.G196]-[.$B196]" office:value-type="float" office:value="12.3502397537231" calcext:value-type="float">
            <text:p>12.350239753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6122.73775" calcext:value-type="float">
            <text:p>1443136122.73775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75583648682" calcext:value-type="float">
            <text:p>42.7375583649</text:p>
          </table:table-cell>
          <table:table-cell table:formula="of:=[.C197]/([.D197]-[.D196])" office:value-type="float" office:value="102230.667152718" calcext:value-type="float">
            <text:p>102230.667152718</text:p>
          </table:table-cell>
          <table:table-cell/>
          <table:table-cell office:value-type="float" office:value="1443136135.04675" calcext:value-type="float">
            <text:p>1443136135.04675</text:p>
          </table:table-cell>
          <table:table-cell table:formula="of:=[.G197]-[.$B$2]" office:value-type="float" office:value="55.0465528964996" calcext:value-type="float">
            <text:p>55.0465528965</text:p>
          </table:table-cell>
          <table:table-cell table:formula="of:=[.C197]/([.H197]-[.H196])" office:value-type="float" office:value="209794.281015461" calcext:value-type="float">
            <text:p>209794.281015461</text:p>
          </table:table-cell>
          <table:table-cell table:formula="of:=[.G197]-[.$B197]" office:value-type="float" office:value="12.3089945316315" calcext:value-type="float">
            <text:p>12.308994531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6122.8182" calcext:value-type="float">
            <text:p>1443136122.8182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80046081543" calcext:value-type="float">
            <text:p>42.8180046082</text:p>
          </table:table-cell>
          <table:table-cell table:formula="of:=[.C198]/([.D198]-[.D197])" office:value-type="float" office:value="102229.758209451" calcext:value-type="float">
            <text:p>102229.758209451</text:p>
          </table:table-cell>
          <table:table-cell/>
          <table:table-cell office:value-type="float" office:value="1443136135.12177" calcext:value-type="float">
            <text:p>1443136135.12177</text:p>
          </table:table-cell>
          <table:table-cell table:formula="of:=[.G198]-[.$B$2]" office:value-type="float" office:value="55.1215732097626" calcext:value-type="float">
            <text:p>55.1215732098</text:p>
          </table:table-cell>
          <table:table-cell table:formula="of:=[.C198]/([.H198]-[.H197])" office:value-type="float" office:value="109623.642481679" calcext:value-type="float">
            <text:p>109623.642481679</text:p>
          </table:table-cell>
          <table:table-cell table:formula="of:=[.G198]-[.$B198]" office:value-type="float" office:value="12.3035686016083" calcext:value-type="float">
            <text:p>12.303568601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6122.89863" calcext:value-type="float">
            <text:p>1443136122.89863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84346389771" calcext:value-type="float">
            <text:p>42.898434639</text:p>
          </table:table-cell>
          <table:table-cell table:formula="of:=[.C199]/([.D199]-[.D198])" office:value-type="float" office:value="102250.364893226" calcext:value-type="float">
            <text:p>102250.364893226</text:p>
          </table:table-cell>
          <table:table-cell/>
          <table:table-cell office:value-type="float" office:value="1443136135.19681" calcext:value-type="float">
            <text:p>1443136135.19681</text:p>
          </table:table-cell>
          <table:table-cell table:formula="of:=[.G199]-[.$B$2]" office:value-type="float" office:value="55.1966135501862" calcext:value-type="float">
            <text:p>55.1966135502</text:p>
          </table:table-cell>
          <table:table-cell table:formula="of:=[.C199]/([.H199]-[.H198])" office:value-type="float" office:value="109594.385547528" calcext:value-type="float">
            <text:p>109594.385547528</text:p>
          </table:table-cell>
          <table:table-cell table:formula="of:=[.G199]-[.$B199]" office:value-type="float" office:value="12.2981789112091" calcext:value-type="float">
            <text:p>12.298178911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6122.97909" calcext:value-type="float">
            <text:p>1443136122.97909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88949489594" calcext:value-type="float">
            <text:p>42.978894949</text:p>
          </table:table-cell>
          <table:table-cell table:formula="of:=[.C200]/([.D200]-[.D199])" office:value-type="float" office:value="102211.885609304" calcext:value-type="float">
            <text:p>102211.885609304</text:p>
          </table:table-cell>
          <table:table-cell/>
          <table:table-cell office:value-type="float" office:value="1443136135.2718" calcext:value-type="float">
            <text:p>1443136135.2718</text:p>
          </table:table-cell>
          <table:table-cell table:formula="of:=[.G200]-[.$B$2]" office:value-type="float" office:value="55.2716085910797" calcext:value-type="float">
            <text:p>55.2716085911</text:p>
          </table:table-cell>
          <table:table-cell table:formula="of:=[.C200]/([.H200]-[.H199])" office:value-type="float" office:value="109660.584246802" calcext:value-type="float">
            <text:p>109660.584246802</text:p>
          </table:table-cell>
          <table:table-cell table:formula="of:=[.G200]-[.$B200]" office:value-type="float" office:value="12.2927136421204" calcext:value-type="float">
            <text:p>12.292713642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6123.06098" calcext:value-type="float">
            <text:p>1443136123.06098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607829093933" calcext:value-type="float">
            <text:p>43.0607829094</text:p>
          </table:table-cell>
          <table:table-cell table:formula="of:=[.C201]/([.D201]-[.D200])" office:value-type="float" office:value="100429.903937251" calcext:value-type="float">
            <text:p>100429.903937251</text:p>
          </table:table-cell>
          <table:table-cell/>
          <table:table-cell office:value-type="float" office:value="1443136135.34684" calcext:value-type="float">
            <text:p>1443136135.34684</text:p>
          </table:table-cell>
          <table:table-cell table:formula="of:=[.G201]-[.$B$2]" office:value-type="float" office:value="55.3466439247131" calcext:value-type="float">
            <text:p>55.3466439247</text:p>
          </table:table-cell>
          <table:table-cell table:formula="of:=[.C201]/([.H201]-[.H200])" office:value-type="float" office:value="109601.698316922" calcext:value-type="float">
            <text:p>109601.698316922</text:p>
          </table:table-cell>
          <table:table-cell table:formula="of:=[.G201]-[.$B201]" office:value-type="float" office:value="12.2858610153198" calcext:value-type="float">
            <text:p>12.28586101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6123.14335" calcext:value-type="float">
            <text:p>1443136123.14335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31572437286" calcext:value-type="float">
            <text:p>43.1431572437</text:p>
          </table:table-cell>
          <table:table-cell table:formula="of:=[.C202]/([.D202]-[.D201])" office:value-type="float" office:value="99836.9220990845" calcext:value-type="float">
            <text:p>99836.9220990845</text:p>
          </table:table-cell>
          <table:table-cell/>
          <table:table-cell office:value-type="float" office:value="1443136135.42187" calcext:value-type="float">
            <text:p>1443136135.42187</text:p>
          </table:table-cell>
          <table:table-cell table:formula="of:=[.G202]-[.$B$2]" office:value-type="float" office:value="55.4216785430908" calcext:value-type="float">
            <text:p>55.4216785431</text:p>
          </table:table-cell>
          <table:table-cell table:formula="of:=[.C202]/([.H202]-[.H201])" office:value-type="float" office:value="109602.74307793" calcext:value-type="float">
            <text:p>109602.74307793</text:p>
          </table:table-cell>
          <table:table-cell table:formula="of:=[.G202]-[.$B202]" office:value-type="float" office:value="12.2785212993622" calcext:value-type="float">
            <text:p>12.278521299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6123.22572" calcext:value-type="float">
            <text:p>1443136123.22572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55294322968" calcext:value-type="float">
            <text:p>43.2255294323</text:p>
          </table:table-cell>
          <table:table-cell table:formula="of:=[.C203]/([.D203]-[.D202])" office:value-type="float" office:value="99839.5228166046" calcext:value-type="float">
            <text:p>99839.5228166046</text:p>
          </table:table-cell>
          <table:table-cell/>
          <table:table-cell office:value-type="float" office:value="1443136135.49691" calcext:value-type="float">
            <text:p>1443136135.49691</text:p>
          </table:table-cell>
          <table:table-cell table:formula="of:=[.G203]-[.$B$2]" office:value-type="float" office:value="55.4967105388641" calcext:value-type="float">
            <text:p>55.4967105389</text:p>
          </table:table-cell>
          <table:table-cell table:formula="of:=[.C203]/([.H203]-[.H202])" office:value-type="float" office:value="109606.574038709" calcext:value-type="float">
            <text:p>109606.574038709</text:p>
          </table:table-cell>
          <table:table-cell table:formula="of:=[.G203]-[.$B203]" office:value-type="float" office:value="12.2711811065674" calcext:value-type="float">
            <text:p>12.271181106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6123.30811" calcext:value-type="float">
            <text:p>1443136123.30811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79130649567" calcext:value-type="float">
            <text:p>43.307913065</text:p>
          </table:table-cell>
          <table:table-cell table:formula="of:=[.C204]/([.D204]-[.D203])" office:value-type="float" office:value="99825.6538886735" calcext:value-type="float">
            <text:p>99825.6538886735</text:p>
          </table:table-cell>
          <table:table-cell/>
          <table:table-cell office:value-type="float" office:value="1443136135.57194" calcext:value-type="float">
            <text:p>1443136135.57194</text:p>
          </table:table-cell>
          <table:table-cell table:formula="of:=[.G204]-[.$B$2]" office:value-type="float" office:value="55.5717477798462" calcext:value-type="float">
            <text:p>55.5717477798</text:p>
          </table:table-cell>
          <table:table-cell table:formula="of:=[.C204]/([.H204]-[.H203])" office:value-type="float" office:value="109598.912384941" calcext:value-type="float">
            <text:p>109598.912384941</text:p>
          </table:table-cell>
          <table:table-cell table:formula="of:=[.G204]-[.$B204]" office:value-type="float" office:value="12.2638347148895" calcext:value-type="float">
            <text:p>12.263834714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6123.39049" calcext:value-type="float">
            <text:p>1443136123.39049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902950286865" calcext:value-type="float">
            <text:p>43.3902950287</text:p>
          </table:table-cell>
          <table:table-cell table:formula="of:=[.C205]/([.D205]-[.D204])" office:value-type="float" office:value="99827.6762006743" calcext:value-type="float">
            <text:p>99827.6762006743</text:p>
          </table:table-cell>
          <table:table-cell/>
          <table:table-cell office:value-type="float" office:value="1443136135.64693" calcext:value-type="float">
            <text:p>1443136135.64693</text:p>
          </table:table-cell>
          <table:table-cell table:formula="of:=[.G205]-[.$B$2]" office:value-type="float" office:value="55.6467363834381" calcext:value-type="float">
            <text:p>55.6467363834</text:p>
          </table:table-cell>
          <table:table-cell table:formula="of:=[.C205]/([.H205]-[.H204])" office:value-type="float" office:value="109669.997920674" calcext:value-type="float">
            <text:p>109669.997920674</text:p>
          </table:table-cell>
          <table:table-cell table:formula="of:=[.G205]-[.$B205]" office:value-type="float" office:value="12.2564413547516" calcext:value-type="float">
            <text:p>12.256441354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6123.4729" calcext:value-type="float">
            <text:p>1443136123.4729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27056026459" calcext:value-type="float">
            <text:p>43.4727056026</text:p>
          </table:table-cell>
          <table:table-cell table:formula="of:=[.C206]/([.D206]-[.D205])" office:value-type="float" office:value="99793.0193285212" calcext:value-type="float">
            <text:p>99793.0193285212</text:p>
          </table:table-cell>
          <table:table-cell/>
          <table:table-cell office:value-type="float" office:value="1443136135.72203" calcext:value-type="float">
            <text:p>1443136135.72203</text:p>
          </table:table-cell>
          <table:table-cell table:formula="of:=[.G206]-[.$B$2]" office:value-type="float" office:value="55.7218368053436" calcext:value-type="float">
            <text:p>55.7218368053</text:p>
          </table:table-cell>
          <table:table-cell table:formula="of:=[.C206]/([.H206]-[.H205])" office:value-type="float" office:value="109506.708369048" calcext:value-type="float">
            <text:p>109506.708369048</text:p>
          </table:table-cell>
          <table:table-cell table:formula="of:=[.G206]-[.$B206]" office:value-type="float" office:value="12.2491312026978" calcext:value-type="float">
            <text:p>12.249131202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6123.55527" calcext:value-type="float">
            <text:p>1443136123.55527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50785064697" calcext:value-type="float">
            <text:p>43.5550785065</text:p>
          </table:table-cell>
          <table:table-cell table:formula="of:=[.C207]/([.D207]-[.D206])" office:value-type="float" office:value="99838.6558957097" calcext:value-type="float">
            <text:p>99838.6558957097</text:p>
          </table:table-cell>
          <table:table-cell/>
          <table:table-cell office:value-type="float" office:value="1443136135.79705" calcext:value-type="float">
            <text:p>1443136135.79705</text:p>
          </table:table-cell>
          <table:table-cell table:formula="of:=[.G207]-[.$B$2]" office:value-type="float" office:value="55.7968542575836" calcext:value-type="float">
            <text:p>55.7968542576</text:p>
          </table:table-cell>
          <table:table-cell table:formula="of:=[.C207]/([.H207]-[.H206])" office:value-type="float" office:value="109627.823318904" calcext:value-type="float">
            <text:p>109627.823318904</text:p>
          </table:table-cell>
          <table:table-cell table:formula="of:=[.G207]-[.$B207]" office:value-type="float" office:value="12.2417757511139" calcext:value-type="float">
            <text:p>12.241775751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6123.63765" calcext:value-type="float">
            <text:p>1443136123.63765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74514102936" calcext:value-type="float">
            <text:p>43.6374514103</text:p>
          </table:table-cell>
          <table:table-cell table:formula="of:=[.C208]/([.D208]-[.D207])" office:value-type="float" office:value="99838.6558957097" calcext:value-type="float">
            <text:p>99838.6558957097</text:p>
          </table:table-cell>
          <table:table-cell/>
          <table:table-cell office:value-type="float" office:value="1443136135.87211" calcext:value-type="float">
            <text:p>1443136135.87211</text:p>
          </table:table-cell>
          <table:table-cell table:formula="of:=[.G208]-[.$B$2]" office:value-type="float" office:value="55.8719117641449" calcext:value-type="float">
            <text:p>55.8719117641</text:p>
          </table:table-cell>
          <table:table-cell table:formula="of:=[.C208]/([.H208]-[.H207])" office:value-type="float" office:value="109569.320602006" calcext:value-type="float">
            <text:p>109569.320602006</text:p>
          </table:table-cell>
          <table:table-cell table:formula="of:=[.G208]-[.$B208]" office:value-type="float" office:value="12.2344603538513" calcext:value-type="float">
            <text:p>12.234460353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6123.72002" calcext:value-type="float">
            <text:p>1443136123.72002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198214530945" calcext:value-type="float">
            <text:p>43.7198214531</text:p>
          </table:table-cell>
          <table:table-cell table:formula="of:=[.C209]/([.D209]-[.D208])" office:value-type="float" office:value="99842.1236696239" calcext:value-type="float">
            <text:p>99842.1236696239</text:p>
          </table:table-cell>
          <table:table-cell/>
          <table:table-cell office:value-type="float" office:value="1443136135.94712" calcext:value-type="float">
            <text:p>1443136135.94712</text:p>
          </table:table-cell>
          <table:table-cell table:formula="of:=[.G209]-[.$B$2]" office:value-type="float" office:value="55.9469282627106" calcext:value-type="float">
            <text:p>55.9469282627</text:p>
          </table:table-cell>
          <table:table-cell table:formula="of:=[.C209]/([.H209]-[.H208])" office:value-type="float" office:value="109629.21700218" calcext:value-type="float">
            <text:p>109629.21700218</text:p>
          </table:table-cell>
          <table:table-cell table:formula="of:=[.G209]-[.$B209]" office:value-type="float" office:value="12.2271068096161" calcext:value-type="float">
            <text:p>12.227106809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6123.80239" calcext:value-type="float">
            <text:p>1443136123.80239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21941184998" calcext:value-type="float">
            <text:p>43.8021941185</text:p>
          </table:table-cell>
          <table:table-cell table:formula="of:=[.C210]/([.D210]-[.D209])" office:value-type="float" office:value="99838.9448676685" calcext:value-type="float">
            <text:p>99838.9448676685</text:p>
          </table:table-cell>
          <table:table-cell/>
          <table:table-cell office:value-type="float" office:value="1443136136.02222" calcext:value-type="float">
            <text:p>1443136136.02222</text:p>
          </table:table-cell>
          <table:table-cell table:formula="of:=[.G210]-[.$B$2]" office:value-type="float" office:value="56.0220217704773" calcext:value-type="float">
            <text:p>56.0220217705</text:p>
          </table:table-cell>
          <table:table-cell table:formula="of:=[.C210]/([.H210]-[.H209])" office:value-type="float" office:value="109516.791059324" calcext:value-type="float">
            <text:p>109516.791059324</text:p>
          </table:table-cell>
          <table:table-cell table:formula="of:=[.G210]-[.$B210]" office:value-type="float" office:value="12.2198276519775" calcext:value-type="float">
            <text:p>12.21982765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6123.88485" calcext:value-type="float">
            <text:p>1443136123.88485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46549987793" calcext:value-type="float">
            <text:p>43.8846549988</text:p>
          </table:table-cell>
          <table:table-cell table:formula="of:=[.C211]/([.D211]-[.D210])" office:value-type="float" office:value="99732.1393140696" calcext:value-type="float">
            <text:p>99732.1393140696</text:p>
          </table:table-cell>
          <table:table-cell/>
          <table:table-cell office:value-type="float" office:value="1443136136.05812" calcext:value-type="float">
            <text:p>1443136136.05812</text:p>
          </table:table-cell>
          <table:table-cell table:formula="of:=[.G211]-[.$B$2]" office:value-type="float" office:value="56.0579242706299" calcext:value-type="float">
            <text:p>56.0579242706</text:p>
          </table:table-cell>
          <table:table-cell table:formula="of:=[.C211]/([.H211]-[.H210])" office:value-type="float" office:value="229064.827381031" calcext:value-type="float">
            <text:p>229064.827381031</text:p>
          </table:table-cell>
          <table:table-cell table:formula="of:=[.G211]-[.$B211]" office:value-type="float" office:value="12.1732692718506" calcext:value-type="float">
            <text:p>12.173269271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6123.96723" calcext:value-type="float">
            <text:p>1443136123.96723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70345783234" calcext:value-type="float">
            <text:p>43.9670345783</text:p>
          </table:table-cell>
          <table:table-cell table:formula="of:=[.C212]/([.D212]-[.D211])" office:value-type="float" office:value="99830.5653599595" calcext:value-type="float">
            <text:p>99830.5653599595</text:p>
          </table:table-cell>
          <table:table-cell/>
          <table:table-cell office:value-type="float" office:value="1443136136.12688" calcext:value-type="float">
            <text:p>1443136136.12688</text:p>
          </table:table-cell>
          <table:table-cell table:formula="of:=[.G212]-[.$B$2]" office:value-type="float" office:value="56.12668800354" calcext:value-type="float">
            <text:p>56.1266880035</text:p>
          </table:table-cell>
          <table:table-cell table:formula="of:=[.C212]/([.H212]-[.H211])" office:value-type="float" office:value="119597.928325752" calcext:value-type="float">
            <text:p>119597.928325752</text:p>
          </table:table-cell>
          <table:table-cell table:formula="of:=[.G212]-[.$B212]" office:value-type="float" office:value="12.1596534252167" calcext:value-type="float">
            <text:p>12.159653425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6124.04936" calcext:value-type="float">
            <text:p>1443136124.04936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9165725708" calcext:value-type="float">
            <text:p>44.0491657257</text:p>
          </table:table-cell>
          <table:table-cell table:formula="of:=[.C213]/([.D213]-[.D212])" office:value-type="float" office:value="100132.535120746" calcext:value-type="float">
            <text:p>100132.535120746</text:p>
          </table:table-cell>
          <table:table-cell/>
          <table:table-cell office:value-type="float" office:value="1443136136.19572" calcext:value-type="float">
            <text:p>1443136136.19572</text:p>
          </table:table-cell>
          <table:table-cell table:formula="of:=[.G213]-[.$B$2]" office:value-type="float" office:value="56.1955289840698" calcext:value-type="float">
            <text:p>56.1955289841</text:p>
          </table:table-cell>
          <table:table-cell table:formula="of:=[.C213]/([.H213]-[.H212])" office:value-type="float" office:value="119463.725483134" calcext:value-type="float">
            <text:p>119463.725483134</text:p>
          </table:table-cell>
          <table:table-cell table:formula="of:=[.G213]-[.$B213]" office:value-type="float" office:value="12.1463632583618" calcext:value-type="float">
            <text:p>12.146363258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6124.13132" calcext:value-type="float">
            <text:p>1443136124.13132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311278343201" calcext:value-type="float">
            <text:p>44.1311278343</text:p>
          </table:table-cell>
          <table:table-cell table:formula="of:=[.C214]/([.D214]-[.D213])" office:value-type="float" office:value="100339.048607515" calcext:value-type="float">
            <text:p>100339.048607515</text:p>
          </table:table-cell>
          <table:table-cell/>
          <table:table-cell office:value-type="float" office:value="1443136136.26449" calcext:value-type="float">
            <text:p>1443136136.26449</text:p>
          </table:table-cell>
          <table:table-cell table:formula="of:=[.G214]-[.$B$2]" office:value-type="float" office:value="56.2642941474915" calcext:value-type="float">
            <text:p>56.2642941475</text:p>
          </table:table-cell>
          <table:table-cell table:formula="of:=[.C214]/([.H214]-[.H213])" office:value-type="float" office:value="119595.440347824" calcext:value-type="float">
            <text:p>119595.440347824</text:p>
          </table:table-cell>
          <table:table-cell table:formula="of:=[.G214]-[.$B214]" office:value-type="float" office:value="12.1331663131714" calcext:value-type="float">
            <text:p>12.133166313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6124.21329" calcext:value-type="float">
            <text:p>1443136124.21329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30932807922" calcext:value-type="float">
            <text:p>44.2130932808</text:p>
          </table:table-cell>
          <table:table-cell table:formula="of:=[.C215]/([.D215]-[.D214])" office:value-type="float" office:value="100334.962523416" calcext:value-type="float">
            <text:p>100334.962523416</text:p>
          </table:table-cell>
          <table:table-cell/>
          <table:table-cell office:value-type="float" office:value="1443136136.33323" calcext:value-type="float">
            <text:p>1443136136.33323</text:p>
          </table:table-cell>
          <table:table-cell table:formula="of:=[.G215]-[.$B$2]" office:value-type="float" office:value="56.3330302238464" calcext:value-type="float">
            <text:p>56.3330302238</text:p>
          </table:table-cell>
          <table:table-cell table:formula="of:=[.C215]/([.H215]-[.H214])" office:value-type="float" office:value="119646.049587236" calcext:value-type="float">
            <text:p>119646.049587236</text:p>
          </table:table-cell>
          <table:table-cell table:formula="of:=[.G215]-[.$B215]" office:value-type="float" office:value="12.1199369430542" calcext:value-type="float">
            <text:p>12.119936943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6124.29526" calcext:value-type="float">
            <text:p>1443136124.29526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50613498688" calcext:value-type="float">
            <text:p>44.2950613499</text:p>
          </table:table-cell>
          <table:table-cell table:formula="of:=[.C216]/([.D216]-[.D215])" office:value-type="float" office:value="100331.752262223" calcext:value-type="float">
            <text:p>100331.752262223</text:p>
          </table:table-cell>
          <table:table-cell/>
          <table:table-cell office:value-type="float" office:value="1443136136.40206" calcext:value-type="float">
            <text:p>1443136136.40206</text:p>
          </table:table-cell>
          <table:table-cell table:formula="of:=[.G216]-[.$B$2]" office:value-type="float" office:value="56.4018604755402" calcext:value-type="float">
            <text:p>56.4018604755</text:p>
          </table:table-cell>
          <table:table-cell table:formula="of:=[.C216]/([.H216]-[.H215])" office:value-type="float" office:value="119482.346753494" calcext:value-type="float">
            <text:p>119482.346753494</text:p>
          </table:table-cell>
          <table:table-cell table:formula="of:=[.G216]-[.$B216]" office:value-type="float" office:value="12.1067991256714" calcext:value-type="float">
            <text:p>12.106799125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6124.37722" calcext:value-type="float">
            <text:p>1443136124.37722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70282268524" calcext:value-type="float">
            <text:p>44.3770282269</text:p>
          </table:table-cell>
          <table:table-cell table:formula="of:=[.C217]/([.D217]-[.D216])" office:value-type="float" office:value="100333.211446389" calcext:value-type="float">
            <text:p>100333.211446389</text:p>
          </table:table-cell>
          <table:table-cell/>
          <table:table-cell office:value-type="float" office:value="1443136136.47089" calcext:value-type="float">
            <text:p>1443136136.47089</text:p>
          </table:table-cell>
          <table:table-cell table:formula="of:=[.G217]-[.$B$2]" office:value-type="float" office:value="56.4706938266754" calcext:value-type="float">
            <text:p>56.4706938267</text:p>
          </table:table-cell>
          <table:table-cell table:formula="of:=[.C217]/([.H217]-[.H216])" office:value-type="float" office:value="119476.966679136" calcext:value-type="float">
            <text:p>119476.966679136</text:p>
          </table:table-cell>
          <table:table-cell table:formula="of:=[.G217]-[.$B217]" office:value-type="float" office:value="12.093665599823" calcext:value-type="float">
            <text:p>12.093665599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6124.45919" calcext:value-type="float">
            <text:p>1443136124.45919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89912891388" calcext:value-type="float">
            <text:p>44.4589912891</text:p>
          </table:table-cell>
          <table:table-cell table:formula="of:=[.C218]/([.D218]-[.D217])" office:value-type="float" office:value="100337.881120956" calcext:value-type="float">
            <text:p>100337.881120956</text:p>
          </table:table-cell>
          <table:table-cell/>
          <table:table-cell office:value-type="float" office:value="1443136136.53969" calcext:value-type="float">
            <text:p>1443136136.53969</text:p>
          </table:table-cell>
          <table:table-cell table:formula="of:=[.G218]-[.$B$2]" office:value-type="float" office:value="56.5394959449768" calcext:value-type="float">
            <text:p>56.539495945</text:p>
          </table:table-cell>
          <table:table-cell table:formula="of:=[.C218]/([.H218]-[.H217])" office:value-type="float" office:value="119531.203443102" calcext:value-type="float">
            <text:p>119531.203443102</text:p>
          </table:table-cell>
          <table:table-cell table:formula="of:=[.G218]-[.$B218]" office:value-type="float" office:value="12.080504655838" calcext:value-type="float">
            <text:p>12.080504655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6124.54115" calcext:value-type="float">
            <text:p>1443136124.54115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409569740295" calcext:value-type="float">
            <text:p>44.540956974</text:p>
          </table:table-cell>
          <table:table-cell table:formula="of:=[.C219]/([.D219]-[.D218])" office:value-type="float" office:value="100334.670673" calcext:value-type="float">
            <text:p>100334.670673</text:p>
          </table:table-cell>
          <table:table-cell/>
          <table:table-cell office:value-type="float" office:value="1443136136.60837" calcext:value-type="float">
            <text:p>1443136136.60837</text:p>
          </table:table-cell>
          <table:table-cell table:formula="of:=[.G219]-[.$B$2]" office:value-type="float" office:value="56.6081764698029" calcext:value-type="float">
            <text:p>56.6081764698</text:p>
          </table:table-cell>
          <table:table-cell table:formula="of:=[.C219]/([.H219]-[.H218])" office:value-type="float" office:value="119742.824051349" calcext:value-type="float">
            <text:p>119742.824051349</text:p>
          </table:table-cell>
          <table:table-cell table:formula="of:=[.G219]-[.$B219]" office:value-type="float" office:value="12.0672194957733" calcext:value-type="float">
            <text:p>12.067219495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6124.62312" calcext:value-type="float">
            <text:p>1443136124.62312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29212284088" calcext:value-type="float">
            <text:p>44.6229212284</text:p>
          </table:table-cell>
          <table:table-cell table:formula="of:=[.C220]/([.D220]-[.D219])" office:value-type="float" office:value="100336.421800962" calcext:value-type="float">
            <text:p>100336.421800962</text:p>
          </table:table-cell>
          <table:table-cell/>
          <table:table-cell office:value-type="float" office:value="1443136136.67718" calcext:value-type="float">
            <text:p>1443136136.67718</text:p>
          </table:table-cell>
          <table:table-cell table:formula="of:=[.G220]-[.$B$2]" office:value-type="float" office:value="56.6769881248474" calcext:value-type="float">
            <text:p>56.6769881248</text:p>
          </table:table-cell>
          <table:table-cell table:formula="of:=[.C220]/([.H220]-[.H219])" office:value-type="float" office:value="119514.637377563" calcext:value-type="float">
            <text:p>119514.637377563</text:p>
          </table:table-cell>
          <table:table-cell table:formula="of:=[.G220]-[.$B220]" office:value-type="float" office:value="12.0540668964386" calcext:value-type="float">
            <text:p>12.054066896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6124.70508" calcext:value-type="float">
            <text:p>1443136124.70508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48859596252" calcext:value-type="float">
            <text:p>44.7048859596</text:p>
          </table:table-cell>
          <table:table-cell table:formula="of:=[.C221]/([.D221]-[.D220])" office:value-type="float" office:value="100335.83808485" calcext:value-type="float">
            <text:p>100335.83808485</text:p>
          </table:table-cell>
          <table:table-cell/>
          <table:table-cell office:value-type="float" office:value="1443136136.74594" calcext:value-type="float">
            <text:p>1443136136.74594</text:p>
          </table:table-cell>
          <table:table-cell table:formula="of:=[.G221]-[.$B$2]" office:value-type="float" office:value="56.7457456588745" calcext:value-type="float">
            <text:p>56.7457456589</text:p>
          </table:table-cell>
          <table:table-cell table:formula="of:=[.C221]/([.H221]-[.H220])" office:value-type="float" office:value="119608.710759735" calcext:value-type="float">
            <text:p>119608.710759735</text:p>
          </table:table-cell>
          <table:table-cell table:formula="of:=[.G221]-[.$B221]" office:value-type="float" office:value="12.0408596992493" calcext:value-type="float">
            <text:p>12.040859699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6124.78706" calcext:value-type="float">
            <text:p>1443136124.78706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68695259094" calcext:value-type="float">
            <text:p>44.7868695259</text:p>
          </table:table-cell>
          <table:table-cell table:formula="of:=[.C222]/([.D222]-[.D221])" office:value-type="float" office:value="100312.786729637" calcext:value-type="float">
            <text:p>100312.786729637</text:p>
          </table:table-cell>
          <table:table-cell/>
          <table:table-cell office:value-type="float" office:value="1443136136.81472" calcext:value-type="float">
            <text:p>1443136136.81472</text:p>
          </table:table-cell>
          <table:table-cell table:formula="of:=[.G222]-[.$B$2]" office:value-type="float" office:value="56.8145217895508" calcext:value-type="float">
            <text:p>56.8145217896</text:p>
          </table:table-cell>
          <table:table-cell table:formula="of:=[.C222]/([.H222]-[.H221])" office:value-type="float" office:value="119576.369288795" calcext:value-type="float">
            <text:p>119576.369288795</text:p>
          </table:table-cell>
          <table:table-cell table:formula="of:=[.G222]-[.$B222]" office:value-type="float" office:value="12.0276522636414" calcext:value-type="float">
            <text:p>12.027652263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6124.86903" calcext:value-type="float">
            <text:p>1443136124.86903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8837594986" calcext:value-type="float">
            <text:p>44.868837595</text:p>
          </table:table-cell>
          <table:table-cell table:formula="of:=[.C223]/([.D223]-[.D222])" office:value-type="float" office:value="100331.752262223" calcext:value-type="float">
            <text:p>100331.752262223</text:p>
          </table:table-cell>
          <table:table-cell/>
          <table:table-cell office:value-type="float" office:value="1443136136.88353" calcext:value-type="float">
            <text:p>1443136136.88353</text:p>
          </table:table-cell>
          <table:table-cell table:formula="of:=[.G223]-[.$B$2]" office:value-type="float" office:value="56.8833343982697" calcext:value-type="float">
            <text:p>56.8833343983</text:p>
          </table:table-cell>
          <table:table-cell table:formula="of:=[.C223]/([.H223]-[.H222])" office:value-type="float" office:value="119512.981023557" calcext:value-type="float">
            <text:p>119512.981023557</text:p>
          </table:table-cell>
          <table:table-cell table:formula="of:=[.G223]-[.$B223]" office:value-type="float" office:value="12.0144968032837" calcext:value-type="float">
            <text:p>12.014496803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6124.95101" calcext:value-type="float">
            <text:p>1443136124.95101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50811624527" calcext:value-type="float">
            <text:p>44.9508116245</text:p>
          </table:table-cell>
          <table:table-cell table:formula="of:=[.C224]/([.D224]-[.D223])" office:value-type="float" office:value="100324.456977989" calcext:value-type="float">
            <text:p>100324.456977989</text:p>
          </table:table-cell>
          <table:table-cell/>
          <table:table-cell office:value-type="float" office:value="1443136136.9523" calcext:value-type="float">
            <text:p>1443136136.9523</text:p>
          </table:table-cell>
          <table:table-cell table:formula="of:=[.G224]-[.$B$2]" office:value-type="float" office:value="56.9521088600159" calcext:value-type="float">
            <text:p>56.95210886</text:p>
          </table:table-cell>
          <table:table-cell table:formula="of:=[.C224]/([.H224]-[.H223])" office:value-type="float" office:value="119579.271014106" calcext:value-type="float">
            <text:p>119579.271014106</text:p>
          </table:table-cell>
          <table:table-cell table:formula="of:=[.G224]-[.$B224]" office:value-type="float" office:value="12.0012972354889" calcext:value-type="float">
            <text:p>12.00129723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6125.03159" calcext:value-type="float">
            <text:p>1443136125.03159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313992500305" calcext:value-type="float">
            <text:p>45.03139925</text:p>
          </table:table-cell>
          <table:table-cell table:formula="of:=[.C225]/([.D225]-[.D224])" office:value-type="float" office:value="102050.407225843" calcext:value-type="float">
            <text:p>102050.407225843</text:p>
          </table:table-cell>
          <table:table-cell/>
          <table:table-cell office:value-type="float" office:value="1443136137.0211" calcext:value-type="float">
            <text:p>1443136137.0211</text:p>
          </table:table-cell>
          <table:table-cell table:formula="of:=[.G225]-[.$B$2]" office:value-type="float" office:value="57.0209040641785" calcext:value-type="float">
            <text:p>57.0209040642</text:p>
          </table:table-cell>
          <table:table-cell table:formula="of:=[.C225]/([.H225]-[.H224])" office:value-type="float" office:value="119543.216712644" calcext:value-type="float">
            <text:p>119543.216712644</text:p>
          </table:table-cell>
          <table:table-cell table:formula="of:=[.G225]-[.$B225]" office:value-type="float" office:value="11.9895048141479" calcext:value-type="float">
            <text:p>11.989504814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6125.11007" calcext:value-type="float">
            <text:p>1443136125.11007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098735332489" calcext:value-type="float">
            <text:p>45.1098735332</text:p>
          </table:table-cell>
          <table:table-cell table:formula="of:=[.C226]/([.D226]-[.D225])" office:value-type="float" office:value="104798.663494812" calcext:value-type="float">
            <text:p>104798.663494812</text:p>
          </table:table-cell>
          <table:table-cell/>
          <table:table-cell office:value-type="float" office:value="1443136140.12256" calcext:value-type="float">
            <text:p>1443136140.12256</text:p>
          </table:table-cell>
          <table:table-cell table:formula="of:=[.G226]-[.$B$2]" office:value-type="float" office:value="60.1223695278168" calcext:value-type="float">
            <text:p>60.1223695278</text:p>
          </table:table-cell>
          <table:table-cell table:formula="of:=[.C226]/([.H226]-[.H225])" office:value-type="float" office:value="2651.64971089263" calcext:value-type="float">
            <text:p>2651.6497108926</text:p>
          </table:table-cell>
          <table:table-cell table:formula="of:=[.G226]-[.$B226]" office:value-type="float" office:value="15.0124959945679" calcext:value-type="float">
            <text:p>15.012495994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6125.18854" calcext:value-type="float">
            <text:p>1443136125.18854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83456707001" calcext:value-type="float">
            <text:p>45.1883456707</text:p>
          </table:table-cell>
          <table:table-cell table:formula="of:=[.C227]/([.D227]-[.D226])" office:value-type="float" office:value="104801.529142968" calcext:value-type="float">
            <text:p>104801.529142968</text:p>
          </table:table-cell>
          <table:table-cell/>
          <table:table-cell office:value-type="float" office:value="1443136140.22253" calcext:value-type="float">
            <text:p>1443136140.22253</text:p>
          </table:table-cell>
          <table:table-cell table:formula="of:=[.G227]-[.$B$2]" office:value-type="float" office:value="60.2223310470581" calcext:value-type="float">
            <text:p>60.2223310471</text:p>
          </table:table-cell>
          <table:table-cell table:formula="of:=[.C227]/([.H227]-[.H226])" office:value-type="float" office:value="82271.6587584582" calcext:value-type="float">
            <text:p>82271.6587584582</text:p>
          </table:table-cell>
          <table:table-cell table:formula="of:=[.G227]-[.$B227]" office:value-type="float" office:value="15.033985376358" calcext:value-type="float">
            <text:p>15.033985376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6125.267" calcext:value-type="float">
            <text:p>1443136125.267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68042182922" calcext:value-type="float">
            <text:p>45.2668042183</text:p>
          </table:table-cell>
          <table:table-cell table:formula="of:=[.C228]/([.D228]-[.D227])" office:value-type="float" office:value="104819.681887936" calcext:value-type="float">
            <text:p>104819.681887936</text:p>
          </table:table-cell>
          <table:table-cell/>
          <table:table-cell office:value-type="float" office:value="1443136151.52278" calcext:value-type="float">
            <text:p>1443136151.52278</text:p>
          </table:table-cell>
          <table:table-cell table:formula="of:=[.G228]-[.$B$2]" office:value-type="float" office:value="71.5225808620453" calcext:value-type="float">
            <text:p>71.522580862</text:p>
          </table:table-cell>
          <table:table-cell table:formula="of:=[.C228]/([.H228]-[.H227])" office:value-type="float" office:value="727.771521395284" calcext:value-type="float">
            <text:p>727.7715213953</text:p>
          </table:table-cell>
          <table:table-cell table:formula="of:=[.G228]-[.$B228]" office:value-type="float" office:value="26.2557766437531" calcext:value-type="float">
            <text:p>26.255776643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6125.34546" calcext:value-type="float">
            <text:p>1443136125.34546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52615737915" calcext:value-type="float">
            <text:p>45.3452615738</text:p>
          </table:table-cell>
          <table:table-cell table:formula="of:=[.C229]/([.D229]-[.D228])" office:value-type="float" office:value="104821.274533995" calcext:value-type="float">
            <text:p>104821.274533995</text:p>
          </table:table-cell>
          <table:table-cell/>
          <table:table-cell office:value-type="float" office:value="1443136151.61757" calcext:value-type="float">
            <text:p>1443136151.61757</text:p>
          </table:table-cell>
          <table:table-cell table:formula="of:=[.G229]-[.$B$2]" office:value-type="float" office:value="71.6173782348633" calcext:value-type="float">
            <text:p>71.6173782349</text:p>
          </table:table-cell>
          <table:table-cell table:formula="of:=[.C229]/([.H229]-[.H228])" office:value-type="float" office:value="86753.4590414201" calcext:value-type="float">
            <text:p>86753.4590414201</text:p>
          </table:table-cell>
          <table:table-cell table:formula="of:=[.G229]-[.$B229]" office:value-type="float" office:value="26.2721166610718" calcext:value-type="float">
            <text:p>26.272116661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6125.42392" calcext:value-type="float">
            <text:p>1443136125.42392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37239360809" calcext:value-type="float">
            <text:p>45.4237239361</text:p>
          </table:table-cell>
          <table:table-cell table:formula="of:=[.C230]/([.D230]-[.D229])" office:value-type="float" office:value="104814.585745757" calcext:value-type="float">
            <text:p>104814.585745757</text:p>
          </table:table-cell>
          <table:table-cell/>
          <table:table-cell office:value-type="float" office:value="1443136151.71246" calcext:value-type="float">
            <text:p>1443136151.71246</text:p>
          </table:table-cell>
          <table:table-cell table:formula="of:=[.G230]-[.$B$2]" office:value-type="float" office:value="71.7122638225555" calcext:value-type="float">
            <text:p>71.7122638226</text:p>
          </table:table-cell>
          <table:table-cell table:formula="of:=[.C230]/([.H230]-[.H229])" office:value-type="float" office:value="86672.8045851666" calcext:value-type="float">
            <text:p>86672.8045851666</text:p>
          </table:table-cell>
          <table:table-cell table:formula="of:=[.G230]-[.$B230]" office:value-type="float" office:value="26.2885398864746" calcext:value-type="float">
            <text:p>26.288539886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6125.50239" calcext:value-type="float">
            <text:p>1443136125.50239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5021917819977" calcext:value-type="float">
            <text:p>45.502191782</text:p>
          </table:table-cell>
          <table:table-cell table:formula="of:=[.C231]/([.D231]-[.D230])" office:value-type="float" office:value="104807.260909461" calcext:value-type="float">
            <text:p>104807.260909461</text:p>
          </table:table-cell>
          <table:table-cell/>
          <table:table-cell office:value-type="float" office:value="1443136151.8073" calcext:value-type="float">
            <text:p>1443136151.8073</text:p>
          </table:table-cell>
          <table:table-cell table:formula="of:=[.G231]-[.$B$2]" office:value-type="float" office:value="71.807103395462" calcext:value-type="float">
            <text:p>71.8071033955</text:p>
          </table:table-cell>
          <table:table-cell table:formula="of:=[.C231]/([.H231]-[.H230])" office:value-type="float" office:value="86714.8569733475" calcext:value-type="float">
            <text:p>86714.8569733475</text:p>
          </table:table-cell>
          <table:table-cell table:formula="of:=[.G231]-[.$B231]" office:value-type="float" office:value="26.3049116134644" calcext:value-type="float">
            <text:p>26.304911613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6125.58085" calcext:value-type="float">
            <text:p>1443136125.58085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80658197403" calcext:value-type="float">
            <text:p>45.5806581974</text:p>
          </table:table-cell>
          <table:table-cell table:formula="of:=[.C232]/([.D232]-[.D231])" office:value-type="float" office:value="104809.171637619" calcext:value-type="float">
            <text:p>104809.171637619</text:p>
          </table:table-cell>
          <table:table-cell/>
          <table:table-cell office:value-type="float" office:value="1443136151.9022" calcext:value-type="float">
            <text:p>1443136151.9022</text:p>
          </table:table-cell>
          <table:table-cell table:formula="of:=[.G232]-[.$B$2]" office:value-type="float" office:value="71.9020071029663" calcext:value-type="float">
            <text:p>71.902007103</text:p>
          </table:table-cell>
          <table:table-cell table:formula="of:=[.C232]/([.H232]-[.H231])" office:value-type="float" office:value="86656.2562861916" calcext:value-type="float">
            <text:p>86656.2562861916</text:p>
          </table:table-cell>
          <table:table-cell table:formula="of:=[.G232]-[.$B232]" office:value-type="float" office:value="26.3213489055634" calcext:value-type="float">
            <text:p>26.321348905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6125.65931" calcext:value-type="float">
            <text:p>1443136125.65931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91150760651" calcext:value-type="float">
            <text:p>45.6591150761</text:p>
          </table:table-cell>
          <table:table-cell table:formula="of:=[.C233]/([.D233]-[.D232])" office:value-type="float" office:value="104821.911605971" calcext:value-type="float">
            <text:p>104821.911605971</text:p>
          </table:table-cell>
          <table:table-cell/>
          <table:table-cell office:value-type="float" office:value="1443136151.99711" calcext:value-type="float">
            <text:p>1443136151.99711</text:p>
          </table:table-cell>
          <table:table-cell table:formula="of:=[.G233]-[.$B$2]" office:value-type="float" office:value="71.9969112873077" calcext:value-type="float">
            <text:p>71.9969112873</text:p>
          </table:table-cell>
          <table:table-cell table:formula="of:=[.C233]/([.H233]-[.H232])" office:value-type="float" office:value="86655.820889973" calcext:value-type="float">
            <text:p>86655.820889973</text:p>
          </table:table-cell>
          <table:table-cell table:formula="of:=[.G233]-[.$B233]" office:value-type="float" office:value="26.3377962112427" calcext:value-type="float">
            <text:p>26.33779621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6125.73777" calcext:value-type="float">
            <text:p>1443136125.73777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75786304474" calcext:value-type="float">
            <text:p>45.7375786304</text:p>
          </table:table-cell>
          <table:table-cell table:formula="of:=[.C234]/([.D234]-[.D233])" office:value-type="float" office:value="104812.993302947" calcext:value-type="float">
            <text:p>104812.993302947</text:p>
          </table:table-cell>
          <table:table-cell/>
          <table:table-cell office:value-type="float" office:value="1443136152.04299" calcext:value-type="float">
            <text:p>1443136152.04299</text:p>
          </table:table-cell>
          <table:table-cell table:formula="of:=[.G234]-[.$B$2]" office:value-type="float" office:value="72.0427935123444" calcext:value-type="float">
            <text:p>72.0427935123</text:p>
          </table:table-cell>
          <table:table-cell table:formula="of:=[.C234]/([.H234]-[.H233])" office:value-type="float" office:value="179241.525306063" calcext:value-type="float">
            <text:p>179241.525306063</text:p>
          </table:table-cell>
          <table:table-cell table:formula="of:=[.G234]-[.$B234]" office:value-type="float" office:value="26.305214881897" calcext:value-type="float">
            <text:p>26.30521488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6125.81623" calcext:value-type="float">
            <text:p>1443136125.81623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60359859467" calcext:value-type="float">
            <text:p>45.8160359859</text:p>
          </table:table-cell>
          <table:table-cell table:formula="of:=[.C235]/([.D235]-[.D234])" office:value-type="float" office:value="104821.274533995" calcext:value-type="float">
            <text:p>104821.274533995</text:p>
          </table:table-cell>
          <table:table-cell/>
          <table:table-cell office:value-type="float" office:value="1443136152.13078" calcext:value-type="float">
            <text:p>1443136152.13078</text:p>
          </table:table-cell>
          <table:table-cell table:formula="of:=[.G235]-[.$B$2]" office:value-type="float" office:value="72.1305816173553" calcext:value-type="float">
            <text:p>72.1305816174</text:p>
          </table:table-cell>
          <table:table-cell table:formula="of:=[.C235]/([.H235]-[.H234])" office:value-type="float" office:value="93680.1175850737" calcext:value-type="float">
            <text:p>93680.1175850737</text:p>
          </table:table-cell>
          <table:table-cell table:formula="of:=[.G235]-[.$B235]" office:value-type="float" office:value="26.3145456314087" calcext:value-type="float">
            <text:p>26.314545631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6125.8947" calcext:value-type="float">
            <text:p>1443136125.8947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4508600235" calcext:value-type="float">
            <text:p>45.8945086002</text:p>
          </table:table-cell>
          <table:table-cell table:formula="of:=[.C236]/([.D236]-[.D235])" office:value-type="float" office:value="104800.892318723" calcext:value-type="float">
            <text:p>104800.892318723</text:p>
          </table:table-cell>
          <table:table-cell/>
          <table:table-cell office:value-type="float" office:value="1443136152.21856" calcext:value-type="float">
            <text:p>1443136152.21856</text:p>
          </table:table-cell>
          <table:table-cell table:formula="of:=[.G236]-[.$B$2]" office:value-type="float" office:value="72.2183682918549" calcext:value-type="float">
            <text:p>72.2183682919</text:p>
          </table:table-cell>
          <table:table-cell table:formula="of:=[.C236]/([.H236]-[.H235])" office:value-type="float" office:value="93681.6441320572" calcext:value-type="float">
            <text:p>93681.6441320572</text:p>
          </table:table-cell>
          <table:table-cell table:formula="of:=[.G236]-[.$B236]" office:value-type="float" office:value="26.3238596916199" calcext:value-type="float">
            <text:p>26.323859691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6125.97315" calcext:value-type="float">
            <text:p>1443136125.97315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729518890381" calcext:value-type="float">
            <text:p>45.972951889</text:p>
          </table:table-cell>
          <table:table-cell table:formula="of:=[.C237]/([.D237]-[.D236])" office:value-type="float" office:value="104840.071413157" calcext:value-type="float">
            <text:p>104840.071413157</text:p>
          </table:table-cell>
          <table:table-cell/>
          <table:table-cell office:value-type="float" office:value="1443136152.3064" calcext:value-type="float">
            <text:p>1443136152.3064</text:p>
          </table:table-cell>
          <table:table-cell table:formula="of:=[.G237]-[.$B$2]" office:value-type="float" office:value="72.3062026500702" calcext:value-type="float">
            <text:p>72.3062026501</text:p>
          </table:table-cell>
          <table:table-cell table:formula="of:=[.C237]/([.H237]-[.H236])" office:value-type="float" office:value="93630.7860283819" calcext:value-type="float">
            <text:p>93630.7860283819</text:p>
          </table:table-cell>
          <table:table-cell table:formula="of:=[.G237]-[.$B237]" office:value-type="float" office:value="26.3332507610321" calcext:value-type="float">
            <text:p>26.33325076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6126.04926" calcext:value-type="float">
            <text:p>1443136126.04926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9060344696" calcext:value-type="float">
            <text:p>46.0490603447</text:p>
          </table:table-cell>
          <table:table-cell table:formula="of:=[.C238]/([.D238]-[.D237])" office:value-type="float" office:value="108056.324739523" calcext:value-type="float">
            <text:p>108056.324739523</text:p>
          </table:table-cell>
          <table:table-cell/>
          <table:table-cell office:value-type="float" office:value="1443136152.3942" calcext:value-type="float">
            <text:p>1443136152.3942</text:p>
          </table:table-cell>
          <table:table-cell table:formula="of:=[.G238]-[.$B$2]" office:value-type="float" office:value="72.3940050601959" calcext:value-type="float">
            <text:p>72.3940050602</text:p>
          </table:table-cell>
          <table:table-cell table:formula="of:=[.C238]/([.H238]-[.H237])" office:value-type="float" office:value="93664.8548510604" calcext:value-type="float">
            <text:p>93664.8548510604</text:p>
          </table:table-cell>
          <table:table-cell table:formula="of:=[.G238]-[.$B238]" office:value-type="float" office:value="26.3449447154999" calcext:value-type="float">
            <text:p>26.344944715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6126.12416" calcext:value-type="float">
            <text:p>1443136126.12416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39674091339" calcext:value-type="float">
            <text:p>46.1239674091</text:p>
          </table:table-cell>
          <table:table-cell table:formula="of:=[.C239]/([.D239]-[.D238])" office:value-type="float" office:value="109789.377833938" calcext:value-type="float">
            <text:p>109789.377833938</text:p>
          </table:table-cell>
          <table:table-cell/>
          <table:table-cell office:value-type="float" office:value="1443136152.48203" calcext:value-type="float">
            <text:p>1443136152.48203</text:p>
          </table:table-cell>
          <table:table-cell table:formula="of:=[.G239]-[.$B$2]" office:value-type="float" office:value="72.4818365573883" calcext:value-type="float">
            <text:p>72.4818365574</text:p>
          </table:table-cell>
          <table:table-cell table:formula="of:=[.C239]/([.H239]-[.H238])" office:value-type="float" office:value="93633.8359573498" calcext:value-type="float">
            <text:p>93633.8359573498</text:p>
          </table:table-cell>
          <table:table-cell table:formula="of:=[.G239]-[.$B239]" office:value-type="float" office:value="26.3578691482544" calcext:value-type="float">
            <text:p>26.357869148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6126.19905" calcext:value-type="float">
            <text:p>1443136126.19905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88523006439" calcext:value-type="float">
            <text:p>46.1988523006</text:p>
          </table:table-cell>
          <table:table-cell table:formula="of:=[.C240]/([.D240]-[.D239])" office:value-type="float" office:value="109821.885752491" calcext:value-type="float">
            <text:p>109821.885752491</text:p>
          </table:table-cell>
          <table:table-cell/>
          <table:table-cell office:value-type="float" office:value="1443136152.56981" calcext:value-type="float">
            <text:p>1443136152.56981</text:p>
          </table:table-cell>
          <table:table-cell table:formula="of:=[.G240]-[.$B$2]" office:value-type="float" office:value="72.5696122646332" calcext:value-type="float">
            <text:p>72.5696122646</text:p>
          </table:table-cell>
          <table:table-cell table:formula="of:=[.C240]/([.H240]-[.H239])" office:value-type="float" office:value="93693.3493119802" calcext:value-type="float">
            <text:p>93693.3493119802</text:p>
          </table:table-cell>
          <table:table-cell table:formula="of:=[.G240]-[.$B240]" office:value-type="float" office:value="26.3707599639893" calcext:value-type="float">
            <text:p>26.37075996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6126.27393" calcext:value-type="float">
            <text:p>1443136126.27393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37326622009" calcext:value-type="float">
            <text:p>46.2737326622</text:p>
          </table:table-cell>
          <table:table-cell table:formula="of:=[.C241]/([.D241]-[.D240])" office:value-type="float" office:value="109828.529523579" calcext:value-type="float">
            <text:p>109828.529523579</text:p>
          </table:table-cell>
          <table:table-cell/>
          <table:table-cell office:value-type="float" office:value="1443136152.65759" calcext:value-type="float">
            <text:p>1443136152.65759</text:p>
          </table:table-cell>
          <table:table-cell table:formula="of:=[.G241]-[.$B$2]" office:value-type="float" office:value="72.6573920249939" calcext:value-type="float">
            <text:p>72.657392025</text:p>
          </table:table-cell>
          <table:table-cell table:formula="of:=[.C241]/([.H241]-[.H240])" office:value-type="float" office:value="93689.0231438854" calcext:value-type="float">
            <text:p>93689.0231438854</text:p>
          </table:table-cell>
          <table:table-cell table:formula="of:=[.G241]-[.$B241]" office:value-type="float" office:value="26.383659362793" calcext:value-type="float">
            <text:p>26.383659362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6126.34883" calcext:value-type="float">
            <text:p>1443136126.34883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86347198486" calcext:value-type="float">
            <text:p>46.3486347198</text:p>
          </table:table-cell>
          <table:table-cell table:formula="of:=[.C242]/([.D242]-[.D241])" office:value-type="float" office:value="109796.716649372" calcext:value-type="float">
            <text:p>109796.716649372</text:p>
          </table:table-cell>
          <table:table-cell/>
          <table:table-cell office:value-type="float" office:value="1443136152.74543" calcext:value-type="float">
            <text:p>1443136152.74543</text:p>
          </table:table-cell>
          <table:table-cell table:formula="of:=[.G242]-[.$B$2]" office:value-type="float" office:value="72.7452371120453" calcext:value-type="float">
            <text:p>72.745237112</text:p>
          </table:table-cell>
          <table:table-cell table:formula="of:=[.C242]/([.H242]-[.H241])" office:value-type="float" office:value="93619.3505641215" calcext:value-type="float">
            <text:p>93619.3505641215</text:p>
          </table:table-cell>
          <table:table-cell table:formula="of:=[.G242]-[.$B242]" office:value-type="float" office:value="26.3966023921967" calcext:value-type="float">
            <text:p>26.396602392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6126.42373" calcext:value-type="float">
            <text:p>1443136126.42373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35367774963" calcext:value-type="float">
            <text:p>46.4235367775</text:p>
          </table:table-cell>
          <table:table-cell table:formula="of:=[.C243]/([.D243]-[.D242])" office:value-type="float" office:value="109796.716649372" calcext:value-type="float">
            <text:p>109796.716649372</text:p>
          </table:table-cell>
          <table:table-cell/>
          <table:table-cell office:value-type="float" office:value="1443136152.83322" calcext:value-type="float">
            <text:p>1443136152.83322</text:p>
          </table:table-cell>
          <table:table-cell table:formula="of:=[.G243]-[.$B$2]" office:value-type="float" office:value="72.8330233097076" calcext:value-type="float">
            <text:p>72.8330233097</text:p>
          </table:table-cell>
          <table:table-cell table:formula="of:=[.C243]/([.H243]-[.H242])" office:value-type="float" office:value="93682.1529921076" calcext:value-type="float">
            <text:p>93682.1529921076</text:p>
          </table:table-cell>
          <table:table-cell table:formula="of:=[.G243]-[.$B243]" office:value-type="float" office:value="26.4094865322113" calcext:value-type="float">
            <text:p>26.409486532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6126.49863" calcext:value-type="float">
            <text:p>1443136126.49863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84352588654" calcext:value-type="float">
            <text:p>46.4984352589</text:p>
          </table:table-cell>
          <table:table-cell table:formula="of:=[.C244]/([.D244]-[.D243])" office:value-type="float" office:value="109801.95926111" calcext:value-type="float">
            <text:p>109801.95926111</text:p>
          </table:table-cell>
          <table:table-cell/>
          <table:table-cell office:value-type="float" office:value="1443136152.92111" calcext:value-type="float">
            <text:p>1443136152.92111</text:p>
          </table:table-cell>
          <table:table-cell table:formula="of:=[.G244]-[.$B$2]" office:value-type="float" office:value="72.9209172725678" calcext:value-type="float">
            <text:p>72.9209172726</text:p>
          </table:table-cell>
          <table:table-cell table:formula="of:=[.C244]/([.H244]-[.H243])" office:value-type="float" office:value="93567.2909991483" calcext:value-type="float">
            <text:p>93567.2909991483</text:p>
          </table:table-cell>
          <table:table-cell table:formula="of:=[.G244]-[.$B244]" office:value-type="float" office:value="26.4224820137024" calcext:value-type="float">
            <text:p>26.422482013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6126.57353" calcext:value-type="float">
            <text:p>1443136126.57353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33323097229" calcext:value-type="float">
            <text:p>46.5733323097</text:p>
          </table:table-cell>
          <table:table-cell table:formula="of:=[.C245]/([.D245]-[.D244])" office:value-type="float" office:value="109804.056445991" calcext:value-type="float">
            <text:p>109804.056445991</text:p>
          </table:table-cell>
          <table:table-cell/>
          <table:table-cell office:value-type="float" office:value="1443136153.00886" calcext:value-type="float">
            <text:p>1443136153.00886</text:p>
          </table:table-cell>
          <table:table-cell table:formula="of:=[.G245]-[.$B$2]" office:value-type="float" office:value="73.0086667537689" calcext:value-type="float">
            <text:p>73.0086667538</text:p>
          </table:table-cell>
          <table:table-cell table:formula="of:=[.C245]/([.H245]-[.H244])" office:value-type="float" office:value="93721.3518236752" calcext:value-type="float">
            <text:p>93721.3518236752</text:p>
          </table:table-cell>
          <table:table-cell table:formula="of:=[.G245]-[.$B245]" office:value-type="float" office:value="26.435334444046" calcext:value-type="float">
            <text:p>26.43533444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6126.64842" calcext:value-type="float">
            <text:p>1443136126.64842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82291221619" calcext:value-type="float">
            <text:p>46.6482291222</text:p>
          </table:table-cell>
          <table:table-cell table:formula="of:=[.C246]/([.D246]-[.D245])" office:value-type="float" office:value="109804.405984593" calcext:value-type="float">
            <text:p>109804.405984593</text:p>
          </table:table-cell>
          <table:table-cell/>
          <table:table-cell office:value-type="float" office:value="1443136153.052" calcext:value-type="float">
            <text:p>1443136153.052</text:p>
          </table:table-cell>
          <table:table-cell table:formula="of:=[.G246]-[.$B$2]" office:value-type="float" office:value="73.0518062114716" calcext:value-type="float">
            <text:p>73.0518062115</text:p>
          </table:table-cell>
          <table:table-cell table:formula="of:=[.C246]/([.H246]-[.H245])" office:value-type="float" office:value="190637.537835747" calcext:value-type="float">
            <text:p>190637.537835747</text:p>
          </table:table-cell>
          <table:table-cell table:formula="of:=[.G246]-[.$B246]" office:value-type="float" office:value="26.4035770893097" calcext:value-type="float">
            <text:p>26.403577089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6126.72331" calcext:value-type="float">
            <text:p>1443136126.72331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31118679047" calcext:value-type="float">
            <text:p>46.7231118679</text:p>
          </table:table-cell>
          <table:table-cell table:formula="of:=[.C247]/([.D247]-[.D246])" office:value-type="float" office:value="109825.032701755" calcext:value-type="float">
            <text:p>109825.032701755</text:p>
          </table:table-cell>
          <table:table-cell/>
          <table:table-cell office:value-type="float" office:value="1443136153.13453" calcext:value-type="float">
            <text:p>1443136153.13453</text:p>
          </table:table-cell>
          <table:table-cell table:formula="of:=[.G247]-[.$B$2]" office:value-type="float" office:value="73.1343340873718" calcext:value-type="float">
            <text:p>73.1343340874</text:p>
          </table:table-cell>
          <table:table-cell table:formula="of:=[.C247]/([.H247]-[.H246])" office:value-type="float" office:value="99651.177378397" calcext:value-type="float">
            <text:p>99651.177378397</text:p>
          </table:table-cell>
          <table:table-cell table:formula="of:=[.G247]-[.$B247]" office:value-type="float" office:value="26.4112222194672" calcext:value-type="float">
            <text:p>26.411222219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6126.79819" calcext:value-type="float">
            <text:p>1443136126.79819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79953289032" calcext:value-type="float">
            <text:p>46.7979953289</text:p>
          </table:table-cell>
          <table:table-cell table:formula="of:=[.C248]/([.D248]-[.D247])" office:value-type="float" office:value="109823.983698628" calcext:value-type="float">
            <text:p>109823.983698628</text:p>
          </table:table-cell>
          <table:table-cell/>
          <table:table-cell office:value-type="float" office:value="1443136153.21709" calcext:value-type="float">
            <text:p>1443136153.21709</text:p>
          </table:table-cell>
          <table:table-cell table:formula="of:=[.G248]-[.$B$2]" office:value-type="float" office:value="73.2168922424316" calcext:value-type="float">
            <text:p>73.2168922424</text:p>
          </table:table-cell>
          <table:table-cell table:formula="of:=[.C248]/([.H248]-[.H247])" office:value-type="float" office:value="99614.6291549467" calcext:value-type="float">
            <text:p>99614.6291549467</text:p>
          </table:table-cell>
          <table:table-cell table:formula="of:=[.G248]-[.$B248]" office:value-type="float" office:value="26.4188969135284" calcext:value-type="float">
            <text:p>26.418896913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6126.87309" calcext:value-type="float">
            <text:p>1443136126.87309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728966712952" calcext:value-type="float">
            <text:p>46.8728966713</text:p>
          </table:table-cell>
          <table:table-cell table:formula="of:=[.C249]/([.D249]-[.D248])" office:value-type="float" office:value="109797.765131669" calcext:value-type="float">
            <text:p>109797.765131669</text:p>
          </table:table-cell>
          <table:table-cell/>
          <table:table-cell office:value-type="float" office:value="1443136153.29965" calcext:value-type="float">
            <text:p>1443136153.29965</text:p>
          </table:table-cell>
          <table:table-cell table:formula="of:=[.G249]-[.$B$2]" office:value-type="float" office:value="73.2994508743286" calcext:value-type="float">
            <text:p>73.2994508743</text:p>
          </table:table-cell>
          <table:table-cell table:formula="of:=[.C249]/([.H249]-[.H248])" office:value-type="float" office:value="99614.05380679" calcext:value-type="float">
            <text:p>99614.05380679</text:p>
          </table:table-cell>
          <table:table-cell table:formula="of:=[.G249]-[.$B249]" office:value-type="float" office:value="26.4265542030334" calcext:value-type="float">
            <text:p>26.42655420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6126.948" calcext:value-type="float">
            <text:p>1443136126.948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78018283844" calcext:value-type="float">
            <text:p>46.9478018284</text:p>
          </table:table-cell>
          <table:table-cell table:formula="of:=[.C250]/([.D250]-[.D249])" office:value-type="float" office:value="109792.173457468" calcext:value-type="float">
            <text:p>109792.173457468</text:p>
          </table:table-cell>
          <table:table-cell/>
          <table:table-cell office:value-type="float" office:value="1443136153.38213" calcext:value-type="float">
            <text:p>1443136153.38213</text:p>
          </table:table-cell>
          <table:table-cell table:formula="of:=[.G250]-[.$B$2]" office:value-type="float" office:value="73.381936788559" calcext:value-type="float">
            <text:p>73.3819367886</text:p>
          </table:table-cell>
          <table:table-cell table:formula="of:=[.C250]/([.H250]-[.H249])" office:value-type="float" office:value="99701.8712435435" calcext:value-type="float">
            <text:p>99701.8712435435</text:p>
          </table:table-cell>
          <table:table-cell table:formula="of:=[.G250]-[.$B250]" office:value-type="float" office:value="26.4341349601746" calcext:value-type="float">
            <text:p>26.434134960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6140.03144" calcext:value-type="float">
            <text:p>1443136140.03144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312407016754" calcext:value-type="float">
            <text:p>60.0312407017</text:p>
          </table:table-cell>
          <table:table-cell table:formula="of:=[.C251]/([.D251]-[.D250])" office:value-type="float" office:value="628.580916657069" calcext:value-type="float">
            <text:p>628.5809166571</text:p>
          </table:table-cell>
          <table:table-cell/>
          <table:table-cell office:value-type="float" office:value="1443136153.46467" calcext:value-type="float">
            <text:p>1443136153.46467</text:p>
          </table:table-cell>
          <table:table-cell table:formula="of:=[.G251]-[.$B$2]" office:value-type="float" office:value="73.4644784927368" calcext:value-type="float">
            <text:p>73.4644784927</text:p>
          </table:table-cell>
          <table:table-cell table:formula="of:=[.C251]/([.H251]-[.H250])" office:value-type="float" office:value="99634.4827371066" calcext:value-type="float">
            <text:p>99634.4827371066</text:p>
          </table:table-cell>
          <table:table-cell table:formula="of:=[.G251]-[.$B251]" office:value-type="float" office:value="13.4332377910614" calcext:value-type="float">
            <text:p>13.43323779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6140.13439" calcext:value-type="float">
            <text:p>1443136140.13439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41912746429" calcext:value-type="float">
            <text:p>60.1341912746</text:p>
          </table:table-cell>
          <table:table-cell table:formula="of:=[.C252]/([.D252]-[.D251])" office:value-type="float" office:value="79882.9939741458" calcext:value-type="float">
            <text:p>79882.9939741458</text:p>
          </table:table-cell>
          <table:table-cell/>
          <table:table-cell office:value-type="float" office:value="1443136153.54722" calcext:value-type="float">
            <text:p>1443136153.54722</text:p>
          </table:table-cell>
          <table:table-cell table:formula="of:=[.G252]-[.$B$2]" office:value-type="float" office:value="73.5470254421234" calcext:value-type="float">
            <text:p>73.5470254421</text:p>
          </table:table-cell>
          <table:table-cell table:formula="of:=[.C252]/([.H252]-[.H251])" office:value-type="float" office:value="99628.1517501524" calcext:value-type="float">
            <text:p>99628.1517501524</text:p>
          </table:table-cell>
          <table:table-cell table:formula="of:=[.G252]-[.$B252]" office:value-type="float" office:value="13.4128341674805" calcext:value-type="float">
            <text:p>13.412834167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6140.23732" calcext:value-type="float">
            <text:p>1443136140.23732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71244430542" calcext:value-type="float">
            <text:p>60.2371244431</text:p>
          </table:table-cell>
          <table:table-cell table:formula="of:=[.C253]/([.D253]-[.D252])" office:value-type="float" office:value="79896.5010689477" calcext:value-type="float">
            <text:p>79896.5010689477</text:p>
          </table:table-cell>
          <table:table-cell/>
          <table:table-cell office:value-type="float" office:value="1443136153.62975" calcext:value-type="float">
            <text:p>1443136153.62975</text:p>
          </table:table-cell>
          <table:table-cell table:formula="of:=[.G253]-[.$B$2]" office:value-type="float" office:value="73.6295592784882" calcext:value-type="float">
            <text:p>73.6295592785</text:p>
          </table:table-cell>
          <table:table-cell table:formula="of:=[.C253]/([.H253]-[.H252])" office:value-type="float" office:value="99643.9807263441" calcext:value-type="float">
            <text:p>99643.9807263441</text:p>
          </table:table-cell>
          <table:table-cell table:formula="of:=[.G253]-[.$B253]" office:value-type="float" office:value="13.392434835434" calcext:value-type="float">
            <text:p>13.392434835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6140.3403" calcext:value-type="float">
            <text:p>1443136140.3403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401041030884" calcext:value-type="float">
            <text:p>60.3401041031</text:p>
          </table:table-cell>
          <table:table-cell table:formula="of:=[.C254]/([.D254]-[.D253])" office:value-type="float" office:value="79860.43066437" calcext:value-type="float">
            <text:p>79860.43066437</text:p>
          </table:table-cell>
          <table:table-cell/>
          <table:table-cell office:value-type="float" office:value="1443136153.71234" calcext:value-type="float">
            <text:p>1443136153.71234</text:p>
          </table:table-cell>
          <table:table-cell table:formula="of:=[.G254]-[.$B$2]" office:value-type="float" office:value="73.7121431827545" calcext:value-type="float">
            <text:p>73.7121431828</text:p>
          </table:table-cell>
          <table:table-cell table:formula="of:=[.C254]/([.H254]-[.H253])" office:value-type="float" office:value="99583.5698621753" calcext:value-type="float">
            <text:p>99583.5698621753</text:p>
          </table:table-cell>
          <table:table-cell table:formula="of:=[.G254]-[.$B254]" office:value-type="float" office:value="13.3720390796661" calcext:value-type="float">
            <text:p>13.372039079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6140.44327" calcext:value-type="float">
            <text:p>1443136140.44327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430770874023" calcext:value-type="float">
            <text:p>60.4430770874</text:p>
          </table:table-cell>
          <table:table-cell table:formula="of:=[.C255]/([.D255]-[.D254])" office:value-type="float" office:value="79865.6080018523" calcext:value-type="float">
            <text:p>79865.6080018523</text:p>
          </table:table-cell>
          <table:table-cell/>
          <table:table-cell office:value-type="float" office:value="1443136153.79489" calcext:value-type="float">
            <text:p>1443136153.79489</text:p>
          </table:table-cell>
          <table:table-cell table:formula="of:=[.G255]-[.$B$2]" office:value-type="float" office:value="73.7946970462799" calcext:value-type="float">
            <text:p>73.7946970463</text:p>
          </table:table-cell>
          <table:table-cell table:formula="of:=[.C255]/([.H255]-[.H254])" office:value-type="float" office:value="99619.8075874498" calcext:value-type="float">
            <text:p>99619.8075874498</text:p>
          </table:table-cell>
          <table:table-cell table:formula="of:=[.G255]-[.$B255]" office:value-type="float" office:value="13.3516199588776" calcext:value-type="float">
            <text:p>13.351619958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6140.54622" calcext:value-type="float">
            <text:p>1443136140.54622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60209846497" calcext:value-type="float">
            <text:p>60.5460209846</text:p>
          </table:table-cell>
          <table:table-cell table:formula="of:=[.C256]/([.D256]-[.D255])" office:value-type="float" office:value="79888.174237687" calcext:value-type="float">
            <text:p>79888.174237687</text:p>
          </table:table-cell>
          <table:table-cell/>
          <table:table-cell office:value-type="float" office:value="1443136153.87739" calcext:value-type="float">
            <text:p>1443136153.87739</text:p>
          </table:table-cell>
          <table:table-cell table:formula="of:=[.G256]-[.$B$2]" office:value-type="float" office:value="73.8771948814392" calcext:value-type="float">
            <text:p>73.8771948814</text:p>
          </table:table-cell>
          <table:table-cell table:formula="of:=[.C256]/([.H256]-[.H255])" office:value-type="float" office:value="99687.4643330896" calcext:value-type="float">
            <text:p>99687.4643330896</text:p>
          </table:table-cell>
          <table:table-cell table:formula="of:=[.G256]-[.$B256]" office:value-type="float" office:value="13.3311738967896" calcext:value-type="float">
            <text:p>13.33117389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6140.64915" calcext:value-type="float">
            <text:p>1443136140.64915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89567756653" calcext:value-type="float">
            <text:p>60.6489567757</text:p>
          </table:table-cell>
          <table:table-cell table:formula="of:=[.C257]/([.D257]-[.D256])" office:value-type="float" office:value="79894.4654610139" calcext:value-type="float">
            <text:p>79894.4654610139</text:p>
          </table:table-cell>
          <table:table-cell/>
          <table:table-cell office:value-type="float" office:value="1443136153.95997" calcext:value-type="float">
            <text:p>1443136153.95997</text:p>
          </table:table-cell>
          <table:table-cell table:formula="of:=[.G257]-[.$B$2]" office:value-type="float" office:value="73.9597787857056" calcext:value-type="float">
            <text:p>73.9597787857</text:p>
          </table:table-cell>
          <table:table-cell table:formula="of:=[.C257]/([.H257]-[.H256])" office:value-type="float" office:value="99583.5698621753" calcext:value-type="float">
            <text:p>99583.5698621753</text:p>
          </table:table-cell>
          <table:table-cell table:formula="of:=[.G257]-[.$B257]" office:value-type="float" office:value="13.3108220100403" calcext:value-type="float">
            <text:p>13.3108220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6140.7521" calcext:value-type="float">
            <text:p>1443136140.7521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5190782547" calcext:value-type="float">
            <text:p>60.7519078255</text:p>
          </table:table-cell>
          <table:table-cell table:formula="of:=[.C258]/([.D258]-[.D257])" office:value-type="float" office:value="79882.6239810286" calcext:value-type="float">
            <text:p>79882.6239810286</text:p>
          </table:table-cell>
          <table:table-cell/>
          <table:table-cell office:value-type="float" office:value="1443136154.04257" calcext:value-type="float">
            <text:p>1443136154.04257</text:p>
          </table:table-cell>
          <table:table-cell table:formula="of:=[.G258]-[.$B$2]" office:value-type="float" office:value="74.0423724651337" calcext:value-type="float">
            <text:p>74.0423724651</text:p>
          </table:table-cell>
          <table:table-cell table:formula="of:=[.C258]/([.H258]-[.H257])" office:value-type="float" office:value="99571.783905803" calcext:value-type="float">
            <text:p>99571.783905803</text:p>
          </table:table-cell>
          <table:table-cell table:formula="of:=[.G258]-[.$B258]" office:value-type="float" office:value="13.2904646396637" calcext:value-type="float">
            <text:p>13.290464639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6140.85504" calcext:value-type="float">
            <text:p>1443136140.85504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48474311829" calcext:value-type="float">
            <text:p>60.8548474312</text:p>
          </table:table-cell>
          <table:table-cell table:formula="of:=[.C259]/([.D259]-[.D258])" office:value-type="float" office:value="79891.5047619048" calcext:value-type="float">
            <text:p>79891.5047619048</text:p>
          </table:table-cell>
          <table:table-cell/>
          <table:table-cell office:value-type="float" office:value="1443136154.09045" calcext:value-type="float">
            <text:p>1443136154.09045</text:p>
          </table:table-cell>
          <table:table-cell table:formula="of:=[.G259]-[.$B$2]" office:value-type="float" office:value="74.0902578830719" calcext:value-type="float">
            <text:p>74.0902578831</text:p>
          </table:table-cell>
          <table:table-cell table:formula="of:=[.C259]/([.H259]-[.H258])" office:value-type="float" office:value="171743.306294375" calcext:value-type="float">
            <text:p>171743.306294375</text:p>
          </table:table-cell>
          <table:table-cell table:formula="of:=[.G259]-[.$B259]" office:value-type="float" office:value="13.235410451889" calcext:value-type="float">
            <text:p>13.235410451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6140.95799" calcext:value-type="float">
            <text:p>1443136140.95799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77903747559" calcext:value-type="float">
            <text:p>60.9577903748</text:p>
          </table:table-cell>
          <table:table-cell table:formula="of:=[.C260]/([.D260]-[.D259])" office:value-type="float" office:value="79888.914330182" calcext:value-type="float">
            <text:p>79888.914330182</text:p>
          </table:table-cell>
          <table:table-cell/>
          <table:table-cell office:value-type="float" office:value="1443136154.18216" calcext:value-type="float">
            <text:p>1443136154.18216</text:p>
          </table:table-cell>
          <table:table-cell table:formula="of:=[.G260]-[.$B$2]" office:value-type="float" office:value="74.181967496872" calcext:value-type="float">
            <text:p>74.1819674969</text:p>
          </table:table-cell>
          <table:table-cell table:formula="of:=[.C260]/([.H260]-[.H259])" office:value-type="float" office:value="89674.3499316276" calcext:value-type="float">
            <text:p>89674.3499316276</text:p>
          </table:table-cell>
          <table:table-cell table:formula="of:=[.G260]-[.$B260]" office:value-type="float" office:value="13.2241771221161" calcext:value-type="float">
            <text:p>13.224177122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6141.05736" calcext:value-type="float">
            <text:p>1443136141.05736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71649074555" calcext:value-type="float">
            <text:p>61.0571649075</text:p>
          </table:table-cell>
          <table:table-cell table:formula="of:=[.C261]/([.D261]-[.D260])" office:value-type="float" office:value="82757.6218633564" calcext:value-type="float">
            <text:p>82757.6218633564</text:p>
          </table:table-cell>
          <table:table-cell/>
          <table:table-cell office:value-type="float" office:value="1443136154.27385" calcext:value-type="float">
            <text:p>1443136154.27385</text:p>
          </table:table-cell>
          <table:table-cell table:formula="of:=[.G261]-[.$B$2]" office:value-type="float" office:value="74.2736558914185" calcext:value-type="float">
            <text:p>74.2736558914</text:p>
          </table:table-cell>
          <table:table-cell table:formula="of:=[.C261]/([.H261]-[.H260])" office:value-type="float" office:value="89695.1030790313" calcext:value-type="float">
            <text:p>89695.1030790313</text:p>
          </table:table-cell>
          <table:table-cell table:formula="of:=[.G261]-[.$B261]" office:value-type="float" office:value="13.216490983963" calcext:value-type="float">
            <text:p>13.21649098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6141.15425" calcext:value-type="float">
            <text:p>1443136141.15425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40563106537" calcext:value-type="float">
            <text:p>61.1540563107</text:p>
          </table:table-cell>
          <table:table-cell table:formula="of:=[.C262]/([.D262]-[.D261])" office:value-type="float" office:value="84878.5313096715" calcext:value-type="float">
            <text:p>84878.5313096715</text:p>
          </table:table-cell>
          <table:table-cell/>
          <table:table-cell office:value-type="float" office:value="1443136154.36559" calcext:value-type="float">
            <text:p>1443136154.36559</text:p>
          </table:table-cell>
          <table:table-cell table:formula="of:=[.G262]-[.$B$2]" office:value-type="float" office:value="74.3653926849365" calcext:value-type="float">
            <text:p>74.3653926849</text:p>
          </table:table-cell>
          <table:table-cell table:formula="of:=[.C262]/([.H262]-[.H261])" office:value-type="float" office:value="89647.7812730656" calcext:value-type="float">
            <text:p>89647.7812730656</text:p>
          </table:table-cell>
          <table:table-cell table:formula="of:=[.G262]-[.$B262]" office:value-type="float" office:value="13.2113363742828" calcext:value-type="float">
            <text:p>13.211336374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6141.25113" calcext:value-type="float">
            <text:p>1443136141.25113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509343624115" calcext:value-type="float">
            <text:p>61.2509343624</text:p>
          </table:table-cell>
          <table:table-cell table:formula="of:=[.C263]/([.D263]-[.D262])" office:value-type="float" office:value="84890.2290124429" calcext:value-type="float">
            <text:p>84890.2290124429</text:p>
          </table:table-cell>
          <table:table-cell/>
          <table:table-cell office:value-type="float" office:value="1443136154.45728" calcext:value-type="float">
            <text:p>1443136154.45728</text:p>
          </table:table-cell>
          <table:table-cell table:formula="of:=[.G263]-[.$B$2]" office:value-type="float" office:value="74.4570894241333" calcext:value-type="float">
            <text:p>74.4570894241</text:p>
          </table:table-cell>
          <table:table-cell table:formula="of:=[.C263]/([.H263]-[.H262])" office:value-type="float" office:value="89686.9405830413" calcext:value-type="float">
            <text:p>89686.9405830413</text:p>
          </table:table-cell>
          <table:table-cell table:formula="of:=[.G263]-[.$B263]" office:value-type="float" office:value="13.2061550617218" calcext:value-type="float">
            <text:p>13.20615506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6141.34803" calcext:value-type="float">
            <text:p>1443136141.34803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78348255157" calcext:value-type="float">
            <text:p>61.3478348255</text:p>
          </table:table-cell>
          <table:table-cell table:formula="of:=[.C264]/([.D264]-[.D263])" office:value-type="float" office:value="84870.5954186453" calcext:value-type="float">
            <text:p>84870.5954186453</text:p>
          </table:table-cell>
          <table:table-cell/>
          <table:table-cell office:value-type="float" office:value="1443136154.54896" calcext:value-type="float">
            <text:p>1443136154.54896</text:p>
          </table:table-cell>
          <table:table-cell table:formula="of:=[.G264]-[.$B$2]" office:value-type="float" office:value="74.548769235611" calcext:value-type="float">
            <text:p>74.5487692356</text:p>
          </table:table-cell>
          <table:table-cell table:formula="of:=[.C264]/([.H264]-[.H263])" office:value-type="float" office:value="89703.5003393727" calcext:value-type="float">
            <text:p>89703.5003393727</text:p>
          </table:table-cell>
          <table:table-cell table:formula="of:=[.G264]-[.$B264]" office:value-type="float" office:value="13.2009344100952" calcext:value-type="float">
            <text:p>13.200934410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6141.44492" calcext:value-type="float">
            <text:p>1443136141.44492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47271823883" calcext:value-type="float">
            <text:p>61.4447271824</text:p>
          </table:table-cell>
          <table:table-cell table:formula="of:=[.C265]/([.D265]-[.D264])" office:value-type="float" office:value="84877.6958828335" calcext:value-type="float">
            <text:p>84877.6958828335</text:p>
          </table:table-cell>
          <table:table-cell/>
          <table:table-cell office:value-type="float" office:value="1443136154.64068" calcext:value-type="float">
            <text:p>1443136154.64068</text:p>
          </table:table-cell>
          <table:table-cell table:formula="of:=[.G265]-[.$B$2]" office:value-type="float" office:value="74.6404891014099" calcext:value-type="float">
            <text:p>74.6404891014</text:p>
          </table:table-cell>
          <table:table-cell table:formula="of:=[.C265]/([.H265]-[.H264])" office:value-type="float" office:value="89664.3265705054" calcext:value-type="float">
            <text:p>89664.3265705054</text:p>
          </table:table-cell>
          <table:table-cell table:formula="of:=[.G265]-[.$B265]" office:value-type="float" office:value="13.1957619190216" calcext:value-type="float">
            <text:p>13.19576191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6141.54181" calcext:value-type="float">
            <text:p>1443136141.54181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416123867035" calcext:value-type="float">
            <text:p>61.5416123867</text:p>
          </table:table-cell>
          <table:table-cell table:formula="of:=[.C266]/([.D266]-[.D265])" office:value-type="float" office:value="84883.9619850086" calcext:value-type="float">
            <text:p>84883.9619850086</text:p>
          </table:table-cell>
          <table:table-cell/>
          <table:table-cell office:value-type="float" office:value="1443136154.73243" calcext:value-type="float">
            <text:p>1443136154.73243</text:p>
          </table:table-cell>
          <table:table-cell table:formula="of:=[.G266]-[.$B$2]" office:value-type="float" office:value="74.7322373390198" calcext:value-type="float">
            <text:p>74.732237339</text:p>
          </table:table-cell>
          <table:table-cell table:formula="of:=[.C266]/([.H266]-[.H265])" office:value-type="float" office:value="89636.5991788369" calcext:value-type="float">
            <text:p>89636.5991788369</text:p>
          </table:table-cell>
          <table:table-cell table:formula="of:=[.G266]-[.$B266]" office:value-type="float" office:value="13.1906249523163" calcext:value-type="float">
            <text:p>13.190624952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6141.6387" calcext:value-type="float">
            <text:p>1443136141.6387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8503074646" calcext:value-type="float">
            <text:p>61.6385030746</text:p>
          </table:table-cell>
          <table:table-cell table:formula="of:=[.C267]/([.D267]-[.D266])" office:value-type="float" office:value="84879.1578905925" calcext:value-type="float">
            <text:p>84879.1578905925</text:p>
          </table:table-cell>
          <table:table-cell/>
          <table:table-cell office:value-type="float" office:value="1443136154.82409" calcext:value-type="float">
            <text:p>1443136154.82409</text:p>
          </table:table-cell>
          <table:table-cell table:formula="of:=[.G267]-[.$B$2]" office:value-type="float" office:value="74.8238978385925" calcext:value-type="float">
            <text:p>74.8238978386</text:p>
          </table:table-cell>
          <table:table-cell table:formula="of:=[.C267]/([.H267]-[.H266])" office:value-type="float" office:value="89722.3999250882" calcext:value-type="float">
            <text:p>89722.3999250882</text:p>
          </table:table-cell>
          <table:table-cell table:formula="of:=[.G267]-[.$B267]" office:value-type="float" office:value="13.1853947639465" calcext:value-type="float">
            <text:p>13.185394763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6141.73559" calcext:value-type="float">
            <text:p>1443136141.73559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53980541229" calcext:value-type="float">
            <text:p>61.7353980541</text:p>
          </table:table-cell>
          <table:table-cell table:formula="of:=[.C268]/([.D268]-[.D267])" office:value-type="float" office:value="84875.3985438243" calcext:value-type="float">
            <text:p>84875.3985438243</text:p>
          </table:table-cell>
          <table:table-cell/>
          <table:table-cell office:value-type="float" office:value="1443136154.91597" calcext:value-type="float">
            <text:p>1443136154.91597</text:p>
          </table:table-cell>
          <table:table-cell table:formula="of:=[.G268]-[.$B$2]" office:value-type="float" office:value="74.9157752990723" calcext:value-type="float">
            <text:p>74.9157752991</text:p>
          </table:table-cell>
          <table:table-cell table:formula="of:=[.C268]/([.H268]-[.H267])" office:value-type="float" office:value="89510.5280126219" calcext:value-type="float">
            <text:p>89510.5280126219</text:p>
          </table:table-cell>
          <table:table-cell table:formula="of:=[.G268]-[.$B268]" office:value-type="float" office:value="13.1803772449493" calcext:value-type="float">
            <text:p>13.180377244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6141.83251" calcext:value-type="float">
            <text:p>1443136141.83251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323187828064" calcext:value-type="float">
            <text:p>61.8323187828</text:p>
          </table:table-cell>
          <table:table-cell table:formula="of:=[.C269]/([.D269]-[.D268])" office:value-type="float" office:value="84852.8494545097" calcext:value-type="float">
            <text:p>84852.8494545097</text:p>
          </table:table-cell>
          <table:table-cell/>
          <table:table-cell office:value-type="float" office:value="1443136155.00753" calcext:value-type="float">
            <text:p>1443136155.00753</text:p>
          </table:table-cell>
          <table:table-cell table:formula="of:=[.G269]-[.$B$2]" office:value-type="float" office:value="75.0073390007019" calcext:value-type="float">
            <text:p>75.0073390007</text:p>
          </table:table-cell>
          <table:table-cell table:formula="of:=[.C269]/([.H269]-[.H268])" office:value-type="float" office:value="89817.251308437" calcext:value-type="float">
            <text:p>89817.251308437</text:p>
          </table:table-cell>
          <table:table-cell table:formula="of:=[.G269]-[.$B269]" office:value-type="float" office:value="13.1750202178955" calcext:value-type="float">
            <text:p>13.17502021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6141.92939" calcext:value-type="float">
            <text:p>1443136141.92939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291954040527" calcext:value-type="float">
            <text:p>61.9291954041</text:p>
          </table:table-cell>
          <table:table-cell table:formula="of:=[.C270]/([.D270]-[.D269])" office:value-type="float" office:value="84891.4825289789" calcext:value-type="float">
            <text:p>84891.4825289789</text:p>
          </table:table-cell>
          <table:table-cell/>
          <table:table-cell office:value-type="float" office:value="1443136155.04676" calcext:value-type="float">
            <text:p>1443136155.04676</text:p>
          </table:table-cell>
          <table:table-cell table:formula="of:=[.G270]-[.$B$2]" office:value-type="float" office:value="75.0465693473816" calcext:value-type="float">
            <text:p>75.0465693474</text:p>
          </table:table-cell>
          <table:table-cell table:formula="of:=[.C270]/([.H270]-[.H269])" office:value-type="float" office:value="209633.630493971" calcext:value-type="float">
            <text:p>209633.630493971</text:p>
          </table:table-cell>
          <table:table-cell table:formula="of:=[.G270]-[.$B270]" office:value-type="float" office:value="13.1173739433289" calcext:value-type="float">
            <text:p>13.117373943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6142.02185" calcext:value-type="float">
            <text:p>1443136142.02185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216538906097" calcext:value-type="float">
            <text:p>62.0216538906</text:p>
          </table:table-cell>
          <table:table-cell table:formula="of:=[.C271]/([.D271]-[.D270])" office:value-type="float" office:value="88948.0274472085" calcext:value-type="float">
            <text:p>88948.0274472085</text:p>
          </table:table-cell>
          <table:table-cell/>
          <table:table-cell office:value-type="float" office:value="1443136155.1218" calcext:value-type="float">
            <text:p>1443136155.1218</text:p>
          </table:table-cell>
          <table:table-cell table:formula="of:=[.G271]-[.$B$2]" office:value-type="float" office:value="75.1216042041779" calcext:value-type="float">
            <text:p>75.1216042042</text:p>
          </table:table-cell>
          <table:table-cell table:formula="of:=[.C271]/([.H271]-[.H270])" office:value-type="float" office:value="109602.394822048" calcext:value-type="float">
            <text:p>109602.394822048</text:p>
          </table:table-cell>
          <table:table-cell table:formula="of:=[.G271]-[.$B271]" office:value-type="float" office:value="13.0999503135681" calcext:value-type="float">
            <text:p>13.099950313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6142.1023" calcext:value-type="float">
            <text:p>1443136142.1023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1021089553833" calcext:value-type="float">
            <text:p>62.1021089554</text:p>
          </table:table-cell>
          <table:table-cell table:formula="of:=[.C272]/([.D272]-[.D271])" office:value-type="float" office:value="102218.549237968" calcext:value-type="float">
            <text:p>102218.549237968</text:p>
          </table:table-cell>
          <table:table-cell/>
          <table:table-cell office:value-type="float" office:value="1443136155.19681" calcext:value-type="float">
            <text:p>1443136155.19681</text:p>
          </table:table-cell>
          <table:table-cell table:formula="of:=[.G272]-[.$B$2]" office:value-type="float" office:value="75.1966123580933" calcext:value-type="float">
            <text:p>75.1966123581</text:p>
          </table:table-cell>
          <table:table-cell table:formula="of:=[.C272]/([.H272]-[.H271])" office:value-type="float" office:value="109641.413242553" calcext:value-type="float">
            <text:p>109641.413242553</text:p>
          </table:table-cell>
          <table:table-cell table:formula="of:=[.G272]-[.$B272]" office:value-type="float" office:value="13.09450340271" calcext:value-type="float">
            <text:p>13.094503402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6142.18278" calcext:value-type="float">
            <text:p>1443136142.18278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825857162476" calcext:value-type="float">
            <text:p>62.1825857162</text:p>
          </table:table-cell>
          <table:table-cell table:formula="of:=[.C273]/([.D273]-[.D272])" office:value-type="float" office:value="102190.991681085" calcext:value-type="float">
            <text:p>102190.991681085</text:p>
          </table:table-cell>
          <table:table-cell/>
          <table:table-cell office:value-type="float" office:value="1443136155.27189" calcext:value-type="float">
            <text:p>1443136155.27189</text:p>
          </table:table-cell>
          <table:table-cell table:formula="of:=[.G273]-[.$B$2]" office:value-type="float" office:value="75.2716989517212" calcext:value-type="float">
            <text:p>75.2716989517</text:p>
          </table:table-cell>
          <table:table-cell table:formula="of:=[.C273]/([.H273]-[.H272])" office:value-type="float" office:value="109526.875606472" calcext:value-type="float">
            <text:p>109526.875606472</text:p>
          </table:table-cell>
          <table:table-cell table:formula="of:=[.G273]-[.$B273]" office:value-type="float" office:value="13.0891132354736" calcext:value-type="float">
            <text:p>13.089113235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6142.26322" calcext:value-type="float">
            <text:p>1443136142.26322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630245685577" calcext:value-type="float">
            <text:p>62.2630245686</text:p>
          </table:table-cell>
          <table:table-cell table:formula="of:=[.C274]/([.D274]-[.D273])" office:value-type="float" office:value="102239.1514027" calcext:value-type="float">
            <text:p>102239.1514027</text:p>
          </table:table-cell>
          <table:table-cell/>
          <table:table-cell office:value-type="float" office:value="1443136155.34691" calcext:value-type="float">
            <text:p>1443136155.34691</text:p>
          </table:table-cell>
          <table:table-cell table:formula="of:=[.G274]-[.$B$2]" office:value-type="float" office:value="75.3467144966126" calcext:value-type="float">
            <text:p>75.3467144966</text:p>
          </table:table-cell>
          <table:table-cell table:formula="of:=[.C274]/([.H274]-[.H273])" office:value-type="float" office:value="109630.610720892" calcext:value-type="float">
            <text:p>109630.610720892</text:p>
          </table:table-cell>
          <table:table-cell table:formula="of:=[.G274]-[.$B274]" office:value-type="float" office:value="13.0836899280548" calcext:value-type="float">
            <text:p>13.083689928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6142.34367" calcext:value-type="float">
            <text:p>1443136142.34367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34724807739" calcext:value-type="float">
            <text:p>62.3434724808</text:p>
          </table:table-cell>
          <table:table-cell table:formula="of:=[.C275]/([.D275]-[.D274])" office:value-type="float" office:value="102227.637404682" calcext:value-type="float">
            <text:p>102227.637404682</text:p>
          </table:table-cell>
          <table:table-cell/>
          <table:table-cell office:value-type="float" office:value="1443136155.42193" calcext:value-type="float">
            <text:p>1443136155.42193</text:p>
          </table:table-cell>
          <table:table-cell table:formula="of:=[.G275]-[.$B$2]" office:value-type="float" office:value="75.4217376708984" calcext:value-type="float">
            <text:p>75.4217376709</text:p>
          </table:table-cell>
          <table:table-cell table:formula="of:=[.C275]/([.H275]-[.H274])" office:value-type="float" office:value="109619.461963327" calcext:value-type="float">
            <text:p>109619.461963327</text:p>
          </table:table-cell>
          <table:table-cell table:formula="of:=[.G275]-[.$B275]" office:value-type="float" office:value="13.0782651901245" calcext:value-type="float">
            <text:p>13.078265190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6142.42412" calcext:value-type="float">
            <text:p>1443136142.42412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39208698273" calcext:value-type="float">
            <text:p>62.4239208698</text:p>
          </table:table-cell>
          <table:table-cell table:formula="of:=[.C276]/([.D276]-[.D275])" office:value-type="float" office:value="102227.031476624" calcext:value-type="float">
            <text:p>102227.031476624</text:p>
          </table:table-cell>
          <table:table-cell/>
          <table:table-cell office:value-type="float" office:value="1443136155.49697" calcext:value-type="float">
            <text:p>1443136155.49697</text:p>
          </table:table-cell>
          <table:table-cell table:formula="of:=[.G276]-[.$B$2]" office:value-type="float" office:value="75.4967787265778" calcext:value-type="float">
            <text:p>75.4967787266</text:p>
          </table:table-cell>
          <table:table-cell table:formula="of:=[.C276]/([.H276]-[.H275])" office:value-type="float" office:value="109593.340945845" calcext:value-type="float">
            <text:p>109593.340945845</text:p>
          </table:table-cell>
          <table:table-cell table:formula="of:=[.G276]-[.$B276]" office:value-type="float" office:value="13.0728578567505" calcext:value-type="float">
            <text:p>13.072857856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6142.50457" calcext:value-type="float">
            <text:p>1443136142.50457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43771266937" calcext:value-type="float">
            <text:p>62.5043771267</text:p>
          </table:table-cell>
          <table:table-cell table:formula="of:=[.C277]/([.D277]-[.D276])" office:value-type="float" office:value="102217.034700615" calcext:value-type="float">
            <text:p>102217.034700615</text:p>
          </table:table-cell>
          <table:table-cell/>
          <table:table-cell office:value-type="float" office:value="1443136155.57203" calcext:value-type="float">
            <text:p>1443136155.57203</text:p>
          </table:table-cell>
          <table:table-cell table:formula="of:=[.G277]-[.$B$2]" office:value-type="float" office:value="75.571839094162" calcext:value-type="float">
            <text:p>75.5718390942</text:p>
          </table:table-cell>
          <table:table-cell table:formula="of:=[.C277]/([.H277]-[.H276])" office:value-type="float" office:value="109565.144225699" calcext:value-type="float">
            <text:p>109565.144225699</text:p>
          </table:table-cell>
          <table:table-cell table:formula="of:=[.G277]-[.$B277]" office:value-type="float" office:value="13.0674619674683" calcext:value-type="float">
            <text:p>13.067461967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6142.58502" calcext:value-type="float">
            <text:p>1443136142.58502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48278999329" calcext:value-type="float">
            <text:p>62.5848278999</text:p>
          </table:table-cell>
          <table:table-cell table:formula="of:=[.C278]/([.D278]-[.D277])" office:value-type="float" office:value="102224.001944078" calcext:value-type="float">
            <text:p>102224.001944078</text:p>
          </table:table-cell>
          <table:table-cell/>
          <table:table-cell office:value-type="float" office:value="1443136155.64704" calcext:value-type="float">
            <text:p>1443136155.64704</text:p>
          </table:table-cell>
          <table:table-cell table:formula="of:=[.G278]-[.$B$2]" office:value-type="float" office:value="75.6468412876129" calcext:value-type="float">
            <text:p>75.6468412876</text:p>
          </table:table-cell>
          <table:table-cell table:formula="of:=[.C278]/([.H278]-[.H277])" office:value-type="float" office:value="109650.126504377" calcext:value-type="float">
            <text:p>109650.126504377</text:p>
          </table:table-cell>
          <table:table-cell table:formula="of:=[.G278]-[.$B278]" office:value-type="float" office:value="13.0620133876801" calcext:value-type="float">
            <text:p>13.06201338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6142.66547" calcext:value-type="float">
            <text:p>1443136142.66547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52750968933" calcext:value-type="float">
            <text:p>62.6652750969</text:p>
          </table:table-cell>
          <table:table-cell table:formula="of:=[.C279]/([.D279]-[.D278])" office:value-type="float" office:value="102228.546310237" calcext:value-type="float">
            <text:p>102228.546310237</text:p>
          </table:table-cell>
          <table:table-cell/>
          <table:table-cell office:value-type="float" office:value="1443136155.7221" calcext:value-type="float">
            <text:p>1443136155.7221</text:p>
          </table:table-cell>
          <table:table-cell table:formula="of:=[.G279]-[.$B$2]" office:value-type="float" office:value="75.7219092845917" calcext:value-type="float">
            <text:p>75.7219092846</text:p>
          </table:table-cell>
          <table:table-cell table:formula="of:=[.C279]/([.H279]-[.H278])" office:value-type="float" office:value="109554.008778561" calcext:value-type="float">
            <text:p>109554.008778561</text:p>
          </table:table-cell>
          <table:table-cell table:formula="of:=[.G279]-[.$B279]" office:value-type="float" office:value="13.0566341876984" calcext:value-type="float">
            <text:p>13.05663418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6142.74592" calcext:value-type="float">
            <text:p>1443136142.74592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57275390625" calcext:value-type="float">
            <text:p>62.7457275391</text:p>
          </table:table-cell>
          <table:table-cell table:formula="of:=[.C280]/([.D280]-[.D279])" office:value-type="float" office:value="102221.881378133" calcext:value-type="float">
            <text:p>102221.881378133</text:p>
          </table:table-cell>
          <table:table-cell/>
          <table:table-cell office:value-type="float" office:value="1443136155.7971" calcext:value-type="float">
            <text:p>1443136155.7971</text:p>
          </table:table-cell>
          <table:table-cell table:formula="of:=[.G280]-[.$B$2]" office:value-type="float" office:value="75.7969088554382" calcext:value-type="float">
            <text:p>75.7969088554</text:p>
          </table:table-cell>
          <table:table-cell table:formula="of:=[.C280]/([.H280]-[.H279])" office:value-type="float" office:value="109653.96077833" calcext:value-type="float">
            <text:p>109653.96077833</text:p>
          </table:table-cell>
          <table:table-cell table:formula="of:=[.G280]-[.$B280]" office:value-type="float" office:value="13.0511813163757" calcext:value-type="float">
            <text:p>13.05118131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6142.82638" calcext:value-type="float">
            <text:p>1443136142.82638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61804580689" calcext:value-type="float">
            <text:p>62.8261804581</text:p>
          </table:table-cell>
          <table:table-cell table:formula="of:=[.C281]/([.D281]-[.D280])" office:value-type="float" office:value="102221.275518308" calcext:value-type="float">
            <text:p>102221.275518308</text:p>
          </table:table-cell>
          <table:table-cell/>
          <table:table-cell office:value-type="float" office:value="1443136155.87212" calcext:value-type="float">
            <text:p>1443136155.87212</text:p>
          </table:table-cell>
          <table:table-cell table:formula="of:=[.G281]-[.$B$2]" office:value-type="float" office:value="75.8719234466553" calcext:value-type="float">
            <text:p>75.8719234467</text:p>
          </table:table-cell>
          <table:table-cell table:formula="of:=[.C281]/([.H281]-[.H280])" office:value-type="float" office:value="109632.004475041" calcext:value-type="float">
            <text:p>109632.004475041</text:p>
          </table:table-cell>
          <table:table-cell table:formula="of:=[.G281]-[.$B281]" office:value-type="float" office:value="13.0457429885864" calcext:value-type="float">
            <text:p>13.045742988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6142.90682" calcext:value-type="float">
            <text:p>1443136142.90682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6622171402" calcext:value-type="float">
            <text:p>62.9066221714</text:p>
          </table:table-cell>
          <table:table-cell table:formula="of:=[.C282]/([.D282]-[.D281])" office:value-type="float" office:value="102235.515123134" calcext:value-type="float">
            <text:p>102235.515123134</text:p>
          </table:table-cell>
          <table:table-cell/>
          <table:table-cell office:value-type="float" office:value="1443136155.94719" calcext:value-type="float">
            <text:p>1443136155.94719</text:p>
          </table:table-cell>
          <table:table-cell table:formula="of:=[.G282]-[.$B$2]" office:value-type="float" office:value="75.9469983577728" calcext:value-type="float">
            <text:p>75.9469983578</text:p>
          </table:table-cell>
          <table:table-cell table:formula="of:=[.C282]/([.H282]-[.H281])" office:value-type="float" office:value="109543.919234519" calcext:value-type="float">
            <text:p>109543.919234519</text:p>
          </table:table-cell>
          <table:table-cell table:formula="of:=[.G282]-[.$B282]" office:value-type="float" office:value="13.0403761863709" calcext:value-type="float">
            <text:p>13.040376186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6142.98728" calcext:value-type="float">
            <text:p>1443136142.98728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70827198029" calcext:value-type="float">
            <text:p>62.9870827198</text:p>
          </table:table-cell>
          <table:table-cell table:formula="of:=[.C283]/([.D283]-[.D282])" office:value-type="float" office:value="102211.582737735" calcext:value-type="float">
            <text:p>102211.582737735</text:p>
          </table:table-cell>
          <table:table-cell/>
          <table:table-cell office:value-type="float" office:value="1443136156.02221" calcext:value-type="float">
            <text:p>1443136156.02221</text:p>
          </table:table-cell>
          <table:table-cell table:formula="of:=[.G283]-[.$B$2]" office:value-type="float" office:value="76.02201795578" calcext:value-type="float">
            <text:p>76.0220179558</text:p>
          </table:table-cell>
          <table:table-cell table:formula="of:=[.C283]/([.H283]-[.H282])" office:value-type="float" office:value="109624.687661089" calcext:value-type="float">
            <text:p>109624.687661089</text:p>
          </table:table-cell>
          <table:table-cell table:formula="of:=[.G283]-[.$B283]" office:value-type="float" office:value="13.0349352359772" calcext:value-type="float">
            <text:p>13.03493523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6143.06936" calcext:value-type="float">
            <text:p>1443136143.06936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691628456116" calcext:value-type="float">
            <text:p>63.0691628456</text:p>
          </table:table-cell>
          <table:table-cell table:formula="of:=[.C284]/([.D284]-[.D283])" office:value-type="float" office:value="100194.778199606" calcext:value-type="float">
            <text:p>100194.778199606</text:p>
          </table:table-cell>
          <table:table-cell/>
          <table:table-cell office:value-type="float" office:value="1443136156.05815" calcext:value-type="float">
            <text:p>1443136156.05815</text:p>
          </table:table-cell>
          <table:table-cell table:formula="of:=[.G284]-[.$B$2]" office:value-type="float" office:value="76.0579519271851" calcext:value-type="float">
            <text:p>76.0579519272</text:p>
          </table:table-cell>
          <table:table-cell table:formula="of:=[.C284]/([.H284]-[.H283])" office:value-type="float" office:value="228864.210618506" calcext:value-type="float">
            <text:p>228864.210618506</text:p>
          </table:table-cell>
          <table:table-cell table:formula="of:=[.G284]-[.$B284]" office:value-type="float" office:value="12.9887890815735" calcext:value-type="float">
            <text:p>12.988789081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6143.15174" calcext:value-type="float">
            <text:p>1443136143.15174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515412330627" calcext:value-type="float">
            <text:p>63.1515412331</text:p>
          </table:table-cell>
          <table:table-cell table:formula="of:=[.C285]/([.D285]-[.D284])" office:value-type="float" office:value="99832.0100023154" calcext:value-type="float">
            <text:p>99832.0100023154</text:p>
          </table:table-cell>
          <table:table-cell/>
          <table:table-cell office:value-type="float" office:value="1443136156.12693" calcext:value-type="float">
            <text:p>1443136156.12693</text:p>
          </table:table-cell>
          <table:table-cell table:formula="of:=[.G285]-[.$B$2]" office:value-type="float" office:value="76.1267342567444" calcext:value-type="float">
            <text:p>76.1267342567</text:p>
          </table:table-cell>
          <table:table-cell table:formula="of:=[.C285]/([.H285]-[.H284])" office:value-type="float" office:value="119565.59268477" calcext:value-type="float">
            <text:p>119565.59268477</text:p>
          </table:table-cell>
          <table:table-cell table:formula="of:=[.G285]-[.$B285]" office:value-type="float" office:value="12.9751930236816" calcext:value-type="float">
            <text:p>12.975193023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6143.23411" calcext:value-type="float">
            <text:p>1443136143.23411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39146137238" calcext:value-type="float">
            <text:p>63.2339146137</text:p>
          </table:table-cell>
          <table:table-cell table:formula="of:=[.C286]/([.D286]-[.D285])" office:value-type="float" office:value="99838.0779568103" calcext:value-type="float">
            <text:p>99838.0779568103</text:p>
          </table:table-cell>
          <table:table-cell/>
          <table:table-cell office:value-type="float" office:value="1443136156.19568" calcext:value-type="float">
            <text:p>1443136156.19568</text:p>
          </table:table-cell>
          <table:table-cell table:formula="of:=[.G286]-[.$B$2]" office:value-type="float" office:value="76.1954860687256" calcext:value-type="float">
            <text:p>76.1954860687</text:p>
          </table:table-cell>
          <table:table-cell table:formula="of:=[.C286]/([.H286]-[.H285])" office:value-type="float" office:value="119618.665501481" calcext:value-type="float">
            <text:p>119618.665501481</text:p>
          </table:table-cell>
          <table:table-cell table:formula="of:=[.G286]-[.$B286]" office:value-type="float" office:value="12.9615714550018" calcext:value-type="float">
            <text:p>12.96157145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6143.31651" calcext:value-type="float">
            <text:p>1443136143.31651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63187503815" calcext:value-type="float">
            <text:p>63.3163187504</text:p>
          </table:table-cell>
          <table:table-cell table:formula="of:=[.C287]/([.D287]-[.D286])" office:value-type="float" office:value="99800.8150265603" calcext:value-type="float">
            <text:p>99800.8150265603</text:p>
          </table:table-cell>
          <table:table-cell/>
          <table:table-cell office:value-type="float" office:value="1443136156.26446" calcext:value-type="float">
            <text:p>1443136156.26446</text:p>
          </table:table-cell>
          <table:table-cell table:formula="of:=[.G287]-[.$B$2]" office:value-type="float" office:value="76.2642624378204" calcext:value-type="float">
            <text:p>76.2642624378</text:p>
          </table:table-cell>
          <table:table-cell table:formula="of:=[.C287]/([.H287]-[.H286])" office:value-type="float" office:value="119575.954768103" calcext:value-type="float">
            <text:p>119575.954768103</text:p>
          </table:table-cell>
          <table:table-cell table:formula="of:=[.G287]-[.$B287]" office:value-type="float" office:value="12.947943687439" calcext:value-type="float">
            <text:p>12.947943687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6143.39893" calcext:value-type="float">
            <text:p>1443136143.39893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87395763397" calcext:value-type="float">
            <text:p>63.3987395763</text:p>
          </table:table-cell>
          <table:table-cell table:formula="of:=[.C288]/([.D288]-[.D287])" office:value-type="float" office:value="99780.6064715445" calcext:value-type="float">
            <text:p>99780.6064715445</text:p>
          </table:table-cell>
          <table:table-cell/>
          <table:table-cell office:value-type="float" office:value="1443136156.33327" calcext:value-type="float">
            <text:p>1443136156.33327</text:p>
          </table:table-cell>
          <table:table-cell table:formula="of:=[.G288]-[.$B$2]" office:value-type="float" office:value="76.3330767154694" calcext:value-type="float">
            <text:p>76.3330767155</text:p>
          </table:table-cell>
          <table:table-cell table:formula="of:=[.C288]/([.H288]-[.H287])" office:value-type="float" office:value="119510.082514517" calcext:value-type="float">
            <text:p>119510.082514517</text:p>
          </table:table-cell>
          <table:table-cell table:formula="of:=[.G288]-[.$B288]" office:value-type="float" office:value="12.9343371391296" calcext:value-type="float">
            <text:p>12.934337139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6143.48132" calcext:value-type="float">
            <text:p>1443136143.48132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811210632324" calcext:value-type="float">
            <text:p>63.4811210632</text:p>
          </table:table-cell>
          <table:table-cell table:formula="of:=[.C289]/([.D289]-[.D288])" office:value-type="float" office:value="99828.254019153" calcext:value-type="float">
            <text:p>99828.254019153</text:p>
          </table:table-cell>
          <table:table-cell/>
          <table:table-cell office:value-type="float" office:value="1443136156.40205" calcext:value-type="float">
            <text:p>1443136156.40205</text:p>
          </table:table-cell>
          <table:table-cell table:formula="of:=[.G289]-[.$B$2]" office:value-type="float" office:value="76.4018521308899" calcext:value-type="float">
            <text:p>76.4018521309</text:p>
          </table:table-cell>
          <table:table-cell table:formula="of:=[.C289]/([.H289]-[.H288])" office:value-type="float" office:value="119577.612868112" calcext:value-type="float">
            <text:p>119577.612868112</text:p>
          </table:table-cell>
          <table:table-cell table:formula="of:=[.G289]-[.$B289]" office:value-type="float" office:value="12.9207310676575" calcext:value-type="float">
            <text:p>12.920731067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6143.56371" calcext:value-type="float">
            <text:p>1443136143.56371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635154247284" calcext:value-type="float">
            <text:p>63.5635154247</text:p>
          </table:table-cell>
          <table:table-cell table:formula="of:=[.C290]/([.D290]-[.D289])" office:value-type="float" office:value="99812.6552677039" calcext:value-type="float">
            <text:p>99812.6552677039</text:p>
          </table:table-cell>
          <table:table-cell/>
          <table:table-cell office:value-type="float" office:value="1443136156.47084" calcext:value-type="float">
            <text:p>1443136156.47084</text:p>
          </table:table-cell>
          <table:table-cell table:formula="of:=[.G290]-[.$B$2]" office:value-type="float" office:value="76.4706451892853" calcext:value-type="float">
            <text:p>76.4706451893</text:p>
          </table:table-cell>
          <table:table-cell table:formula="of:=[.C290]/([.H290]-[.H289])" office:value-type="float" office:value="119546.945459713" calcext:value-type="float">
            <text:p>119546.945459713</text:p>
          </table:table-cell>
          <table:table-cell table:formula="of:=[.G290]-[.$B290]" office:value-type="float" office:value="12.9071297645569" calcext:value-type="float">
            <text:p>12.907129764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6143.64608" calcext:value-type="float">
            <text:p>1443136143.64608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58871364594" calcext:value-type="float">
            <text:p>63.6458871365</text:p>
          </table:table-cell>
          <table:table-cell table:formula="of:=[.C291]/([.D291]-[.D290])" office:value-type="float" office:value="99840.1007722321" calcext:value-type="float">
            <text:p>99840.1007722321</text:p>
          </table:table-cell>
          <table:table-cell/>
          <table:table-cell office:value-type="float" office:value="1443136156.53966" calcext:value-type="float">
            <text:p>1443136156.53966</text:p>
          </table:table-cell>
          <table:table-cell table:formula="of:=[.G291]-[.$B$2]" office:value-type="float" office:value="76.5394625663757" calcext:value-type="float">
            <text:p>76.5394625664</text:p>
          </table:table-cell>
          <table:table-cell table:formula="of:=[.C291]/([.H291]-[.H290])" office:value-type="float" office:value="119504.699942143" calcext:value-type="float">
            <text:p>119504.699942143</text:p>
          </table:table-cell>
          <table:table-cell table:formula="of:=[.G291]-[.$B291]" office:value-type="float" office:value="12.8935754299164" calcext:value-type="float">
            <text:p>12.893575429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6143.72846" calcext:value-type="float">
            <text:p>1443136143.72846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8262424469" calcext:value-type="float">
            <text:p>63.7282624245</text:p>
          </table:table-cell>
          <table:table-cell table:formula="of:=[.C292]/([.D292]-[.D291])" office:value-type="float" office:value="99835.7662681219" calcext:value-type="float">
            <text:p>99835.7662681219</text:p>
          </table:table-cell>
          <table:table-cell/>
          <table:table-cell office:value-type="float" office:value="1443136156.60842" calcext:value-type="float">
            <text:p>1443136156.60842</text:p>
          </table:table-cell>
          <table:table-cell table:formula="of:=[.G292]-[.$B$2]" office:value-type="float" office:value="76.6082253456116" calcext:value-type="float">
            <text:p>76.6082253456</text:p>
          </table:table-cell>
          <table:table-cell table:formula="of:=[.C292]/([.H292]-[.H291])" office:value-type="float" office:value="119599.587035214" calcext:value-type="float">
            <text:p>119599.587035214</text:p>
          </table:table-cell>
          <table:table-cell table:formula="of:=[.G292]-[.$B292]" office:value-type="float" office:value="12.8799629211426" calcext:value-type="float">
            <text:p>12.879962921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6143.81083" calcext:value-type="float">
            <text:p>1443136143.81083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106384277344" calcext:value-type="float">
            <text:p>63.8106384277</text:p>
          </table:table-cell>
          <table:table-cell table:formula="of:=[.C293]/([.D293]-[.D292])" office:value-type="float" office:value="99834.8994124627" calcext:value-type="float">
            <text:p>99834.8994124627</text:p>
          </table:table-cell>
          <table:table-cell/>
          <table:table-cell office:value-type="float" office:value="1443136156.67722" calcext:value-type="float">
            <text:p>1443136156.67722</text:p>
          </table:table-cell>
          <table:table-cell table:formula="of:=[.G293]-[.$B$2]" office:value-type="float" office:value="76.6770234107971" calcext:value-type="float">
            <text:p>76.6770234108</text:p>
          </table:table-cell>
          <table:table-cell table:formula="of:=[.C293]/([.H293]-[.H292])" office:value-type="float" office:value="119538.245411699" calcext:value-type="float">
            <text:p>119538.245411699</text:p>
          </table:table-cell>
          <table:table-cell table:formula="of:=[.G293]-[.$B293]" office:value-type="float" office:value="12.8663849830627" calcext:value-type="float">
            <text:p>12.866384983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6143.89322" calcext:value-type="float">
            <text:p>1443136143.89322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930296897888" calcext:value-type="float">
            <text:p>63.8930296898</text:p>
          </table:table-cell>
          <table:table-cell table:formula="of:=[.C294]/([.D294]-[.D293])" office:value-type="float" office:value="99816.410077147" calcext:value-type="float">
            <text:p>99816.410077147</text:p>
          </table:table-cell>
          <table:table-cell/>
          <table:table-cell office:value-type="float" office:value="1443136156.74599" calcext:value-type="float">
            <text:p>1443136156.74599</text:p>
          </table:table-cell>
          <table:table-cell table:formula="of:=[.G294]-[.$B$2]" office:value-type="float" office:value="76.7457978725433" calcext:value-type="float">
            <text:p>76.7457978725</text:p>
          </table:table-cell>
          <table:table-cell table:formula="of:=[.C294]/([.H294]-[.H293])" office:value-type="float" office:value="119579.271014106" calcext:value-type="float">
            <text:p>119579.271014106</text:p>
          </table:table-cell>
          <table:table-cell table:formula="of:=[.G294]-[.$B294]" office:value-type="float" office:value="12.8527681827545" calcext:value-type="float">
            <text:p>12.852768182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6143.9756" calcext:value-type="float">
            <text:p>1443136143.9756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540807724" calcext:value-type="float">
            <text:p>63.9754080772</text:p>
          </table:table-cell>
          <table:table-cell table:formula="of:=[.C295]/([.D295]-[.D294])" office:value-type="float" office:value="99832.0100023154" calcext:value-type="float">
            <text:p>99832.0100023154</text:p>
          </table:table-cell>
          <table:table-cell/>
          <table:table-cell office:value-type="float" office:value="1443136156.81476" calcext:value-type="float">
            <text:p>1443136156.81476</text:p>
          </table:table-cell>
          <table:table-cell table:formula="of:=[.G295]-[.$B$2]" office:value-type="float" office:value="76.8145666122437" calcext:value-type="float">
            <text:p>76.8145666122</text:p>
          </table:table-cell>
          <table:table-cell table:formula="of:=[.C295]/([.H295]-[.H294])" office:value-type="float" office:value="119589.220855854" calcext:value-type="float">
            <text:p>119589.220855854</text:p>
          </table:table-cell>
          <table:table-cell table:formula="of:=[.G295]-[.$B295]" office:value-type="float" office:value="12.8391585350037" calcext:value-type="float">
            <text:p>12.83915853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6144.0577" calcext:value-type="float">
            <text:p>1443136144.0577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75060844421" calcext:value-type="float">
            <text:p>64.0575060844</text:p>
          </table:table-cell>
          <table:table-cell table:formula="of:=[.C296]/([.D296]-[.D295])" office:value-type="float" office:value="100172.955230816" calcext:value-type="float">
            <text:p>100172.955230816</text:p>
          </table:table-cell>
          <table:table-cell/>
          <table:table-cell office:value-type="float" office:value="1443136156.88363" calcext:value-type="float">
            <text:p>1443136156.88363</text:p>
          </table:table-cell>
          <table:table-cell table:formula="of:=[.G296]-[.$B$2]" office:value-type="float" office:value="76.8834366798401" calcext:value-type="float">
            <text:p>76.8834366798</text:p>
          </table:table-cell>
          <table:table-cell table:formula="of:=[.C296]/([.H296]-[.H295])" office:value-type="float" office:value="119413.270336701" calcext:value-type="float">
            <text:p>119413.270336701</text:p>
          </table:table-cell>
          <table:table-cell table:formula="of:=[.G296]-[.$B296]" office:value-type="float" office:value="12.825930595398" calcext:value-type="float">
            <text:p>12.825930595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6144.13967" calcext:value-type="float">
            <text:p>1443136144.13967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394717693329" calcext:value-type="float">
            <text:p>64.1394717693</text:p>
          </table:table-cell>
          <table:table-cell table:formula="of:=[.C297]/([.D297]-[.D296])" office:value-type="float" office:value="100334.670673" calcext:value-type="float">
            <text:p>100334.670673</text:p>
          </table:table-cell>
          <table:table-cell/>
          <table:table-cell office:value-type="float" office:value="1443136156.95232" calcext:value-type="float">
            <text:p>1443136156.95232</text:p>
          </table:table-cell>
          <table:table-cell table:formula="of:=[.G297]-[.$B$2]" office:value-type="float" office:value="76.952122926712" calcext:value-type="float">
            <text:p>76.9521229267</text:p>
          </table:table-cell>
          <table:table-cell table:formula="of:=[.C297]/([.H297]-[.H296])" office:value-type="float" office:value="119732.848634633" calcext:value-type="float">
            <text:p>119732.848634633</text:p>
          </table:table-cell>
          <table:table-cell table:formula="of:=[.G297]-[.$B297]" office:value-type="float" office:value="12.8126511573792" calcext:value-type="float">
            <text:p>12.812651157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6144.22163" calcext:value-type="float">
            <text:p>1443136144.22163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214334011078" calcext:value-type="float">
            <text:p>64.2214334011</text:p>
          </table:table-cell>
          <table:table-cell table:formula="of:=[.C298]/([.D298]-[.D297])" office:value-type="float" office:value="100339.632360983" calcext:value-type="float">
            <text:p>100339.632360983</text:p>
          </table:table-cell>
          <table:table-cell/>
          <table:table-cell office:value-type="float" office:value="1443136157.0212" calcext:value-type="float">
            <text:p>1443136157.0212</text:p>
          </table:table-cell>
          <table:table-cell table:formula="of:=[.G298]-[.$B$2]" office:value-type="float" office:value="77.0210049152374" calcext:value-type="float">
            <text:p>77.0210049152</text:p>
          </table:table-cell>
          <table:table-cell table:formula="of:=[.C298]/([.H298]-[.H297])" office:value-type="float" office:value="119392.604308578" calcext:value-type="float">
            <text:p>119392.604308578</text:p>
          </table:table-cell>
          <table:table-cell table:formula="of:=[.G298]-[.$B298]" office:value-type="float" office:value="12.7995715141296" calcext:value-type="float">
            <text:p>12.799571514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6144.3036" calcext:value-type="float">
            <text:p>1443136144.3036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3034014701843" calcext:value-type="float">
            <text:p>64.3034014702</text:p>
          </table:table-cell>
          <table:table-cell table:formula="of:=[.C299]/([.D299]-[.D298])" office:value-type="float" office:value="100331.752262223" calcext:value-type="float">
            <text:p>100331.752262223</text:p>
          </table:table-cell>
          <table:table-cell/>
          <table:table-cell office:value-type="float" office:value="1443136160.13301" calcext:value-type="float">
            <text:p>1443136160.13301</text:p>
          </table:table-cell>
          <table:table-cell table:formula="of:=[.G299]-[.$B$2]" office:value-type="float" office:value="80.1328144073486" calcext:value-type="float">
            <text:p>80.1328144073</text:p>
          </table:table-cell>
          <table:table-cell table:formula="of:=[.C299]/([.H299]-[.H298])" office:value-type="float" office:value="2642.83530879663" calcext:value-type="float">
            <text:p>2642.8353087966</text:p>
          </table:table-cell>
          <table:table-cell table:formula="of:=[.G299]-[.$B299]" office:value-type="float" office:value="15.8294129371643" calcext:value-type="float">
            <text:p>15.829412937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6144.38556" calcext:value-type="float">
            <text:p>1443136144.38556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53669166565" calcext:value-type="float">
            <text:p>64.3853669167</text:p>
          </table:table-cell>
          <table:table-cell table:formula="of:=[.C300]/([.D300]-[.D299])" office:value-type="float" office:value="100334.962523416" calcext:value-type="float">
            <text:p>100334.962523416</text:p>
          </table:table-cell>
          <table:table-cell/>
          <table:table-cell office:value-type="float" office:value="1443136160.23322" calcext:value-type="float">
            <text:p>1443136160.23322</text:p>
          </table:table-cell>
          <table:table-cell table:formula="of:=[.G300]-[.$B$2]" office:value-type="float" office:value="80.233024597168" calcext:value-type="float">
            <text:p>80.2330245972</text:p>
          </table:table-cell>
          <table:table-cell table:formula="of:=[.C300]/([.H300]-[.H299])" office:value-type="float" office:value="82067.5024648357" calcext:value-type="float">
            <text:p>82067.5024648357</text:p>
          </table:table-cell>
          <table:table-cell table:formula="of:=[.G300]-[.$B300]" office:value-type="float" office:value="15.8476576805115" calcext:value-type="float">
            <text:p>15.847657680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6144.46753" calcext:value-type="float">
            <text:p>1443136144.46753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73318862915" calcext:value-type="float">
            <text:p>64.4673318863</text:p>
          </table:table-cell>
          <table:table-cell table:formula="of:=[.C301]/([.D301]-[.D300])" office:value-type="float" office:value="100335.54622934" calcext:value-type="float">
            <text:p>100335.54622934</text:p>
          </table:table-cell>
          <table:table-cell/>
          <table:table-cell office:value-type="float" office:value="1443136160.37276" calcext:value-type="float">
            <text:p>1443136160.37276</text:p>
          </table:table-cell>
          <table:table-cell table:formula="of:=[.G301]-[.$B$2]" office:value-type="float" office:value="80.3725624084473" calcext:value-type="float">
            <text:p>80.3725624084</text:p>
          </table:table-cell>
          <table:table-cell table:formula="of:=[.C301]/([.H301]-[.H300])" office:value-type="float" office:value="58937.4301101725" calcext:value-type="float">
            <text:p>58937.4301101725</text:p>
          </table:table-cell>
          <table:table-cell table:formula="of:=[.G301]-[.$B301]" office:value-type="float" office:value="15.9052305221558" calcext:value-type="float">
            <text:p>15.905230522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6144.5495" calcext:value-type="float">
            <text:p>1443136144.5495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493001937866" calcext:value-type="float">
            <text:p>64.5493001938</text:p>
          </table:table-cell>
          <table:table-cell table:formula="of:=[.C302]/([.D302]-[.D301])" office:value-type="float" office:value="100331.460430483" calcext:value-type="float">
            <text:p>100331.460430483</text:p>
          </table:table-cell>
          <table:table-cell/>
          <table:table-cell office:value-type="float" office:value="1443136160.46444" calcext:value-type="float">
            <text:p>1443136160.46444</text:p>
          </table:table-cell>
          <table:table-cell table:formula="of:=[.G302]-[.$B$2]" office:value-type="float" office:value="80.4642453193665" calcext:value-type="float">
            <text:p>80.4642453194</text:p>
          </table:table-cell>
          <table:table-cell table:formula="of:=[.C302]/([.H302]-[.H301])" office:value-type="float" office:value="89700.4678139937" calcext:value-type="float">
            <text:p>89700.4678139937</text:p>
          </table:table-cell>
          <table:table-cell table:formula="of:=[.G302]-[.$B302]" office:value-type="float" office:value="15.9149451255798" calcext:value-type="float">
            <text:p>15.914945125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6144.63146" calcext:value-type="float">
            <text:p>1443136144.63146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312656402588" calcext:value-type="float">
            <text:p>64.6312656403</text:p>
          </table:table-cell>
          <table:table-cell table:formula="of:=[.C303]/([.D303]-[.D302])" office:value-type="float" office:value="100334.962523416" calcext:value-type="float">
            <text:p>100334.962523416</text:p>
          </table:table-cell>
          <table:table-cell/>
          <table:table-cell office:value-type="float" office:value="1443136160.55617" calcext:value-type="float">
            <text:p>1443136160.55617</text:p>
          </table:table-cell>
          <table:table-cell table:formula="of:=[.G303]-[.$B$2]" office:value-type="float" office:value="80.5559754371643" calcext:value-type="float">
            <text:p>80.5559754372</text:p>
          </table:table-cell>
          <table:table-cell table:formula="of:=[.C303]/([.H303]-[.H302])" office:value-type="float" office:value="89654.3054498576" calcext:value-type="float">
            <text:p>89654.3054498576</text:p>
          </table:table-cell>
          <table:table-cell table:formula="of:=[.G303]-[.$B303]" office:value-type="float" office:value="15.9247097969055" calcext:value-type="float">
            <text:p>15.924709796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6144.71343" calcext:value-type="float">
            <text:p>1443136144.71343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132308483124" calcext:value-type="float">
            <text:p>64.7132308483</text:p>
          </table:table-cell>
          <table:table-cell table:formula="of:=[.C304]/([.D304]-[.D303])" office:value-type="float" office:value="100335.254375529" calcext:value-type="float">
            <text:p>100335.254375529</text:p>
          </table:table-cell>
          <table:table-cell/>
          <table:table-cell office:value-type="float" office:value="1443136160.64787" calcext:value-type="float">
            <text:p>1443136160.64787</text:p>
          </table:table-cell>
          <table:table-cell table:formula="of:=[.G304]-[.$B$2]" office:value-type="float" office:value="80.6476736068726" calcext:value-type="float">
            <text:p>80.6476736069</text:p>
          </table:table-cell>
          <table:table-cell table:formula="of:=[.C304]/([.H304]-[.H303])" office:value-type="float" office:value="89685.5414471803" calcext:value-type="float">
            <text:p>89685.5414471803</text:p>
          </table:table-cell>
          <table:table-cell table:formula="of:=[.G304]-[.$B304]" office:value-type="float" office:value="15.9344427585602" calcext:value-type="float">
            <text:p>15.934442758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6144.7954" calcext:value-type="float">
            <text:p>1443136144.7954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51998710632" calcext:value-type="float">
            <text:p>64.7951998711</text:p>
          </table:table-cell>
          <table:table-cell table:formula="of:=[.C305]/([.D305]-[.D304])" office:value-type="float" office:value="100330.584945448" calcext:value-type="float">
            <text:p>100330.584945448</text:p>
          </table:table-cell>
          <table:table-cell/>
          <table:table-cell office:value-type="float" office:value="1443136160.73956" calcext:value-type="float">
            <text:p>1443136160.73956</text:p>
          </table:table-cell>
          <table:table-cell table:formula="of:=[.G305]-[.$B$2]" office:value-type="float" office:value="80.7393653392792" calcext:value-type="float">
            <text:p>80.7393653393</text:p>
          </table:table-cell>
          <table:table-cell table:formula="of:=[.C305]/([.H305]-[.H304])" office:value-type="float" office:value="89691.8379023514" calcext:value-type="float">
            <text:p>89691.8379023514</text:p>
          </table:table-cell>
          <table:table-cell table:formula="of:=[.G305]-[.$B305]" office:value-type="float" office:value="15.9441654682159" calcext:value-type="float">
            <text:p>15.944165468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6144.87736" calcext:value-type="float">
            <text:p>1443136144.87736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71665096283" calcext:value-type="float">
            <text:p>64.8771665096</text:p>
          </table:table-cell>
          <table:table-cell table:formula="of:=[.C306]/([.D306]-[.D305])" office:value-type="float" office:value="100333.503288316" calcext:value-type="float">
            <text:p>100333.503288316</text:p>
          </table:table-cell>
          <table:table-cell/>
          <table:table-cell office:value-type="float" office:value="1443136160.83127" calcext:value-type="float">
            <text:p>1443136160.83127</text:p>
          </table:table-cell>
          <table:table-cell table:formula="of:=[.G306]-[.$B$2]" office:value-type="float" office:value="80.8310778141022" calcext:value-type="float">
            <text:p>80.8310778141</text:p>
          </table:table-cell>
          <table:table-cell table:formula="of:=[.C306]/([.H306]-[.H305])" office:value-type="float" office:value="89671.5524891465" calcext:value-type="float">
            <text:p>89671.5524891465</text:p>
          </table:table-cell>
          <table:table-cell table:formula="of:=[.G306]-[.$B306]" office:value-type="float" office:value="15.9539113044739" calcext:value-type="float">
            <text:p>15.953911304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6144.95934" calcext:value-type="float">
            <text:p>1443136144.95934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591455459595" calcext:value-type="float">
            <text:p>64.959145546</text:p>
          </table:table-cell>
          <table:table-cell table:formula="of:=[.C307]/([.D307]-[.D306])" office:value-type="float" office:value="100318.329759048" calcext:value-type="float">
            <text:p>100318.329759048</text:p>
          </table:table-cell>
          <table:table-cell/>
          <table:table-cell office:value-type="float" office:value="1443136160.92305" calcext:value-type="float">
            <text:p>1443136160.92305</text:p>
          </table:table-cell>
          <table:table-cell table:formula="of:=[.G307]-[.$B$2]" office:value-type="float" office:value="80.9228556156159" calcext:value-type="float">
            <text:p>80.9228556156</text:p>
          </table:table-cell>
          <table:table-cell table:formula="of:=[.C307]/([.H307]-[.H306])" office:value-type="float" office:value="89607.725009352" calcext:value-type="float">
            <text:p>89607.725009352</text:p>
          </table:table-cell>
          <table:table-cell table:formula="of:=[.G307]-[.$B307]" office:value-type="float" office:value="15.9637100696564" calcext:value-type="float">
            <text:p>15.963710069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6145.03955" calcext:value-type="float">
            <text:p>1443136145.03955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393524169922" calcext:value-type="float">
            <text:p>65.039352417</text:p>
          </table:table-cell>
          <table:table-cell table:formula="of:=[.C308]/([.D308]-[.D307])" office:value-type="float" office:value="102534.856354708" calcext:value-type="float">
            <text:p>102534.856354708</text:p>
          </table:table-cell>
          <table:table-cell/>
          <table:table-cell office:value-type="float" office:value="1443136161.01473" calcext:value-type="float">
            <text:p>1443136161.01473</text:p>
          </table:table-cell>
          <table:table-cell table:formula="of:=[.G308]-[.$B$2]" office:value-type="float" office:value="81.0145318508148" calcext:value-type="float">
            <text:p>81.0145318508</text:p>
          </table:table-cell>
          <table:table-cell table:formula="of:=[.C308]/([.H308]-[.H307])" office:value-type="float" office:value="89706.9996619144" calcext:value-type="float">
            <text:p>89706.9996619144</text:p>
          </table:table-cell>
          <table:table-cell table:formula="of:=[.G308]-[.$B308]" office:value-type="float" office:value="15.9751794338226" calcext:value-type="float">
            <text:p>15.975179433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6145.118" calcext:value-type="float">
            <text:p>1443136145.118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78014278412" calcext:value-type="float">
            <text:p>65.1178014278</text:p>
          </table:table-cell>
          <table:table-cell table:formula="of:=[.C309]/([.D309]-[.D308])" office:value-type="float" office:value="104832.424411696" calcext:value-type="float">
            <text:p>104832.424411696</text:p>
          </table:table-cell>
          <table:table-cell/>
          <table:table-cell office:value-type="float" office:value="1443136161.06431" calcext:value-type="float">
            <text:p>1443136161.06431</text:p>
          </table:table-cell>
          <table:table-cell table:formula="of:=[.G309]-[.$B$2]" office:value-type="float" office:value="81.0641133785248" calcext:value-type="float">
            <text:p>81.0641133785</text:p>
          </table:table-cell>
          <table:table-cell table:formula="of:=[.C309]/([.H309]-[.H308])" office:value-type="float" office:value="165868.225120215" calcext:value-type="float">
            <text:p>165868.225120215</text:p>
          </table:table-cell>
          <table:table-cell table:formula="of:=[.G309]-[.$B309]" office:value-type="float" office:value="15.9463119506836" calcext:value-type="float">
            <text:p>15.94631195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6145.19646" calcext:value-type="float">
            <text:p>1443136145.19646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62597370148" calcext:value-type="float">
            <text:p>65.196259737</text:p>
          </table:table-cell>
          <table:table-cell table:formula="of:=[.C310]/([.D310]-[.D309])" office:value-type="float" office:value="104820.000413276" calcext:value-type="float">
            <text:p>104820.000413276</text:p>
          </table:table-cell>
          <table:table-cell/>
          <table:table-cell office:value-type="float" office:value="1443136161.15918" calcext:value-type="float">
            <text:p>1443136161.15918</text:p>
          </table:table-cell>
          <table:table-cell table:formula="of:=[.G310]-[.$B$2]" office:value-type="float" office:value="81.1589818000794" calcext:value-type="float">
            <text:p>81.1589818001</text:p>
          </table:table-cell>
          <table:table-cell table:formula="of:=[.C310]/([.H310]-[.H309])" office:value-type="float" office:value="86688.4877521632" calcext:value-type="float">
            <text:p>86688.4877521632</text:p>
          </table:table-cell>
          <table:table-cell table:formula="of:=[.G310]-[.$B310]" office:value-type="float" office:value="15.9627220630646" calcext:value-type="float">
            <text:p>15.962722063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6145.27493" calcext:value-type="float">
            <text:p>1443136145.27493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47344970703" calcext:value-type="float">
            <text:p>65.2747344971</text:p>
          </table:table-cell>
          <table:table-cell table:formula="of:=[.C311]/([.D311]-[.D310])" office:value-type="float" office:value="104798.026705393" calcext:value-type="float">
            <text:p>104798.026705393</text:p>
          </table:table-cell>
          <table:table-cell/>
          <table:table-cell office:value-type="float" office:value="1443136161.25404" calcext:value-type="float">
            <text:p>1443136161.25404</text:p>
          </table:table-cell>
          <table:table-cell table:formula="of:=[.G311]-[.$B$2]" office:value-type="float" office:value="81.2538442611694" calcext:value-type="float">
            <text:p>81.2538442612</text:p>
          </table:table-cell>
          <table:table-cell table:formula="of:=[.C311]/([.H311]-[.H310])" office:value-type="float" office:value="86693.9346238332" calcext:value-type="float">
            <text:p>86693.9346238332</text:p>
          </table:table-cell>
          <table:table-cell table:formula="of:=[.G311]-[.$B311]" office:value-type="float" office:value="15.9791097640991" calcext:value-type="float">
            <text:p>15.979109764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6145.35339" calcext:value-type="float">
            <text:p>1443136145.35339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531932830811" calcext:value-type="float">
            <text:p>65.3531932831</text:p>
          </table:table-cell>
          <table:table-cell table:formula="of:=[.C312]/([.D312]-[.D311])" office:value-type="float" office:value="104819.363364531" calcext:value-type="float">
            <text:p>104819.363364531</text:p>
          </table:table-cell>
          <table:table-cell/>
          <table:table-cell office:value-type="float" office:value="1443136161.34891" calcext:value-type="float">
            <text:p>1443136161.34891</text:p>
          </table:table-cell>
          <table:table-cell table:formula="of:=[.G312]-[.$B$2]" office:value-type="float" office:value="81.3487119674683" calcext:value-type="float">
            <text:p>81.3487119675</text:p>
          </table:table-cell>
          <table:table-cell table:formula="of:=[.C312]/([.H312]-[.H311])" office:value-type="float" office:value="86689.1413406249" calcext:value-type="float">
            <text:p>86689.1413406249</text:p>
          </table:table-cell>
          <table:table-cell table:formula="of:=[.G312]-[.$B312]" office:value-type="float" office:value="15.9955186843872" calcext:value-type="float">
            <text:p>15.995518684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6145.43185" calcext:value-type="float">
            <text:p>1443136145.43185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316506385803" calcext:value-type="float">
            <text:p>65.4316506386</text:p>
          </table:table-cell>
          <table:table-cell table:formula="of:=[.C313]/([.D313]-[.D312])" office:value-type="float" office:value="104821.274533995" calcext:value-type="float">
            <text:p>104821.274533995</text:p>
          </table:table-cell>
          <table:table-cell/>
          <table:table-cell office:value-type="float" office:value="1443136161.44376" calcext:value-type="float">
            <text:p>1443136161.44376</text:p>
          </table:table-cell>
          <table:table-cell table:formula="of:=[.G313]-[.$B$2]" office:value-type="float" office:value="81.4435665607452" calcext:value-type="float">
            <text:p>81.4435665607</text:p>
          </table:table-cell>
          <table:table-cell table:formula="of:=[.C313]/([.H313]-[.H312])" office:value-type="float" office:value="86701.1255426054" calcext:value-type="float">
            <text:p>86701.1255426054</text:p>
          </table:table-cell>
          <table:table-cell table:formula="of:=[.G313]-[.$B313]" office:value-type="float" office:value="16.0119159221649" calcext:value-type="float">
            <text:p>16.011915922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6145.5103" calcext:value-type="float">
            <text:p>1443136145.5103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101084709168" calcext:value-type="float">
            <text:p>65.5101084709</text:p>
          </table:table-cell>
          <table:table-cell table:formula="of:=[.C314]/([.D314]-[.D313])" office:value-type="float" office:value="104820.637469764" calcext:value-type="float">
            <text:p>104820.637469764</text:p>
          </table:table-cell>
          <table:table-cell/>
          <table:table-cell office:value-type="float" office:value="1443136161.5386" calcext:value-type="float">
            <text:p>1443136161.5386</text:p>
          </table:table-cell>
          <table:table-cell table:formula="of:=[.G314]-[.$B$2]" office:value-type="float" office:value="81.5384080410004" calcext:value-type="float">
            <text:p>81.538408041</text:p>
          </table:table-cell>
          <table:table-cell table:formula="of:=[.C314]/([.H314]-[.H313])" office:value-type="float" office:value="86713.1130585177" calcext:value-type="float">
            <text:p>86713.1130585177</text:p>
          </table:table-cell>
          <table:table-cell table:formula="of:=[.G314]-[.$B314]" office:value-type="float" office:value="16.0282995700836" calcext:value-type="float">
            <text:p>16.028299570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6145.58876" calcext:value-type="float">
            <text:p>1443136145.58876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885670185089" calcext:value-type="float">
            <text:p>65.5885670185</text:p>
          </table:table-cell>
          <table:table-cell table:formula="of:=[.C315]/([.D315]-[.D314])" office:value-type="float" office:value="104819.681887936" calcext:value-type="float">
            <text:p>104819.681887936</text:p>
          </table:table-cell>
          <table:table-cell/>
          <table:table-cell office:value-type="float" office:value="1443136161.63353" calcext:value-type="float">
            <text:p>1443136161.63353</text:p>
          </table:table-cell>
          <table:table-cell table:formula="of:=[.G315]-[.$B$2]" office:value-type="float" office:value="81.6333346366882" calcext:value-type="float">
            <text:p>81.6333346367</text:p>
          </table:table-cell>
          <table:table-cell table:formula="of:=[.C315]/([.H315]-[.H314])" office:value-type="float" office:value="86635.3622017777" calcext:value-type="float">
            <text:p>86635.3622017777</text:p>
          </table:table-cell>
          <table:table-cell table:formula="of:=[.G315]-[.$B315]" office:value-type="float" office:value="16.0447676181793" calcext:value-type="float">
            <text:p>16.044767618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6145.66722" calcext:value-type="float">
            <text:p>1443136145.66722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70253276825" calcext:value-type="float">
            <text:p>65.6670253277</text:p>
          </table:table-cell>
          <table:table-cell table:formula="of:=[.C316]/([.D316]-[.D315])" office:value-type="float" office:value="104820.000413276" calcext:value-type="float">
            <text:p>104820.000413276</text:p>
          </table:table-cell>
          <table:table-cell/>
          <table:table-cell office:value-type="float" office:value="1443136161.72837" calcext:value-type="float">
            <text:p>1443136161.72837</text:p>
          </table:table-cell>
          <table:table-cell table:formula="of:=[.G316]-[.$B$2]" office:value-type="float" office:value="81.7281792163849" calcext:value-type="float">
            <text:p>81.7281792164</text:p>
          </table:table-cell>
          <table:table-cell table:formula="of:=[.C316]/([.H316]-[.H315])" office:value-type="float" office:value="86710.2793465173" calcext:value-type="float">
            <text:p>86710.2793465173</text:p>
          </table:table-cell>
          <table:table-cell table:formula="of:=[.G316]-[.$B316]" office:value-type="float" office:value="16.0611538887024" calcext:value-type="float">
            <text:p>16.061153888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6145.74568" calcext:value-type="float">
            <text:p>1443136145.74568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5481967926" calcext:value-type="float">
            <text:p>65.7454819679</text:p>
          </table:table-cell>
          <table:table-cell table:formula="of:=[.C317]/([.D317]-[.D316])" office:value-type="float" office:value="104822.230144862" calcext:value-type="float">
            <text:p>104822.230144862</text:p>
          </table:table-cell>
          <table:table-cell/>
          <table:table-cell office:value-type="float" office:value="1443136161.82326" calcext:value-type="float">
            <text:p>1443136161.82326</text:p>
          </table:table-cell>
          <table:table-cell table:formula="of:=[.G317]-[.$B$2]" office:value-type="float" office:value="81.8230664730072" calcext:value-type="float">
            <text:p>81.823066473</text:p>
          </table:table-cell>
          <table:table-cell table:formula="of:=[.C317]/([.H317]-[.H316])" office:value-type="float" office:value="86671.2801354822" calcext:value-type="float">
            <text:p>86671.2801354822</text:p>
          </table:table-cell>
          <table:table-cell table:formula="of:=[.G317]-[.$B317]" office:value-type="float" office:value="16.0775845050812" calcext:value-type="float">
            <text:p>16.077584505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6145.82414" calcext:value-type="float">
            <text:p>1443136145.82414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39431381226" calcext:value-type="float">
            <text:p>65.8239431381</text:p>
          </table:table-cell>
          <table:table-cell table:formula="of:=[.C318]/([.D318]-[.D317])" office:value-type="float" office:value="104816.178236956" calcext:value-type="float">
            <text:p>104816.178236956</text:p>
          </table:table-cell>
          <table:table-cell/>
          <table:table-cell office:value-type="float" office:value="1443136161.91817" calcext:value-type="float">
            <text:p>1443136161.91817</text:p>
          </table:table-cell>
          <table:table-cell table:formula="of:=[.G318]-[.$B$2]" office:value-type="float" office:value="81.9179699420929" calcext:value-type="float">
            <text:p>81.9179699421</text:p>
          </table:table-cell>
          <table:table-cell table:formula="of:=[.C318]/([.H318]-[.H317])" office:value-type="float" office:value="86656.4739859416" calcext:value-type="float">
            <text:p>86656.4739859416</text:p>
          </table:table-cell>
          <table:table-cell table:formula="of:=[.G318]-[.$B318]" office:value-type="float" office:value="16.0940268039703" calcext:value-type="float">
            <text:p>16.09402680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6145.9026" calcext:value-type="float">
            <text:p>1443136145.9026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9024059772491" calcext:value-type="float">
            <text:p>65.9024059772</text:p>
          </table:table-cell>
          <table:table-cell table:formula="of:=[.C319]/([.D319]-[.D318])" office:value-type="float" office:value="104813.948762827" calcext:value-type="float">
            <text:p>104813.948762827</text:p>
          </table:table-cell>
          <table:table-cell/>
          <table:table-cell office:value-type="float" office:value="1443136162.01308" calcext:value-type="float">
            <text:p>1443136162.01308</text:p>
          </table:table-cell>
          <table:table-cell table:formula="of:=[.G319]-[.$B$2]" office:value-type="float" office:value="82.0128848552704" calcext:value-type="float">
            <text:p>82.0128848553</text:p>
          </table:table-cell>
          <table:table-cell table:formula="of:=[.C319]/([.H319]-[.H318])" office:value-type="float" office:value="86646.0256316221" calcext:value-type="float">
            <text:p>86646.0256316221</text:p>
          </table:table-cell>
          <table:table-cell table:formula="of:=[.G319]-[.$B319]" office:value-type="float" office:value="16.1104788780212" calcext:value-type="float">
            <text:p>16.11047887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6145.98106" calcext:value-type="float">
            <text:p>1443136145.98106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808638095856" calcext:value-type="float">
            <text:p>65.9808638096</text:p>
          </table:table-cell>
          <table:table-cell table:formula="of:=[.C320]/([.D320]-[.D319])" office:value-type="float" office:value="104820.637469764" calcext:value-type="float">
            <text:p>104820.637469764</text:p>
          </table:table-cell>
          <table:table-cell/>
          <table:table-cell office:value-type="float" office:value="1443136162.05895" calcext:value-type="float">
            <text:p>1443136162.05895</text:p>
          </table:table-cell>
          <table:table-cell table:formula="of:=[.G320]-[.$B$2]" office:value-type="float" office:value="82.0587589740753" calcext:value-type="float">
            <text:p>82.0587589741</text:p>
          </table:table-cell>
          <table:table-cell table:formula="of:=[.C320]/([.H320]-[.H319])" office:value-type="float" office:value="179273.198357674" calcext:value-type="float">
            <text:p>179273.198357674</text:p>
          </table:table-cell>
          <table:table-cell table:formula="of:=[.G320]-[.$B320]" office:value-type="float" office:value="16.0778951644897" calcext:value-type="float">
            <text:p>16.077895164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6146.05682" calcext:value-type="float">
            <text:p>1443136146.05682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66289424896" calcext:value-type="float">
            <text:p>66.0566289425</text:p>
          </table:table-cell>
          <table:table-cell table:formula="of:=[.C321]/([.D321]-[.D320])" office:value-type="float" office:value="108545.972068903" calcext:value-type="float">
            <text:p>108545.972068903</text:p>
          </table:table-cell>
          <table:table-cell/>
          <table:table-cell office:value-type="float" office:value="1443136162.14664" calcext:value-type="float">
            <text:p>1443136162.14664</text:p>
          </table:table-cell>
          <table:table-cell table:formula="of:=[.G321]-[.$B$2]" office:value-type="float" office:value="82.1464400291443" calcext:value-type="float">
            <text:p>82.1464400291</text:p>
          </table:table-cell>
          <table:table-cell table:formula="of:=[.C321]/([.H321]-[.H320])" office:value-type="float" office:value="93794.4917922238" calcext:value-type="float">
            <text:p>93794.4917922238</text:p>
          </table:table-cell>
          <table:table-cell table:formula="of:=[.G321]-[.$B321]" office:value-type="float" office:value="16.0898110866547" calcext:value-type="float">
            <text:p>16.089811086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6146.13172" calcext:value-type="float">
            <text:p>1443136146.13172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315274238586" calcext:value-type="float">
            <text:p>66.1315274239</text:p>
          </table:table-cell>
          <table:table-cell table:formula="of:=[.C322]/([.D322]-[.D321])" office:value-type="float" office:value="109801.95926111" calcext:value-type="float">
            <text:p>109801.95926111</text:p>
          </table:table-cell>
          <table:table-cell/>
          <table:table-cell office:value-type="float" office:value="1443136162.23455" calcext:value-type="float">
            <text:p>1443136162.23455</text:p>
          </table:table-cell>
          <table:table-cell table:formula="of:=[.G322]-[.$B$2]" office:value-type="float" office:value="82.2343552112579" calcext:value-type="float">
            <text:p>82.2343552113</text:p>
          </table:table-cell>
          <table:table-cell table:formula="of:=[.C322]/([.H322]-[.H321])" office:value-type="float" office:value="93544.7075497026" calcext:value-type="float">
            <text:p>93544.7075497026</text:p>
          </table:table-cell>
          <table:table-cell table:formula="of:=[.G322]-[.$B322]" office:value-type="float" office:value="16.1028277873993" calcext:value-type="float">
            <text:p>16.102827787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6146.20662" calcext:value-type="float">
            <text:p>1443136146.20662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64287662506" calcext:value-type="float">
            <text:p>66.2064287663</text:p>
          </table:table-cell>
          <table:table-cell table:formula="of:=[.C323]/([.D323]-[.D322])" office:value-type="float" office:value="109797.765131669" calcext:value-type="float">
            <text:p>109797.765131669</text:p>
          </table:table-cell>
          <table:table-cell/>
          <table:table-cell office:value-type="float" office:value="1443136162.32237" calcext:value-type="float">
            <text:p>1443136162.32237</text:p>
          </table:table-cell>
          <table:table-cell table:formula="of:=[.G323]-[.$B$2]" office:value-type="float" office:value="82.3221755027771" calcext:value-type="float">
            <text:p>82.3221755028</text:p>
          </table:table-cell>
          <table:table-cell table:formula="of:=[.C323]/([.H323]-[.H322])" office:value-type="float" office:value="93645.7834258643" calcext:value-type="float">
            <text:p>93645.7834258643</text:p>
          </table:table-cell>
          <table:table-cell table:formula="of:=[.G323]-[.$B323]" office:value-type="float" office:value="16.1157467365265" calcext:value-type="float">
            <text:p>16.115746736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6146.28152" calcext:value-type="float">
            <text:p>1443136146.28152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813282012939" calcext:value-type="float">
            <text:p>66.2813282013</text:p>
          </table:table-cell>
          <table:table-cell table:formula="of:=[.C324]/([.D324]-[.D323])" office:value-type="float" office:value="109800.561182361" calcext:value-type="float">
            <text:p>109800.561182361</text:p>
          </table:table-cell>
          <table:table-cell/>
          <table:table-cell office:value-type="float" office:value="1443136162.41013" calcext:value-type="float">
            <text:p>1443136162.41013</text:p>
          </table:table-cell>
          <table:table-cell table:formula="of:=[.G324]-[.$B$2]" office:value-type="float" office:value="82.4099321365356" calcext:value-type="float">
            <text:p>82.4099321365</text:p>
          </table:table-cell>
          <table:table-cell table:formula="of:=[.C324]/([.H324]-[.H323])" office:value-type="float" office:value="93713.7131151549" calcext:value-type="float">
            <text:p>93713.7131151549</text:p>
          </table:table-cell>
          <table:table-cell table:formula="of:=[.G324]-[.$B324]" office:value-type="float" office:value="16.1286039352417" calcext:value-type="float">
            <text:p>16.128603935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6146.35643" calcext:value-type="float">
            <text:p>1443136146.35643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62316894531" calcext:value-type="float">
            <text:p>66.3562316895</text:p>
          </table:table-cell>
          <table:table-cell table:formula="of:=[.C325]/([.D325]-[.D324])" office:value-type="float" office:value="109794.61974485" calcext:value-type="float">
            <text:p>109794.61974485</text:p>
          </table:table-cell>
          <table:table-cell/>
          <table:table-cell office:value-type="float" office:value="1443136162.49795" calcext:value-type="float">
            <text:p>1443136162.49795</text:p>
          </table:table-cell>
          <table:table-cell table:formula="of:=[.G325]-[.$B$2]" office:value-type="float" office:value="82.4977521896362" calcext:value-type="float">
            <text:p>82.4977521896</text:p>
          </table:table-cell>
          <table:table-cell table:formula="of:=[.C325]/([.H325]-[.H324])" office:value-type="float" office:value="93646.0376604478" calcext:value-type="float">
            <text:p>93646.0376604478</text:p>
          </table:table-cell>
          <table:table-cell table:formula="of:=[.G325]-[.$B325]" office:value-type="float" office:value="16.1415205001831" calcext:value-type="float">
            <text:p>16.141520500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6146.43136" calcext:value-type="float">
            <text:p>1443136146.43136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311599731445" calcext:value-type="float">
            <text:p>66.4311599731</text:p>
          </table:table-cell>
          <table:table-cell table:formula="of:=[.C326]/([.D326]-[.D325])" office:value-type="float" office:value="109758.286121576" calcext:value-type="float">
            <text:p>109758.286121576</text:p>
          </table:table-cell>
          <table:table-cell/>
          <table:table-cell office:value-type="float" office:value="1443136162.58576" calcext:value-type="float">
            <text:p>1443136162.58576</text:p>
          </table:table-cell>
          <table:table-cell table:formula="of:=[.G326]-[.$B$2]" office:value-type="float" office:value="82.5855603218079" calcext:value-type="float">
            <text:p>82.5855603218</text:p>
          </table:table-cell>
          <table:table-cell table:formula="of:=[.C326]/([.H326]-[.H325])" office:value-type="float" office:value="93658.7511498965" calcext:value-type="float">
            <text:p>93658.7511498965</text:p>
          </table:table-cell>
          <table:table-cell table:formula="of:=[.G326]-[.$B326]" office:value-type="float" office:value="16.1544003486633" calcext:value-type="float">
            <text:p>16.154400348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6146.50625" calcext:value-type="float">
            <text:p>1443136146.50625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6058216095" calcext:value-type="float">
            <text:p>66.5060582161</text:p>
          </table:table-cell>
          <table:table-cell table:formula="of:=[.C327]/([.D327]-[.D326])" office:value-type="float" office:value="109802.30878636" calcext:value-type="float">
            <text:p>109802.30878636</text:p>
          </table:table-cell>
          <table:table-cell/>
          <table:table-cell office:value-type="float" office:value="1443136162.67355" calcext:value-type="float">
            <text:p>1443136162.67355</text:p>
          </table:table-cell>
          <table:table-cell table:formula="of:=[.G327]-[.$B$2]" office:value-type="float" office:value="82.6733553409576" calcext:value-type="float">
            <text:p>82.673355341</text:p>
          </table:table-cell>
          <table:table-cell table:formula="of:=[.C327]/([.H327]-[.H326])" office:value-type="float" office:value="93672.7399759395" calcext:value-type="float">
            <text:p>93672.7399759395</text:p>
          </table:table-cell>
          <table:table-cell table:formula="of:=[.G327]-[.$B327]" office:value-type="float" office:value="16.1672971248627" calcext:value-type="float">
            <text:p>16.167297124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6146.58116" calcext:value-type="float">
            <text:p>1443136146.58116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809624195099" calcext:value-type="float">
            <text:p>66.5809624195</text:p>
          </table:table-cell>
          <table:table-cell table:formula="of:=[.C328]/([.D328]-[.D327])" office:value-type="float" office:value="109793.571322624" calcext:value-type="float">
            <text:p>109793.571322624</text:p>
          </table:table-cell>
          <table:table-cell/>
          <table:table-cell office:value-type="float" office:value="1443136162.76137" calcext:value-type="float">
            <text:p>1443136162.76137</text:p>
          </table:table-cell>
          <table:table-cell table:formula="of:=[.G328]-[.$B$2]" office:value-type="float" office:value="82.7611775398254" calcext:value-type="float">
            <text:p>82.7611775398</text:p>
          </table:table-cell>
          <table:table-cell table:formula="of:=[.C328]/([.H328]-[.H327])" office:value-type="float" office:value="93643.7495988902" calcext:value-type="float">
            <text:p>93643.7495988902</text:p>
          </table:table-cell>
          <table:table-cell table:formula="of:=[.G328]-[.$B328]" office:value-type="float" office:value="16.1802151203156" calcext:value-type="float">
            <text:p>16.180215120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6146.65606" calcext:value-type="float">
            <text:p>1443136146.65606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58604240417" calcext:value-type="float">
            <text:p>66.655860424</text:p>
          </table:table-cell>
          <table:table-cell table:formula="of:=[.C329]/([.D329]-[.D328])" office:value-type="float" office:value="109802.658313836" calcext:value-type="float">
            <text:p>109802.658313836</text:p>
          </table:table-cell>
          <table:table-cell/>
          <table:table-cell office:value-type="float" office:value="1443136162.84922" calcext:value-type="float">
            <text:p>1443136162.84922</text:p>
          </table:table-cell>
          <table:table-cell table:formula="of:=[.G329]-[.$B$2]" office:value-type="float" office:value="82.8490202426911" calcext:value-type="float">
            <text:p>82.8490202427</text:p>
          </table:table-cell>
          <table:table-cell table:formula="of:=[.C329]/([.H329]-[.H328])" office:value-type="float" office:value="93621.891536998" calcext:value-type="float">
            <text:p>93621.891536998</text:p>
          </table:table-cell>
          <table:table-cell table:formula="of:=[.G329]-[.$B329]" office:value-type="float" office:value="16.1931598186493" calcext:value-type="float">
            <text:p>16.193159818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6146.73096" calcext:value-type="float">
            <text:p>1443136146.73096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307603359222" calcext:value-type="float">
            <text:p>66.7307603359</text:p>
          </table:table-cell>
          <table:table-cell table:formula="of:=[.C330]/([.D330]-[.D329])" office:value-type="float" office:value="109799.862156338" calcext:value-type="float">
            <text:p>109799.862156338</text:p>
          </table:table-cell>
          <table:table-cell/>
          <table:table-cell office:value-type="float" office:value="1443136162.93703" calcext:value-type="float">
            <text:p>1443136162.93703</text:p>
          </table:table-cell>
          <table:table-cell table:formula="of:=[.G330]-[.$B$2]" office:value-type="float" office:value="82.9368302822113" calcext:value-type="float">
            <text:p>82.9368302822</text:p>
          </table:table-cell>
          <table:table-cell table:formula="of:=[.C330]/([.H330]-[.H329])" office:value-type="float" office:value="93656.7167596158" calcext:value-type="float">
            <text:p>93656.7167596158</text:p>
          </table:table-cell>
          <table:table-cell table:formula="of:=[.G330]-[.$B330]" office:value-type="float" office:value="16.2060699462891" calcext:value-type="float">
            <text:p>16.206069946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6146.80585" calcext:value-type="float">
            <text:p>1443136146.80585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56585788727" calcext:value-type="float">
            <text:p>66.8056585789</text:p>
          </table:table-cell>
          <table:table-cell table:formula="of:=[.C331]/([.D331]-[.D330])" office:value-type="float" office:value="109802.30878636" calcext:value-type="float">
            <text:p>109802.30878636</text:p>
          </table:table-cell>
          <table:table-cell/>
          <table:table-cell office:value-type="float" office:value="1443136163.02484" calcext:value-type="float">
            <text:p>1443136163.02484</text:p>
          </table:table-cell>
          <table:table-cell table:formula="of:=[.G331]-[.$B$2]" office:value-type="float" office:value="83.0246427059174" calcext:value-type="float">
            <text:p>83.0246427059</text:p>
          </table:table-cell>
          <table:table-cell table:formula="of:=[.C331]/([.H331]-[.H330])" office:value-type="float" office:value="93654.1738960447" calcext:value-type="float">
            <text:p>93654.1738960447</text:p>
          </table:table-cell>
          <table:table-cell table:formula="of:=[.G331]-[.$B331]" office:value-type="float" office:value="16.2189841270447" calcext:value-type="float">
            <text:p>16.21898412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6146.88075" calcext:value-type="float">
            <text:p>1443136146.88075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805546760559" calcext:value-type="float">
            <text:p>66.8805546761</text:p>
          </table:table-cell>
          <table:table-cell table:formula="of:=[.C332]/([.D332]-[.D331])" office:value-type="float" office:value="109805.454613751" calcext:value-type="float">
            <text:p>109805.454613751</text:p>
          </table:table-cell>
          <table:table-cell/>
          <table:table-cell office:value-type="float" office:value="1443136163.06797" calcext:value-type="float">
            <text:p>1443136163.06797</text:p>
          </table:table-cell>
          <table:table-cell table:formula="of:=[.G332]-[.$B$2]" office:value-type="float" office:value="83.0677740573883" calcext:value-type="float">
            <text:p>83.0677740574</text:p>
          </table:table-cell>
          <table:table-cell table:formula="of:=[.C332]/([.H332]-[.H331])" office:value-type="float" office:value="190673.366809282" calcext:value-type="float">
            <text:p>190673.366809282</text:p>
          </table:table-cell>
          <table:table-cell table:formula="of:=[.G332]-[.$B332]" office:value-type="float" office:value="16.1872193813324" calcext:value-type="float">
            <text:p>16.187219381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6146.95566" calcext:value-type="float">
            <text:p>1443136146.95566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5461025238" calcext:value-type="float">
            <text:p>66.9554610252</text:p>
          </table:table-cell>
          <table:table-cell table:formula="of:=[.C333]/([.D333]-[.D332])" office:value-type="float" office:value="109790.426176077" calcext:value-type="float">
            <text:p>109790.426176077</text:p>
          </table:table-cell>
          <table:table-cell/>
          <table:table-cell office:value-type="float" office:value="1443136163.15048" calcext:value-type="float">
            <text:p>1443136163.15048</text:p>
          </table:table-cell>
          <table:table-cell table:formula="of:=[.G333]-[.$B$2]" office:value-type="float" office:value="83.1502828598022" calcext:value-type="float">
            <text:p>83.1502828598</text:p>
          </table:table-cell>
          <table:table-cell table:formula="of:=[.C333]/([.H333]-[.H332])" office:value-type="float" office:value="99674.2136522697" calcext:value-type="float">
            <text:p>99674.2136522697</text:p>
          </table:table-cell>
          <table:table-cell table:formula="of:=[.G333]-[.$B333]" office:value-type="float" office:value="16.1948218345642" calcext:value-type="float">
            <text:p>16.194821834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6160.04197" calcext:value-type="float">
            <text:p>1443136160.04197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4177069664" calcext:value-type="float">
            <text:p>80.0417706966</text:p>
          </table:table-cell>
          <table:table-cell table:formula="of:=[.C334]/([.D334]-[.D333])" office:value-type="float" office:value="611.325897130702" calcext:value-type="float">
            <text:p>611.3258971307</text:p>
          </table:table-cell>
          <table:table-cell/>
          <table:table-cell office:value-type="float" office:value="1443136163.23301" calcext:value-type="float">
            <text:p>1443136163.23301</text:p>
          </table:table-cell>
          <table:table-cell table:formula="of:=[.G334]-[.$B$2]" office:value-type="float" office:value="83.2328104972839" calcext:value-type="float">
            <text:p>83.2328104973</text:p>
          </table:table-cell>
          <table:table-cell table:formula="of:=[.C334]/([.H334]-[.H333])" office:value-type="float" office:value="96937.2230214996" calcext:value-type="float">
            <text:p>96937.2230214996</text:p>
          </table:table-cell>
          <table:table-cell table:formula="of:=[.G334]-[.$B334]" office:value-type="float" office:value="3.19103980064392" calcext:value-type="float">
            <text:p>3.19103980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12:08.366223134</dc:date>
    <meta:editing-duration>PT52S</meta:editing-duration>
    <meta:editing-cycles>1</meta:editing-cycles>
    <meta:document-statistic meta:table-count="1" meta:cell-count="3008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34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34" chart:label-cell-address="source_2.E1:source_2.E1" chart:class="chart:scatter">
            <chart:domain table:cell-range-address="source_2.D2:source_2.D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34</svg:desc>
                </draw:g>
              </table:table-cell>
              <table:table-cell office:value-type="float" office:value="0">
                <text:p>0</text:p>
                <draw:g>
                  <svg:desc>source_2.E2:source_2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964878082275">
                <text:p>0.102964878082275</text:p>
              </table:table-cell>
              <table:table-cell office:value-type="float" office:value="79871.8956713425">
                <text:p>79871.895671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908298492432">
                <text:p>0.205908298492432</text:p>
              </table:table-cell>
              <table:table-cell office:value-type="float" office:value="79888.5442822204">
                <text:p>79888.5442822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854818344116">
                <text:p>0.308854818344116</text:p>
              </table:table-cell>
              <table:table-cell office:value-type="float" office:value="79886.1390540287">
                <text:p>79886.1390540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1812305450439">
                <text:p>0.411812305450439</text:p>
              </table:table-cell>
              <table:table-cell office:value-type="float" office:value="79877.6294093809">
                <text:p>79877.6294093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55249023438">
                <text:p>0.514755249023438</text:p>
              </table:table-cell>
              <table:table-cell office:value-type="float" office:value="79888.914330182">
                <text:p>79888.914330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7689609527588">
                <text:p>0.617689609527588</text:p>
              </table:table-cell>
              <table:table-cell office:value-type="float" office:value="79895.5757797553">
                <text:p>79895.5757797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0612764358521">
                <text:p>0.720612764358521</text:p>
              </table:table-cell>
              <table:table-cell office:value-type="float" office:value="79904.2743443806">
                <text:p>79904.2743443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355523109436">
                <text:p>0.82355523109436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507949829102">
                <text:p>0.926507949829102</text:p>
              </table:table-cell>
              <table:table-cell office:value-type="float" office:value="79881.3290321087">
                <text:p>79881.3290321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770900726318">
                <text:p>1.02770900726318</text:p>
              </table:table-cell>
              <table:table-cell office:value-type="float" office:value="81263.9730109219">
                <text:p>81263.9730109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462401390076">
                <text:p>1.12462401390076</text:p>
              </table:table-cell>
              <table:table-cell office:value-type="float" office:value="84857.8593277588">
                <text:p>84857.8593277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2150921821594">
                <text:p>1.22150921821594</text:p>
              </table:table-cell>
              <table:table-cell office:value-type="float" office:value="84883.9619850086">
                <text:p>84883.9619850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84027671814">
                <text:p>1.3184027671814</text:p>
              </table:table-cell>
              <table:table-cell office:value-type="float" office:value="84876.6516224124">
                <text:p>84876.6516224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52979850769">
                <text:p>1.4152979850769</text:p>
              </table:table-cell>
              <table:table-cell office:value-type="float" office:value="84875.1897009901">
                <text:p>84875.1897009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218628883362">
                <text:p>1.51218628883362</text:p>
              </table:table-cell>
              <table:table-cell office:value-type="float" office:value="84881.2465604768">
                <text:p>84881.2465604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908102989197">
                <text:p>1.60908102989197</text:p>
              </table:table-cell>
              <table:table-cell office:value-type="float" office:value="84875.6073876862">
                <text:p>84875.6073876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596814155579">
                <text:p>1.70596814155579</text:p>
              </table:table-cell>
              <table:table-cell office:value-type="float" office:value="84882.2909339672">
                <text:p>84882.2909339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286574363709">
                <text:p>1.80286574363709</text:p>
              </table:table-cell>
              <table:table-cell office:value-type="float" office:value="84873.1013291734">
                <text:p>84873.1013291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76906776428">
                <text:p>1.89976906776428</text:p>
              </table:table-cell>
              <table:table-cell office:value-type="float" office:value="84868.0896560887">
                <text:p>84868.0896560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665856361389">
                <text:p>1.99665856361389</text:p>
              </table:table-cell>
              <table:table-cell office:value-type="float" office:value="84880.2022126855">
                <text:p>84880.202212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776515007019">
                <text:p>2.0776515007019</text:p>
              </table:table-cell>
              <table:table-cell office:value-type="float" office:value="101539.718099903">
                <text:p>101539.718099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809988975525">
                <text:p>2.15809988975525</text:p>
              </table:table-cell>
              <table:table-cell office:value-type="float" office:value="102227.031476624">
                <text:p>102227.031476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854541778564">
                <text:p>2.23854541778564</text:p>
              </table:table-cell>
              <table:table-cell office:value-type="float" office:value="102230.667152718">
                <text:p>102230.667152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1899333000183">
                <text:p>2.31899333000183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943718910217">
                <text:p>2.39943718910217</text:p>
              </table:table-cell>
              <table:table-cell office:value-type="float" office:value="102232.788083199">
                <text:p>102232.788083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988438606262">
                <text:p>2.47988438606262</text:p>
              </table:table-cell>
              <table:table-cell office:value-type="float" office:value="102228.546310237">
                <text:p>102228.546310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032490730286">
                <text:p>2.56032490730286</text:p>
              </table:table-cell>
              <table:table-cell office:value-type="float" office:value="102237.030208185">
                <text:p>102237.030208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077377319336">
                <text:p>2.64077377319336</text:p>
              </table:table-cell>
              <table:table-cell office:value-type="float" office:value="102226.42555575">
                <text:p>102226.42555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2121047973633">
                <text:p>2.72121047973633</text:p>
              </table:table-cell>
              <table:table-cell office:value-type="float" office:value="102241.87878213">
                <text:p>102241.87878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167412757874">
                <text:p>2.80167412757874</text:p>
              </table:table-cell>
              <table:table-cell office:value-type="float" office:value="102207.64557067">
                <text:p>102207.64557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09080696106">
                <text:p>2.88209080696106</text:p>
              </table:table-cell>
              <table:table-cell office:value-type="float" office:value="102267.34134222">
                <text:p>102267.34134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6256113052368">
                <text:p>2.96256113052368</text:p>
              </table:table-cell>
              <table:table-cell office:value-type="float" office:value="102199.166548648">
                <text:p>102199.166548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4405379295349">
                <text:p>3.04405379295349</text:p>
              </table:table-cell>
              <table:table-cell office:value-type="float" office:value="100917.061178157">
                <text:p>100917.061178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2643527984619">
                <text:p>3.12643527984619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0894765853882">
                <text:p>3.20894765853882</text:p>
              </table:table-cell>
              <table:table-cell office:value-type="float" office:value="99669.8935396814">
                <text:p>99669.8935396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9133701324463">
                <text:p>3.29133701324463</text:p>
              </table:table-cell>
              <table:table-cell office:value-type="float" office:value="99818.72086953">
                <text:p>99818.72086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371015548706">
                <text:p>3.37371015548706</text:p>
              </table:table-cell>
              <table:table-cell office:value-type="float" office:value="99838.3669254236">
                <text:p>99838.3669254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5607399940491">
                <text:p>3.45607399940491</text:p>
              </table:table-cell>
              <table:table-cell office:value-type="float" office:value="99849.6380062468">
                <text:p>99849.6380062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53845357894897">
                <text:p>3.53845357894897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2082815170288">
                <text:p>3.62082815170288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032105922699">
                <text:p>3.7032105922699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8559446334839">
                <text:p>3.78559446334839</text:p>
              </table:table-cell>
              <table:table-cell office:value-type="float" office:value="99825.3649936477">
                <text:p>99825.3649936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6795926094055">
                <text:p>3.86795926094055</text:p>
              </table:table-cell>
              <table:table-cell office:value-type="float" office:value="99848.4818808382">
                <text:p>99848.4818808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5034098625183">
                <text:p>3.95034098625183</text:p>
              </table:table-cell>
              <table:table-cell office:value-type="float" office:value="99827.9651090775">
                <text:p>99827.9651090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3255176544189">
                <text:p>4.03255176544189</text:p>
              </table:table-cell>
              <table:table-cell office:value-type="float" office:value="100035.543769594">
                <text:p>100035.543769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1450934410095">
                <text:p>4.11450934410095</text:p>
              </table:table-cell>
              <table:table-cell office:value-type="float" office:value="100344.594539716">
                <text:p>100344.594539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9646716117859">
                <text:p>4.19646716117859</text:p>
              </table:table-cell>
              <table:table-cell office:value-type="float" office:value="100344.302633263">
                <text:p>100344.302633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7842354774475">
                <text:p>4.27842354774475</text:p>
              </table:table-cell>
              <table:table-cell office:value-type="float" office:value="100346.054097455">
                <text:p>100346.054097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6038088798523">
                <text:p>4.36038088798523</text:p>
              </table:table-cell>
              <table:table-cell office:value-type="float" office:value="100344.886447867">
                <text:p>100344.886447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4233679771423">
                <text:p>4.44233679771423</text:p>
              </table:table-cell>
              <table:table-cell office:value-type="float" office:value="100346.637932439">
                <text:p>100346.637932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436256408691">
                <text:p>4.52436256408691</text:p>
              </table:table-cell>
              <table:table-cell office:value-type="float" office:value="100261.178452568">
                <text:p>100261.178452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0631775856018">
                <text:p>4.60631775856018</text:p>
              </table:table-cell>
              <table:table-cell office:value-type="float" office:value="100347.513697654">
                <text:p>100347.513697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8830704689026">
                <text:p>4.68830704689026</text:p>
              </table:table-cell>
              <table:table-cell office:value-type="float" office:value="100305.785883776">
                <text:p>100305.7858837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7026677131653">
                <text:p>4.77026677131653</text:p>
              </table:table-cell>
              <table:table-cell office:value-type="float" office:value="100341.967442781">
                <text:p>100341.967442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5223913192749">
                <text:p>4.85223913192749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419647216797">
                <text:p>4.93419647216797</text:p>
              </table:table-cell>
              <table:table-cell office:value-type="float" office:value="100344.886447867">
                <text:p>100344.886447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1546239852905">
                <text:p>5.01546239852905</text:p>
              </table:table-cell>
              <table:table-cell office:value-type="float" office:value="101198.624912719">
                <text:p>101198.624912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9392809867859">
                <text:p>5.09392809867859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7238736152649">
                <text:p>5.17238736152649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25084495544434">
                <text:p>5.25084495544434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32930135726929">
                <text:p>5.32930135726929</text:p>
              </table:table-cell>
              <table:table-cell office:value-type="float" office:value="104822.54868569">
                <text:p>104822.548685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0776300430298">
                <text:p>5.40776300430298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8622059822083">
                <text:p>5.48622059822083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6466484069824">
                <text:p>5.56466484069824</text:p>
              </table:table-cell>
              <table:table-cell office:value-type="float" office:value="104838.796835441">
                <text:p>104838.796835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4310956001282">
                <text:p>5.64310956001282</text:p>
              </table:table-cell>
              <table:table-cell office:value-type="float" office:value="104838.159558205">
                <text:p>104838.159558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215735912323">
                <text:p>5.7215735912323</text:p>
              </table:table-cell>
              <table:table-cell office:value-type="float" office:value="104812.356339372">
                <text:p>104812.356339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0003356933594">
                <text:p>5.80003356933594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784921169281">
                <text:p>5.8784921169281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5695662498474">
                <text:p>5.95695662498474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338077545166">
                <text:p>6.0338077545166</text:p>
              </table:table-cell>
              <table:table-cell office:value-type="float" office:value="107012.090129275">
                <text:p>107012.090129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0869979858398">
                <text:p>6.10869979858398</text:p>
              </table:table-cell>
              <table:table-cell office:value-type="float" office:value="109811.397223991">
                <text:p>109811.397223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8358898162842">
                <text:p>6.18358898162842</text:p>
              </table:table-cell>
              <table:table-cell office:value-type="float" office:value="109815.592394972">
                <text:p>109815.592394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5850248336792">
                <text:p>6.25850248336792</text:p>
              </table:table-cell>
              <table:table-cell office:value-type="float" office:value="109779.943655517">
                <text:p>109779.943655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3341646194458">
                <text:p>6.33341646194458</text:p>
              </table:table-cell>
              <table:table-cell office:value-type="float" office:value="109779.244891984">
                <text:p>109779.244891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40831685066223">
                <text:p>6.40831685066223</text:p>
              </table:table-cell>
              <table:table-cell office:value-type="float" office:value="109799.163139215">
                <text:p>109799.163139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321843147278">
                <text:p>6.48321843147278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55811238288879">
                <text:p>6.55811238288879</text:p>
              </table:table-cell>
              <table:table-cell office:value-type="float" office:value="109808.600621403">
                <text:p>109808.600621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3301062583923">
                <text:p>6.63301062583923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0789122581482">
                <text:p>6.70789122581482</text:p>
              </table:table-cell>
              <table:table-cell office:value-type="float" office:value="109828.179831376">
                <text:p>109828.179831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8278517723084">
                <text:p>6.78278517723084</text:p>
              </table:table-cell>
              <table:table-cell office:value-type="float" office:value="109808.600621403">
                <text:p>109808.600621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5769128799439">
                <text:p>6.85769128799439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3257617950439">
                <text:p>6.93257617950439</text:p>
              </table:table-cell>
              <table:table-cell office:value-type="float" office:value="109821.885752491">
                <text:p>109821.885752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102918148041">
                <text:p>20.0102918148041</text:p>
              </table:table-cell>
              <table:table-cell office:value-type="float" office:value="628.856004316349">
                <text:p>628.856004316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1132390499115">
                <text:p>20.1132390499115</text:p>
              </table:table-cell>
              <table:table-cell office:value-type="float" office:value="79885.5840219365">
                <text:p>79885.5840219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2161819934845">
                <text:p>20.2161819934845</text:p>
              </table:table-cell>
              <table:table-cell office:value-type="float" office:value="79888.914330182">
                <text:p>79888.914330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3191258907318">
                <text:p>20.3191258907318</text:p>
              </table:table-cell>
              <table:table-cell office:value-type="float" office:value="79888.174237687">
                <text:p>79888.1742376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4220678806305">
                <text:p>20.4220678806305</text:p>
              </table:table-cell>
              <table:table-cell office:value-type="float" office:value="79889.6544363897">
                <text:p>79889.6544363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5250177383423">
                <text:p>20.5250177383423</text:p>
              </table:table-cell>
              <table:table-cell office:value-type="float" office:value="79883.548970248">
                <text:p>79883.548970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6279563903809">
                <text:p>20.6279563903809</text:p>
              </table:table-cell>
              <table:table-cell office:value-type="float" office:value="79892.24491611">
                <text:p>79892.24491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7308938503265">
                <text:p>20.7308938503265</text:p>
              </table:table-cell>
              <table:table-cell office:value-type="float" office:value="79893.1701281526">
                <text:p>79893.1701281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8338205814362">
                <text:p>20.8338205814362</text:p>
              </table:table-cell>
              <table:table-cell office:value-type="float" office:value="79901.4980009544">
                <text:p>79901.4980009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9367673397064">
                <text:p>20.9367673397064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0373530387878">
                <text:p>21.0373530387878</text:p>
              </table:table-cell>
              <table:table-cell office:value-type="float" office:value="81761.1258370132">
                <text:p>81761.1258370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342554092407">
                <text:p>21.1342554092407</text:p>
              </table:table-cell>
              <table:table-cell office:value-type="float" office:value="84868.9248938337">
                <text:p>84868.9248938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2311449050903">
                <text:p>21.2311449050903</text:p>
              </table:table-cell>
              <table:table-cell office:value-type="float" office:value="84880.2022126855">
                <text:p>84880.202212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3280375003815">
                <text:p>21.3280375003815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4249458312988">
                <text:p>21.4249458312988</text:p>
              </table:table-cell>
              <table:table-cell office:value-type="float" office:value="84863.7049276318">
                <text:p>84863.7049276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5218555927277">
                <text:p>21.5218555927277</text:p>
              </table:table-cell>
              <table:table-cell office:value-type="float" office:value="84862.4522312895">
                <text:p>84862.4522312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187543869019">
                <text:p>21.6187543869019</text:p>
              </table:table-cell>
              <table:table-cell office:value-type="float" office:value="84872.0571818032">
                <text:p>84872.0571818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156493663788">
                <text:p>21.7156493663788</text:p>
              </table:table-cell>
              <table:table-cell office:value-type="float" office:value="84875.3985438243">
                <text:p>84875.39854382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8125286102295">
                <text:p>21.8125286102295</text:p>
              </table:table-cell>
              <table:table-cell office:value-type="float" office:value="84889.1844436077">
                <text:p>84889.1844436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094398021698">
                <text:p>21.9094398021698</text:p>
              </table:table-cell>
              <table:table-cell office:value-type="float" office:value="84861.1995719294">
                <text:p>84861.19957192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0052008628845">
                <text:p>22.0052008628845</text:p>
              </table:table-cell>
              <table:table-cell office:value-type="float" office:value="85880.4188113561">
                <text:p>85880.41881135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0856676101685">
                <text:p>22.0856676101685</text:p>
              </table:table-cell>
              <table:table-cell office:value-type="float" office:value="102203.708706911">
                <text:p>102203.708706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661219596863">
                <text:p>22.1661219596863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2465949058533">
                <text:p>22.2465949058533</text:p>
              </table:table-cell>
              <table:table-cell office:value-type="float" office:value="102195.835889171">
                <text:p>102195.8358891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3270435333252">
                <text:p>22.3270435333252</text:p>
              </table:table-cell>
              <table:table-cell office:value-type="float" office:value="102226.728515289">
                <text:p>102226.728515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407506942749">
                <text:p>22.407506942749</text:p>
              </table:table-cell>
              <table:table-cell office:value-type="float" office:value="102207.948418907">
                <text:p>102207.9484189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4879701137543">
                <text:p>22.4879701137543</text:p>
              </table:table-cell>
              <table:table-cell office:value-type="float" office:value="102208.251268938">
                <text:p>102208.2512689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568427324295">
                <text:p>22.568427324295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6488628387451">
                <text:p>22.6488628387451</text:p>
              </table:table-cell>
              <table:table-cell office:value-type="float" office:value="102243.394055802">
                <text:p>102243.394055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293138504028">
                <text:p>22.7293138504028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097643852234">
                <text:p>22.8097643852234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01915550232">
                <text:p>22.8901915550232</text:p>
              </table:table-cell>
              <table:table-cell office:value-type="float" office:value="102254.002229231">
                <text:p>102254.002229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70639705658">
                <text:p>22.970639705658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523266792297">
                <text:p>23.0523266792297</text:p>
              </table:table-cell>
              <table:table-cell office:value-type="float" office:value="100677.006876423">
                <text:p>100677.0068764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1347103118896">
                <text:p>23.1347103118896</text:p>
              </table:table-cell>
              <table:table-cell office:value-type="float" office:value="99825.6538886735">
                <text:p>99825.65388867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2170832157135">
                <text:p>23.2170832157135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299458026886">
                <text:p>23.299458026886</text:p>
              </table:table-cell>
              <table:table-cell office:value-type="float" office:value="99836.3441802579">
                <text:p>99836.34418025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18373680115">
                <text:p>23.3818373680115</text:p>
              </table:table-cell>
              <table:table-cell office:value-type="float" office:value="99830.8542850858">
                <text:p>99830.8542850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4642133712769">
                <text:p>23.4642133712769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5466208457947">
                <text:p>23.5466208457947</text:p>
              </table:table-cell>
              <table:table-cell office:value-type="float" office:value="99796.7726607299">
                <text:p>99796.77266072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6289989948273">
                <text:p>23.6289989948273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7113735675812">
                <text:p>23.7113735675812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7937479019165">
                <text:p>23.7937479019165</text:p>
              </table:table-cell>
              <table:table-cell office:value-type="float" office:value="99836.9220990845">
                <text:p>99836.92209908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76119852066">
                <text:p>23.876119852066</text:p>
              </table:table-cell>
              <table:table-cell office:value-type="float" office:value="99839.8117935819">
                <text:p>99839.81179358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585223197937">
                <text:p>23.9585223197937</text:p>
              </table:table-cell>
              <table:table-cell office:value-type="float" office:value="99802.8363322831">
                <text:p>99802.8363322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.0406973361969">
                <text:p>24.0406973361969</text:p>
              </table:table-cell>
              <table:table-cell office:value-type="float" office:value="100079.079505726">
                <text:p>100079.0795057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1226780414581">
                <text:p>24.1226780414581</text:p>
              </table:table-cell>
              <table:table-cell office:value-type="float" office:value="100316.287519049">
                <text:p>100316.287519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2046387195587">
                <text:p>24.2046387195587</text:p>
              </table:table-cell>
              <table:table-cell office:value-type="float" office:value="100340.799888297">
                <text:p>100340.799888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286634683609">
                <text:p>24.286634683609</text:p>
              </table:table-cell>
              <table:table-cell office:value-type="float" office:value="100297.619465218">
                <text:p>100297.6194652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686039447784">
                <text:p>24.3686039447784</text:p>
              </table:table-cell>
              <table:table-cell office:value-type="float" office:value="100330.293120499">
                <text:p>100330.2931204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4506056308746">
                <text:p>24.4506056308746</text:p>
              </table:table-cell>
              <table:table-cell office:value-type="float" office:value="100290.620736175">
                <text:p>100290.620736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532586812973">
                <text:p>24.532586812973</text:p>
              </table:table-cell>
              <table:table-cell office:value-type="float" office:value="100315.704037179">
                <text:p>100315.7040371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6145541667938">
                <text:p>24.6145541667938</text:p>
              </table:table-cell>
              <table:table-cell office:value-type="float" office:value="100332.62776763">
                <text:p>100332.627767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965203285217">
                <text:p>24.6965203285217</text:p>
              </table:table-cell>
              <table:table-cell office:value-type="float" office:value="100334.086977262">
                <text:p>100334.0869772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784886360168">
                <text:p>24.7784886360168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604562282562">
                <text:p>24.8604562282562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424293041229">
                <text:p>24.9424293041229</text:p>
              </table:table-cell>
              <table:table-cell office:value-type="float" office:value="100325.624152173">
                <text:p>100325.6241521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0233492851257">
                <text:p>25.0233492851257</text:p>
              </table:table-cell>
              <table:table-cell office:value-type="float" office:value="101631.264591061">
                <text:p>101631.2645910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1018187999725">
                <text:p>25.1018187999725</text:p>
              </table:table-cell>
              <table:table-cell office:value-type="float" office:value="104805.03181466">
                <text:p>104805.031814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803143024445">
                <text:p>25.1803143024445</text:p>
              </table:table-cell>
              <table:table-cell office:value-type="float" office:value="104770.333853733">
                <text:p>104770.3338537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2587759494781">
                <text:p>25.2587759494781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337235212326">
                <text:p>25.337235212326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4156975746155">
                <text:p>25.4156975746155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4941554069519">
                <text:p>25.4941554069519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726306438446">
                <text:p>25.5726306438446</text:p>
              </table:table-cell>
              <table:table-cell office:value-type="float" office:value="104797.389923712">
                <text:p>104797.389923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510894298553">
                <text:p>25.6510894298553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729564666748">
                <text:p>25.729564666748</text:p>
              </table:table-cell>
              <table:table-cell office:value-type="float" office:value="104797.389923712">
                <text:p>104797.389923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8080234527588">
                <text:p>25.8080234527588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8864898681641">
                <text:p>25.8864898681641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9649486541748">
                <text:p>25.9649486541748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0414373874664">
                <text:p>26.0414373874664</text:p>
              </table:table-cell>
              <table:table-cell office:value-type="float" office:value="107519.103089924">
                <text:p>107519.103089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1163418292999">
                <text:p>26.1163418292999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1912159919739">
                <text:p>26.1912159919739</text:p>
              </table:table-cell>
              <table:table-cell office:value-type="float" office:value="109837.622302536">
                <text:p>109837.622302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2661123275757">
                <text:p>26.2661123275757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3410258293152">
                <text:p>26.3410258293152</text:p>
              </table:table-cell>
              <table:table-cell office:value-type="float" office:value="109779.943655517">
                <text:p>109779.9436555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4159233570099">
                <text:p>26.4159233570099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4908230304718">
                <text:p>26.4908230304718</text:p>
              </table:table-cell>
              <table:table-cell office:value-type="float" office:value="109800.211668237">
                <text:p>109800.2116682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657212734222">
                <text:p>26.5657212734222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6406128406525">
                <text:p>26.6406128406525</text:p>
              </table:table-cell>
              <table:table-cell office:value-type="float" office:value="109812.096396895">
                <text:p>109812.0963968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7155101299286">
                <text:p>26.7155101299286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7904555797577">
                <text:p>26.7904555797577</text:p>
              </table:table-cell>
              <table:table-cell office:value-type="float" office:value="109733.146158349">
                <text:p>109733.1461583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8653526306152">
                <text:p>26.8653526306152</text:p>
              </table:table-cell>
              <table:table-cell office:value-type="float" office:value="109804.056445991">
                <text:p>109804.056445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9402616024017">
                <text:p>26.9402616024017</text:p>
              </table:table-cell>
              <table:table-cell office:value-type="float" office:value="109786.582352773">
                <text:p>109786.5823527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208623409271">
                <text:p>40.0208623409271</text:p>
              </table:table-cell>
              <table:table-cell office:value-type="float" office:value="628.717301628084">
                <text:p>628.717301628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238107681274">
                <text:p>40.1238107681274</text:p>
              </table:table-cell>
              <table:table-cell office:value-type="float" office:value="79884.6589855881">
                <text:p>79884.65898558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2267503738403">
                <text:p>40.2267503738403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3296928405762">
                <text:p>40.3296928405762</text:p>
              </table:table-cell>
              <table:table-cell office:value-type="float" office:value="79889.2843815718">
                <text:p>79889.28438157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4326255321503">
                <text:p>40.4326255321503</text:p>
              </table:table-cell>
              <table:table-cell office:value-type="float" office:value="79896.8711906257">
                <text:p>79896.87119062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5355575084686">
                <text:p>40.5355575084686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6384904384613">
                <text:p>40.6384904384613</text:p>
              </table:table-cell>
              <table:table-cell office:value-type="float" office:value="79896.686129358">
                <text:p>79896.6861293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414228916168">
                <text:p>40.7414228916168</text:p>
              </table:table-cell>
              <table:table-cell office:value-type="float" office:value="79897.0562527506">
                <text:p>79897.05625275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443548679352">
                <text:p>40.8443548679352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9473021030426">
                <text:p>40.9473021030426</text:p>
              </table:table-cell>
              <table:table-cell office:value-type="float" office:value="79885.5840219365">
                <text:p>79885.58402193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0472645759583">
                <text:p>41.0472645759583</text:p>
              </table:table-cell>
              <table:table-cell office:value-type="float" office:value="82270.8738602295">
                <text:p>82270.8738602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1441571712494">
                <text:p>41.1441571712494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2410452365875">
                <text:p>41.2410452365875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3379344940186">
                <text:p>41.3379344940186</text:p>
              </table:table-cell>
              <table:table-cell office:value-type="float" office:value="84880.4110801879">
                <text:p>84880.4110801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4348196983337">
                <text:p>41.4348196983337</text:p>
              </table:table-cell>
              <table:table-cell office:value-type="float" office:value="84883.9619850086">
                <text:p>84883.96198500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5317516326904">
                <text:p>41.5317516326904</text:p>
              </table:table-cell>
              <table:table-cell office:value-type="float" office:value="84843.0401660755">
                <text:p>84843.04016607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6286399364472">
                <text:p>41.6286399364472</text:p>
              </table:table-cell>
              <table:table-cell office:value-type="float" office:value="84881.2465604768">
                <text:p>84881.2465604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7255289554596">
                <text:p>41.7255289554596</text:p>
              </table:table-cell>
              <table:table-cell office:value-type="float" office:value="84880.6199487182">
                <text:p>84880.6199487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8224248886108">
                <text:p>41.8224248886108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9193305969238">
                <text:p>41.9193305969238</text:p>
              </table:table-cell>
              <table:table-cell office:value-type="float" office:value="84866.0016336492">
                <text:p>84866.00163364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013444185257">
                <text:p>42.013444185257</text:p>
              </table:table-cell>
              <table:table-cell office:value-type="float" office:value="87383.7683341736">
                <text:p>87383.76833417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0939013957977">
                <text:p>42.0939013957977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1743493080139">
                <text:p>42.1743493080139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2548382282257">
                <text:p>42.2548382282257</text:p>
              </table:table-cell>
              <table:table-cell office:value-type="float" office:value="102175.553832255">
                <text:p>102175.553832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3352861404419">
                <text:p>42.3352861404419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4157433509827">
                <text:p>42.4157433509827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4962244033813">
                <text:p>42.4962244033813</text:p>
              </table:table-cell>
              <table:table-cell office:value-type="float" office:value="102185.542495897">
                <text:p>102185.542495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5766768455505">
                <text:p>42.5766768455505</text:p>
              </table:table-cell>
              <table:table-cell office:value-type="float" office:value="102221.881378133">
                <text:p>102221.8813781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6571128368378">
                <text:p>42.6571128368378</text:p>
              </table:table-cell>
              <table:table-cell office:value-type="float" office:value="102242.787940944">
                <text:p>102242.787940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7375583648682">
                <text:p>42.7375583648682</text:p>
              </table:table-cell>
              <table:table-cell office:value-type="float" office:value="102230.667152718">
                <text:p>102230.667152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8180046081543">
                <text:p>42.8180046081543</text:p>
              </table:table-cell>
              <table:table-cell office:value-type="float" office:value="102229.758209451">
                <text:p>102229.7582094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984346389771">
                <text:p>42.8984346389771</text:p>
              </table:table-cell>
              <table:table-cell office:value-type="float" office:value="102250.364893226">
                <text:p>102250.364893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9788949489594">
                <text:p>42.9788949489594</text:p>
              </table:table-cell>
              <table:table-cell office:value-type="float" office:value="102211.885609304">
                <text:p>102211.885609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0607829093933">
                <text:p>43.0607829093933</text:p>
              </table:table-cell>
              <table:table-cell office:value-type="float" office:value="100429.903937251">
                <text:p>100429.9039372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1431572437286">
                <text:p>43.1431572437286</text:p>
              </table:table-cell>
              <table:table-cell office:value-type="float" office:value="99836.9220990845">
                <text:p>99836.92209908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2255294322968">
                <text:p>43.2255294322968</text:p>
              </table:table-cell>
              <table:table-cell office:value-type="float" office:value="99839.5228166046">
                <text:p>99839.52281660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3079130649567">
                <text:p>43.3079130649567</text:p>
              </table:table-cell>
              <table:table-cell office:value-type="float" office:value="99825.6538886735">
                <text:p>99825.65388867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.3902950286865">
                <text:p>43.3902950286865</text:p>
              </table:table-cell>
              <table:table-cell office:value-type="float" office:value="99827.6762006743">
                <text:p>99827.67620067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4727056026459">
                <text:p>43.4727056026459</text:p>
              </table:table-cell>
              <table:table-cell office:value-type="float" office:value="99793.0193285212">
                <text:p>99793.0193285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5550785064697">
                <text:p>43.5550785064697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6374514102936">
                <text:p>43.6374514102936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7198214530945">
                <text:p>43.7198214530945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8021941184998">
                <text:p>43.8021941184998</text:p>
              </table:table-cell>
              <table:table-cell office:value-type="float" office:value="99838.9448676685">
                <text:p>99838.94486766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846549987793">
                <text:p>43.8846549987793</text:p>
              </table:table-cell>
              <table:table-cell office:value-type="float" office:value="99732.1393140696">
                <text:p>99732.1393140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9670345783234">
                <text:p>43.9670345783234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49165725708">
                <text:p>44.049165725708</text:p>
              </table:table-cell>
              <table:table-cell office:value-type="float" office:value="100132.535120746">
                <text:p>100132.535120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1311278343201">
                <text:p>44.1311278343201</text:p>
              </table:table-cell>
              <table:table-cell office:value-type="float" office:value="100339.048607515">
                <text:p>100339.0486075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2130932807922">
                <text:p>44.2130932807922</text:p>
              </table:table-cell>
              <table:table-cell office:value-type="float" office:value="100334.962523416">
                <text:p>100334.9625234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2950613498688">
                <text:p>44.2950613498688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3770282268524">
                <text:p>44.3770282268524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4589912891388">
                <text:p>44.4589912891388</text:p>
              </table:table-cell>
              <table:table-cell office:value-type="float" office:value="100337.881120956">
                <text:p>100337.8811209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5409569740295">
                <text:p>44.5409569740295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229212284088">
                <text:p>44.6229212284088</text:p>
              </table:table-cell>
              <table:table-cell office:value-type="float" office:value="100336.421800962">
                <text:p>100336.4218009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7048859596252">
                <text:p>44.7048859596252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7868695259094">
                <text:p>44.7868695259094</text:p>
              </table:table-cell>
              <table:table-cell office:value-type="float" office:value="100312.786729637">
                <text:p>100312.7867296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868837594986">
                <text:p>44.868837594986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50811624527">
                <text:p>44.950811624527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0313992500305">
                <text:p>45.0313992500305</text:p>
              </table:table-cell>
              <table:table-cell office:value-type="float" office:value="102050.407225843">
                <text:p>102050.407225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1098735332489">
                <text:p>45.1098735332489</text:p>
              </table:table-cell>
              <table:table-cell office:value-type="float" office:value="104798.663494812">
                <text:p>104798.6634948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1883456707001">
                <text:p>45.1883456707001</text:p>
              </table:table-cell>
              <table:table-cell office:value-type="float" office:value="104801.529142968">
                <text:p>104801.5291429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668042182922">
                <text:p>45.2668042182922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3452615737915">
                <text:p>45.3452615737915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4237239360809">
                <text:p>45.4237239360809</text:p>
              </table:table-cell>
              <table:table-cell office:value-type="float" office:value="104814.585745757">
                <text:p>104814.5857457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5021917819977">
                <text:p>45.5021917819977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.580658197403">
                <text:p>45.580658197403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.6591150760651">
                <text:p>45.6591150760651</text:p>
              </table:table-cell>
              <table:table-cell office:value-type="float" office:value="104821.911605971">
                <text:p>104821.9116059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.7375786304474">
                <text:p>45.7375786304474</text:p>
              </table:table-cell>
              <table:table-cell office:value-type="float" office:value="104812.993302947">
                <text:p>104812.9933029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.8160359859467">
                <text:p>45.8160359859467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.894508600235">
                <text:p>45.894508600235</text:p>
              </table:table-cell>
              <table:table-cell office:value-type="float" office:value="104800.892318723">
                <text:p>104800.8923187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.9729518890381">
                <text:p>45.9729518890381</text:p>
              </table:table-cell>
              <table:table-cell office:value-type="float" office:value="104840.071413157">
                <text:p>104840.0714131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.049060344696">
                <text:p>46.049060344696</text:p>
              </table:table-cell>
              <table:table-cell office:value-type="float" office:value="108056.324739523">
                <text:p>108056.3247395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6.1239674091339">
                <text:p>46.1239674091339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.1988523006439">
                <text:p>46.1988523006439</text:p>
              </table:table-cell>
              <table:table-cell office:value-type="float" office:value="109821.885752491">
                <text:p>109821.8857524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2737326622009">
                <text:p>46.2737326622009</text:p>
              </table:table-cell>
              <table:table-cell office:value-type="float" office:value="109828.529523579">
                <text:p>109828.5295235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.3486347198486">
                <text:p>46.3486347198486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4235367774963">
                <text:p>46.4235367774963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4984352588654">
                <text:p>46.4984352588654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5733323097229">
                <text:p>46.5733323097229</text:p>
              </table:table-cell>
              <table:table-cell office:value-type="float" office:value="109804.056445991">
                <text:p>109804.056445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6482291221619">
                <text:p>46.6482291221619</text:p>
              </table:table-cell>
              <table:table-cell office:value-type="float" office:value="109804.405984593">
                <text:p>109804.4059845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.7231118679047">
                <text:p>46.7231118679047</text:p>
              </table:table-cell>
              <table:table-cell office:value-type="float" office:value="109825.032701755">
                <text:p>109825.0327017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.7979953289032">
                <text:p>46.7979953289032</text:p>
              </table:table-cell>
              <table:table-cell office:value-type="float" office:value="109823.983698628">
                <text:p>109823.9836986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.8728966712952">
                <text:p>46.8728966712952</text:p>
              </table:table-cell>
              <table:table-cell office:value-type="float" office:value="109797.765131669">
                <text:p>109797.7651316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9478018283844">
                <text:p>46.9478018283844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312407016754">
                <text:p>60.0312407016754</text:p>
              </table:table-cell>
              <table:table-cell office:value-type="float" office:value="628.580916657069">
                <text:p>628.5809166570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341912746429">
                <text:p>60.1341912746429</text:p>
              </table:table-cell>
              <table:table-cell office:value-type="float" office:value="79882.9939741458">
                <text:p>79882.99397414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2371244430542">
                <text:p>60.2371244430542</text:p>
              </table:table-cell>
              <table:table-cell office:value-type="float" office:value="79896.5010689477">
                <text:p>79896.50106894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3401041030884">
                <text:p>60.3401041030884</text:p>
              </table:table-cell>
              <table:table-cell office:value-type="float" office:value="79860.43066437">
                <text:p>79860.43066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4430770874023">
                <text:p>60.4430770874023</text:p>
              </table:table-cell>
              <table:table-cell office:value-type="float" office:value="79865.6080018523">
                <text:p>79865.60800185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5460209846497">
                <text:p>60.5460209846497</text:p>
              </table:table-cell>
              <table:table-cell office:value-type="float" office:value="79888.174237687">
                <text:p>79888.1742376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6489567756653">
                <text:p>60.6489567756653</text:p>
              </table:table-cell>
              <table:table-cell office:value-type="float" office:value="79894.4654610139">
                <text:p>79894.4654610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190782547">
                <text:p>60.75190782547</text:p>
              </table:table-cell>
              <table:table-cell office:value-type="float" office:value="79882.6239810286">
                <text:p>79882.62398102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8548474311829">
                <text:p>60.8548474311829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9577903747559">
                <text:p>60.9577903747559</text:p>
              </table:table-cell>
              <table:table-cell office:value-type="float" office:value="79888.914330182">
                <text:p>79888.9143301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0571649074555">
                <text:p>61.0571649074555</text:p>
              </table:table-cell>
              <table:table-cell office:value-type="float" office:value="82757.6218633564">
                <text:p>82757.62186335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1540563106537">
                <text:p>61.1540563106537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2509343624115">
                <text:p>61.2509343624115</text:p>
              </table:table-cell>
              <table:table-cell office:value-type="float" office:value="84890.2290124429">
                <text:p>84890.22901244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3478348255157">
                <text:p>61.3478348255157</text:p>
              </table:table-cell>
              <table:table-cell office:value-type="float" office:value="84870.5954186453">
                <text:p>84870.59541864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4447271823883">
                <text:p>61.4447271823883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5416123867035">
                <text:p>61.5416123867035</text:p>
              </table:table-cell>
              <table:table-cell office:value-type="float" office:value="84883.9619850086">
                <text:p>84883.96198500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638503074646">
                <text:p>61.638503074646</text:p>
              </table:table-cell>
              <table:table-cell office:value-type="float" office:value="84879.1578905925">
                <text:p>84879.15789059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7353980541229">
                <text:p>61.7353980541229</text:p>
              </table:table-cell>
              <table:table-cell office:value-type="float" office:value="84875.3985438243">
                <text:p>84875.39854382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8323187828064">
                <text:p>61.8323187828064</text:p>
              </table:table-cell>
              <table:table-cell office:value-type="float" office:value="84852.8494545097">
                <text:p>84852.84945450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9291954040527">
                <text:p>61.9291954040527</text:p>
              </table:table-cell>
              <table:table-cell office:value-type="float" office:value="84891.4825289789">
                <text:p>84891.48252897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0216538906097">
                <text:p>62.0216538906097</text:p>
              </table:table-cell>
              <table:table-cell office:value-type="float" office:value="88948.0274472085">
                <text:p>88948.02744720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1021089553833">
                <text:p>62.1021089553833</text:p>
              </table:table-cell>
              <table:table-cell office:value-type="float" office:value="102218.549237968">
                <text:p>102218.549237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1825857162476">
                <text:p>62.1825857162476</text:p>
              </table:table-cell>
              <table:table-cell office:value-type="float" office:value="102190.991681085">
                <text:p>102190.9916810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2630245685577">
                <text:p>62.2630245685577</text:p>
              </table:table-cell>
              <table:table-cell office:value-type="float" office:value="102239.1514027">
                <text:p>102239.15140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3434724807739">
                <text:p>62.3434724807739</text:p>
              </table:table-cell>
              <table:table-cell office:value-type="float" office:value="102227.637404682">
                <text:p>102227.6374046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4239208698273">
                <text:p>62.4239208698273</text:p>
              </table:table-cell>
              <table:table-cell office:value-type="float" office:value="102227.031476624">
                <text:p>102227.0314766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043771266937">
                <text:p>62.5043771266937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848278999329">
                <text:p>62.5848278999329</text:p>
              </table:table-cell>
              <table:table-cell office:value-type="float" office:value="102224.001944078">
                <text:p>102224.0019440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6652750968933">
                <text:p>62.6652750968933</text:p>
              </table:table-cell>
              <table:table-cell office:value-type="float" office:value="102228.546310237">
                <text:p>102228.5463102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7457275390625">
                <text:p>62.7457275390625</text:p>
              </table:table-cell>
              <table:table-cell office:value-type="float" office:value="102221.881378133">
                <text:p>102221.8813781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261804580689">
                <text:p>62.8261804580689</text:p>
              </table:table-cell>
              <table:table-cell office:value-type="float" office:value="102221.275518308">
                <text:p>102221.2755183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906622171402">
                <text:p>62.906622171402</text:p>
              </table:table-cell>
              <table:table-cell office:value-type="float" office:value="102235.515123134">
                <text:p>102235.5151231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9870827198029">
                <text:p>62.9870827198029</text:p>
              </table:table-cell>
              <table:table-cell office:value-type="float" office:value="102211.582737735">
                <text:p>102211.582737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0691628456116">
                <text:p>63.0691628456116</text:p>
              </table:table-cell>
              <table:table-cell office:value-type="float" office:value="100194.778199606">
                <text:p>100194.7781996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1515412330627">
                <text:p>63.1515412330627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2339146137238">
                <text:p>63.2339146137238</text:p>
              </table:table-cell>
              <table:table-cell office:value-type="float" office:value="99838.0779568103">
                <text:p>99838.07795681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163187503815">
                <text:p>63.3163187503815</text:p>
              </table:table-cell>
              <table:table-cell office:value-type="float" office:value="99800.8150265603">
                <text:p>99800.81502656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987395763397">
                <text:p>63.3987395763397</text:p>
              </table:table-cell>
              <table:table-cell office:value-type="float" office:value="99780.6064715445">
                <text:p>99780.60647154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4811210632324">
                <text:p>63.4811210632324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5635154247284">
                <text:p>63.5635154247284</text:p>
              </table:table-cell>
              <table:table-cell office:value-type="float" office:value="99812.6552677039">
                <text:p>99812.65526770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6458871364594">
                <text:p>63.6458871364594</text:p>
              </table:table-cell>
              <table:table-cell office:value-type="float" office:value="99840.1007722321">
                <text:p>99840.10077223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28262424469">
                <text:p>63.728262424469</text:p>
              </table:table-cell>
              <table:table-cell office:value-type="float" office:value="99835.7662681219">
                <text:p>99835.7662681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8106384277344">
                <text:p>63.8106384277344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8930296897888">
                <text:p>63.8930296897888</text:p>
              </table:table-cell>
              <table:table-cell office:value-type="float" office:value="99816.410077147">
                <text:p>99816.4100771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97540807724">
                <text:p>63.97540807724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575060844421">
                <text:p>64.0575060844421</text:p>
              </table:table-cell>
              <table:table-cell office:value-type="float" office:value="100172.955230816">
                <text:p>100172.9552308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94717693329">
                <text:p>64.1394717693329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2214334011078">
                <text:p>64.2214334011078</text:p>
              </table:table-cell>
              <table:table-cell office:value-type="float" office:value="100339.632360983">
                <text:p>100339.6323609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3034014701843">
                <text:p>64.3034014701843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3853669166565">
                <text:p>64.3853669166565</text:p>
              </table:table-cell>
              <table:table-cell office:value-type="float" office:value="100334.962523416">
                <text:p>100334.9625234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4673318862915">
                <text:p>64.4673318862915</text:p>
              </table:table-cell>
              <table:table-cell office:value-type="float" office:value="100335.54622934">
                <text:p>100335.546229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.5493001937866">
                <text:p>64.5493001937866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6312656402588">
                <text:p>64.6312656402588</text:p>
              </table:table-cell>
              <table:table-cell office:value-type="float" office:value="100334.962523416">
                <text:p>100334.9625234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7132308483124">
                <text:p>64.7132308483124</text:p>
              </table:table-cell>
              <table:table-cell office:value-type="float" office:value="100335.254375529">
                <text:p>100335.2543755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7951998710632">
                <text:p>64.7951998710632</text:p>
              </table:table-cell>
              <table:table-cell office:value-type="float" office:value="100330.584945448">
                <text:p>100330.5849454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.8771665096283">
                <text:p>64.8771665096283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9591455459595">
                <text:p>64.9591455459595</text:p>
              </table:table-cell>
              <table:table-cell office:value-type="float" office:value="100318.329759048">
                <text:p>100318.3297590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0393524169922">
                <text:p>65.0393524169922</text:p>
              </table:table-cell>
              <table:table-cell office:value-type="float" office:value="102534.856354708">
                <text:p>102534.8563547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1178014278412">
                <text:p>65.1178014278412</text:p>
              </table:table-cell>
              <table:table-cell office:value-type="float" office:value="104832.424411696">
                <text:p>104832.4244116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5.1962597370148">
                <text:p>65.1962597370148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.2747344970703">
                <text:p>65.2747344970703</text:p>
              </table:table-cell>
              <table:table-cell office:value-type="float" office:value="104798.026705393">
                <text:p>104798.0267053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.3531932830811">
                <text:p>65.3531932830811</text:p>
              </table:table-cell>
              <table:table-cell office:value-type="float" office:value="104819.363364531">
                <text:p>104819.3633645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4316506385803">
                <text:p>65.4316506385803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5101084709168">
                <text:p>65.5101084709168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.5885670185089">
                <text:p>65.5885670185089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.6670253276825">
                <text:p>65.6670253276825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745481967926">
                <text:p>65.745481967926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8239431381226">
                <text:p>65.8239431381226</text:p>
              </table:table-cell>
              <table:table-cell office:value-type="float" office:value="104816.178236956">
                <text:p>104816.178236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5.9024059772491">
                <text:p>65.9024059772491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9808638095856">
                <text:p>65.9808638095856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6.0566289424896">
                <text:p>66.0566289424896</text:p>
              </table:table-cell>
              <table:table-cell office:value-type="float" office:value="108545.972068903">
                <text:p>108545.9720689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.1315274238586">
                <text:p>66.1315274238586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.2064287662506">
                <text:p>66.2064287662506</text:p>
              </table:table-cell>
              <table:table-cell office:value-type="float" office:value="109797.765131669">
                <text:p>109797.7651316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.2813282012939">
                <text:p>66.2813282012939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.3562316894531">
                <text:p>66.3562316894531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6.4311599731445">
                <text:p>66.4311599731445</text:p>
              </table:table-cell>
              <table:table-cell office:value-type="float" office:value="109758.286121576">
                <text:p>109758.286121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.506058216095">
                <text:p>66.506058216095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5809624195099">
                <text:p>66.5809624195099</text:p>
              </table:table-cell>
              <table:table-cell office:value-type="float" office:value="109793.571322624">
                <text:p>109793.5713226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6558604240417">
                <text:p>66.6558604240417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7307603359222">
                <text:p>66.730760335922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056585788727">
                <text:p>66.8056585788727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8805546760559">
                <text:p>66.8805546760559</text:p>
              </table:table-cell>
              <table:table-cell office:value-type="float" office:value="109805.454613751">
                <text:p>109805.4546137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955461025238">
                <text:p>66.955461025238</text:p>
              </table:table-cell>
              <table:table-cell office:value-type="float" office:value="109790.426176077">
                <text:p>109790.4261760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04177069664">
                <text:p>80.04177069664</text:p>
              </table:table-cell>
              <table:table-cell office:value-type="float" office:value="611.325897130702">
                <text:p>611.325897130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34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34" chart:label-cell-address="source_2.I1:source_2.I1" chart:class="chart:scatter">
            <chart:domain table:cell-range-address="source_2.H2:source_2.H334"/>
            <chart:data-point chart:repeated="3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0396227836609">
                <text:p>5.00396227836609</text:p>
                <draw:g>
                  <svg:desc>source_2.H2:source_2.H334</svg:desc>
                </draw:g>
              </table:table-cell>
              <table:table-cell office:value-type="float" office:value="0">
                <text:p>0</text:p>
                <draw:g>
                  <svg:desc>source_2.I2:source_2.I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325481414795">
                <text:p>11.3325481414795</text:p>
              </table:table-cell>
              <table:table-cell office:value-type="float" office:value="1299.50042203491">
                <text:p>1299.50042203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274027347565">
                <text:p>11.4274027347565</text:p>
              </table:table-cell>
              <table:table-cell office:value-type="float" office:value="86701.1255426054">
                <text:p>86701.1255426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222754478455">
                <text:p>11.5222754478455</text:p>
              </table:table-cell>
              <table:table-cell office:value-type="float" office:value="86684.5664283471">
                <text:p>86684.5664283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171646118164">
                <text:p>11.6171646118164</text:p>
              </table:table-cell>
              <table:table-cell office:value-type="float" office:value="86669.5379729343">
                <text:p>86669.5379729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7120254039764">
                <text:p>11.7120254039764</text:p>
              </table:table-cell>
              <table:table-cell office:value-type="float" office:value="86695.4598705624">
                <text:p>86695.4598705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8069682121277">
                <text:p>11.8069682121277</text:p>
              </table:table-cell>
              <table:table-cell office:value-type="float" office:value="86620.5683204468">
                <text:p>86620.5683204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018609523773">
                <text:p>11.9018609523773</text:p>
              </table:table-cell>
              <table:table-cell office:value-type="float" office:value="86666.2716069235">
                <text:p>86666.2716069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96705532074">
                <text:p>11.996705532074</text:p>
              </table:table-cell>
              <table:table-cell office:value-type="float" office:value="86710.2793465173">
                <text:p>86710.2793465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425388813019">
                <text:p>12.0425388813019</text:p>
              </table:table-cell>
              <table:table-cell office:value-type="float" office:value="179432.665047155">
                <text:p>179432.665047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303889751434">
                <text:p>12.1303889751434</text:p>
              </table:table-cell>
              <table:table-cell office:value-type="float" office:value="93614.0149700111">
                <text:p>93614.0149700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181861400604">
                <text:p>12.2181861400604</text:p>
              </table:table-cell>
              <table:table-cell office:value-type="float" office:value="93670.4506093719">
                <text:p>93670.4506093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060035705566">
                <text:p>12.3060035705566</text:p>
              </table:table-cell>
              <table:table-cell office:value-type="float" office:value="93648.8343319768">
                <text:p>93648.8343319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938422203064">
                <text:p>12.3938422203064</text:p>
              </table:table-cell>
              <table:table-cell office:value-type="float" office:value="93626.2115074561">
                <text:p>93626.2115074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816660881042">
                <text:p>12.4816660881042</text:p>
              </table:table-cell>
              <table:table-cell office:value-type="float" office:value="93641.9700727549">
                <text:p>93641.9700727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694336891174">
                <text:p>12.5694336891174</text:p>
              </table:table-cell>
              <table:table-cell office:value-type="float" office:value="93702.0028468668">
                <text:p>93702.0028468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572029590607">
                <text:p>12.6572029590607</text:p>
              </table:table-cell>
              <table:table-cell office:value-type="float" office:value="93700.2211060737">
                <text:p>93700.2211060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450439929962">
                <text:p>12.7450439929962</text:p>
              </table:table-cell>
              <table:table-cell office:value-type="float" office:value="93623.6703000825">
                <text:p>93623.6703000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328621387482">
                <text:p>12.8328621387482</text:p>
              </table:table-cell>
              <table:table-cell office:value-type="float" office:value="93648.071586812">
                <text:p>93648.071586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206740856171">
                <text:p>12.9206740856171</text:p>
              </table:table-cell>
              <table:table-cell office:value-type="float" office:value="93654.6824577123">
                <text:p>93654.6824577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0084891319275">
                <text:p>13.0084891319275</text:p>
              </table:table-cell>
              <table:table-cell office:value-type="float" office:value="93651.3769055965">
                <text:p>93651.3769055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0516204833984">
                <text:p>13.0516204833984</text:p>
              </table:table-cell>
              <table:table-cell office:value-type="float" office:value="190673.366809282">
                <text:p>190673.366809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1341693401337">
                <text:p>13.1341693401337</text:p>
              </table:table-cell>
              <table:table-cell office:value-type="float" office:value="99625.8497725533">
                <text:p>99625.8497725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2167329788208">
                <text:p>13.2167329788208</text:p>
              </table:table-cell>
              <table:table-cell office:value-type="float" office:value="99608.0130523799">
                <text:p>99608.0130523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992508411407">
                <text:p>13.2992508411407</text:p>
              </table:table-cell>
              <table:table-cell office:value-type="float" office:value="99663.2700943355">
                <text:p>99663.2700943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3817539215088">
                <text:p>13.3817539215088</text:p>
              </table:table-cell>
              <table:table-cell office:value-type="float" office:value="99681.1266114327">
                <text:p>99681.1266114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643104076385">
                <text:p>13.4643104076385</text:p>
              </table:table-cell>
              <table:table-cell office:value-type="float" office:value="99616.6429258347">
                <text:p>99616.6429258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469038486481">
                <text:p>13.5469038486481</text:p>
              </table:table-cell>
              <table:table-cell office:value-type="float" office:value="99572.0713349614">
                <text:p>99572.0713349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629385471344">
                <text:p>13.629385471344</text:p>
              </table:table-cell>
              <table:table-cell office:value-type="float" office:value="99707.0587507552">
                <text:p>99707.0587507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7119183540344">
                <text:p>13.7119183540344</text:p>
              </table:table-cell>
              <table:table-cell office:value-type="float" office:value="99645.13212082">
                <text:p>99645.13212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7944784164429">
                <text:p>13.7944784164429</text:p>
              </table:table-cell>
              <table:table-cell office:value-type="float" office:value="99612.3278021959">
                <text:p>99612.3278021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8769426345825">
                <text:p>13.8769426345825</text:p>
              </table:table-cell>
              <table:table-cell office:value-type="float" office:value="99728.1025095409">
                <text:p>99728.1025095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95956158638">
                <text:p>13.95956158638</text:p>
              </table:table-cell>
              <table:table-cell office:value-type="float" office:value="99541.3258226584">
                <text:p>99541.3258226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0421855449677">
                <text:p>14.0421855449677</text:p>
              </table:table-cell>
              <table:table-cell office:value-type="float" office:value="99535.2938854422">
                <text:p>99535.2938854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0900564193726">
                <text:p>14.0900564193726</text:p>
              </table:table-cell>
              <table:table-cell office:value-type="float" office:value="171795.483208407">
                <text:p>171795.483208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1817626953125">
                <text:p>14.1817626953125</text:p>
              </table:table-cell>
              <table:table-cell office:value-type="float" office:value="89677.6138351307">
                <text:p>89677.6138351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2734756469727">
                <text:p>14.2734756469727</text:p>
              </table:table-cell>
              <table:table-cell office:value-type="float" office:value="89671.0862657017">
                <text:p>89671.0862657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651416301727">
                <text:p>14.3651416301727</text:p>
              </table:table-cell>
              <table:table-cell office:value-type="float" office:value="89717.0325664868">
                <text:p>89717.0325664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4568881988525">
                <text:p>14.4568881988525</text:p>
              </table:table-cell>
              <table:table-cell office:value-type="float" office:value="89638.2297271662">
                <text:p>89638.2297271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548712015152">
                <text:p>14.548712015152</text:p>
              </table:table-cell>
              <table:table-cell office:value-type="float" office:value="89562.820752096">
                <text:p>89562.820752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402831077576">
                <text:p>14.6402831077576</text:p>
              </table:table-cell>
              <table:table-cell office:value-type="float" office:value="89810.001890246">
                <text:p>89810.001890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319989204407">
                <text:p>14.7319989204407</text:p>
              </table:table-cell>
              <table:table-cell office:value-type="float" office:value="89668.2890268376">
                <text:p>89668.2890268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8237240314484">
                <text:p>14.8237240314484</text:p>
              </table:table-cell>
              <table:table-cell office:value-type="float" office:value="89659.1992056623">
                <text:p>89659.1992056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9154686927795">
                <text:p>14.9154686927795</text:p>
              </table:table-cell>
              <table:table-cell office:value-type="float" office:value="89640.0932836112">
                <text:p>89640.0932836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0071699619293">
                <text:p>15.0071699619293</text:p>
              </table:table-cell>
              <table:table-cell office:value-type="float" office:value="89682.5101358993">
                <text:p>89682.5101358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0463495254517">
                <text:p>15.0463495254517</text:p>
              </table:table-cell>
              <table:table-cell office:value-type="float" office:value="209905.350153045">
                <text:p>209905.350153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1214017868042">
                <text:p>15.1214017868042</text:p>
              </table:table-cell>
              <table:table-cell office:value-type="float" office:value="109576.978118885">
                <text:p>109576.978118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1964194774628">
                <text:p>15.1964194774628</text:p>
              </table:table-cell>
              <table:table-cell office:value-type="float" office:value="109627.474903622">
                <text:p>109627.474903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2714331150055">
                <text:p>15.2714331150055</text:p>
              </table:table-cell>
              <table:table-cell office:value-type="float" office:value="109633.398264628">
                <text:p>109633.398264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3464961051941">
                <text:p>15.3464961051941</text:p>
              </table:table-cell>
              <table:table-cell office:value-type="float" office:value="109561.316160426">
                <text:p>109561.316160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4215660095215">
                <text:p>15.4215660095215</text:p>
              </table:table-cell>
              <table:table-cell office:value-type="float" office:value="109551.225270433">
                <text:p>109551.225270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4964959621429">
                <text:p>15.4964959621429</text:p>
              </table:table-cell>
              <table:table-cell office:value-type="float" office:value="109755.841452977">
                <text:p>109755.8414529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5715913772583">
                <text:p>15.5715913772583</text:p>
              </table:table-cell>
              <table:table-cell office:value-type="float" office:value="109514.009442079">
                <text:p>109514.009442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465821266174">
                <text:p>15.6465821266174</text:p>
              </table:table-cell>
              <table:table-cell office:value-type="float" office:value="109666.85984981">
                <text:p>109666.85984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216289043427">
                <text:p>15.7216289043427</text:p>
              </table:table-cell>
              <table:table-cell office:value-type="float" office:value="109584.984849207">
                <text:p>109584.984849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966504096985">
                <text:p>15.7966504096985</text:p>
              </table:table-cell>
              <table:table-cell office:value-type="float" office:value="109621.900560282">
                <text:p>109621.90056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716747760773">
                <text:p>15.8716747760773</text:p>
              </table:table-cell>
              <table:table-cell office:value-type="float" office:value="109617.720174784">
                <text:p>109617.720174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9467587471008">
                <text:p>15.9467587471008</text:p>
              </table:table-cell>
              <table:table-cell office:value-type="float" office:value="109530.701265381">
                <text:p>109530.701265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0218160152435">
                <text:p>16.0218160152435</text:p>
              </table:table-cell>
              <table:table-cell office:value-type="float" office:value="109569.668647737">
                <text:p>109569.6686477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0577712059021">
                <text:p>16.0577712059021</text:p>
              </table:table-cell>
              <table:table-cell office:value-type="float" office:value="228729.144509207">
                <text:p>228729.144509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26579284668">
                <text:p>16.126579284668</text:p>
              </table:table-cell>
              <table:table-cell office:value-type="float" office:value="119520.849114005">
                <text:p>119520.849114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953394412994">
                <text:p>16.1953394412994</text:p>
              </table:table-cell>
              <table:table-cell office:value-type="float" office:value="119604.148723479">
                <text:p>119604.148723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640883922577">
                <text:p>16.2640883922577</text:p>
              </table:table-cell>
              <table:table-cell office:value-type="float" office:value="119623.643493761">
                <text:p>119623.643493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329031467438">
                <text:p>16.3329031467438</text:p>
              </table:table-cell>
              <table:table-cell office:value-type="float" office:value="119509.2543949">
                <text:p>119509.2543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016852378845">
                <text:p>16.4016852378845</text:p>
              </table:table-cell>
              <table:table-cell office:value-type="float" office:value="119566.007133622">
                <text:p>119566.0071336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704494476318">
                <text:p>16.4704494476318</text:p>
              </table:table-cell>
              <table:table-cell office:value-type="float" office:value="119597.098988274">
                <text:p>119597.098988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392413139343">
                <text:p>16.5392413139343</text:p>
              </table:table-cell>
              <table:table-cell office:value-type="float" office:value="119549.017086375">
                <text:p>119549.017086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6080446243286">
                <text:p>16.6080446243286</text:p>
              </table:table-cell>
              <table:table-cell office:value-type="float" office:value="119529.132433762">
                <text:p>119529.132433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768260002136">
                <text:p>16.6768260002136</text:p>
              </table:table-cell>
              <table:table-cell office:value-type="float" office:value="119567.250497418">
                <text:p>119567.250497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7455775737762">
                <text:p>16.7455775737762</text:p>
              </table:table-cell>
              <table:table-cell office:value-type="float" office:value="119619.080318347">
                <text:p>119619.080318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8143529891968">
                <text:p>16.8143529891968</text:p>
              </table:table-cell>
              <table:table-cell office:value-type="float" office:value="119577.612868112">
                <text:p>119577.612868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8831691741943">
                <text:p>16.8831691741943</text:p>
              </table:table-cell>
              <table:table-cell office:value-type="float" office:value="119506.770104907">
                <text:p>119506.770104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9519019126892">
                <text:p>16.9519019126892</text:p>
              </table:table-cell>
              <table:table-cell office:value-type="float" office:value="119651.859944638">
                <text:p>119651.8599446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020693063736">
                <text:p>17.020693063736</text:p>
              </table:table-cell>
              <table:table-cell office:value-type="float" office:value="119550.260096835">
                <text:p>119550.260096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101354598999">
                <text:p>20.101354598999</text:p>
              </table:table-cell>
              <table:table-cell office:value-type="float" office:value="2669.55649163768">
                <text:p>2669.55649163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1617078781128">
                <text:p>23.1617078781128</text:p>
              </table:table-cell>
              <table:table-cell office:value-type="float" office:value="2687.27145200097">
                <text:p>2687.271452000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1335291862488">
                <text:p>25.1335291862488</text:p>
              </table:table-cell>
              <table:table-cell office:value-type="float" office:value="4170.76332731913">
                <text:p>4170.76332731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4275443553925">
                <text:p>31.4275443553925</text:p>
              </table:table-cell>
              <table:table-cell office:value-type="float" office:value="1306.63809650762">
                <text:p>1306.63809650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.5223760604858">
                <text:p>31.5223760604858</text:p>
              </table:table-cell>
              <table:table-cell office:value-type="float" office:value="86722.0513635347">
                <text:p>86722.0513635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6172630786896">
                <text:p>31.6172630786896</text:p>
              </table:table-cell>
              <table:table-cell office:value-type="float" office:value="86671.4979107253">
                <text:p>86671.4979107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7120893001556">
                <text:p>31.7120893001556</text:p>
              </table:table-cell>
              <table:table-cell office:value-type="float" office:value="86727.0663414879">
                <text:p>86727.06634148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.8070039749146">
                <text:p>31.8070039749146</text:p>
              </table:table-cell>
              <table:table-cell office:value-type="float" office:value="86646.2432799717">
                <text:p>86646.2432799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9018776416779">
                <text:p>31.9018776416779</text:p>
              </table:table-cell>
              <table:table-cell office:value-type="float" office:value="86683.6950712313">
                <text:p>86683.69507123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.9967310428619">
                <text:p>31.9967310428619</text:p>
              </table:table-cell>
              <table:table-cell office:value-type="float" office:value="86702.2151798192">
                <text:p>86702.2151798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.0426251888275">
                <text:p>32.0426251888275</text:p>
              </table:table-cell>
              <table:table-cell office:value-type="float" office:value="179194.967614575">
                <text:p>179194.967614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1304574012756">
                <text:p>32.1304574012756</text:p>
              </table:table-cell>
              <table:table-cell office:value-type="float" office:value="93633.0734564801">
                <text:p>93633.0734564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2182354927063">
                <text:p>32.2182354927063</text:p>
              </table:table-cell>
              <table:table-cell office:value-type="float" office:value="93690.804458834">
                <text:p>93690.804458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.3060760498047">
                <text:p>32.3060760498047</text:p>
              </table:table-cell>
              <table:table-cell office:value-type="float" office:value="93624.1785305214">
                <text:p>93624.1785305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.3938610553741">
                <text:p>32.3938610553741</text:p>
              </table:table-cell>
              <table:table-cell office:value-type="float" office:value="93683.4251664191">
                <text:p>93683.4251664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.4816653728485">
                <text:p>32.4816653728485</text:p>
              </table:table-cell>
              <table:table-cell office:value-type="float" office:value="93662.8201956131">
                <text:p>93662.82019561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5694670677185">
                <text:p>32.5694670677185</text:p>
              </table:table-cell>
              <table:table-cell office:value-type="float" office:value="93665.6178696435">
                <text:p>93665.6178696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.6572730541229">
                <text:p>32.6572730541229</text:p>
              </table:table-cell>
              <table:table-cell office:value-type="float" office:value="93661.0399446081">
                <text:p>93661.0399446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7450723648071">
                <text:p>32.7450723648071</text:p>
              </table:table-cell>
              <table:table-cell office:value-type="float" office:value="93668.1613547061">
                <text:p>93668.16135470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.8329083919525">
                <text:p>32.8329083919525</text:p>
              </table:table-cell>
              <table:table-cell office:value-type="float" office:value="93629.0069949051">
                <text:p>93629.0069949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920746088028">
                <text:p>32.920746088028</text:p>
              </table:table-cell>
              <table:table-cell office:value-type="float" office:value="93627.2280290322">
                <text:p>93627.2280290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0085713863373">
                <text:p>33.0085713863373</text:p>
              </table:table-cell>
              <table:table-cell office:value-type="float" office:value="93640.4448184686">
                <text:p>93640.4448184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.0516750812531">
                <text:p>33.0516750812531</text:p>
              </table:table-cell>
              <table:table-cell office:value-type="float" office:value="190795.7082582">
                <text:p>190795.70825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1341984272003">
                <text:p>33.1341984272003</text:p>
              </table:table-cell>
              <table:table-cell office:value-type="float" office:value="99656.6475292378">
                <text:p>99656.6475292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2167210578918">
                <text:p>33.2167210578918</text:p>
              </table:table-cell>
              <table:table-cell office:value-type="float" office:value="99657.5112921632">
                <text:p>99657.5112921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2992751598358">
                <text:p>33.2992751598358</text:p>
              </table:table-cell>
              <table:table-cell office:value-type="float" office:value="99619.5198826305">
                <text:p>99619.5198826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3818187713623">
                <text:p>33.3818187713623</text:p>
              </table:table-cell>
              <table:table-cell office:value-type="float" office:value="99632.180466938">
                <text:p>99632.1804669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4643559455872">
                <text:p>33.4643559455872</text:p>
              </table:table-cell>
              <table:table-cell office:value-type="float" office:value="99639.9510552131">
                <text:p>99639.9510552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5469353199005">
                <text:p>33.5469353199005</text:p>
              </table:table-cell>
              <table:table-cell office:value-type="float" office:value="99589.0325929733">
                <text:p>99589.03259297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6294226646423">
                <text:p>33.6294226646423</text:p>
              </table:table-cell>
              <table:table-cell office:value-type="float" office:value="99700.1421944233">
                <text:p>99700.1421944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7119884490967">
                <text:p>33.7119884490967</text:p>
              </table:table-cell>
              <table:table-cell office:value-type="float" office:value="99605.424381905">
                <text:p>99605.4243819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7945458889008">
                <text:p>33.7945458889008</text:p>
              </table:table-cell>
              <table:table-cell office:value-type="float" office:value="99615.4921896434">
                <text:p>99615.49218964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8770391941071">
                <text:p>33.8770391941071</text:p>
              </table:table-cell>
              <table:table-cell office:value-type="float" office:value="99692.9384685638">
                <text:p>99692.93846856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9596090316772">
                <text:p>33.9596090316772</text:p>
              </table:table-cell>
              <table:table-cell office:value-type="float" office:value="99600.5350381003">
                <text:p>99600.5350381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.042210817337">
                <text:p>34.042210817337</text:p>
              </table:table-cell>
              <table:table-cell office:value-type="float" office:value="99562.0123016709">
                <text:p>99562.0123016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.0901062488556">
                <text:p>34.0901062488556</text:p>
              </table:table-cell>
              <table:table-cell office:value-type="float" office:value="171707.399625662">
                <text:p>171707.3996256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181845664978">
                <text:p>34.181845664978</text:p>
              </table:table-cell>
              <table:table-cell office:value-type="float" office:value="89645.2184633937">
                <text:p>89645.2184633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2735033035278">
                <text:p>34.2735033035278</text:p>
              </table:table-cell>
              <table:table-cell office:value-type="float" office:value="89725.2005410467">
                <text:p>89725.20054104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365250825882">
                <text:p>34.365250825882</text:p>
              </table:table-cell>
              <table:table-cell office:value-type="float" office:value="89637.2979779999">
                <text:p>89637.297977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569070339203">
                <text:p>34.4569070339203</text:p>
              </table:table-cell>
              <table:table-cell office:value-type="float" office:value="89726.6009145913">
                <text:p>89726.60091459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548645734787">
                <text:p>34.548645734787</text:p>
              </table:table-cell>
              <table:table-cell office:value-type="float" office:value="89645.9173969541">
                <text:p>89645.9173969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640328168869">
                <text:p>34.640328168869</text:p>
              </table:table-cell>
              <table:table-cell office:value-type="float" office:value="89700.9343430141">
                <text:p>89700.9343430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7320265769959">
                <text:p>34.7320265769959</text:p>
              </table:table-cell>
              <table:table-cell office:value-type="float" office:value="89685.3082621142">
                <text:p>89685.30826211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.8237500190735">
                <text:p>34.8237500190735</text:p>
              </table:table-cell>
              <table:table-cell office:value-type="float" office:value="89660.8305763212">
                <text:p>89660.8305763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.9155128002167">
                <text:p>34.9155128002167</text:p>
              </table:table-cell>
              <table:table-cell office:value-type="float" office:value="89622.392625253">
                <text:p>89622.3926252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0072197914124">
                <text:p>35.0072197914124</text:p>
              </table:table-cell>
              <table:table-cell office:value-type="float" office:value="89676.9144072357">
                <text:p>89676.9144072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046422958374">
                <text:p>35.046422958374</text:p>
              </table:table-cell>
              <table:table-cell office:value-type="float" office:value="209778.970358207">
                <text:p>209778.9703582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1214373111725">
                <text:p>35.1214373111725</text:p>
              </table:table-cell>
              <table:table-cell office:value-type="float" office:value="109632.352919115">
                <text:p>109632.352919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.1964514255524">
                <text:p>35.1964514255524</text:p>
              </table:table-cell>
              <table:table-cell office:value-type="float" office:value="109632.701365405">
                <text:p>109632.701365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2714948654175">
                <text:p>35.2714948654175</text:p>
              </table:table-cell>
              <table:table-cell office:value-type="float" office:value="109589.85908405">
                <text:p>109589.85908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.3465461730957">
                <text:p>35.3465461730957</text:p>
              </table:table-cell>
              <table:table-cell office:value-type="float" office:value="109578.370509676">
                <text:p>109578.3705096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4215660095215">
                <text:p>35.4215660095215</text:p>
              </table:table-cell>
              <table:table-cell office:value-type="float" office:value="109624.339265738">
                <text:p>109624.3392657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4965980052948">
                <text:p>35.4965980052948</text:p>
              </table:table-cell>
              <table:table-cell office:value-type="float" office:value="109606.574038709">
                <text:p>109606.574038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5716376304626">
                <text:p>35.5716376304626</text:p>
              </table:table-cell>
              <table:table-cell office:value-type="float" office:value="109595.430169124">
                <text:p>109595.4301691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.6466884613037">
                <text:p>35.6466884613037</text:p>
              </table:table-cell>
              <table:table-cell office:value-type="float" office:value="109579.066718342">
                <text:p>109579.0667183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.7216963768005">
                <text:p>35.7216963768005</text:p>
              </table:table-cell>
              <table:table-cell office:value-type="float" office:value="109641.761746438">
                <text:p>109641.7617464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7967040538788">
                <text:p>35.7967040538788</text:p>
              </table:table-cell>
              <table:table-cell office:value-type="float" office:value="109642.110252539">
                <text:p>109642.110252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8717560768127">
                <text:p>35.8717560768127</text:p>
              </table:table-cell>
              <table:table-cell office:value-type="float" office:value="109577.326213265">
                <text:p>109577.326213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9468259811401">
                <text:p>35.9468259811401</text:p>
              </table:table-cell>
              <table:table-cell office:value-type="float" office:value="109551.225270433">
                <text:p>109551.2252704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9984939098358">
                <text:p>35.9984939098358</text:p>
              </table:table-cell>
              <table:table-cell office:value-type="float" office:value="159170.305595932">
                <text:p>159170.305595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0343995094299">
                <text:p>36.0343995094299</text:p>
              </table:table-cell>
              <table:table-cell office:value-type="float" office:value="229045.054057464">
                <text:p>229045.054057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1032137870789">
                <text:p>36.1032137870789</text:p>
              </table:table-cell>
              <table:table-cell office:value-type="float" office:value="119510.082514517">
                <text:p>119510.0825145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.1719653606415">
                <text:p>36.1719653606415</text:p>
              </table:table-cell>
              <table:table-cell office:value-type="float" office:value="119619.080318347">
                <text:p>119619.0803183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.2407438755035">
                <text:p>36.2407438755035</text:p>
              </table:table-cell>
              <table:table-cell office:value-type="float" office:value="119572.224211205">
                <text:p>119572.224211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.309520483017">
                <text:p>36.309520483017</text:p>
              </table:table-cell>
              <table:table-cell office:value-type="float" office:value="119575.540250286">
                <text:p>119575.540250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3783130645752">
                <text:p>36.3783130645752</text:p>
              </table:table-cell>
              <table:table-cell office:value-type="float" office:value="119547.774101762">
                <text:p>119547.7741017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.4470655918121">
                <text:p>36.4470655918121</text:p>
              </table:table-cell>
              <table:table-cell office:value-type="float" office:value="119617.421068145">
                <text:p>119617.421068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5158615112305">
                <text:p>36.5158615112305</text:p>
              </table:table-cell>
              <table:table-cell office:value-type="float" office:value="119541.973848644">
                <text:p>119541.973848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584673166275">
                <text:p>36.584673166275</text:p>
              </table:table-cell>
              <table:table-cell office:value-type="float" office:value="119514.637377563">
                <text:p>119514.6373775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6534533500671">
                <text:p>36.6534533500671</text:p>
              </table:table-cell>
              <table:table-cell office:value-type="float" office:value="119569.322827877">
                <text:p>119569.3228278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7222123146057">
                <text:p>36.7222123146057</text:p>
              </table:table-cell>
              <table:table-cell office:value-type="float" office:value="119606.222333181">
                <text:p>119606.222333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909986972809">
                <text:p>36.7909986972809</text:p>
              </table:table-cell>
              <table:table-cell office:value-type="float" office:value="119558.547493856">
                <text:p>119558.5474938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8599052429199">
                <text:p>36.8599052429199</text:p>
              </table:table-cell>
              <table:table-cell office:value-type="float" office:value="119350.054827604">
                <text:p>119350.0548276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9286601543426">
                <text:p>36.9286601543426</text:p>
              </table:table-cell>
              <table:table-cell office:value-type="float" office:value="119613.273144022">
                <text:p>119613.2731440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9973978996277">
                <text:p>36.9973978996277</text:p>
              </table:table-cell>
              <table:table-cell office:value-type="float" office:value="119643.144620145">
                <text:p>119643.144620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.1118900775909">
                <text:p>40.1118900775909</text:p>
              </table:table-cell>
              <table:table-cell office:value-type="float" office:value="2640.55888731695">
                <text:p>2640.558887316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.2119884490967">
                <text:p>40.2119884490967</text:p>
              </table:table-cell>
              <table:table-cell office:value-type="float" office:value="82159.178778734">
                <text:p>82159.1787787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.1418423652649">
                <text:p>45.1418423652649</text:p>
              </table:table-cell>
              <table:table-cell office:value-type="float" office:value="1668.20358977132">
                <text:p>1668.20358977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.427595615387">
                <text:p>51.427595615387</text:p>
              </table:table-cell>
              <table:table-cell office:value-type="float" office:value="1308.35552602073">
                <text:p>1308.355526020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.5224931240082">
                <text:p>51.5224931240082</text:p>
              </table:table-cell>
              <table:table-cell office:value-type="float" office:value="86661.9168352055">
                <text:p>86661.9168352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.6173222064972">
                <text:p>51.6173222064972</text:p>
              </table:table-cell>
              <table:table-cell office:value-type="float" office:value="86724.4497588889">
                <text:p>86724.44975888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.7121727466583">
                <text:p>51.7121727466583</text:p>
              </table:table-cell>
              <table:table-cell office:value-type="float" office:value="86704.8304208812">
                <text:p>86704.83042088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.8070816993713">
                <text:p>51.8070816993713</text:p>
              </table:table-cell>
              <table:table-cell office:value-type="float" office:value="86651.4671684121">
                <text:p>86651.46716841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.9019455909729">
                <text:p>51.9019455909729</text:p>
              </table:table-cell>
              <table:table-cell office:value-type="float" office:value="86692.6273122085">
                <text:p>86692.6273122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.9968838691711">
                <text:p>51.9968838691711</text:p>
              </table:table-cell>
              <table:table-cell office:value-type="float" office:value="86624.7013962833">
                <text:p>86624.70139628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.0427751541138">
                <text:p>52.0427751541138</text:p>
              </table:table-cell>
              <table:table-cell office:value-type="float" office:value="179206.13925458">
                <text:p>179206.139254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1306176185608">
                <text:p>52.1306176185608</text:p>
              </table:table-cell>
              <table:table-cell office:value-type="float" office:value="93622.1456418719">
                <text:p>93622.14564187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2183420658112">
                <text:p>52.2183420658112</text:p>
              </table:table-cell>
              <table:table-cell office:value-type="float" office:value="93748.097112868">
                <text:p>93748.0971128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3061790466309">
                <text:p>52.3061790466309</text:p>
              </table:table-cell>
              <table:table-cell office:value-type="float" office:value="93627.9904347">
                <text:p>93627.9904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3939628601074">
                <text:p>52.3939628601074</text:p>
              </table:table-cell>
              <table:table-cell office:value-type="float" office:value="93684.6973752825">
                <text:p>93684.6973752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4817698001862">
                <text:p>52.4817698001862</text:p>
              </table:table-cell>
              <table:table-cell office:value-type="float" office:value="93660.0226887037">
                <text:p>93660.02268870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.5695776939392">
                <text:p>52.5695776939392</text:p>
              </table:table-cell>
              <table:table-cell office:value-type="float" office:value="93659.005454896">
                <text:p>93659.005454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657377243042">
                <text:p>52.657377243042</text:p>
              </table:table-cell>
              <table:table-cell office:value-type="float" office:value="93667.9069999837">
                <text:p>93667.90699998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7452802658081">
                <text:p>52.7452802658081</text:p>
              </table:table-cell>
              <table:table-cell office:value-type="float" office:value="93557.647293676">
                <text:p>93557.6472936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8329694271088">
                <text:p>52.8329694271088</text:p>
              </table:table-cell>
              <table:table-cell office:value-type="float" office:value="93785.8211666825">
                <text:p>93785.82116668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9208557605743">
                <text:p>52.9208557605743</text:p>
              </table:table-cell>
              <table:table-cell office:value-type="float" office:value="93575.4135564345">
                <text:p>93575.4135564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.0086450576782">
                <text:p>53.0086450576782</text:p>
              </table:table-cell>
              <table:table-cell office:value-type="float" office:value="93678.8455005907">
                <text:p>93678.84550059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.0517771244049">
                <text:p>53.0517771244049</text:p>
              </table:table-cell>
              <table:table-cell office:value-type="float" office:value="190670.20488754">
                <text:p>190670.204887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1342370510101">
                <text:p>53.1342370510101</text:p>
              </table:table-cell>
              <table:table-cell office:value-type="float" office:value="99733.2927468181">
                <text:p>99733.29274681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2168226242065">
                <text:p>53.2168226242065</text:p>
              </table:table-cell>
              <table:table-cell office:value-type="float" office:value="99581.5574282093">
                <text:p>99581.5574282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2993431091309">
                <text:p>53.2993431091309</text:p>
              </table:table-cell>
              <table:table-cell office:value-type="float" office:value="99660.1026707809">
                <text:p>99660.10267078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3819162845612">
                <text:p>53.3819162845612</text:p>
              </table:table-cell>
              <table:table-cell office:value-type="float" office:value="99596.5088800792">
                <text:p>99596.5088800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4644556045532">
                <text:p>53.4644556045532</text:p>
              </table:table-cell>
              <table:table-cell office:value-type="float" office:value="99637.3607244472">
                <text:p>99637.36072444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5469920635223">
                <text:p>53.5469920635223</text:p>
              </table:table-cell>
              <table:table-cell office:value-type="float" office:value="99640.8145287319">
                <text:p>99640.81452873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6295318603516">
                <text:p>53.6295318603516</text:p>
              </table:table-cell>
              <table:table-cell office:value-type="float" office:value="99636.7851136781">
                <text:p>99636.78511367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.712064743042">
                <text:p>53.712064743042</text:p>
              </table:table-cell>
              <table:table-cell office:value-type="float" office:value="99645.13212082">
                <text:p>99645.132120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.7946190834045">
                <text:p>53.7946190834045</text:p>
              </table:table-cell>
              <table:table-cell office:value-type="float" office:value="99619.2321794731">
                <text:p>99619.23217947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.8772842884064">
                <text:p>53.8772842884064</text:p>
              </table:table-cell>
              <table:table-cell office:value-type="float" office:value="99485.6300158916">
                <text:p>99485.6300158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9596819877625">
                <text:p>53.9596819877625</text:p>
              </table:table-cell>
              <table:table-cell office:value-type="float" office:value="99808.6119426738">
                <text:p>99808.6119426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.0422179698944">
                <text:p>54.0422179698944</text:p>
              </table:table-cell>
              <table:table-cell office:value-type="float" office:value="99641.3901860587">
                <text:p>99641.39018605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.0901699066162">
                <text:p>54.0901699066162</text:p>
              </table:table-cell>
              <table:table-cell office:value-type="float" office:value="171505.064492231">
                <text:p>171505.064492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1818630695343">
                <text:p>54.1818630695343</text:p>
              </table:table-cell>
              <table:table-cell office:value-type="float" office:value="89690.4386136889">
                <text:p>89690.43861368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2735834121704">
                <text:p>54.2735834121704</text:p>
              </table:table-cell>
              <table:table-cell office:value-type="float" office:value="89663.8604221958">
                <text:p>89663.8604221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3652966022492">
                <text:p>54.3652966022492</text:p>
              </table:table-cell>
              <table:table-cell office:value-type="float" office:value="89670.8531557973">
                <text:p>89670.8531557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4570927619934">
                <text:p>54.4570927619934</text:p>
              </table:table-cell>
              <table:table-cell office:value-type="float" office:value="89589.8044418357">
                <text:p>89589.80444183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.5487916469574">
                <text:p>54.5487916469574</text:p>
              </table:table-cell>
              <table:table-cell office:value-type="float" office:value="89684.8418956198">
                <text:p>89684.8418956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6404356956482">
                <text:p>54.6404356956482</text:p>
              </table:table-cell>
              <table:table-cell office:value-type="float" office:value="89738.5058548375">
                <text:p>89738.5058548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.7321751117706">
                <text:p>54.7321751117706</text:p>
              </table:table-cell>
              <table:table-cell office:value-type="float" office:value="89645.2184633937">
                <text:p>89645.21846339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8238599300385">
                <text:p>54.8238599300385</text:p>
              </table:table-cell>
              <table:table-cell office:value-type="float" office:value="89698.6017464387">
                <text:p>89698.6017464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9156391620636">
                <text:p>54.9156391620636</text:p>
              </table:table-cell>
              <table:table-cell office:value-type="float" office:value="89606.3283439408">
                <text:p>89606.3283439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0073525905609">
                <text:p>55.0073525905609</text:p>
              </table:table-cell>
              <table:table-cell office:value-type="float" office:value="89670.6200471048">
                <text:p>89670.6200471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0465528964996">
                <text:p>55.0465528964996</text:p>
              </table:table-cell>
              <table:table-cell office:value-type="float" office:value="209794.281015461">
                <text:p>209794.2810154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1215732097626">
                <text:p>55.1215732097626</text:p>
              </table:table-cell>
              <table:table-cell office:value-type="float" office:value="109623.642481679">
                <text:p>109623.6424816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1966135501862">
                <text:p>55.1966135501862</text:p>
              </table:table-cell>
              <table:table-cell office:value-type="float" office:value="109594.385547528">
                <text:p>109594.3855475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2716085910797">
                <text:p>55.2716085910797</text:p>
              </table:table-cell>
              <table:table-cell office:value-type="float" office:value="109660.584246802">
                <text:p>109660.5842468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3466439247131">
                <text:p>55.3466439247131</text:p>
              </table:table-cell>
              <table:table-cell office:value-type="float" office:value="109601.698316922">
                <text:p>109601.6983169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.4216785430908">
                <text:p>55.4216785430908</text:p>
              </table:table-cell>
              <table:table-cell office:value-type="float" office:value="109602.74307793">
                <text:p>109602.743077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4967105388641">
                <text:p>55.4967105388641</text:p>
              </table:table-cell>
              <table:table-cell office:value-type="float" office:value="109606.574038709">
                <text:p>109606.5740387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5717477798462">
                <text:p>55.5717477798462</text:p>
              </table:table-cell>
              <table:table-cell office:value-type="float" office:value="109598.912384941">
                <text:p>109598.9123849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5.6467363834381">
                <text:p>55.6467363834381</text:p>
              </table:table-cell>
              <table:table-cell office:value-type="float" office:value="109669.997920674">
                <text:p>109669.9979206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.7218368053436">
                <text:p>55.7218368053436</text:p>
              </table:table-cell>
              <table:table-cell office:value-type="float" office:value="109506.708369048">
                <text:p>109506.7083690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.7968542575836">
                <text:p>55.7968542575836</text:p>
              </table:table-cell>
              <table:table-cell office:value-type="float" office:value="109627.823318904">
                <text:p>109627.8233189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8719117641449">
                <text:p>55.8719117641449</text:p>
              </table:table-cell>
              <table:table-cell office:value-type="float" office:value="109569.320602006">
                <text:p>109569.320602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.9469282627106">
                <text:p>55.9469282627106</text:p>
              </table:table-cell>
              <table:table-cell office:value-type="float" office:value="109629.21700218">
                <text:p>109629.217002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0220217704773">
                <text:p>56.0220217704773</text:p>
              </table:table-cell>
              <table:table-cell office:value-type="float" office:value="109516.791059324">
                <text:p>109516.791059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0579242706299">
                <text:p>56.0579242706299</text:p>
              </table:table-cell>
              <table:table-cell office:value-type="float" office:value="229064.827381031">
                <text:p>229064.8273810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12668800354">
                <text:p>56.12668800354</text:p>
              </table:table-cell>
              <table:table-cell office:value-type="float" office:value="119597.928325752">
                <text:p>119597.9283257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1955289840698">
                <text:p>56.1955289840698</text:p>
              </table:table-cell>
              <table:table-cell office:value-type="float" office:value="119463.725483134">
                <text:p>119463.725483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2642941474915">
                <text:p>56.2642941474915</text:p>
              </table:table-cell>
              <table:table-cell office:value-type="float" office:value="119595.440347824">
                <text:p>119595.4403478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3330302238464">
                <text:p>56.3330302238464</text:p>
              </table:table-cell>
              <table:table-cell office:value-type="float" office:value="119646.049587236">
                <text:p>119646.0495872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.4018604755402">
                <text:p>56.4018604755402</text:p>
              </table:table-cell>
              <table:table-cell office:value-type="float" office:value="119482.346753494">
                <text:p>119482.346753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.4706938266754">
                <text:p>56.4706938266754</text:p>
              </table:table-cell>
              <table:table-cell office:value-type="float" office:value="119476.966679136">
                <text:p>119476.9666791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.5394959449768">
                <text:p>56.5394959449768</text:p>
              </table:table-cell>
              <table:table-cell office:value-type="float" office:value="119531.203443102">
                <text:p>119531.2034431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.6081764698029">
                <text:p>56.6081764698029</text:p>
              </table:table-cell>
              <table:table-cell office:value-type="float" office:value="119742.824051349">
                <text:p>119742.8240513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.6769881248474">
                <text:p>56.6769881248474</text:p>
              </table:table-cell>
              <table:table-cell office:value-type="float" office:value="119514.637377563">
                <text:p>119514.6373775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.7457456588745">
                <text:p>56.7457456588745</text:p>
              </table:table-cell>
              <table:table-cell office:value-type="float" office:value="119608.710759735">
                <text:p>119608.7107597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8145217895508">
                <text:p>56.8145217895508</text:p>
              </table:table-cell>
              <table:table-cell office:value-type="float" office:value="119576.369288795">
                <text:p>119576.3692887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8833343982697">
                <text:p>56.8833343982697</text:p>
              </table:table-cell>
              <table:table-cell office:value-type="float" office:value="119512.981023557">
                <text:p>119512.9810235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.9521088600159">
                <text:p>56.9521088600159</text:p>
              </table:table-cell>
              <table:table-cell office:value-type="float" office:value="119579.271014106">
                <text:p>119579.2710141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0209040641785">
                <text:p>57.0209040641785</text:p>
              </table:table-cell>
              <table:table-cell office:value-type="float" office:value="119543.216712644">
                <text:p>119543.216712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.1223695278168">
                <text:p>60.1223695278168</text:p>
              </table:table-cell>
              <table:table-cell office:value-type="float" office:value="2651.64971089263">
                <text:p>2651.649710892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.2223310470581">
                <text:p>60.2223310470581</text:p>
              </table:table-cell>
              <table:table-cell office:value-type="float" office:value="82271.6587584582">
                <text:p>82271.65875845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.5225808620453">
                <text:p>71.5225808620453</text:p>
              </table:table-cell>
              <table:table-cell office:value-type="float" office:value="727.771521395284">
                <text:p>727.7715213952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.6173782348633">
                <text:p>71.6173782348633</text:p>
              </table:table-cell>
              <table:table-cell office:value-type="float" office:value="86753.4590414201">
                <text:p>86753.45904142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7122638225555">
                <text:p>71.7122638225555</text:p>
              </table:table-cell>
              <table:table-cell office:value-type="float" office:value="86672.8045851666">
                <text:p>86672.8045851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807103395462">
                <text:p>71.807103395462</text:p>
              </table:table-cell>
              <table:table-cell office:value-type="float" office:value="86714.8569733475">
                <text:p>86714.85697334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9020071029663">
                <text:p>71.9020071029663</text:p>
              </table:table-cell>
              <table:table-cell office:value-type="float" office:value="86656.2562861916">
                <text:p>86656.25628619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9969112873077">
                <text:p>71.9969112873077</text:p>
              </table:table-cell>
              <table:table-cell office:value-type="float" office:value="86655.820889973">
                <text:p>86655.820889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.0427935123444">
                <text:p>72.0427935123444</text:p>
              </table:table-cell>
              <table:table-cell office:value-type="float" office:value="179241.525306063">
                <text:p>179241.5253060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.1305816173553">
                <text:p>72.1305816173553</text:p>
              </table:table-cell>
              <table:table-cell office:value-type="float" office:value="93680.1175850737">
                <text:p>93680.11758507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.2183682918549">
                <text:p>72.2183682918549</text:p>
              </table:table-cell>
              <table:table-cell office:value-type="float" office:value="93681.6441320572">
                <text:p>93681.64413205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.3062026500702">
                <text:p>72.3062026500702</text:p>
              </table:table-cell>
              <table:table-cell office:value-type="float" office:value="93630.7860283819">
                <text:p>93630.78602838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.3940050601959">
                <text:p>72.3940050601959</text:p>
              </table:table-cell>
              <table:table-cell office:value-type="float" office:value="93664.8548510604">
                <text:p>93664.8548510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.4818365573883">
                <text:p>72.4818365573883</text:p>
              </table:table-cell>
              <table:table-cell office:value-type="float" office:value="93633.8359573498">
                <text:p>93633.83595734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.5696122646332">
                <text:p>72.5696122646332</text:p>
              </table:table-cell>
              <table:table-cell office:value-type="float" office:value="93693.3493119802">
                <text:p>93693.34931198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.6573920249939">
                <text:p>72.6573920249939</text:p>
              </table:table-cell>
              <table:table-cell office:value-type="float" office:value="93689.0231438854">
                <text:p>93689.02314388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.7452371120453">
                <text:p>72.7452371120453</text:p>
              </table:table-cell>
              <table:table-cell office:value-type="float" office:value="93619.3505641215">
                <text:p>93619.35056412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.8330233097076">
                <text:p>72.8330233097076</text:p>
              </table:table-cell>
              <table:table-cell office:value-type="float" office:value="93682.1529921076">
                <text:p>93682.15299210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9209172725678">
                <text:p>72.9209172725678</text:p>
              </table:table-cell>
              <table:table-cell office:value-type="float" office:value="93567.2909991483">
                <text:p>93567.2909991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.0086667537689">
                <text:p>73.0086667537689</text:p>
              </table:table-cell>
              <table:table-cell office:value-type="float" office:value="93721.3518236752">
                <text:p>93721.35182367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.0518062114716">
                <text:p>73.0518062114716</text:p>
              </table:table-cell>
              <table:table-cell office:value-type="float" office:value="190637.537835747">
                <text:p>190637.537835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3.1343340873718">
                <text:p>73.1343340873718</text:p>
              </table:table-cell>
              <table:table-cell office:value-type="float" office:value="99651.177378397">
                <text:p>99651.1773783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2168922424316">
                <text:p>73.2168922424316</text:p>
              </table:table-cell>
              <table:table-cell office:value-type="float" office:value="99614.6291549467">
                <text:p>99614.62915494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2994508743286">
                <text:p>73.2994508743286</text:p>
              </table:table-cell>
              <table:table-cell office:value-type="float" office:value="99614.05380679">
                <text:p>99614.053806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381936788559">
                <text:p>73.381936788559</text:p>
              </table:table-cell>
              <table:table-cell office:value-type="float" office:value="99701.8712435435">
                <text:p>99701.87124354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.4644784927368">
                <text:p>73.4644784927368</text:p>
              </table:table-cell>
              <table:table-cell office:value-type="float" office:value="99634.4827371066">
                <text:p>99634.48273710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.5470254421234">
                <text:p>73.5470254421234</text:p>
              </table:table-cell>
              <table:table-cell office:value-type="float" office:value="99628.1517501524">
                <text:p>99628.1517501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.6295592784882">
                <text:p>73.6295592784882</text:p>
              </table:table-cell>
              <table:table-cell office:value-type="float" office:value="99643.9807263441">
                <text:p>99643.98072634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.7121431827545">
                <text:p>73.7121431827545</text:p>
              </table:table-cell>
              <table:table-cell office:value-type="float" office:value="99583.5698621753">
                <text:p>99583.56986217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.7946970462799">
                <text:p>73.7946970462799</text:p>
              </table:table-cell>
              <table:table-cell office:value-type="float" office:value="99619.8075874498">
                <text:p>99619.8075874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.8771948814392">
                <text:p>73.8771948814392</text:p>
              </table:table-cell>
              <table:table-cell office:value-type="float" office:value="99687.4643330896">
                <text:p>99687.46433308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.9597787857056">
                <text:p>73.9597787857056</text:p>
              </table:table-cell>
              <table:table-cell office:value-type="float" office:value="99583.5698621753">
                <text:p>99583.56986217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.0423724651337">
                <text:p>74.0423724651337</text:p>
              </table:table-cell>
              <table:table-cell office:value-type="float" office:value="99571.783905803">
                <text:p>99571.7839058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.0902578830719">
                <text:p>74.0902578830719</text:p>
              </table:table-cell>
              <table:table-cell office:value-type="float" office:value="171743.306294375">
                <text:p>171743.306294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.181967496872">
                <text:p>74.181967496872</text:p>
              </table:table-cell>
              <table:table-cell office:value-type="float" office:value="89674.3499316276">
                <text:p>89674.34993162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.2736558914185">
                <text:p>74.2736558914185</text:p>
              </table:table-cell>
              <table:table-cell office:value-type="float" office:value="89695.1030790313">
                <text:p>89695.10307903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.3653926849365">
                <text:p>74.3653926849365</text:p>
              </table:table-cell>
              <table:table-cell office:value-type="float" office:value="89647.7812730656">
                <text:p>89647.78127306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.4570894241333">
                <text:p>74.4570894241333</text:p>
              </table:table-cell>
              <table:table-cell office:value-type="float" office:value="89686.9405830413">
                <text:p>89686.9405830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.548769235611">
                <text:p>74.548769235611</text:p>
              </table:table-cell>
              <table:table-cell office:value-type="float" office:value="89703.5003393727">
                <text:p>89703.50033937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.6404891014099">
                <text:p>74.6404891014099</text:p>
              </table:table-cell>
              <table:table-cell office:value-type="float" office:value="89664.3265705054">
                <text:p>89664.32657050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.7322373390198">
                <text:p>74.7322373390198</text:p>
              </table:table-cell>
              <table:table-cell office:value-type="float" office:value="89636.5991788369">
                <text:p>89636.59917883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.8238978385925">
                <text:p>74.8238978385925</text:p>
              </table:table-cell>
              <table:table-cell office:value-type="float" office:value="89722.3999250882">
                <text:p>89722.39992508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9157752990723">
                <text:p>74.9157752990723</text:p>
              </table:table-cell>
              <table:table-cell office:value-type="float" office:value="89510.5280126219">
                <text:p>89510.52801262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.0073390007019">
                <text:p>75.0073390007019</text:p>
              </table:table-cell>
              <table:table-cell office:value-type="float" office:value="89817.251308437">
                <text:p>89817.2513084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.0465693473816">
                <text:p>75.0465693473816</text:p>
              </table:table-cell>
              <table:table-cell office:value-type="float" office:value="209633.630493971">
                <text:p>209633.6304939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.1216042041779">
                <text:p>75.1216042041779</text:p>
              </table:table-cell>
              <table:table-cell office:value-type="float" office:value="109602.394822048">
                <text:p>109602.3948220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.1966123580933">
                <text:p>75.1966123580933</text:p>
              </table:table-cell>
              <table:table-cell office:value-type="float" office:value="109641.413242553">
                <text:p>109641.4132425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.2716989517212">
                <text:p>75.2716989517212</text:p>
              </table:table-cell>
              <table:table-cell office:value-type="float" office:value="109526.875606472">
                <text:p>109526.875606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.3467144966126">
                <text:p>75.3467144966126</text:p>
              </table:table-cell>
              <table:table-cell office:value-type="float" office:value="109630.610720892">
                <text:p>109630.6107208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.4217376708984">
                <text:p>75.4217376708984</text:p>
              </table:table-cell>
              <table:table-cell office:value-type="float" office:value="109619.461963327">
                <text:p>109619.4619633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.4967787265778">
                <text:p>75.4967787265778</text:p>
              </table:table-cell>
              <table:table-cell office:value-type="float" office:value="109593.340945845">
                <text:p>109593.340945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.571839094162">
                <text:p>75.571839094162</text:p>
              </table:table-cell>
              <table:table-cell office:value-type="float" office:value="109565.144225699">
                <text:p>109565.1442256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.6468412876129">
                <text:p>75.6468412876129</text:p>
              </table:table-cell>
              <table:table-cell office:value-type="float" office:value="109650.126504377">
                <text:p>109650.1265043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.7219092845917">
                <text:p>75.7219092845917</text:p>
              </table:table-cell>
              <table:table-cell office:value-type="float" office:value="109554.008778561">
                <text:p>109554.0087785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.7969088554382">
                <text:p>75.7969088554382</text:p>
              </table:table-cell>
              <table:table-cell office:value-type="float" office:value="109653.96077833">
                <text:p>109653.960778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8719234466553">
                <text:p>75.8719234466553</text:p>
              </table:table-cell>
              <table:table-cell office:value-type="float" office:value="109632.004475041">
                <text:p>109632.0044750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.9469983577728">
                <text:p>75.9469983577728</text:p>
              </table:table-cell>
              <table:table-cell office:value-type="float" office:value="109543.919234519">
                <text:p>109543.9192345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6.02201795578">
                <text:p>76.02201795578</text:p>
              </table:table-cell>
              <table:table-cell office:value-type="float" office:value="109624.687661089">
                <text:p>109624.6876610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6.0579519271851">
                <text:p>76.0579519271851</text:p>
              </table:table-cell>
              <table:table-cell office:value-type="float" office:value="228864.210618506">
                <text:p>228864.2106185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6.1267342567444">
                <text:p>76.1267342567444</text:p>
              </table:table-cell>
              <table:table-cell office:value-type="float" office:value="119565.59268477">
                <text:p>119565.592684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6.1954860687256">
                <text:p>76.1954860687256</text:p>
              </table:table-cell>
              <table:table-cell office:value-type="float" office:value="119618.665501481">
                <text:p>119618.665501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6.2642624378204">
                <text:p>76.2642624378204</text:p>
              </table:table-cell>
              <table:table-cell office:value-type="float" office:value="119575.954768103">
                <text:p>119575.9547681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6.3330767154694">
                <text:p>76.3330767154694</text:p>
              </table:table-cell>
              <table:table-cell office:value-type="float" office:value="119510.082514517">
                <text:p>119510.082514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.4018521308899">
                <text:p>76.4018521308899</text:p>
              </table:table-cell>
              <table:table-cell office:value-type="float" office:value="119577.612868112">
                <text:p>119577.612868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6.4706451892853">
                <text:p>76.4706451892853</text:p>
              </table:table-cell>
              <table:table-cell office:value-type="float" office:value="119546.945459713">
                <text:p>119546.9454597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6.5394625663757">
                <text:p>76.5394625663757</text:p>
              </table:table-cell>
              <table:table-cell office:value-type="float" office:value="119504.699942143">
                <text:p>119504.699942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6.6082253456116">
                <text:p>76.6082253456116</text:p>
              </table:table-cell>
              <table:table-cell office:value-type="float" office:value="119599.587035214">
                <text:p>119599.587035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6.6770234107971">
                <text:p>76.6770234107971</text:p>
              </table:table-cell>
              <table:table-cell office:value-type="float" office:value="119538.245411699">
                <text:p>119538.2454116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.7457978725433">
                <text:p>76.7457978725433</text:p>
              </table:table-cell>
              <table:table-cell office:value-type="float" office:value="119579.271014106">
                <text:p>119579.2710141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6.8145666122437">
                <text:p>76.8145666122437</text:p>
              </table:table-cell>
              <table:table-cell office:value-type="float" office:value="119589.220855854">
                <text:p>119589.2208558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.8834366798401">
                <text:p>76.8834366798401</text:p>
              </table:table-cell>
              <table:table-cell office:value-type="float" office:value="119413.270336701">
                <text:p>119413.2703367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.952122926712">
                <text:p>76.952122926712</text:p>
              </table:table-cell>
              <table:table-cell office:value-type="float" office:value="119732.848634633">
                <text:p>119732.8486346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7.0210049152374">
                <text:p>77.0210049152374</text:p>
              </table:table-cell>
              <table:table-cell office:value-type="float" office:value="119392.604308578">
                <text:p>119392.6043085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0.1328144073486">
                <text:p>80.1328144073486</text:p>
              </table:table-cell>
              <table:table-cell office:value-type="float" office:value="2642.83530879663">
                <text:p>2642.835308796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0.233024597168">
                <text:p>80.233024597168</text:p>
              </table:table-cell>
              <table:table-cell office:value-type="float" office:value="82067.5024648357">
                <text:p>82067.50246483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0.3725624084473">
                <text:p>80.3725624084473</text:p>
              </table:table-cell>
              <table:table-cell office:value-type="float" office:value="58937.4301101725">
                <text:p>58937.43011017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.4642453193665">
                <text:p>80.4642453193665</text:p>
              </table:table-cell>
              <table:table-cell office:value-type="float" office:value="89700.4678139937">
                <text:p>89700.46781399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.5559754371643">
                <text:p>80.5559754371643</text:p>
              </table:table-cell>
              <table:table-cell office:value-type="float" office:value="89654.3054498576">
                <text:p>89654.30544985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.6476736068726">
                <text:p>80.6476736068726</text:p>
              </table:table-cell>
              <table:table-cell office:value-type="float" office:value="89685.5414471803">
                <text:p>89685.54144718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.7393653392792">
                <text:p>80.7393653392792</text:p>
              </table:table-cell>
              <table:table-cell office:value-type="float" office:value="89691.8379023514">
                <text:p>89691.83790235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.8310778141022">
                <text:p>80.8310778141022</text:p>
              </table:table-cell>
              <table:table-cell office:value-type="float" office:value="89671.5524891465">
                <text:p>89671.55248914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.9228556156159">
                <text:p>80.9228556156159</text:p>
              </table:table-cell>
              <table:table-cell office:value-type="float" office:value="89607.725009352">
                <text:p>89607.7250093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1.0145318508148">
                <text:p>81.0145318508148</text:p>
              </table:table-cell>
              <table:table-cell office:value-type="float" office:value="89706.9996619144">
                <text:p>89706.9996619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1.0641133785248">
                <text:p>81.0641133785248</text:p>
              </table:table-cell>
              <table:table-cell office:value-type="float" office:value="165868.225120215">
                <text:p>165868.2251202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1.1589818000794">
                <text:p>81.1589818000794</text:p>
              </table:table-cell>
              <table:table-cell office:value-type="float" office:value="86688.4877521632">
                <text:p>86688.48775216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.2538442611694">
                <text:p>81.2538442611694</text:p>
              </table:table-cell>
              <table:table-cell office:value-type="float" office:value="86693.9346238332">
                <text:p>86693.9346238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.3487119674683">
                <text:p>81.3487119674683</text:p>
              </table:table-cell>
              <table:table-cell office:value-type="float" office:value="86689.1413406249">
                <text:p>86689.14134062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1.4435665607452">
                <text:p>81.4435665607452</text:p>
              </table:table-cell>
              <table:table-cell office:value-type="float" office:value="86701.1255426054">
                <text:p>86701.12554260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.5384080410004">
                <text:p>81.5384080410004</text:p>
              </table:table-cell>
              <table:table-cell office:value-type="float" office:value="86713.1130585177">
                <text:p>86713.11305851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.6333346366882">
                <text:p>81.6333346366882</text:p>
              </table:table-cell>
              <table:table-cell office:value-type="float" office:value="86635.3622017777">
                <text:p>86635.36220177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.7281792163849">
                <text:p>81.7281792163849</text:p>
              </table:table-cell>
              <table:table-cell office:value-type="float" office:value="86710.2793465173">
                <text:p>86710.27934651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.8230664730072">
                <text:p>81.8230664730072</text:p>
              </table:table-cell>
              <table:table-cell office:value-type="float" office:value="86671.2801354822">
                <text:p>86671.28013548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.9179699420929">
                <text:p>81.9179699420929</text:p>
              </table:table-cell>
              <table:table-cell office:value-type="float" office:value="86656.4739859416">
                <text:p>86656.47398594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.0128848552704">
                <text:p>82.0128848552704</text:p>
              </table:table-cell>
              <table:table-cell office:value-type="float" office:value="86646.0256316221">
                <text:p>86646.02563162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.0587589740753">
                <text:p>82.0587589740753</text:p>
              </table:table-cell>
              <table:table-cell office:value-type="float" office:value="179273.198357674">
                <text:p>179273.1983576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.1464400291443">
                <text:p>82.1464400291443</text:p>
              </table:table-cell>
              <table:table-cell office:value-type="float" office:value="93794.4917922238">
                <text:p>93794.49179222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.2343552112579">
                <text:p>82.2343552112579</text:p>
              </table:table-cell>
              <table:table-cell office:value-type="float" office:value="93544.7075497026">
                <text:p>93544.70754970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.3221755027771">
                <text:p>82.3221755027771</text:p>
              </table:table-cell>
              <table:table-cell office:value-type="float" office:value="93645.7834258643">
                <text:p>93645.78342586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.4099321365356">
                <text:p>82.4099321365356</text:p>
              </table:table-cell>
              <table:table-cell office:value-type="float" office:value="93713.7131151549">
                <text:p>93713.71311515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2.4977521896362">
                <text:p>82.4977521896362</text:p>
              </table:table-cell>
              <table:table-cell office:value-type="float" office:value="93646.0376604478">
                <text:p>93646.03766044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.5855603218079">
                <text:p>82.5855603218079</text:p>
              </table:table-cell>
              <table:table-cell office:value-type="float" office:value="93658.7511498965">
                <text:p>93658.75114989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2.6733553409576">
                <text:p>82.6733553409576</text:p>
              </table:table-cell>
              <table:table-cell office:value-type="float" office:value="93672.7399759395">
                <text:p>93672.73997593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.7611775398254">
                <text:p>82.7611775398254</text:p>
              </table:table-cell>
              <table:table-cell office:value-type="float" office:value="93643.7495988902">
                <text:p>93643.74959889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8490202426911">
                <text:p>82.8490202426911</text:p>
              </table:table-cell>
              <table:table-cell office:value-type="float" office:value="93621.891536998">
                <text:p>93621.8915369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9368302822113">
                <text:p>82.9368302822113</text:p>
              </table:table-cell>
              <table:table-cell office:value-type="float" office:value="93656.7167596158">
                <text:p>93656.71675961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.0246427059174">
                <text:p>83.0246427059174</text:p>
              </table:table-cell>
              <table:table-cell office:value-type="float" office:value="93654.1738960447">
                <text:p>93654.17389604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.0677740573883">
                <text:p>83.0677740573883</text:p>
              </table:table-cell>
              <table:table-cell office:value-type="float" office:value="190673.366809282">
                <text:p>190673.3668092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1502828598022">
                <text:p>83.1502828598022</text:p>
              </table:table-cell>
              <table:table-cell office:value-type="float" office:value="99674.2136522697">
                <text:p>99674.21365226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2328104972839">
                <text:p>83.2328104972839</text:p>
              </table:table-cell>
              <table:table-cell office:value-type="float" office:value="96937.2230214996">
                <text:p>96937.2230214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